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맑은 고딕" svg:font-family="맑은 고딕" style:font-family-generic="modern" style:font-pitch="variable" svg:panose-1="2 11 5 3 2 0 0 2 0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나눔고딕" svg:font-family="나눔고딕" style:font-family-generic="system" style:font-pitch="variable"/>
    <style:font-face style:name="Liberation Mono" svg:font-family="Liberation Mono" style:font-family-generic="modern" style:font-pitch="fixed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fo:color="#000000"/>
    </style:style>
    <style:style style:name="T3" style:parent-style-name="기본단락글꼴" style:family="text">
      <style:text-properties style:font-name="맑은 고딕" fo:color="#000000"/>
    </style:style>
    <style:style style:name="T4" style:parent-style-name="기본단락글꼴" style:family="text">
      <style:text-properties style:font-name="맑은 고딕" fo:color="#000000"/>
    </style:style>
    <style:style style:name="T5" style:parent-style-name="기본단락글꼴" style:family="text">
      <style:text-properties style:font-name="맑은 고딕" fo:color="#000000"/>
    </style:style>
    <style:style style:name="T6" style:parent-style-name="기본단락글꼴" style:family="text">
      <style:text-properties style:font-name="맑은 고딕" fo:color="#000000"/>
    </style:style>
    <style:style style:name="T7" style:parent-style-name="기본단락글꼴" style:family="text">
      <style:text-properties style:font-name="맑은 고딕" fo:color="#000000"/>
    </style:style>
    <style:style style:name="T8" style:parent-style-name="기본단락글꼴" style:family="text">
      <style:text-properties style:font-name="맑은 고딕" fo:color="#000000"/>
    </style:style>
    <style:style style:name="T9" style:parent-style-name="기본단락글꼴" style:family="text">
      <style:text-properties style:font-name="맑은 고딕" fo:color="#000000"/>
    </style:style>
    <style:style style:name="T10" style:parent-style-name="기본단락글꼴" style:family="text">
      <style:text-properties style:font-name="맑은 고딕" fo:color="#000000"/>
    </style:style>
    <style:style style:name="T11" style:parent-style-name="기본단락글꼴" style:family="text">
      <style:text-properties style:font-name="맑은 고딕" fo:color="#000000"/>
    </style:style>
    <style:style style:name="T12" style:parent-style-name="기본단락글꼴" style:family="text">
      <style:text-properties style:font-name="맑은 고딕" fo:color="#000000"/>
    </style:style>
    <style:style style:name="T13" style:parent-style-name="기본단락글꼴" style:family="text">
      <style:text-properties style:font-name="맑은 고딕" fo:color="#000000"/>
    </style:style>
    <style:style style:name="T14" style:parent-style-name="기본단락글꼴" style:family="text">
      <style:text-properties style:font-name="맑은 고딕" fo:color="#000000"/>
    </style:style>
    <style:style style:name="T15" style:parent-style-name="기본단락글꼴" style:family="text">
      <style:text-properties style:font-name="맑은 고딕" fo:color="#000000"/>
    </style:style>
    <style:style style:name="T16" style:parent-style-name="기본단락글꼴" style:family="text">
      <style:text-properties style:font-name="맑은 고딕" fo:color="#000000"/>
    </style:style>
    <style:style style:name="T17" style:parent-style-name="기본단락글꼴" style:family="text">
      <style:text-properties style:font-name="맑은 고딕" fo:color="#000000"/>
    </style:style>
    <style:style style:name="T18" style:parent-style-name="기본단락글꼴" style:family="text">
      <style:text-properties style:font-name="맑은 고딕" fo:color="#000000"/>
    </style:style>
    <style:style style:name="T19" style:parent-style-name="기본단락글꼴" style:family="text">
      <style:text-properties style:font-name="맑은 고딕" fo:color="#000000"/>
    </style:style>
    <style:style style:name="T20" style:parent-style-name="기본단락글꼴" style:family="text">
      <style:text-properties style:font-name="맑은 고딕" fo:color="#000000"/>
    </style:style>
    <style:style style:name="T21" style:parent-style-name="기본단락글꼴" style:family="text">
      <style:text-properties style:font-name="맑은 고딕" fo:color="#000000"/>
    </style:style>
    <style:style style:name="T22" style:parent-style-name="기본단락글꼴" style:family="text">
      <style:text-properties style:font-name="맑은 고딕" fo:color="#000000"/>
    </style:style>
    <style:style style:name="T23" style:parent-style-name="기본단락글꼴" style:family="text">
      <style:text-properties style:font-name="맑은 고딕" fo:color="#000000"/>
    </style:style>
    <style:style style:name="T24" style:parent-style-name="기본단락글꼴" style:family="text">
      <style:text-properties style:font-name="맑은 고딕" fo:color="#000000"/>
    </style:style>
    <style:style style:name="T25" style:parent-style-name="기본단락글꼴" style:family="text">
      <style:text-properties style:font-name="맑은 고딕" fo:color="#000000"/>
    </style:style>
    <style:style style:name="T26" style:parent-style-name="기본단락글꼴" style:family="text">
      <style:text-properties style:font-name="맑은 고딕" fo:color="#000000"/>
    </style:style>
    <style:style style:name="T27" style:parent-style-name="기본단락글꼴" style:family="text">
      <style:text-properties style:font-name="맑은 고딕" fo:color="#000000"/>
    </style:style>
    <style:style style:name="T28" style:parent-style-name="기본단락글꼴" style:family="text">
      <style:text-properties style:font-name="맑은 고딕" fo:color="#000000"/>
    </style:style>
    <style:style style:name="T29" style:parent-style-name="기본단락글꼴" style:family="text">
      <style:text-properties style:font-name="맑은 고딕" fo:color="#000000"/>
    </style:style>
    <style:style style:name="T30" style:parent-style-name="기본단락글꼴" style:family="text">
      <style:text-properties style:font-name="맑은 고딕" fo:color="#000000"/>
    </style:style>
    <style:style style:name="T31" style:parent-style-name="기본단락글꼴" style:family="text">
      <style:text-properties style:font-name="맑은 고딕" fo:color="#000000"/>
    </style:style>
    <style:style style:name="T32" style:parent-style-name="기본단락글꼴" style:family="text">
      <style:text-properties style:font-name="맑은 고딕" fo:color="#000000"/>
    </style:style>
    <style:style style:name="T33" style:parent-style-name="기본단락글꼴" style:family="text">
      <style:text-properties style:font-name="맑은 고딕" fo:color="#000000"/>
    </style:style>
    <style:style style:name="T34" style:parent-style-name="기본단락글꼴" style:family="text">
      <style:text-properties style:font-name="맑은 고딕" fo:color="#000000"/>
    </style:style>
    <style:style style:name="T35" style:parent-style-name="기본단락글꼴" style:family="text">
      <style:text-properties style:font-name="맑은 고딕" fo:color="#000000"/>
    </style:style>
    <style:style style:name="T36" style:parent-style-name="기본단락글꼴" style:family="text">
      <style:text-properties style:font-name="맑은 고딕" fo:color="#000000"/>
    </style:style>
    <style:style style:name="T37" style:parent-style-name="기본단락글꼴" style:family="text">
      <style:text-properties style:font-name="맑은 고딕" fo:color="#000000"/>
    </style:style>
    <style:style style:name="T38" style:parent-style-name="기본단락글꼴" style:family="text">
      <style:text-properties style:font-name="맑은 고딕" fo:color="#000000"/>
    </style:style>
    <style:style style:name="T39" style:parent-style-name="기본단락글꼴" style:family="text">
      <style:text-properties style:font-name="맑은 고딕" fo:color="#000000"/>
    </style:style>
    <style:style style:name="T40" style:parent-style-name="기본단락글꼴" style:family="text">
      <style:text-properties style:font-name="맑은 고딕" fo:color="#000000"/>
    </style:style>
    <style:style style:name="T41" style:parent-style-name="기본단락글꼴" style:family="text">
      <style:text-properties style:font-name="맑은 고딕" fo:font-weight="bold" style:font-weight-asian="bold" style:font-weight-complex="bold" fo:color="#000000"/>
    </style:style>
    <style:style style:name="T42" style:parent-style-name="기본단락글꼴" style:family="text">
      <style:text-properties style:font-name="맑은 고딕" fo:color="#000000"/>
    </style:style>
    <style:style style:name="T43" style:parent-style-name="기본단락글꼴" style:family="text">
      <style:text-properties style:font-name="맑은 고딕" fo:color="#000000"/>
    </style:style>
    <style:style style:name="T44" style:parent-style-name="기본단락글꼴" style:family="text">
      <style:text-properties style:font-name="맑은 고딕" fo:color="#000000"/>
    </style:style>
    <style:style style:name="T45" style:parent-style-name="기본단락글꼴" style:family="text">
      <style:text-properties style:font-name="맑은 고딕" fo:font-weight="bold" style:font-weight-asian="bold" style:font-weight-complex="bold" fo:color="#000000"/>
    </style:style>
    <style:style style:name="T46" style:parent-style-name="기본단락글꼴" style:family="text">
      <style:text-properties style:font-name="맑은 고딕" fo:color="#000000"/>
    </style:style>
    <style:style style:name="T47" style:parent-style-name="기본단락글꼴" style:family="text">
      <style:text-properties style:font-name="맑은 고딕" fo:color="#000000"/>
    </style:style>
    <style:style style:name="T48" style:parent-style-name="기본단락글꼴" style:family="text">
      <style:text-properties style:font-name="맑은 고딕" fo:color="#000000"/>
    </style:style>
    <style:style style:name="T49" style:parent-style-name="기본단락글꼴" style:family="text">
      <style:text-properties style:font-name="맑은 고딕" fo:color="#000000"/>
    </style:style>
    <style:style style:name="T50" style:parent-style-name="기본단락글꼴" style:family="text">
      <style:text-properties style:font-name="맑은 고딕" fo:color="#000000"/>
    </style:style>
    <style:style style:name="T51" style:parent-style-name="기본단락글꼴" style:family="text">
      <style:text-properties style:font-name="맑은 고딕" fo:color="#000000"/>
    </style:style>
    <style:style style:name="T52" style:parent-style-name="기본단락글꼴" style:family="text">
      <style:text-properties style:font-name="맑은 고딕" fo:color="#000000"/>
    </style:style>
    <style:style style:name="T53" style:parent-style-name="기본단락글꼴" style:family="text">
      <style:text-properties style:font-name="맑은 고딕" fo:color="#000000"/>
    </style:style>
    <style:style style:name="T54" style:parent-style-name="기본단락글꼴" style:family="text">
      <style:text-properties style:font-name="맑은 고딕" fo:color="#000000"/>
    </style:style>
    <style:style style:name="T55" style:parent-style-name="기본단락글꼴" style:family="text">
      <style:text-properties style:font-name="맑은 고딕" fo:color="#000000"/>
    </style:style>
    <style:style style:name="T56" style:parent-style-name="기본단락글꼴" style:family="text">
      <style:text-properties style:font-name="맑은 고딕" fo:color="#000000"/>
    </style:style>
    <style:style style:name="T57" style:parent-style-name="기본단락글꼴" style:family="text">
      <style:text-properties style:font-name="맑은 고딕" fo:color="#000000"/>
    </style:style>
    <style:style style:name="T58" style:parent-style-name="기본단락글꼴" style:family="text">
      <style:text-properties style:font-name="맑은 고딕" fo:color="#000000"/>
    </style:style>
    <style:style style:name="T59" style:parent-style-name="기본단락글꼴" style:family="text">
      <style:text-properties style:font-name="맑은 고딕" fo:color="#000000"/>
    </style:style>
    <style:style style:name="T60" style:parent-style-name="기본단락글꼴" style:family="text">
      <style:text-properties style:font-name="맑은 고딕" fo:color="#000000"/>
    </style:style>
    <style:style style:name="T61" style:parent-style-name="기본단락글꼴" style:family="text">
      <style:text-properties style:font-name="맑은 고딕" fo:font-weight="bold" style:font-weight-asian="bold" style:font-weight-complex="bold" fo:color="#000000"/>
    </style:style>
    <style:style style:name="T62" style:parent-style-name="기본단락글꼴" style:family="text">
      <style:text-properties style:font-name="맑은 고딕" fo:color="#000000"/>
    </style:style>
    <style:style style:name="T63" style:parent-style-name="기본단락글꼴" style:family="text">
      <style:text-properties style:font-name="맑은 고딕" fo:color="#000000"/>
    </style:style>
    <style:style style:name="T64" style:parent-style-name="기본단락글꼴" style:family="text">
      <style:text-properties style:font-name="맑은 고딕" fo:color="#000000"/>
    </style:style>
    <style:style style:name="T65" style:parent-style-name="기본단락글꼴" style:family="text">
      <style:text-properties style:font-name="맑은 고딕" fo:color="#000000"/>
    </style:style>
    <style:style style:name="T66" style:parent-style-name="기본단락글꼴" style:family="text">
      <style:text-properties style:font-name="맑은 고딕" fo:color="#000000"/>
    </style:style>
    <style:style style:name="T67" style:parent-style-name="기본단락글꼴" style:family="text">
      <style:text-properties style:font-name="맑은 고딕" fo:color="#000000"/>
    </style:style>
    <style:style style:name="T68" style:parent-style-name="기본단락글꼴" style:family="text">
      <style:text-properties style:font-name="맑은 고딕" fo:color="#000000"/>
    </style:style>
    <style:style style:name="T69" style:parent-style-name="기본단락글꼴" style:family="text">
      <style:text-properties style:font-name="맑은 고딕" fo:color="#000000"/>
    </style:style>
    <style:style style:name="T70" style:parent-style-name="기본단락글꼴" style:family="text">
      <style:text-properties style:font-name="맑은 고딕" fo:color="#000000"/>
    </style:style>
    <style:style style:name="T71" style:parent-style-name="기본단락글꼴" style:family="text">
      <style:text-properties style:font-name="맑은 고딕" fo:color="#000000"/>
    </style:style>
    <style:style style:name="T72" style:parent-style-name="기본단락글꼴" style:family="text">
      <style:text-properties style:font-name="맑은 고딕" fo:color="#000000"/>
    </style:style>
    <style:style style:name="T73" style:parent-style-name="기본단락글꼴" style:family="text">
      <style:text-properties style:font-name="맑은 고딕" fo:color="#000000"/>
    </style:style>
    <style:style style:name="T74" style:parent-style-name="기본단락글꼴" style:family="text">
      <style:text-properties style:font-name="맑은 고딕" fo:color="#000000"/>
    </style:style>
    <style:style style:name="T75" style:parent-style-name="기본단락글꼴" style:family="text">
      <style:text-properties style:font-name="맑은 고딕" fo:color="#000000"/>
    </style:style>
    <style:style style:name="T76" style:parent-style-name="기본단락글꼴" style:family="text">
      <style:text-properties style:font-name="맑은 고딕" fo:color="#000000"/>
    </style:style>
    <style:style style:name="T77" style:parent-style-name="기본단락글꼴" style:family="text">
      <style:text-properties style:font-name="맑은 고딕" fo:color="#000000"/>
    </style:style>
    <style:style style:name="T78" style:parent-style-name="기본단락글꼴" style:family="text">
      <style:text-properties style:font-name="맑은 고딕" fo:color="#000000"/>
    </style:style>
    <style:style style:name="T79" style:parent-style-name="기본단락글꼴" style:family="text">
      <style:text-properties style:font-name="맑은 고딕" fo:color="#000000"/>
    </style:style>
    <style:style style:name="T80" style:parent-style-name="기본단락글꼴" style:family="text">
      <style:text-properties style:font-name="맑은 고딕" fo:color="#000000"/>
    </style:style>
    <style:style style:name="T81" style:parent-style-name="기본단락글꼴" style:family="text">
      <style:text-properties style:font-name="맑은 고딕" fo:color="#000000"/>
    </style:style>
    <style:style style:name="T82" style:parent-style-name="기본단락글꼴" style:family="text">
      <style:text-properties style:font-name="맑은 고딕" fo:color="#000000"/>
    </style:style>
    <style:style style:name="T83" style:parent-style-name="기본단락글꼴" style:family="text">
      <style:text-properties style:font-name="맑은 고딕" fo:color="#000000"/>
    </style:style>
    <style:style style:name="T84" style:parent-style-name="기본단락글꼴" style:family="text">
      <style:text-properties style:font-name="맑은 고딕" fo:color="#000000"/>
    </style:style>
    <style:style style:name="T85" style:parent-style-name="기본단락글꼴" style:family="text">
      <style:text-properties style:font-name="맑은 고딕" fo:color="#000000"/>
    </style:style>
    <style:style style:name="T86" style:parent-style-name="기본단락글꼴" style:family="text">
      <style:text-properties style:font-name="맑은 고딕" fo:color="#000000"/>
    </style:style>
    <style:style style:name="T87" style:parent-style-name="기본단락글꼴" style:family="text">
      <style:text-properties style:font-name="맑은 고딕" fo:color="#000000"/>
    </style:style>
    <style:style style:name="T88" style:parent-style-name="기본단락글꼴" style:family="text">
      <style:text-properties style:font-name="맑은 고딕" fo:color="#000000"/>
    </style:style>
    <style:style style:name="T89" style:parent-style-name="기본단락글꼴" style:family="text">
      <style:text-properties style:font-name="맑은 고딕" fo:color="#000000"/>
    </style:style>
    <style:style style:name="T90" style:parent-style-name="기본단락글꼴" style:family="text">
      <style:text-properties style:font-name="맑은 고딕" fo:color="#000000"/>
    </style:style>
    <style:style style:name="T91" style:parent-style-name="기본단락글꼴" style:family="text">
      <style:text-properties style:font-name="맑은 고딕" fo:color="#000000"/>
    </style:style>
    <style:style style:name="T92" style:parent-style-name="기본단락글꼴" style:family="text">
      <style:text-properties style:font-name="맑은 고딕" fo:color="#000000"/>
    </style:style>
    <style:style style:name="T93" style:parent-style-name="기본단락글꼴" style:family="text">
      <style:text-properties style:font-name="맑은 고딕" fo:color="#000000"/>
    </style:style>
    <style:style style:name="T94" style:parent-style-name="기본단락글꼴" style:family="text">
      <style:text-properties style:font-name="맑은 고딕" fo:color="#000000"/>
    </style:style>
    <style:style style:name="T95" style:parent-style-name="기본단락글꼴" style:family="text">
      <style:text-properties style:font-name="맑은 고딕" fo:color="#000000"/>
    </style:style>
    <style:style style:name="T96" style:parent-style-name="기본단락글꼴" style:family="text">
      <style:text-properties style:font-name="맑은 고딕" fo:color="#000000"/>
    </style:style>
    <style:style style:name="T97" style:parent-style-name="기본단락글꼴" style:family="text">
      <style:text-properties style:font-name="맑은 고딕" fo:color="#000000"/>
    </style:style>
    <style:style style:name="T98" style:parent-style-name="기본단락글꼴" style:family="text">
      <style:text-properties style:font-name="맑은 고딕" fo:color="#000000"/>
    </style:style>
    <style:style style:name="T99" style:parent-style-name="기본단락글꼴" style:family="text">
      <style:text-properties style:font-name="맑은 고딕" fo:color="#000000"/>
    </style:style>
    <style:style style:name="T100" style:parent-style-name="기본단락글꼴" style:family="text">
      <style:text-properties style:font-name="맑은 고딕" fo:color="#000000"/>
    </style:style>
    <style:style style:name="T101" style:parent-style-name="기본단락글꼴" style:family="text">
      <style:text-properties style:font-name="맑은 고딕" fo:color="#000000"/>
    </style:style>
    <style:style style:name="T102" style:parent-style-name="기본단락글꼴" style:family="text">
      <style:text-properties style:font-name="맑은 고딕" fo:color="#000000"/>
    </style:style>
    <style:style style:name="T103" style:parent-style-name="기본단락글꼴" style:family="text">
      <style:text-properties style:font-name="맑은 고딕" fo:color="#000000"/>
    </style:style>
    <style:style style:name="T104" style:parent-style-name="기본단락글꼴" style:family="text">
      <style:text-properties style:font-name="맑은 고딕" fo:color="#000000"/>
    </style:style>
    <style:style style:name="T105" style:parent-style-name="기본단락글꼴" style:family="text">
      <style:text-properties style:font-name="맑은 고딕" fo:color="#000000"/>
    </style:style>
    <style:style style:name="T106" style:parent-style-name="기본단락글꼴" style:family="text">
      <style:text-properties style:font-name="맑은 고딕" fo:color="#000000"/>
    </style:style>
    <style:style style:name="T107" style:parent-style-name="기본단락글꼴" style:family="text">
      <style:text-properties style:font-name="맑은 고딕" fo:color="#000000"/>
    </style:style>
    <style:style style:name="T108" style:parent-style-name="기본단락글꼴" style:family="text">
      <style:text-properties style:font-name="맑은 고딕" fo:color="#000000"/>
    </style:style>
    <style:style style:name="T109" style:parent-style-name="기본단락글꼴" style:family="text">
      <style:text-properties style:font-name="맑은 고딕" fo:color="#000000"/>
    </style:style>
    <style:style style:name="T110" style:parent-style-name="기본단락글꼴" style:family="text">
      <style:text-properties style:font-name="맑은 고딕" fo:color="#000000"/>
    </style:style>
    <style:style style:name="T111" style:parent-style-name="기본단락글꼴" style:family="text">
      <style:text-properties style:font-name="맑은 고딕" fo:color="#000000"/>
    </style:style>
    <style:style style:name="T112" style:parent-style-name="기본단락글꼴" style:family="text">
      <style:text-properties style:font-name="맑은 고딕" fo:color="#000000"/>
    </style:style>
    <style:style style:name="T113" style:parent-style-name="기본단락글꼴" style:family="text">
      <style:text-properties style:font-name="맑은 고딕" fo:color="#000000"/>
    </style:style>
    <style:style style:name="T114" style:parent-style-name="기본단락글꼴" style:family="text">
      <style:text-properties style:font-name="맑은 고딕" fo:color="#000000"/>
    </style:style>
    <style:style style:name="T115" style:parent-style-name="기본단락글꼴" style:family="text">
      <style:text-properties style:font-name="맑은 고딕" fo:color="#000000"/>
    </style:style>
    <style:style style:name="T116" style:parent-style-name="기본단락글꼴" style:family="text">
      <style:text-properties style:font-name="맑은 고딕" fo:color="#000000"/>
    </style:style>
    <style:style style:name="T117" style:parent-style-name="기본단락글꼴" style:family="text">
      <style:text-properties style:font-name="맑은 고딕" fo:color="#000000"/>
    </style:style>
    <style:style style:name="T118" style:parent-style-name="기본단락글꼴" style:family="text">
      <style:text-properties style:font-name="맑은 고딕" fo:color="#000000"/>
    </style:style>
    <style:style style:name="T119" style:parent-style-name="기본단락글꼴" style:family="text">
      <style:text-properties style:font-name="맑은 고딕" fo:color="#000000"/>
    </style:style>
    <style:style style:name="T120" style:parent-style-name="기본단락글꼴" style:family="text">
      <style:text-properties style:font-name="맑은 고딕" fo:color="#000000"/>
    </style:style>
    <style:style style:name="T121" style:parent-style-name="기본단락글꼴" style:family="text">
      <style:text-properties style:font-name="맑은 고딕" fo:color="#000000"/>
    </style:style>
    <style:style style:name="T122" style:parent-style-name="기본단락글꼴" style:family="text">
      <style:text-properties style:font-name="맑은 고딕" fo:color="#000000"/>
    </style:style>
    <style:style style:name="T123" style:parent-style-name="기본단락글꼴" style:family="text">
      <style:text-properties style:font-name="맑은 고딕" fo:color="#000000"/>
    </style:style>
    <style:style style:name="T124" style:parent-style-name="기본단락글꼴" style:family="text">
      <style:text-properties style:font-name="맑은 고딕" fo:color="#000000"/>
    </style:style>
    <style:style style:name="T125" style:parent-style-name="기본단락글꼴" style:family="text">
      <style:text-properties style:font-name="맑은 고딕" fo:color="#000000"/>
    </style:style>
    <style:style style:name="T126" style:parent-style-name="기본단락글꼴" style:family="text">
      <style:text-properties style:font-name="맑은 고딕" fo:color="#000000"/>
    </style:style>
    <style:style style:name="T127" style:parent-style-name="기본단락글꼴" style:family="text">
      <style:text-properties style:font-name="맑은 고딕" fo:color="#000000"/>
    </style:style>
    <style:style style:name="T128" style:parent-style-name="기본단락글꼴" style:family="text">
      <style:text-properties style:font-name="맑은 고딕" fo:color="#000000"/>
    </style:style>
    <style:style style:name="T129" style:parent-style-name="기본단락글꼴" style:family="text">
      <style:text-properties style:font-name="맑은 고딕" fo:color="#000000"/>
    </style:style>
    <style:style style:name="T130" style:parent-style-name="기본단락글꼴" style:family="text">
      <style:text-properties style:font-name="맑은 고딕" fo:color="#000000"/>
    </style:style>
    <style:style style:name="T131" style:parent-style-name="기본단락글꼴" style:family="text">
      <style:text-properties style:font-name="맑은 고딕" fo:color="#000000"/>
    </style:style>
    <style:style style:name="T132" style:parent-style-name="기본단락글꼴" style:family="text">
      <style:text-properties style:font-name="맑은 고딕" fo:color="#000000"/>
    </style:style>
    <style:style style:name="T133" style:parent-style-name="기본단락글꼴" style:family="text">
      <style:text-properties style:font-name="맑은 고딕" fo:color="#000000"/>
    </style:style>
    <style:style style:name="T134" style:parent-style-name="기본단락글꼴" style:family="text">
      <style:text-properties style:font-name="맑은 고딕" fo:color="#000000"/>
    </style:style>
    <style:style style:name="T135" style:parent-style-name="기본단락글꼴" style:family="text">
      <style:text-properties style:font-name="맑은 고딕" fo:color="#000000"/>
    </style:style>
    <style:style style:name="T136" style:parent-style-name="기본단락글꼴" style:family="text">
      <style:text-properties style:font-name="맑은 고딕" fo:color="#000000"/>
    </style:style>
    <style:style style:name="T137" style:parent-style-name="기본단락글꼴" style:family="text">
      <style:text-properties style:font-name="맑은 고딕" fo:color="#000000"/>
    </style:style>
    <style:style style:name="T138" style:parent-style-name="기본단락글꼴" style:family="text">
      <style:text-properties style:font-name="맑은 고딕" fo:color="#000000"/>
    </style:style>
    <style:style style:name="T139" style:parent-style-name="기본단락글꼴" style:family="text">
      <style:text-properties style:font-name="맑은 고딕" fo:color="#000000"/>
    </style:style>
    <style:style style:name="T140" style:parent-style-name="기본단락글꼴" style:family="text">
      <style:text-properties style:font-name="맑은 고딕" fo:color="#000000"/>
    </style:style>
    <style:style style:name="T141" style:parent-style-name="기본단락글꼴" style:family="text">
      <style:text-properties style:font-name="맑은 고딕" fo:color="#000000"/>
    </style:style>
    <style:style style:name="T142" style:parent-style-name="기본단락글꼴" style:family="text">
      <style:text-properties style:font-name="맑은 고딕" fo:color="#000000"/>
    </style:style>
    <style:style style:name="T143" style:parent-style-name="기본단락글꼴" style:family="text">
      <style:text-properties style:font-name="맑은 고딕" fo:color="#000000"/>
    </style:style>
    <style:style style:name="T144" style:parent-style-name="기본단락글꼴" style:family="text">
      <style:text-properties style:font-name="맑은 고딕" fo:color="#000000"/>
    </style:style>
    <style:style style:name="T145" style:parent-style-name="기본단락글꼴" style:family="text">
      <style:text-properties style:font-name="맑은 고딕" fo:color="#000000"/>
    </style:style>
    <style:style style:name="T146" style:parent-style-name="기본단락글꼴" style:family="text">
      <style:text-properties style:font-name="맑은 고딕" fo:color="#000000"/>
    </style:style>
    <style:style style:name="T147" style:parent-style-name="기본단락글꼴" style:family="text">
      <style:text-properties style:font-name="맑은 고딕" fo:color="#000000"/>
    </style:style>
    <style:style style:name="T148" style:parent-style-name="기본단락글꼴" style:family="text">
      <style:text-properties style:font-name="맑은 고딕" fo:color="#000000"/>
    </style:style>
    <style:style style:name="T149" style:parent-style-name="기본단락글꼴" style:family="text">
      <style:text-properties style:font-name="맑은 고딕" fo:color="#000000"/>
    </style:style>
    <style:style style:name="T150" style:parent-style-name="기본단락글꼴" style:family="text">
      <style:text-properties style:font-name="맑은 고딕" fo:color="#000000"/>
    </style:style>
    <style:style style:name="T151" style:parent-style-name="기본단락글꼴" style:family="text">
      <style:text-properties style:font-name="맑은 고딕" fo:color="#000000"/>
    </style:style>
    <style:style style:name="T152" style:parent-style-name="기본단락글꼴" style:family="text">
      <style:text-properties style:font-name="맑은 고딕" fo:color="#000000"/>
    </style:style>
    <style:style style:name="T153" style:parent-style-name="기본단락글꼴" style:family="text">
      <style:text-properties style:font-name="맑은 고딕" fo:color="#000000"/>
    </style:style>
    <style:style style:name="T154" style:parent-style-name="기본단락글꼴" style:family="text">
      <style:text-properties style:font-name="맑은 고딕" fo:color="#000000"/>
    </style:style>
    <style:style style:name="T155" style:parent-style-name="기본단락글꼴" style:family="text">
      <style:text-properties style:font-name="맑은 고딕" fo:color="#000000"/>
    </style:style>
    <style:style style:name="T156" style:parent-style-name="기본단락글꼴" style:family="text">
      <style:text-properties style:font-name="맑은 고딕" fo:color="#000000"/>
    </style:style>
    <style:style style:name="T157" style:parent-style-name="기본단락글꼴" style:family="text">
      <style:text-properties style:font-name="맑은 고딕" fo:color="#000000"/>
    </style:style>
    <style:style style:name="T158" style:parent-style-name="기본단락글꼴" style:family="text">
      <style:text-properties style:font-name="맑은 고딕" fo:color="#000000"/>
    </style:style>
    <style:style style:name="T159" style:parent-style-name="기본단락글꼴" style:family="text">
      <style:text-properties style:font-name="맑은 고딕" fo:color="#000000"/>
    </style:style>
    <style:style style:name="T160" style:parent-style-name="기본단락글꼴" style:family="text">
      <style:text-properties style:font-name="맑은 고딕" fo:color="#000000"/>
    </style:style>
    <style:style style:name="T161" style:parent-style-name="기본단락글꼴" style:family="text">
      <style:text-properties style:font-name="맑은 고딕" fo:color="#000000"/>
    </style:style>
    <style:style style:name="T162" style:parent-style-name="기본단락글꼴" style:family="text">
      <style:text-properties style:font-name="맑은 고딕" fo:color="#000000"/>
    </style:style>
    <style:style style:name="T163" style:parent-style-name="기본단락글꼴" style:family="text">
      <style:text-properties style:font-name="맑은 고딕" fo:color="#000000"/>
    </style:style>
    <style:style style:name="T164" style:parent-style-name="기본단락글꼴" style:family="text">
      <style:text-properties style:font-name="맑은 고딕" fo:color="#000000"/>
    </style:style>
    <style:style style:name="T165" style:parent-style-name="기본단락글꼴" style:family="text">
      <style:text-properties style:font-name="맑은 고딕" fo:color="#000000"/>
    </style:style>
    <style:style style:name="T166" style:parent-style-name="기본단락글꼴" style:family="text">
      <style:text-properties style:font-name="맑은 고딕" fo:color="#000000"/>
    </style:style>
    <style:style style:name="T167" style:parent-style-name="기본단락글꼴" style:family="text">
      <style:text-properties style:font-name="맑은 고딕" fo:color="#000000"/>
    </style:style>
    <style:style style:name="T168" style:parent-style-name="기본단락글꼴" style:family="text">
      <style:text-properties style:font-name="맑은 고딕" fo:color="#000000"/>
    </style:style>
    <style:style style:name="T169" style:parent-style-name="기본단락글꼴" style:family="text">
      <style:text-properties style:font-name="맑은 고딕" fo:color="#000000"/>
    </style:style>
    <style:style style:name="T170" style:parent-style-name="기본단락글꼴" style:family="text">
      <style:text-properties style:font-name="맑은 고딕" fo:color="#000000"/>
    </style:style>
    <style:style style:name="T171" style:parent-style-name="기본단락글꼴" style:family="text">
      <style:text-properties style:font-name="맑은 고딕" fo:color="#000000"/>
    </style:style>
    <style:style style:name="T172" style:parent-style-name="기본단락글꼴" style:family="text">
      <style:text-properties style:font-name="맑은 고딕" fo:color="#000000"/>
    </style:style>
    <style:style style:name="T173" style:parent-style-name="기본단락글꼴" style:family="text">
      <style:text-properties style:font-name="맑은 고딕" fo:color="#000000"/>
    </style:style>
    <style:style style:name="T174" style:parent-style-name="기본단락글꼴" style:family="text">
      <style:text-properties style:font-name="맑은 고딕" fo:color="#000000"/>
    </style:style>
    <style:style style:name="T175" style:parent-style-name="기본단락글꼴" style:family="text">
      <style:text-properties style:font-name="맑은 고딕" fo:color="#000000"/>
    </style:style>
    <style:style style:name="T176" style:parent-style-name="기본단락글꼴" style:family="text">
      <style:text-properties style:font-name="맑은 고딕" fo:color="#000000"/>
    </style:style>
    <style:style style:name="T177" style:parent-style-name="기본단락글꼴" style:family="text">
      <style:text-properties style:font-name="맑은 고딕" fo:color="#000000"/>
    </style:style>
    <style:style style:name="T178" style:parent-style-name="기본단락글꼴" style:family="text">
      <style:text-properties style:font-name="맑은 고딕" fo:color="#000000"/>
    </style:style>
    <style:style style:name="T179" style:parent-style-name="기본단락글꼴" style:family="text">
      <style:text-properties style:font-name="맑은 고딕" fo:color="#000000"/>
    </style:style>
    <style:style style:name="T180" style:parent-style-name="기본단락글꼴" style:family="text">
      <style:text-properties style:font-name="맑은 고딕" fo:color="#000000"/>
    </style:style>
    <style:style style:name="T181" style:parent-style-name="기본단락글꼴" style:family="text">
      <style:text-properties style:font-name="맑은 고딕" fo:color="#000000"/>
    </style:style>
    <style:style style:name="T182" style:parent-style-name="기본단락글꼴" style:family="text">
      <style:text-properties style:font-name="맑은 고딕" fo:color="#000000"/>
    </style:style>
    <style:style style:name="T183" style:parent-style-name="기본단락글꼴" style:family="text">
      <style:text-properties style:font-name="맑은 고딕" fo:color="#000000"/>
    </style:style>
    <style:style style:name="T184" style:parent-style-name="기본단락글꼴" style:family="text">
      <style:text-properties style:font-name="맑은 고딕" fo:color="#000000"/>
    </style:style>
    <style:style style:name="T185" style:parent-style-name="기본단락글꼴" style:family="text">
      <style:text-properties style:font-name="맑은 고딕" fo:color="#000000"/>
    </style:style>
    <style:style style:name="T186" style:parent-style-name="기본단락글꼴" style:family="text">
      <style:text-properties style:font-name="맑은 고딕" fo:color="#000000"/>
    </style:style>
    <style:style style:name="T187" style:parent-style-name="기본단락글꼴" style:family="text">
      <style:text-properties style:font-name="맑은 고딕" fo:color="#000000"/>
    </style:style>
    <style:style style:name="T188" style:parent-style-name="기본단락글꼴" style:family="text">
      <style:text-properties style:font-name="맑은 고딕" fo:color="#000000"/>
    </style:style>
    <style:style style:name="T189" style:parent-style-name="기본단락글꼴" style:family="text">
      <style:text-properties style:font-name="맑은 고딕" fo:color="#000000"/>
    </style:style>
    <style:style style:name="T190" style:parent-style-name="기본단락글꼴" style:family="text">
      <style:text-properties style:font-name="맑은 고딕" fo:color="#000000"/>
    </style:style>
    <style:style style:name="T191" style:parent-style-name="기본단락글꼴" style:family="text">
      <style:text-properties style:font-name="맑은 고딕" fo:color="#000000"/>
    </style:style>
    <style:style style:name="T192" style:parent-style-name="기본단락글꼴" style:family="text">
      <style:text-properties style:font-name="맑은 고딕" fo:color="#000000"/>
    </style:style>
    <style:style style:name="T193" style:parent-style-name="기본단락글꼴" style:family="text">
      <style:text-properties style:font-name="맑은 고딕" fo:color="#000000"/>
    </style:style>
    <style:style style:name="T194" style:parent-style-name="기본단락글꼴" style:family="text">
      <style:text-properties style:font-name="맑은 고딕" fo:color="#000000"/>
    </style:style>
    <style:style style:name="T195" style:parent-style-name="기본단락글꼴" style:family="text">
      <style:text-properties style:font-name="맑은 고딕" fo:color="#000000"/>
    </style:style>
    <style:style style:name="T196" style:parent-style-name="기본단락글꼴" style:family="text">
      <style:text-properties style:font-name="맑은 고딕" fo:color="#000000"/>
    </style:style>
    <style:style style:name="T197" style:parent-style-name="기본단락글꼴" style:family="text">
      <style:text-properties style:font-name="맑은 고딕" fo:color="#000000"/>
    </style:style>
    <style:style style:name="T198" style:parent-style-name="기본단락글꼴" style:family="text">
      <style:text-properties style:font-name="맑은 고딕" fo:color="#000000"/>
    </style:style>
    <style:style style:name="T199" style:parent-style-name="기본단락글꼴" style:family="text">
      <style:text-properties style:font-name="맑은 고딕" fo:color="#000000"/>
    </style:style>
    <style:style style:name="T200" style:parent-style-name="기본단락글꼴" style:family="text">
      <style:text-properties style:font-name="맑은 고딕" fo:color="#000000"/>
    </style:style>
    <style:style style:name="T201" style:parent-style-name="기본단락글꼴" style:family="text">
      <style:text-properties style:font-name="맑은 고딕" fo:color="#000000"/>
    </style:style>
    <style:style style:name="T202" style:parent-style-name="기본단락글꼴" style:family="text">
      <style:text-properties style:font-name="맑은 고딕" fo:color="#000000"/>
    </style:style>
    <style:style style:name="T203" style:parent-style-name="기본단락글꼴" style:family="text">
      <style:text-properties style:font-name="맑은 고딕" fo:color="#000000"/>
    </style:style>
    <style:style style:name="T204" style:parent-style-name="기본단락글꼴" style:family="text">
      <style:text-properties style:font-name="맑은 고딕" fo:color="#000000"/>
    </style:style>
    <style:style style:name="T205" style:parent-style-name="기본단락글꼴" style:family="text">
      <style:text-properties style:font-name="맑은 고딕" fo:color="#000000"/>
    </style:style>
    <style:style style:name="T206" style:parent-style-name="기본단락글꼴" style:family="text">
      <style:text-properties style:font-name="맑은 고딕" fo:color="#000000"/>
    </style:style>
    <style:style style:name="T207" style:parent-style-name="기본단락글꼴" style:family="text">
      <style:text-properties style:font-name="맑은 고딕" fo:color="#000000"/>
    </style:style>
    <style:style style:name="T208" style:parent-style-name="기본단락글꼴" style:family="text">
      <style:text-properties style:font-name="맑은 고딕" fo:color="#000000"/>
    </style:style>
    <style:style style:name="T209" style:parent-style-name="기본단락글꼴" style:family="text">
      <style:text-properties style:font-name="맑은 고딕" fo:color="#000000"/>
    </style:style>
    <style:style style:name="T210" style:parent-style-name="기본단락글꼴" style:family="text">
      <style:text-properties style:font-name="맑은 고딕" fo:color="#000000"/>
    </style:style>
    <style:style style:name="T211" style:parent-style-name="기본단락글꼴" style:family="text">
      <style:text-properties style:font-name="맑은 고딕" fo:color="#000000"/>
    </style:style>
    <style:style style:name="T212" style:parent-style-name="기본단락글꼴" style:family="text">
      <style:text-properties style:font-name="맑은 고딕" fo:color="#000000"/>
    </style:style>
    <style:style style:name="T213" style:parent-style-name="기본단락글꼴" style:family="text">
      <style:text-properties style:font-name="맑은 고딕" fo:color="#000000"/>
    </style:style>
    <style:style style:name="T214" style:parent-style-name="기본단락글꼴" style:family="text">
      <style:text-properties style:font-name="맑은 고딕" fo:color="#000000"/>
    </style:style>
    <style:style style:name="T215" style:parent-style-name="기본단락글꼴" style:family="text">
      <style:text-properties style:font-name="맑은 고딕" fo:color="#000000"/>
    </style:style>
    <style:style style:name="T216" style:parent-style-name="기본단락글꼴" style:family="text">
      <style:text-properties style:font-name="맑은 고딕" fo:color="#000000"/>
    </style:style>
    <style:style style:name="T217" style:parent-style-name="기본단락글꼴" style:family="text">
      <style:text-properties style:font-name="맑은 고딕" fo:color="#000000"/>
    </style:style>
    <style:style style:name="T218" style:parent-style-name="기본단락글꼴" style:family="text">
      <style:text-properties style:font-name="맑은 고딕" fo:color="#000000"/>
    </style:style>
    <style:style style:name="T219" style:parent-style-name="기본단락글꼴" style:family="text">
      <style:text-properties style:font-name="맑은 고딕" fo:color="#000000"/>
    </style:style>
    <style:style style:name="T220" style:parent-style-name="기본단락글꼴" style:family="text">
      <style:text-properties style:font-name="맑은 고딕" fo:color="#000000"/>
    </style:style>
    <style:style style:name="T221" style:parent-style-name="기본단락글꼴" style:family="text">
      <style:text-properties style:font-name="맑은 고딕" fo:color="#000000"/>
    </style:style>
    <style:style style:name="T222" style:parent-style-name="기본단락글꼴" style:family="text">
      <style:text-properties style:font-name="맑은 고딕" fo:color="#000000"/>
    </style:style>
    <style:style style:name="T223" style:parent-style-name="기본단락글꼴" style:family="text">
      <style:text-properties style:font-name="맑은 고딕" fo:color="#000000"/>
    </style:style>
    <style:style style:name="T224" style:parent-style-name="기본단락글꼴" style:family="text">
      <style:text-properties style:font-name="맑은 고딕" fo:color="#000000"/>
    </style:style>
    <style:style style:name="T225" style:parent-style-name="기본단락글꼴" style:family="text">
      <style:text-properties style:font-name="맑은 고딕" fo:color="#000000"/>
    </style:style>
    <style:style style:name="T226" style:parent-style-name="기본단락글꼴" style:family="text">
      <style:text-properties style:font-name="맑은 고딕" fo:color="#000000"/>
    </style:style>
    <style:style style:name="T227" style:parent-style-name="기본단락글꼴" style:family="text">
      <style:text-properties style:font-name="맑은 고딕" fo:color="#000000"/>
    </style:style>
    <style:style style:name="T228" style:parent-style-name="기본단락글꼴" style:family="text">
      <style:text-properties style:font-name="맑은 고딕" fo:color="#000000"/>
    </style:style>
    <style:style style:name="T229" style:parent-style-name="기본단락글꼴" style:family="text">
      <style:text-properties style:font-name="맑은 고딕" fo:color="#000000"/>
    </style:style>
    <style:style style:name="T230" style:parent-style-name="기본단락글꼴" style:family="text">
      <style:text-properties style:font-name="맑은 고딕" fo:color="#000000"/>
    </style:style>
    <style:style style:name="T231" style:parent-style-name="기본단락글꼴" style:family="text">
      <style:text-properties style:font-name="맑은 고딕" fo:color="#000000"/>
    </style:style>
    <style:style style:name="T232" style:parent-style-name="기본단락글꼴" style:family="text">
      <style:text-properties style:font-name="맑은 고딕" fo:color="#000000"/>
    </style:style>
    <style:style style:name="T233" style:parent-style-name="기본단락글꼴" style:family="text">
      <style:text-properties style:font-name="맑은 고딕" fo:color="#000000"/>
    </style:style>
    <style:style style:name="T234" style:parent-style-name="기본단락글꼴" style:family="text">
      <style:text-properties style:font-name="맑은 고딕" fo:color="#000000"/>
    </style:style>
    <style:style style:name="T235" style:parent-style-name="기본단락글꼴" style:family="text">
      <style:text-properties style:font-name="맑은 고딕" fo:color="#000000"/>
    </style:style>
    <style:style style:name="T236" style:parent-style-name="기본단락글꼴" style:family="text">
      <style:text-properties style:font-name="맑은 고딕" fo:color="#000000"/>
    </style:style>
    <style:style style:name="T237" style:parent-style-name="기본단락글꼴" style:family="text">
      <style:text-properties style:font-name="맑은 고딕" fo:color="#000000"/>
    </style:style>
    <style:style style:name="T238" style:parent-style-name="기본단락글꼴" style:family="text">
      <style:text-properties style:font-name="맑은 고딕" fo:color="#000000"/>
    </style:style>
    <style:style style:name="T239" style:parent-style-name="기본단락글꼴" style:family="text">
      <style:text-properties style:font-name="맑은 고딕" fo:color="#000000"/>
    </style:style>
    <style:style style:name="T240" style:parent-style-name="기본단락글꼴" style:family="text">
      <style:text-properties style:font-name="맑은 고딕" fo:color="#000000"/>
    </style:style>
    <style:style style:name="T241" style:parent-style-name="기본단락글꼴" style:family="text">
      <style:text-properties style:font-name="맑은 고딕" fo:color="#000000"/>
    </style:style>
    <style:style style:name="T242" style:parent-style-name="기본단락글꼴" style:family="text">
      <style:text-properties style:font-name="맑은 고딕" fo:color="#000000"/>
    </style:style>
    <style:style style:name="T243" style:parent-style-name="기본단락글꼴" style:family="text">
      <style:text-properties style:font-name="맑은 고딕" fo:color="#000000"/>
    </style:style>
    <style:style style:name="T244" style:parent-style-name="기본단락글꼴" style:family="text">
      <style:text-properties style:font-name="맑은 고딕" fo:color="#000000"/>
    </style:style>
    <style:style style:name="T245" style:parent-style-name="기본단락글꼴" style:family="text">
      <style:text-properties style:font-name="맑은 고딕" fo:color="#000000"/>
    </style:style>
    <style:style style:name="T246" style:parent-style-name="기본단락글꼴" style:family="text">
      <style:text-properties style:font-name="맑은 고딕" fo:color="#000000"/>
    </style:style>
    <style:style style:name="T247" style:parent-style-name="기본단락글꼴" style:family="text">
      <style:text-properties style:font-name="맑은 고딕" fo:color="#000000"/>
    </style:style>
    <style:style style:name="T248" style:parent-style-name="기본단락글꼴" style:family="text">
      <style:text-properties style:font-name="맑은 고딕" fo:color="#000000"/>
    </style:style>
    <style:style style:name="T249" style:parent-style-name="기본단락글꼴" style:family="text">
      <style:text-properties style:font-name="맑은 고딕" fo:color="#000000"/>
    </style:style>
    <style:style style:name="T250" style:parent-style-name="기본단락글꼴" style:family="text">
      <style:text-properties style:font-name="맑은 고딕" fo:color="#000000"/>
    </style:style>
    <style:style style:name="T251" style:parent-style-name="기본단락글꼴" style:family="text">
      <style:text-properties style:font-name="맑은 고딕" fo:color="#000000"/>
    </style:style>
    <style:style style:name="T252" style:parent-style-name="기본단락글꼴" style:family="text">
      <style:text-properties style:font-name="맑은 고딕" fo:color="#000000"/>
    </style:style>
    <style:style style:name="T253" style:parent-style-name="기본단락글꼴" style:family="text">
      <style:text-properties style:font-name="맑은 고딕" fo:color="#000000"/>
    </style:style>
    <style:style style:name="T254" style:parent-style-name="기본단락글꼴" style:family="text">
      <style:text-properties style:font-name="맑은 고딕" fo:color="#000000"/>
    </style:style>
    <style:style style:name="T255" style:parent-style-name="기본단락글꼴" style:family="text">
      <style:text-properties style:font-name="맑은 고딕" fo:color="#000000"/>
    </style:style>
    <style:style style:name="T256" style:parent-style-name="기본단락글꼴" style:family="text">
      <style:text-properties style:font-name="맑은 고딕" fo:color="#000000"/>
    </style:style>
    <style:style style:name="T257" style:parent-style-name="기본단락글꼴" style:family="text">
      <style:text-properties style:font-name="맑은 고딕" fo:color="#000000"/>
    </style:style>
    <style:style style:name="T258" style:parent-style-name="기본단락글꼴" style:family="text">
      <style:text-properties style:font-name="맑은 고딕" fo:color="#000000"/>
    </style:style>
    <style:style style:name="T259" style:parent-style-name="기본단락글꼴" style:family="text">
      <style:text-properties style:font-name="맑은 고딕" fo:color="#000000"/>
    </style:style>
    <style:style style:name="T260" style:parent-style-name="기본단락글꼴" style:family="text">
      <style:text-properties style:font-name="맑은 고딕" fo:color="#000000"/>
    </style:style>
    <style:style style:name="T261" style:parent-style-name="기본단락글꼴" style:family="text">
      <style:text-properties style:font-name="맑은 고딕" fo:color="#000000"/>
    </style:style>
    <style:style style:name="T262" style:parent-style-name="기본단락글꼴" style:family="text">
      <style:text-properties style:font-name="맑은 고딕" fo:color="#000000"/>
    </style:style>
    <style:style style:name="T263" style:parent-style-name="기본단락글꼴" style:family="text">
      <style:text-properties style:font-name="맑은 고딕" fo:color="#000000"/>
    </style:style>
    <style:style style:name="T264" style:parent-style-name="기본단락글꼴" style:family="text">
      <style:text-properties style:font-name="맑은 고딕" fo:color="#000000"/>
    </style:style>
    <style:style style:name="T265" style:parent-style-name="기본단락글꼴" style:family="text">
      <style:text-properties style:font-name="맑은 고딕" fo:color="#000000"/>
    </style:style>
    <style:style style:name="T266" style:parent-style-name="기본단락글꼴" style:family="text">
      <style:text-properties style:font-name="맑은 고딕" fo:color="#000000"/>
    </style:style>
    <style:style style:name="T267" style:parent-style-name="기본단락글꼴" style:family="text">
      <style:text-properties style:font-name="맑은 고딕" fo:color="#000000"/>
    </style:style>
    <style:style style:name="T268" style:parent-style-name="기본단락글꼴" style:family="text">
      <style:text-properties style:font-name="맑은 고딕" fo:color="#000000"/>
    </style:style>
    <style:style style:name="T269" style:parent-style-name="기본단락글꼴" style:family="text">
      <style:text-properties style:font-name="맑은 고딕" fo:color="#000000"/>
    </style:style>
    <style:style style:name="T270" style:parent-style-name="기본단락글꼴" style:family="text">
      <style:text-properties style:font-name="맑은 고딕" fo:color="#000000"/>
    </style:style>
    <style:style style:name="T271" style:parent-style-name="기본단락글꼴" style:family="text">
      <style:text-properties style:font-name="맑은 고딕" fo:color="#000000"/>
    </style:style>
    <style:style style:name="T272" style:parent-style-name="기본단락글꼴" style:family="text">
      <style:text-properties style:font-name="맑은 고딕" fo:color="#000000"/>
    </style:style>
    <style:style style:name="T273" style:parent-style-name="기본단락글꼴" style:family="text">
      <style:text-properties style:font-name="맑은 고딕" fo:color="#000000"/>
    </style:style>
    <style:style style:name="T274" style:parent-style-name="기본단락글꼴" style:family="text">
      <style:text-properties style:font-name="맑은 고딕" fo:color="#000000"/>
    </style:style>
    <style:style style:name="T275" style:parent-style-name="기본단락글꼴" style:family="text">
      <style:text-properties style:font-name="맑은 고딕" fo:color="#000000"/>
    </style:style>
    <style:style style:name="T276" style:parent-style-name="기본단락글꼴" style:family="text">
      <style:text-properties style:font-name="맑은 고딕" fo:color="#000000"/>
    </style:style>
    <style:style style:name="T277" style:parent-style-name="기본단락글꼴" style:family="text">
      <style:text-properties style:font-name="맑은 고딕" fo:color="#000000"/>
    </style:style>
    <style:style style:name="T278" style:parent-style-name="기본단락글꼴" style:family="text">
      <style:text-properties style:font-name="맑은 고딕" fo:color="#000000"/>
    </style:style>
    <style:style style:name="T279" style:parent-style-name="기본단락글꼴" style:family="text">
      <style:text-properties style:font-name="맑은 고딕" fo:color="#000000"/>
    </style:style>
    <style:style style:name="T280" style:parent-style-name="기본단락글꼴" style:family="text">
      <style:text-properties style:font-name="맑은 고딕" fo:color="#000000"/>
    </style:style>
    <style:style style:name="T281" style:parent-style-name="기본단락글꼴" style:family="text">
      <style:text-properties style:font-name="맑은 고딕" fo:color="#000000"/>
    </style:style>
    <style:style style:name="T282" style:parent-style-name="기본단락글꼴" style:family="text">
      <style:text-properties style:font-name="맑은 고딕" fo:color="#000000"/>
    </style:style>
    <style:style style:name="T283" style:parent-style-name="기본단락글꼴" style:family="text">
      <style:text-properties style:font-name="맑은 고딕" fo:color="#000000"/>
    </style:style>
    <style:style style:name="T284" style:parent-style-name="기본단락글꼴" style:family="text">
      <style:text-properties style:font-name="맑은 고딕" fo:color="#000000"/>
    </style:style>
    <style:style style:name="T285" style:parent-style-name="기본단락글꼴" style:family="text">
      <style:text-properties style:font-name="맑은 고딕" fo:color="#000000"/>
    </style:style>
    <style:style style:name="T286" style:parent-style-name="기본단락글꼴" style:family="text">
      <style:text-properties style:font-name="맑은 고딕" fo:color="#000000"/>
    </style:style>
    <style:style style:name="T287" style:parent-style-name="기본단락글꼴" style:family="text">
      <style:text-properties style:font-name="맑은 고딕" fo:color="#000000"/>
    </style:style>
    <style:style style:name="T288" style:parent-style-name="기본단락글꼴" style:family="text">
      <style:text-properties style:font-name="맑은 고딕" fo:color="#000000"/>
    </style:style>
    <style:style style:name="T289" style:parent-style-name="기본단락글꼴" style:family="text">
      <style:text-properties style:font-name="맑은 고딕" fo:color="#000000"/>
    </style:style>
    <style:style style:name="T290" style:parent-style-name="기본단락글꼴" style:family="text">
      <style:text-properties style:font-name="맑은 고딕" fo:color="#000000"/>
    </style:style>
    <style:style style:name="T291" style:parent-style-name="기본단락글꼴" style:family="text">
      <style:text-properties style:font-name="맑은 고딕" fo:color="#000000"/>
    </style:style>
    <style:style style:name="T292" style:parent-style-name="기본단락글꼴" style:family="text">
      <style:text-properties style:font-name="맑은 고딕" fo:color="#000000"/>
    </style:style>
    <style:style style:name="T293" style:parent-style-name="기본단락글꼴" style:family="text">
      <style:text-properties style:font-name="맑은 고딕" fo:color="#000000"/>
    </style:style>
    <style:style style:name="T294" style:parent-style-name="기본단락글꼴" style:family="text">
      <style:text-properties style:font-name="맑은 고딕" fo:color="#000000"/>
    </style:style>
    <style:style style:name="T295" style:parent-style-name="기본단락글꼴" style:family="text">
      <style:text-properties style:font-name="맑은 고딕" fo:color="#000000"/>
    </style:style>
    <style:style style:name="T296" style:parent-style-name="기본단락글꼴" style:family="text">
      <style:text-properties style:font-name="맑은 고딕" fo:color="#000000"/>
    </style:style>
    <style:style style:name="T297" style:parent-style-name="기본단락글꼴" style:family="text">
      <style:text-properties style:font-name="맑은 고딕" fo:color="#000000"/>
    </style:style>
    <style:style style:name="T298" style:parent-style-name="기본단락글꼴" style:family="text">
      <style:text-properties style:font-name="맑은 고딕" fo:color="#000000"/>
    </style:style>
    <style:style style:name="T299" style:parent-style-name="기본단락글꼴" style:family="text">
      <style:text-properties style:font-name="맑은 고딕" fo:color="#000000"/>
    </style:style>
    <style:style style:name="T300" style:parent-style-name="기본단락글꼴" style:family="text">
      <style:text-properties style:font-name="맑은 고딕" fo:color="#000000"/>
    </style:style>
    <style:style style:name="T301" style:parent-style-name="기본단락글꼴" style:family="text">
      <style:text-properties style:font-name="맑은 고딕" fo:color="#000000"/>
    </style:style>
    <style:style style:name="T302" style:parent-style-name="기본단락글꼴" style:family="text">
      <style:text-properties style:font-name="맑은 고딕" fo:color="#000000"/>
    </style:style>
    <style:style style:name="T303" style:parent-style-name="기본단락글꼴" style:family="text">
      <style:text-properties style:font-name="맑은 고딕" fo:color="#000000"/>
    </style:style>
    <style:style style:name="T304" style:parent-style-name="기본단락글꼴" style:family="text">
      <style:text-properties style:font-name="맑은 고딕" fo:color="#000000"/>
    </style:style>
    <style:style style:name="T305" style:parent-style-name="기본단락글꼴" style:family="text">
      <style:text-properties style:font-name="맑은 고딕" fo:color="#000000"/>
    </style:style>
    <style:style style:name="T306" style:parent-style-name="기본단락글꼴" style:family="text">
      <style:text-properties style:font-name="맑은 고딕" fo:color="#000000"/>
    </style:style>
    <style:style style:name="T307" style:parent-style-name="기본단락글꼴" style:family="text">
      <style:text-properties style:font-name="맑은 고딕" fo:color="#000000"/>
    </style:style>
    <style:style style:name="T308" style:parent-style-name="기본단락글꼴" style:family="text">
      <style:text-properties style:font-name="맑은 고딕" fo:color="#000000"/>
    </style:style>
    <style:style style:name="T309" style:parent-style-name="기본단락글꼴" style:family="text">
      <style:text-properties style:font-name="맑은 고딕" fo:color="#000000"/>
    </style:style>
    <style:style style:name="T310" style:parent-style-name="기본단락글꼴" style:family="text">
      <style:text-properties style:font-name="맑은 고딕" fo:color="#000000"/>
    </style:style>
    <style:style style:name="T311" style:parent-style-name="기본단락글꼴" style:family="text">
      <style:text-properties style:font-name="맑은 고딕" fo:color="#000000"/>
    </style:style>
    <style:style style:name="T312" style:parent-style-name="기본단락글꼴" style:family="text">
      <style:text-properties style:font-name="맑은 고딕" fo:color="#000000"/>
    </style:style>
    <style:style style:name="T313" style:parent-style-name="기본단락글꼴" style:family="text">
      <style:text-properties style:font-name="맑은 고딕" fo:color="#000000"/>
    </style:style>
    <style:style style:name="T314" style:parent-style-name="기본단락글꼴" style:family="text">
      <style:text-properties style:font-name="맑은 고딕" fo:color="#000000"/>
    </style:style>
    <style:style style:name="T315" style:parent-style-name="기본단락글꼴" style:family="text">
      <style:text-properties style:font-name="맑은 고딕" fo:color="#000000"/>
    </style:style>
    <style:style style:name="T316" style:parent-style-name="기본단락글꼴" style:family="text">
      <style:text-properties style:font-name="맑은 고딕" fo:color="#000000"/>
    </style:style>
    <style:style style:name="T317" style:parent-style-name="기본단락글꼴" style:family="text">
      <style:text-properties style:font-name="맑은 고딕" fo:color="#000000"/>
    </style:style>
    <style:style style:name="T318" style:parent-style-name="기본단락글꼴" style:family="text">
      <style:text-properties style:font-name="맑은 고딕" fo:color="#000000"/>
    </style:style>
    <style:style style:name="T319" style:parent-style-name="기본단락글꼴" style:family="text">
      <style:text-properties style:font-name="맑은 고딕" fo:color="#000000"/>
    </style:style>
    <style:style style:name="T320" style:parent-style-name="기본단락글꼴" style:family="text">
      <style:text-properties style:font-name="맑은 고딕" fo:color="#000000"/>
    </style:style>
    <style:style style:name="T321" style:parent-style-name="기본단락글꼴" style:family="text">
      <style:text-properties style:font-name="맑은 고딕" fo:color="#000000"/>
    </style:style>
    <style:style style:name="T322" style:parent-style-name="기본단락글꼴" style:family="text">
      <style:text-properties style:font-name="맑은 고딕" fo:color="#000000"/>
    </style:style>
    <style:style style:name="T323" style:parent-style-name="기본단락글꼴" style:family="text">
      <style:text-properties style:font-name="맑은 고딕" fo:color="#000000"/>
    </style:style>
    <style:style style:name="T324" style:parent-style-name="기본단락글꼴" style:family="text">
      <style:text-properties style:font-name="맑은 고딕" fo:color="#000000"/>
    </style:style>
    <style:style style:name="T325" style:parent-style-name="기본단락글꼴" style:family="text">
      <style:text-properties style:font-name="맑은 고딕" fo:color="#000000"/>
    </style:style>
    <style:style style:name="T326" style:parent-style-name="기본단락글꼴" style:family="text">
      <style:text-properties style:font-name="맑은 고딕" fo:color="#000000"/>
    </style:style>
    <style:style style:name="T327" style:parent-style-name="기본단락글꼴" style:family="text">
      <style:text-properties style:font-name="맑은 고딕" fo:color="#000000"/>
    </style:style>
    <style:style style:name="T328" style:parent-style-name="기본단락글꼴" style:family="text">
      <style:text-properties style:font-name="맑은 고딕" fo:color="#000000"/>
    </style:style>
    <style:style style:name="T329" style:parent-style-name="기본단락글꼴" style:family="text">
      <style:text-properties style:font-name="맑은 고딕" fo:color="#000000"/>
    </style:style>
    <style:style style:name="T330" style:parent-style-name="기본단락글꼴" style:family="text">
      <style:text-properties style:font-name="맑은 고딕" fo:color="#000000"/>
    </style:style>
    <style:style style:name="T331" style:parent-style-name="기본단락글꼴" style:family="text">
      <style:text-properties style:font-name="맑은 고딕" fo:color="#000000"/>
    </style:style>
    <style:style style:name="T332" style:parent-style-name="기본단락글꼴" style:family="text">
      <style:text-properties style:font-name="맑은 고딕" fo:color="#000000"/>
    </style:style>
    <style:style style:name="T333" style:parent-style-name="기본단락글꼴" style:family="text">
      <style:text-properties style:font-name="맑은 고딕" fo:color="#000000"/>
    </style:style>
    <style:style style:name="T334" style:parent-style-name="기본단락글꼴" style:family="text">
      <style:text-properties style:font-name="맑은 고딕" fo:color="#000000"/>
    </style:style>
    <style:style style:name="T335" style:parent-style-name="기본단락글꼴" style:family="text">
      <style:text-properties style:font-name="맑은 고딕" fo:color="#000000"/>
    </style:style>
    <style:style style:name="T336" style:parent-style-name="기본단락글꼴" style:family="text">
      <style:text-properties style:font-name="맑은 고딕" fo:color="#000000"/>
    </style:style>
    <style:style style:name="T337" style:parent-style-name="기본단락글꼴" style:family="text">
      <style:text-properties style:font-name="맑은 고딕" fo:color="#000000"/>
    </style:style>
    <style:style style:name="T338" style:parent-style-name="기본단락글꼴" style:family="text">
      <style:text-properties style:font-name="맑은 고딕" fo:color="#000000"/>
    </style:style>
    <style:style style:name="T339" style:parent-style-name="기본단락글꼴" style:family="text">
      <style:text-properties style:font-name="맑은 고딕" fo:color="#000000"/>
    </style:style>
    <style:style style:name="T340" style:parent-style-name="기본단락글꼴" style:family="text">
      <style:text-properties style:font-name="맑은 고딕" fo:color="#000000"/>
    </style:style>
    <style:style style:name="T341" style:parent-style-name="기본단락글꼴" style:family="text">
      <style:text-properties style:font-name="맑은 고딕" fo:color="#000000"/>
    </style:style>
    <style:style style:name="T342" style:parent-style-name="기본단락글꼴" style:family="text">
      <style:text-properties style:font-name="맑은 고딕" fo:color="#000000"/>
    </style:style>
    <style:style style:name="T343" style:parent-style-name="기본단락글꼴" style:family="text">
      <style:text-properties style:font-name="맑은 고딕" fo:color="#000000"/>
    </style:style>
    <style:style style:name="T344" style:parent-style-name="기본단락글꼴" style:family="text">
      <style:text-properties style:font-name="맑은 고딕" fo:color="#000000"/>
    </style:style>
    <style:style style:name="T345" style:parent-style-name="기본단락글꼴" style:family="text">
      <style:text-properties style:font-name="맑은 고딕" fo:color="#000000"/>
    </style:style>
    <style:style style:name="T346" style:parent-style-name="기본단락글꼴" style:family="text">
      <style:text-properties style:font-name="맑은 고딕" fo:color="#000000"/>
    </style:style>
    <style:style style:name="T347" style:parent-style-name="기본단락글꼴" style:family="text">
      <style:text-properties style:font-name="맑은 고딕" fo:color="#000000"/>
    </style:style>
    <style:style style:name="T348" style:parent-style-name="기본단락글꼴" style:family="text">
      <style:text-properties style:font-name="맑은 고딕" fo:color="#000000"/>
    </style:style>
    <style:style style:name="T349" style:parent-style-name="기본단락글꼴" style:family="text">
      <style:text-properties style:font-name="맑은 고딕" fo:color="#000000"/>
    </style:style>
    <style:style style:name="T350" style:parent-style-name="기본단락글꼴" style:family="text">
      <style:text-properties style:font-name="맑은 고딕" fo:color="#000000"/>
    </style:style>
    <style:style style:name="T351" style:parent-style-name="기본단락글꼴" style:family="text">
      <style:text-properties style:font-name="맑은 고딕" fo:color="#000000"/>
    </style:style>
    <style:style style:name="T352" style:parent-style-name="기본단락글꼴" style:family="text">
      <style:text-properties style:font-name="맑은 고딕" fo:color="#000000"/>
    </style:style>
    <style:style style:name="T353" style:parent-style-name="기본단락글꼴" style:family="text">
      <style:text-properties style:font-name="맑은 고딕" fo:color="#000000"/>
    </style:style>
    <style:style style:name="T354" style:parent-style-name="기본단락글꼴" style:family="text">
      <style:text-properties style:font-name="맑은 고딕" fo:color="#000000"/>
    </style:style>
    <style:style style:name="T355" style:parent-style-name="기본단락글꼴" style:family="text">
      <style:text-properties style:font-name="맑은 고딕" fo:color="#000000"/>
    </style:style>
    <style:style style:name="T356" style:parent-style-name="기본단락글꼴" style:family="text">
      <style:text-properties style:font-name="맑은 고딕" fo:color="#000000"/>
    </style:style>
    <style:style style:name="T357" style:parent-style-name="기본단락글꼴" style:family="text">
      <style:text-properties style:font-name="맑은 고딕" fo:color="#000000"/>
    </style:style>
    <style:style style:name="T358" style:parent-style-name="기본단락글꼴" style:family="text">
      <style:text-properties style:font-name="맑은 고딕" fo:color="#000000"/>
    </style:style>
    <style:style style:name="T359" style:parent-style-name="기본단락글꼴" style:family="text">
      <style:text-properties style:font-name="맑은 고딕" fo:color="#000000"/>
    </style:style>
    <style:style style:name="T360" style:parent-style-name="기본단락글꼴" style:family="text">
      <style:text-properties style:font-name="맑은 고딕" fo:color="#000000"/>
    </style:style>
    <style:style style:name="T361" style:parent-style-name="기본단락글꼴" style:family="text">
      <style:text-properties style:font-name="맑은 고딕" fo:color="#000000"/>
    </style:style>
    <style:style style:name="T362" style:parent-style-name="기본단락글꼴" style:family="text">
      <style:text-properties style:font-name="맑은 고딕" fo:color="#000000"/>
    </style:style>
    <style:style style:name="T363" style:parent-style-name="기본단락글꼴" style:family="text">
      <style:text-properties style:font-name="맑은 고딕" fo:color="#000000"/>
    </style:style>
    <style:style style:name="T364" style:parent-style-name="기본단락글꼴" style:family="text">
      <style:text-properties style:font-name="맑은 고딕" fo:color="#000000"/>
    </style:style>
    <style:style style:name="T365" style:parent-style-name="기본단락글꼴" style:family="text">
      <style:text-properties style:font-name="맑은 고딕" fo:color="#000000"/>
    </style:style>
    <style:style style:name="T366" style:parent-style-name="기본단락글꼴" style:family="text">
      <style:text-properties style:font-name="맑은 고딕" fo:color="#000000"/>
    </style:style>
    <style:style style:name="T367" style:parent-style-name="기본단락글꼴" style:family="text">
      <style:text-properties style:font-name="맑은 고딕" fo:color="#000000"/>
    </style:style>
    <style:style style:name="T368" style:parent-style-name="기본단락글꼴" style:family="text">
      <style:text-properties style:font-name="맑은 고딕" fo:color="#000000"/>
    </style:style>
    <style:style style:name="T369" style:parent-style-name="기본단락글꼴" style:family="text">
      <style:text-properties style:font-name="맑은 고딕" fo:color="#000000"/>
    </style:style>
    <style:style style:name="T370" style:parent-style-name="기본단락글꼴" style:family="text">
      <style:text-properties style:font-name="맑은 고딕" fo:color="#000000"/>
    </style:style>
    <style:style style:name="T371" style:parent-style-name="기본단락글꼴" style:family="text">
      <style:text-properties style:font-name="맑은 고딕" fo:color="#000000"/>
    </style:style>
    <style:style style:name="T372" style:parent-style-name="기본단락글꼴" style:family="text">
      <style:text-properties style:font-name="맑은 고딕" fo:color="#000000"/>
    </style:style>
    <style:style style:name="T373" style:parent-style-name="기본단락글꼴" style:family="text">
      <style:text-properties style:font-name="맑은 고딕" fo:color="#000000"/>
    </style:style>
    <style:style style:name="T374" style:parent-style-name="기본단락글꼴" style:family="text">
      <style:text-properties style:font-name="맑은 고딕" fo:color="#000000"/>
    </style:style>
    <style:style style:name="T375" style:parent-style-name="기본단락글꼴" style:family="text">
      <style:text-properties style:font-name="맑은 고딕" fo:color="#000000"/>
    </style:style>
    <style:style style:name="T376" style:parent-style-name="기본단락글꼴" style:family="text">
      <style:text-properties style:font-name="맑은 고딕" fo:color="#000000"/>
    </style:style>
    <style:style style:name="T377" style:parent-style-name="기본단락글꼴" style:family="text">
      <style:text-properties style:font-name="맑은 고딕" fo:color="#000000"/>
    </style:style>
    <style:style style:name="T378" style:parent-style-name="기본단락글꼴" style:family="text">
      <style:text-properties style:font-name="맑은 고딕" fo:color="#000000"/>
    </style:style>
    <style:style style:name="T379" style:parent-style-name="기본단락글꼴" style:family="text">
      <style:text-properties style:font-name="맑은 고딕" fo:color="#000000"/>
    </style:style>
    <style:style style:name="T380" style:parent-style-name="기본단락글꼴" style:family="text">
      <style:text-properties style:font-name="맑은 고딕" fo:color="#000000"/>
    </style:style>
    <style:style style:name="T381" style:parent-style-name="기본단락글꼴" style:family="text">
      <style:text-properties style:font-name="맑은 고딕" fo:color="#000000"/>
    </style:style>
    <style:style style:name="T382" style:parent-style-name="기본단락글꼴" style:family="text">
      <style:text-properties style:font-name="맑은 고딕" fo:color="#000000"/>
    </style:style>
    <style:style style:name="T383" style:parent-style-name="기본단락글꼴" style:family="text">
      <style:text-properties style:font-name="맑은 고딕" fo:color="#000000"/>
    </style:style>
    <style:style style:name="T384" style:parent-style-name="기본단락글꼴" style:family="text">
      <style:text-properties style:font-name="맑은 고딕" fo:color="#000000"/>
    </style:style>
    <style:style style:name="T385" style:parent-style-name="기본단락글꼴" style:family="text">
      <style:text-properties style:font-name="맑은 고딕" fo:color="#000000"/>
    </style:style>
    <style:style style:name="T386" style:parent-style-name="기본단락글꼴" style:family="text">
      <style:text-properties style:font-name="맑은 고딕" fo:color="#000000"/>
    </style:style>
    <style:style style:name="T387" style:parent-style-name="기본단락글꼴" style:family="text">
      <style:text-properties style:font-name="맑은 고딕" fo:color="#000000"/>
    </style:style>
    <style:style style:name="T388" style:parent-style-name="기본단락글꼴" style:family="text">
      <style:text-properties style:font-name="맑은 고딕" fo:color="#000000"/>
    </style:style>
    <style:style style:name="T389" style:parent-style-name="기본단락글꼴" style:family="text">
      <style:text-properties style:font-name="맑은 고딕" fo:color="#000000"/>
    </style:style>
    <style:style style:name="T390" style:parent-style-name="기본단락글꼴" style:family="text">
      <style:text-properties style:font-name="맑은 고딕" fo:color="#000000"/>
    </style:style>
    <style:style style:name="T391" style:parent-style-name="기본단락글꼴" style:family="text">
      <style:text-properties style:font-name="맑은 고딕" fo:color="#000000"/>
    </style:style>
    <style:style style:name="T392" style:parent-style-name="기본단락글꼴" style:family="text">
      <style:text-properties style:font-name="맑은 고딕" fo:color="#000000"/>
    </style:style>
    <style:style style:name="T393" style:parent-style-name="기본단락글꼴" style:family="text">
      <style:text-properties style:font-name="맑은 고딕" fo:color="#000000"/>
    </style:style>
    <style:style style:name="T394" style:parent-style-name="기본단락글꼴" style:family="text">
      <style:text-properties style:font-name="맑은 고딕" fo:color="#000000"/>
    </style:style>
    <style:style style:name="T395" style:parent-style-name="기본단락글꼴" style:family="text">
      <style:text-properties style:font-name="맑은 고딕" fo:color="#000000"/>
    </style:style>
    <style:style style:name="T396" style:parent-style-name="기본단락글꼴" style:family="text">
      <style:text-properties style:font-name="맑은 고딕" fo:color="#000000"/>
    </style:style>
    <style:style style:name="T397" style:parent-style-name="기본단락글꼴" style:family="text">
      <style:text-properties style:font-name="맑은 고딕" fo:color="#000000"/>
    </style:style>
    <style:style style:name="T398" style:parent-style-name="기본단락글꼴" style:family="text">
      <style:text-properties style:font-name="맑은 고딕" fo:color="#000000"/>
    </style:style>
    <style:style style:name="T399" style:parent-style-name="기본단락글꼴" style:family="text">
      <style:text-properties style:font-name="맑은 고딕" fo:color="#000000"/>
    </style:style>
    <style:style style:name="T400" style:parent-style-name="기본단락글꼴" style:family="text">
      <style:text-properties style:font-name="맑은 고딕" fo:color="#000000"/>
    </style:style>
    <style:style style:name="T401" style:parent-style-name="기본단락글꼴" style:family="text">
      <style:text-properties style:font-name="맑은 고딕" fo:color="#000000"/>
    </style:style>
    <style:style style:name="T402" style:parent-style-name="기본단락글꼴" style:family="text">
      <style:text-properties style:font-name="맑은 고딕" fo:color="#000000"/>
    </style:style>
    <style:style style:name="T403" style:parent-style-name="기본단락글꼴" style:family="text">
      <style:text-properties style:font-name="맑은 고딕" fo:color="#000000"/>
    </style:style>
    <style:style style:name="T404" style:parent-style-name="기본단락글꼴" style:family="text">
      <style:text-properties style:font-name="맑은 고딕" fo:color="#000000"/>
    </style:style>
    <style:style style:name="T405" style:parent-style-name="기본단락글꼴" style:family="text">
      <style:text-properties style:font-name="맑은 고딕" fo:color="#000000"/>
    </style:style>
    <style:style style:name="T406" style:parent-style-name="기본단락글꼴" style:family="text">
      <style:text-properties style:font-name="맑은 고딕" fo:color="#000000"/>
    </style:style>
    <style:style style:name="T407" style:parent-style-name="기본단락글꼴" style:family="text">
      <style:text-properties style:font-name="맑은 고딕" fo:color="#000000"/>
    </style:style>
    <style:style style:name="T408" style:parent-style-name="기본단락글꼴" style:family="text">
      <style:text-properties style:font-name="맑은 고딕" fo:color="#000000"/>
    </style:style>
    <style:style style:name="T409" style:parent-style-name="기본단락글꼴" style:family="text">
      <style:text-properties style:font-name="맑은 고딕" fo:color="#000000"/>
    </style:style>
    <style:style style:name="T410" style:parent-style-name="기본단락글꼴" style:family="text">
      <style:text-properties style:font-name="맑은 고딕" fo:color="#000000"/>
    </style:style>
    <style:style style:name="T411" style:parent-style-name="기본단락글꼴" style:family="text">
      <style:text-properties style:font-name="맑은 고딕" fo:color="#000000"/>
    </style:style>
    <style:style style:name="T412" style:parent-style-name="기본단락글꼴" style:family="text">
      <style:text-properties style:font-name="맑은 고딕" fo:color="#000000"/>
    </style:style>
    <style:style style:name="T413" style:parent-style-name="기본단락글꼴" style:family="text">
      <style:text-properties style:font-name="맑은 고딕" fo:color="#000000"/>
    </style:style>
    <style:style style:name="T414" style:parent-style-name="기본단락글꼴" style:family="text">
      <style:text-properties style:font-name="맑은 고딕" fo:color="#000000"/>
    </style:style>
    <style:style style:name="T415" style:parent-style-name="기본단락글꼴" style:family="text">
      <style:text-properties style:font-name="맑은 고딕" fo:color="#000000"/>
    </style:style>
    <style:style style:name="T416" style:parent-style-name="기본단락글꼴" style:family="text">
      <style:text-properties style:font-name="맑은 고딕" fo:color="#000000"/>
    </style:style>
    <style:style style:name="T417" style:parent-style-name="기본단락글꼴" style:family="text">
      <style:text-properties style:font-name="맑은 고딕" fo:color="#000000"/>
    </style:style>
    <style:style style:name="T418" style:parent-style-name="기본단락글꼴" style:family="text">
      <style:text-properties style:font-name="맑은 고딕" fo:color="#000000"/>
    </style:style>
    <style:style style:name="T419" style:parent-style-name="기본단락글꼴" style:family="text">
      <style:text-properties style:font-name="맑은 고딕" fo:color="#000000"/>
    </style:style>
    <style:style style:name="T420" style:parent-style-name="기본단락글꼴" style:family="text">
      <style:text-properties style:font-name="맑은 고딕" fo:color="#000000"/>
    </style:style>
    <style:style style:name="T421" style:parent-style-name="기본단락글꼴" style:family="text">
      <style:text-properties style:font-name="맑은 고딕" fo:color="#000000"/>
    </style:style>
    <style:style style:name="T422" style:parent-style-name="기본단락글꼴" style:family="text">
      <style:text-properties style:font-name="맑은 고딕" fo:color="#000000"/>
    </style:style>
    <style:style style:name="T423" style:parent-style-name="기본단락글꼴" style:family="text">
      <style:text-properties style:font-name="맑은 고딕" fo:color="#000000"/>
    </style:style>
    <style:style style:name="T424" style:parent-style-name="기본단락글꼴" style:family="text">
      <style:text-properties style:font-name="맑은 고딕" fo:color="#000000"/>
    </style:style>
    <style:style style:name="T425" style:parent-style-name="기본단락글꼴" style:family="text">
      <style:text-properties style:font-name="맑은 고딕" fo:color="#000000"/>
    </style:style>
    <style:style style:name="T426" style:parent-style-name="기본단락글꼴" style:family="text">
      <style:text-properties style:font-name="맑은 고딕" fo:color="#000000"/>
    </style:style>
    <style:style style:name="T427" style:parent-style-name="기본단락글꼴" style:family="text">
      <style:text-properties style:font-name="맑은 고딕" fo:color="#000000"/>
    </style:style>
    <style:style style:name="T428" style:parent-style-name="기본단락글꼴" style:family="text">
      <style:text-properties style:font-name="맑은 고딕" fo:color="#000000"/>
    </style:style>
    <style:style style:name="T429" style:parent-style-name="기본단락글꼴" style:family="text">
      <style:text-properties style:font-name="맑은 고딕" fo:color="#000000"/>
    </style:style>
    <style:style style:name="T430" style:parent-style-name="기본단락글꼴" style:family="text">
      <style:text-properties style:font-name="맑은 고딕" fo:color="#000000"/>
    </style:style>
    <style:style style:name="T431" style:parent-style-name="기본단락글꼴" style:family="text">
      <style:text-properties style:font-name="맑은 고딕" fo:color="#000000"/>
    </style:style>
    <style:style style:name="T432" style:parent-style-name="기본단락글꼴" style:family="text">
      <style:text-properties style:font-name="맑은 고딕" fo:color="#000000"/>
    </style:style>
    <style:style style:name="T433" style:parent-style-name="기본단락글꼴" style:family="text">
      <style:text-properties style:font-name="맑은 고딕" fo:color="#000000"/>
    </style:style>
    <style:style style:name="T434" style:parent-style-name="기본단락글꼴" style:family="text">
      <style:text-properties style:font-name="맑은 고딕" fo:color="#000000"/>
    </style:style>
    <style:style style:name="T435" style:parent-style-name="기본단락글꼴" style:family="text">
      <style:text-properties style:font-name="맑은 고딕" fo:color="#000000"/>
    </style:style>
    <style:style style:name="T436" style:parent-style-name="기본단락글꼴" style:family="text">
      <style:text-properties style:font-name="맑은 고딕" fo:color="#000000"/>
    </style:style>
    <style:style style:name="T437" style:parent-style-name="기본단락글꼴" style:family="text">
      <style:text-properties style:font-name="맑은 고딕" fo:color="#000000"/>
    </style:style>
    <style:style style:name="T438" style:parent-style-name="기본단락글꼴" style:family="text">
      <style:text-properties style:font-name="맑은 고딕" fo:color="#000000"/>
    </style:style>
    <style:style style:name="T439" style:parent-style-name="기본단락글꼴" style:family="text">
      <style:text-properties style:font-name="맑은 고딕" fo:color="#000000"/>
    </style:style>
    <style:style style:name="T440" style:parent-style-name="기본단락글꼴" style:family="text">
      <style:text-properties style:font-name="맑은 고딕" fo:color="#000000"/>
    </style:style>
    <style:style style:name="T441" style:parent-style-name="기본단락글꼴" style:family="text">
      <style:text-properties style:font-name="맑은 고딕" fo:color="#000000"/>
    </style:style>
    <style:style style:name="T442" style:parent-style-name="기본단락글꼴" style:family="text">
      <style:text-properties style:font-name="맑은 고딕" fo:color="#000000"/>
    </style:style>
    <style:style style:name="T443" style:parent-style-name="기본단락글꼴" style:family="text">
      <style:text-properties style:font-name="맑은 고딕" fo:color="#000000"/>
    </style:style>
    <style:style style:name="T444" style:parent-style-name="기본단락글꼴" style:family="text">
      <style:text-properties style:font-name="맑은 고딕" fo:color="#000000"/>
    </style:style>
    <style:style style:name="T445" style:parent-style-name="기본단락글꼴" style:family="text">
      <style:text-properties style:font-name="맑은 고딕" fo:color="#000000"/>
    </style:style>
    <style:style style:name="T446" style:parent-style-name="기본단락글꼴" style:family="text">
      <style:text-properties style:font-name="맑은 고딕" fo:color="#000000"/>
    </style:style>
    <style:style style:name="T447" style:parent-style-name="기본단락글꼴" style:family="text">
      <style:text-properties style:font-name="맑은 고딕" fo:color="#000000"/>
    </style:style>
    <style:style style:name="T448" style:parent-style-name="기본단락글꼴" style:family="text">
      <style:text-properties style:font-name="맑은 고딕" fo:color="#000000"/>
    </style:style>
    <style:style style:name="T449" style:parent-style-name="기본단락글꼴" style:family="text">
      <style:text-properties style:font-name="맑은 고딕" fo:color="#000000"/>
    </style:style>
    <style:style style:name="T450" style:parent-style-name="기본단락글꼴" style:family="text">
      <style:text-properties style:font-name="맑은 고딕" fo:color="#000000"/>
    </style:style>
    <style:style style:name="T451" style:parent-style-name="기본단락글꼴" style:family="text">
      <style:text-properties style:font-name="맑은 고딕" fo:color="#000000"/>
    </style:style>
    <style:style style:name="T452" style:parent-style-name="기본단락글꼴" style:family="text">
      <style:text-properties style:font-name="맑은 고딕" fo:color="#000000"/>
    </style:style>
    <style:style style:name="T453" style:parent-style-name="기본단락글꼴" style:family="text">
      <style:text-properties style:font-name="맑은 고딕" fo:color="#000000"/>
    </style:style>
    <style:style style:name="T454" style:parent-style-name="기본단락글꼴" style:family="text">
      <style:text-properties style:font-name="맑은 고딕" fo:color="#000000"/>
    </style:style>
    <style:style style:name="T455" style:parent-style-name="기본단락글꼴" style:family="text">
      <style:text-properties style:font-name="맑은 고딕" fo:color="#000000"/>
    </style:style>
    <style:style style:name="T456" style:parent-style-name="기본단락글꼴" style:family="text">
      <style:text-properties style:font-name="맑은 고딕" fo:color="#000000"/>
    </style:style>
    <style:style style:name="T457" style:parent-style-name="기본단락글꼴" style:family="text">
      <style:text-properties style:font-name="맑은 고딕" fo:color="#000000"/>
    </style:style>
    <style:style style:name="T458" style:parent-style-name="기본단락글꼴" style:family="text">
      <style:text-properties style:font-name="맑은 고딕" fo:color="#000000"/>
    </style:style>
    <style:style style:name="T459" style:parent-style-name="기본단락글꼴" style:family="text">
      <style:text-properties style:font-name="맑은 고딕" fo:color="#000000"/>
    </style:style>
    <style:style style:name="T460" style:parent-style-name="기본단락글꼴" style:family="text">
      <style:text-properties style:font-name="맑은 고딕" fo:color="#000000"/>
    </style:style>
    <style:style style:name="T461" style:parent-style-name="기본단락글꼴" style:family="text">
      <style:text-properties style:font-name="맑은 고딕" fo:color="#000000"/>
    </style:style>
    <style:style style:name="T462" style:parent-style-name="기본단락글꼴" style:family="text">
      <style:text-properties style:font-name="맑은 고딕" fo:color="#000000"/>
    </style:style>
    <style:style style:name="T463" style:parent-style-name="기본단락글꼴" style:family="text">
      <style:text-properties style:font-name="맑은 고딕" fo:color="#000000"/>
    </style:style>
    <style:style style:name="T464" style:parent-style-name="기본단락글꼴" style:family="text">
      <style:text-properties style:font-name="맑은 고딕" fo:color="#000000"/>
    </style:style>
    <style:style style:name="T465" style:parent-style-name="기본단락글꼴" style:family="text">
      <style:text-properties style:font-name="맑은 고딕" fo:color="#000000"/>
    </style:style>
    <style:style style:name="T466" style:parent-style-name="기본단락글꼴" style:family="text">
      <style:text-properties style:font-name="맑은 고딕" fo:color="#000000"/>
    </style:style>
    <style:style style:name="T467" style:parent-style-name="기본단락글꼴" style:family="text">
      <style:text-properties style:font-name="맑은 고딕" fo:color="#000000"/>
    </style:style>
    <style:style style:name="T468" style:parent-style-name="기본단락글꼴" style:family="text">
      <style:text-properties style:font-name="맑은 고딕" fo:color="#000000"/>
    </style:style>
    <style:style style:name="T469" style:parent-style-name="기본단락글꼴" style:family="text">
      <style:text-properties style:font-name="맑은 고딕" fo:color="#000000"/>
    </style:style>
    <style:style style:name="T470" style:parent-style-name="기본단락글꼴" style:family="text">
      <style:text-properties style:font-name="맑은 고딕" fo:color="#000000"/>
    </style:style>
    <style:style style:name="T471" style:parent-style-name="기본단락글꼴" style:family="text">
      <style:text-properties style:font-name="맑은 고딕" fo:color="#000000"/>
    </style:style>
    <style:style style:name="T472" style:parent-style-name="기본단락글꼴" style:family="text">
      <style:text-properties style:font-name="맑은 고딕" fo:color="#000000"/>
    </style:style>
    <style:style style:name="T473" style:parent-style-name="기본단락글꼴" style:family="text">
      <style:text-properties style:font-name="맑은 고딕" fo:color="#000000"/>
    </style:style>
    <style:style style:name="T474" style:parent-style-name="기본단락글꼴" style:family="text">
      <style:text-properties style:font-name="맑은 고딕" fo:color="#000000"/>
    </style:style>
    <style:style style:name="T475" style:parent-style-name="기본단락글꼴" style:family="text">
      <style:text-properties style:font-name="맑은 고딕" fo:color="#000000"/>
    </style:style>
    <style:style style:name="T476" style:parent-style-name="기본단락글꼴" style:family="text">
      <style:text-properties style:font-name="맑은 고딕" fo:color="#000000"/>
    </style:style>
    <style:style style:name="T477" style:parent-style-name="기본단락글꼴" style:family="text">
      <style:text-properties style:font-name="맑은 고딕" fo:color="#000000"/>
    </style:style>
    <style:style style:name="T478" style:parent-style-name="기본단락글꼴" style:family="text">
      <style:text-properties style:font-name="맑은 고딕" fo:color="#000000"/>
    </style:style>
    <style:style style:name="T479" style:parent-style-name="기본단락글꼴" style:family="text">
      <style:text-properties style:font-name="맑은 고딕" fo:color="#000000"/>
    </style:style>
    <style:style style:name="T480" style:parent-style-name="기본단락글꼴" style:family="text">
      <style:text-properties style:font-name="맑은 고딕" fo:color="#000000"/>
    </style:style>
    <style:style style:name="T481" style:parent-style-name="기본단락글꼴" style:family="text">
      <style:text-properties style:font-name="맑은 고딕" fo:color="#000000"/>
    </style:style>
    <style:style style:name="T482" style:parent-style-name="기본단락글꼴" style:family="text">
      <style:text-properties style:font-name="맑은 고딕" fo:color="#000000"/>
    </style:style>
    <style:style style:name="T483" style:parent-style-name="기본단락글꼴" style:family="text">
      <style:text-properties style:font-name="맑은 고딕" fo:color="#000000"/>
    </style:style>
    <style:style style:name="T484" style:parent-style-name="기본단락글꼴" style:family="text">
      <style:text-properties style:font-name="맑은 고딕" fo:color="#000000"/>
    </style:style>
    <style:style style:name="T485" style:parent-style-name="기본단락글꼴" style:family="text">
      <style:text-properties style:font-name="맑은 고딕" fo:color="#000000"/>
    </style:style>
    <style:style style:name="T486" style:parent-style-name="기본단락글꼴" style:family="text">
      <style:text-properties style:font-name="맑은 고딕" fo:color="#000000"/>
    </style:style>
    <style:style style:name="T487" style:parent-style-name="기본단락글꼴" style:family="text">
      <style:text-properties style:font-name="맑은 고딕" fo:color="#000000"/>
    </style:style>
    <style:style style:name="T488" style:parent-style-name="기본단락글꼴" style:family="text">
      <style:text-properties style:font-name="맑은 고딕" fo:color="#000000"/>
    </style:style>
    <style:style style:name="T489" style:parent-style-name="기본단락글꼴" style:family="text">
      <style:text-properties style:font-name="맑은 고딕" fo:color="#000000"/>
    </style:style>
    <style:style style:name="T490" style:parent-style-name="기본단락글꼴" style:family="text">
      <style:text-properties style:font-name="맑은 고딕" fo:color="#000000"/>
    </style:style>
    <style:style style:name="T491" style:parent-style-name="기본단락글꼴" style:family="text">
      <style:text-properties style:font-name="맑은 고딕" fo:color="#000000"/>
    </style:style>
    <style:style style:name="T492" style:parent-style-name="기본단락글꼴" style:family="text">
      <style:text-properties style:font-name="맑은 고딕" fo:color="#000000"/>
    </style:style>
    <style:style style:name="T493" style:parent-style-name="기본단락글꼴" style:family="text">
      <style:text-properties style:font-name="맑은 고딕" fo:color="#000000"/>
    </style:style>
    <style:style style:name="T494" style:parent-style-name="기본단락글꼴" style:family="text">
      <style:text-properties style:font-name="맑은 고딕" fo:color="#000000"/>
    </style:style>
    <style:style style:name="T495" style:parent-style-name="기본단락글꼴" style:family="text">
      <style:text-properties style:font-name="맑은 고딕" fo:color="#000000"/>
    </style:style>
    <style:style style:name="T496" style:parent-style-name="기본단락글꼴" style:family="text">
      <style:text-properties style:font-name="맑은 고딕" fo:color="#000000"/>
    </style:style>
    <style:style style:name="T497" style:parent-style-name="기본단락글꼴" style:family="text">
      <style:text-properties style:font-name="맑은 고딕" fo:color="#000000"/>
    </style:style>
    <style:style style:name="T498" style:parent-style-name="기본단락글꼴" style:family="text">
      <style:text-properties style:font-name="맑은 고딕" fo:color="#000000"/>
    </style:style>
    <style:style style:name="T499" style:parent-style-name="기본단락글꼴" style:family="text">
      <style:text-properties style:font-name="맑은 고딕" fo:color="#000000"/>
    </style:style>
    <style:style style:name="T500" style:parent-style-name="기본단락글꼴" style:family="text">
      <style:text-properties style:font-name="맑은 고딕" fo:color="#000000"/>
    </style:style>
    <style:style style:name="T501" style:parent-style-name="기본단락글꼴" style:family="text">
      <style:text-properties style:font-name="맑은 고딕" fo:color="#000000"/>
    </style:style>
    <style:style style:name="T502" style:parent-style-name="기본단락글꼴" style:family="text">
      <style:text-properties style:font-name="맑은 고딕" fo:color="#000000"/>
    </style:style>
    <style:style style:name="T503" style:parent-style-name="기본단락글꼴" style:family="text">
      <style:text-properties style:font-name="맑은 고딕" fo:color="#000000"/>
    </style:style>
    <style:style style:name="T504" style:parent-style-name="기본단락글꼴" style:family="text">
      <style:text-properties style:font-name="맑은 고딕" fo:color="#000000"/>
    </style:style>
    <style:style style:name="T505" style:parent-style-name="기본단락글꼴" style:family="text">
      <style:text-properties style:font-name="맑은 고딕" fo:color="#000000"/>
    </style:style>
    <style:style style:name="T506" style:parent-style-name="기본단락글꼴" style:family="text">
      <style:text-properties style:font-name="맑은 고딕" fo:color="#000000"/>
    </style:style>
    <style:style style:name="T507" style:parent-style-name="기본단락글꼴" style:family="text">
      <style:text-properties style:font-name="맑은 고딕" fo:color="#000000"/>
    </style:style>
    <style:style style:name="T508" style:parent-style-name="기본단락글꼴" style:family="text">
      <style:text-properties style:font-name="맑은 고딕" fo:color="#000000"/>
    </style:style>
    <style:style style:name="T509" style:parent-style-name="기본단락글꼴" style:family="text">
      <style:text-properties style:font-name="맑은 고딕" fo:color="#000000"/>
    </style:style>
    <style:style style:name="T510" style:parent-style-name="기본단락글꼴" style:family="text">
      <style:text-properties style:font-name="맑은 고딕" fo:color="#000000"/>
    </style:style>
    <style:style style:name="T511" style:parent-style-name="기본단락글꼴" style:family="text">
      <style:text-properties style:font-name="맑은 고딕" fo:color="#000000"/>
    </style:style>
    <style:style style:name="T512" style:parent-style-name="기본단락글꼴" style:family="text">
      <style:text-properties style:font-name="맑은 고딕" fo:color="#000000"/>
    </style:style>
    <style:style style:name="T513" style:parent-style-name="기본단락글꼴" style:family="text">
      <style:text-properties style:font-name="맑은 고딕" fo:color="#000000"/>
    </style:style>
    <style:style style:name="T514" style:parent-style-name="기본단락글꼴" style:family="text">
      <style:text-properties style:font-name="맑은 고딕" fo:color="#000000"/>
    </style:style>
    <style:style style:name="T515" style:parent-style-name="기본단락글꼴" style:family="text">
      <style:text-properties style:font-name="맑은 고딕" fo:color="#000000"/>
    </style:style>
    <style:style style:name="T516" style:parent-style-name="기본단락글꼴" style:family="text">
      <style:text-properties style:font-name="맑은 고딕" fo:color="#000000"/>
    </style:style>
    <style:style style:name="T517" style:parent-style-name="기본단락글꼴" style:family="text">
      <style:text-properties style:font-name="맑은 고딕" fo:color="#000000"/>
    </style:style>
    <style:style style:name="T518" style:parent-style-name="기본단락글꼴" style:family="text">
      <style:text-properties style:font-name="맑은 고딕" fo:color="#000000"/>
    </style:style>
    <style:style style:name="T519" style:parent-style-name="기본단락글꼴" style:family="text">
      <style:text-properties style:font-name="맑은 고딕" fo:color="#000000"/>
    </style:style>
    <style:style style:name="T520" style:parent-style-name="기본단락글꼴" style:family="text">
      <style:text-properties style:font-name="맑은 고딕" fo:color="#000000"/>
    </style:style>
    <style:style style:name="T521" style:parent-style-name="기본단락글꼴" style:family="text">
      <style:text-properties style:font-name="맑은 고딕" fo:color="#000000"/>
    </style:style>
    <style:style style:name="T522" style:parent-style-name="기본단락글꼴" style:family="text">
      <style:text-properties style:font-name="맑은 고딕" fo:color="#000000"/>
    </style:style>
    <style:style style:name="T523" style:parent-style-name="기본단락글꼴" style:family="text">
      <style:text-properties style:font-name="맑은 고딕" fo:color="#000000"/>
    </style:style>
    <style:style style:name="T524" style:parent-style-name="기본단락글꼴" style:family="text">
      <style:text-properties style:font-name="맑은 고딕" fo:color="#000000"/>
    </style:style>
    <style:style style:name="T525" style:parent-style-name="기본단락글꼴" style:family="text">
      <style:text-properties style:font-name="맑은 고딕" fo:color="#000000"/>
    </style:style>
    <style:style style:name="T526" style:parent-style-name="기본단락글꼴" style:family="text">
      <style:text-properties style:font-name="맑은 고딕" fo:color="#000000"/>
    </style:style>
    <style:style style:name="T527" style:parent-style-name="기본단락글꼴" style:family="text">
      <style:text-properties style:font-name="맑은 고딕" fo:color="#000000"/>
    </style:style>
    <style:style style:name="T528" style:parent-style-name="기본단락글꼴" style:family="text">
      <style:text-properties style:font-name="맑은 고딕" fo:color="#000000"/>
    </style:style>
    <style:style style:name="T529" style:parent-style-name="기본단락글꼴" style:family="text">
      <style:text-properties style:font-name="맑은 고딕" fo:color="#000000"/>
    </style:style>
    <style:style style:name="T530" style:parent-style-name="기본단락글꼴" style:family="text">
      <style:text-properties style:font-name="맑은 고딕" fo:color="#000000"/>
    </style:style>
    <style:style style:name="T531" style:parent-style-name="기본단락글꼴" style:family="text">
      <style:text-properties style:font-name="맑은 고딕" fo:color="#000000"/>
    </style:style>
    <style:style style:name="T532" style:parent-style-name="기본단락글꼴" style:family="text">
      <style:text-properties style:font-name="맑은 고딕" fo:color="#000000"/>
    </style:style>
    <style:style style:name="T533" style:parent-style-name="기본단락글꼴" style:family="text">
      <style:text-properties style:font-name="맑은 고딕" fo:color="#000000"/>
    </style:style>
    <style:style style:name="T534" style:parent-style-name="기본단락글꼴" style:family="text">
      <style:text-properties style:font-name="맑은 고딕" fo:color="#000000"/>
    </style:style>
    <style:style style:name="T535" style:parent-style-name="기본단락글꼴" style:family="text">
      <style:text-properties style:font-name="맑은 고딕" fo:color="#000000"/>
    </style:style>
    <style:style style:name="T536" style:parent-style-name="기본단락글꼴" style:family="text">
      <style:text-properties style:font-name="맑은 고딕" fo:color="#000000"/>
    </style:style>
    <style:style style:name="T537" style:parent-style-name="기본단락글꼴" style:family="text">
      <style:text-properties style:font-name="맑은 고딕" fo:color="#000000"/>
    </style:style>
    <style:style style:name="T538" style:parent-style-name="기본단락글꼴" style:family="text">
      <style:text-properties style:font-name="맑은 고딕" fo:color="#000000"/>
    </style:style>
    <style:style style:name="T539" style:parent-style-name="기본단락글꼴" style:family="text">
      <style:text-properties style:font-name="맑은 고딕" fo:color="#000000"/>
    </style:style>
    <style:style style:name="T540" style:parent-style-name="기본단락글꼴" style:family="text">
      <style:text-properties style:font-name="맑은 고딕" fo:color="#000000"/>
    </style:style>
    <style:style style:name="T541" style:parent-style-name="기본단락글꼴" style:family="text">
      <style:text-properties style:font-name="맑은 고딕" fo:color="#000000"/>
    </style:style>
    <style:style style:name="T542" style:parent-style-name="기본단락글꼴" style:family="text">
      <style:text-properties style:font-name="맑은 고딕" fo:color="#000000"/>
    </style:style>
    <style:style style:name="T543" style:parent-style-name="기본단락글꼴" style:family="text">
      <style:text-properties style:font-name="맑은 고딕" fo:color="#000000"/>
    </style:style>
    <style:style style:name="T544" style:parent-style-name="기본단락글꼴" style:family="text">
      <style:text-properties style:font-name="맑은 고딕" fo:color="#000000"/>
    </style:style>
    <style:style style:name="T545" style:parent-style-name="기본단락글꼴" style:family="text">
      <style:text-properties style:font-name="맑은 고딕" fo:color="#000000"/>
    </style:style>
    <style:style style:name="T546" style:parent-style-name="기본단락글꼴" style:family="text">
      <style:text-properties style:font-name="맑은 고딕" fo:color="#000000"/>
    </style:style>
    <style:style style:name="T547" style:parent-style-name="기본단락글꼴" style:family="text">
      <style:text-properties style:font-name="맑은 고딕" fo:color="#000000"/>
    </style:style>
    <style:style style:name="T548" style:parent-style-name="기본단락글꼴" style:family="text">
      <style:text-properties style:font-name="맑은 고딕" fo:color="#000000"/>
    </style:style>
    <style:style style:name="T549" style:parent-style-name="기본단락글꼴" style:family="text">
      <style:text-properties style:font-name="맑은 고딕" fo:color="#000000"/>
    </style:style>
    <style:style style:name="T550" style:parent-style-name="기본단락글꼴" style:family="text">
      <style:text-properties style:font-name="맑은 고딕" fo:color="#000000"/>
    </style:style>
    <style:style style:name="T551" style:parent-style-name="기본단락글꼴" style:family="text">
      <style:text-properties style:font-name="맑은 고딕" fo:color="#000000"/>
    </style:style>
    <style:style style:name="T552" style:parent-style-name="기본단락글꼴" style:family="text">
      <style:text-properties style:font-name="맑은 고딕" fo:color="#000000"/>
    </style:style>
    <style:style style:name="T553" style:parent-style-name="기본단락글꼴" style:family="text">
      <style:text-properties style:font-name="맑은 고딕" fo:color="#000000"/>
    </style:style>
    <style:style style:name="T554" style:parent-style-name="기본단락글꼴" style:family="text">
      <style:text-properties style:font-name="맑은 고딕" fo:color="#000000"/>
    </style:style>
    <style:style style:name="T555" style:parent-style-name="기본단락글꼴" style:family="text">
      <style:text-properties style:font-name="맑은 고딕" fo:color="#000000"/>
    </style:style>
    <style:style style:name="T556" style:parent-style-name="기본단락글꼴" style:family="text">
      <style:text-properties style:font-name="맑은 고딕" fo:color="#000000"/>
    </style:style>
    <style:style style:name="T557" style:parent-style-name="기본단락글꼴" style:family="text">
      <style:text-properties style:font-name="맑은 고딕" fo:color="#000000"/>
    </style:style>
    <style:style style:name="T558" style:parent-style-name="기본단락글꼴" style:family="text">
      <style:text-properties style:font-name="맑은 고딕" fo:color="#000000"/>
    </style:style>
    <style:style style:name="T559" style:parent-style-name="기본단락글꼴" style:family="text">
      <style:text-properties style:font-name="맑은 고딕" fo:color="#000000"/>
    </style:style>
    <style:style style:name="T560" style:parent-style-name="기본단락글꼴" style:family="text">
      <style:text-properties style:font-name="맑은 고딕" fo:color="#000000"/>
    </style:style>
    <style:style style:name="T561" style:parent-style-name="기본단락글꼴" style:family="text">
      <style:text-properties style:font-name="맑은 고딕" fo:color="#000000"/>
    </style:style>
    <style:style style:name="T562" style:parent-style-name="기본단락글꼴" style:family="text">
      <style:text-properties style:font-name="맑은 고딕" fo:color="#000000"/>
    </style:style>
    <style:style style:name="T563" style:parent-style-name="기본단락글꼴" style:family="text">
      <style:text-properties style:font-name="맑은 고딕" fo:color="#000000"/>
    </style:style>
    <style:style style:name="T564" style:parent-style-name="기본단락글꼴" style:family="text">
      <style:text-properties style:font-name="맑은 고딕" fo:color="#000000"/>
    </style:style>
    <style:style style:name="T565" style:parent-style-name="기본단락글꼴" style:family="text">
      <style:text-properties style:font-name="맑은 고딕" fo:color="#000000"/>
    </style:style>
    <style:style style:name="T566" style:parent-style-name="기본단락글꼴" style:family="text">
      <style:text-properties style:font-name="맑은 고딕" fo:color="#000000"/>
    </style:style>
    <style:style style:name="T567" style:parent-style-name="기본단락글꼴" style:family="text">
      <style:text-properties style:font-name="맑은 고딕" fo:color="#000000"/>
    </style:style>
    <style:style style:name="T568" style:parent-style-name="기본단락글꼴" style:family="text">
      <style:text-properties style:font-name="맑은 고딕" fo:color="#000000"/>
    </style:style>
    <style:style style:name="T569" style:parent-style-name="기본단락글꼴" style:family="text">
      <style:text-properties style:font-name="맑은 고딕" fo:color="#000000"/>
    </style:style>
    <style:style style:name="T570" style:parent-style-name="기본단락글꼴" style:family="text">
      <style:text-properties style:font-name="맑은 고딕" fo:color="#000000"/>
    </style:style>
    <style:style style:name="T571" style:parent-style-name="기본단락글꼴" style:family="text">
      <style:text-properties style:font-name="맑은 고딕" fo:color="#000000"/>
    </style:style>
    <style:style style:name="T572" style:parent-style-name="기본단락글꼴" style:family="text">
      <style:text-properties style:font-name="맑은 고딕" fo:color="#000000"/>
    </style:style>
    <style:style style:name="T573" style:parent-style-name="기본단락글꼴" style:family="text">
      <style:text-properties style:font-name="맑은 고딕" fo:color="#000000"/>
    </style:style>
    <style:style style:name="T574" style:parent-style-name="기본단락글꼴" style:family="text">
      <style:text-properties style:font-name="맑은 고딕" fo:color="#000000"/>
    </style:style>
    <style:style style:name="T575" style:parent-style-name="기본단락글꼴" style:family="text">
      <style:text-properties style:font-name="맑은 고딕" fo:color="#000000"/>
    </style:style>
    <style:style style:name="T576" style:parent-style-name="기본단락글꼴" style:family="text">
      <style:text-properties style:font-name="맑은 고딕" fo:color="#000000"/>
    </style:style>
    <style:style style:name="T577" style:parent-style-name="기본단락글꼴" style:family="text">
      <style:text-properties style:font-name="맑은 고딕" fo:color="#000000"/>
    </style:style>
    <style:style style:name="T578" style:parent-style-name="기본단락글꼴" style:family="text">
      <style:text-properties style:font-name="맑은 고딕" fo:color="#000000"/>
    </style:style>
    <style:style style:name="T579" style:parent-style-name="기본단락글꼴" style:family="text">
      <style:text-properties style:font-name="맑은 고딕" fo:color="#000000"/>
    </style:style>
    <style:style style:name="T580" style:parent-style-name="기본단락글꼴" style:family="text">
      <style:text-properties style:font-name="맑은 고딕" fo:color="#000000"/>
    </style:style>
    <style:style style:name="T581" style:parent-style-name="기본단락글꼴" style:family="text">
      <style:text-properties style:font-name="맑은 고딕" fo:color="#000000"/>
    </style:style>
    <style:style style:name="T582" style:parent-style-name="기본단락글꼴" style:family="text">
      <style:text-properties style:font-name="맑은 고딕" fo:color="#000000"/>
    </style:style>
    <style:style style:name="T583" style:parent-style-name="기본단락글꼴" style:family="text">
      <style:text-properties style:font-name="맑은 고딕" fo:color="#000000"/>
    </style:style>
    <style:style style:name="T584" style:parent-style-name="기본단락글꼴" style:family="text">
      <style:text-properties style:font-name="맑은 고딕" fo:color="#000000"/>
    </style:style>
    <style:style style:name="T585" style:parent-style-name="기본단락글꼴" style:family="text">
      <style:text-properties style:font-name="맑은 고딕" fo:color="#000000"/>
    </style:style>
    <style:style style:name="T586" style:parent-style-name="기본단락글꼴" style:family="text">
      <style:text-properties style:font-name="맑은 고딕" fo:color="#000000"/>
    </style:style>
    <style:style style:name="T587" style:parent-style-name="기본단락글꼴" style:family="text">
      <style:text-properties style:font-name="맑은 고딕" fo:color="#000000"/>
    </style:style>
    <style:style style:name="T588" style:parent-style-name="기본단락글꼴" style:family="text">
      <style:text-properties style:font-name="맑은 고딕" fo:color="#000000"/>
    </style:style>
    <style:style style:name="T589" style:parent-style-name="기본단락글꼴" style:family="text">
      <style:text-properties style:font-name="맑은 고딕" fo:color="#000000"/>
    </style:style>
    <style:style style:name="T590" style:parent-style-name="기본단락글꼴" style:family="text">
      <style:text-properties style:font-name="맑은 고딕" fo:color="#000000"/>
    </style:style>
    <style:style style:name="T591" style:parent-style-name="기본단락글꼴" style:family="text">
      <style:text-properties style:font-name="맑은 고딕" fo:color="#000000"/>
    </style:style>
    <style:style style:name="T592" style:parent-style-name="기본단락글꼴" style:family="text">
      <style:text-properties style:font-name="맑은 고딕" fo:color="#000000"/>
    </style:style>
    <style:style style:name="T593" style:parent-style-name="기본단락글꼴" style:family="text">
      <style:text-properties style:font-name="맑은 고딕" fo:color="#000000"/>
    </style:style>
    <style:style style:name="T594" style:parent-style-name="기본단락글꼴" style:family="text">
      <style:text-properties style:font-name="맑은 고딕" fo:color="#000000"/>
    </style:style>
    <style:style style:name="T595" style:parent-style-name="기본단락글꼴" style:family="text">
      <style:text-properties style:font-name="맑은 고딕" fo:color="#000000"/>
    </style:style>
    <style:style style:name="T596" style:parent-style-name="기본단락글꼴" style:family="text">
      <style:text-properties style:font-name="맑은 고딕" fo:color="#000000"/>
    </style:style>
    <style:style style:name="T597" style:parent-style-name="기본단락글꼴" style:family="text">
      <style:text-properties style:font-name="맑은 고딕" fo:color="#000000"/>
    </style:style>
    <style:style style:name="T598" style:parent-style-name="기본단락글꼴" style:family="text">
      <style:text-properties style:font-name="맑은 고딕" fo:color="#000000"/>
    </style:style>
    <style:style style:name="T599" style:parent-style-name="기본단락글꼴" style:family="text">
      <style:text-properties style:font-name="맑은 고딕" fo:color="#000000"/>
    </style:style>
    <style:style style:name="T600" style:parent-style-name="기본단락글꼴" style:family="text">
      <style:text-properties style:font-name="맑은 고딕" fo:color="#000000"/>
    </style:style>
    <style:style style:name="T601" style:parent-style-name="기본단락글꼴" style:family="text">
      <style:text-properties style:font-name="맑은 고딕" fo:color="#000000"/>
    </style:style>
    <style:style style:name="T602" style:parent-style-name="기본단락글꼴" style:family="text">
      <style:text-properties style:font-name="맑은 고딕" fo:color="#000000"/>
    </style:style>
    <style:style style:name="T603" style:parent-style-name="기본단락글꼴" style:family="text">
      <style:text-properties style:font-name="맑은 고딕" fo:color="#000000"/>
    </style:style>
    <style:style style:name="T604" style:parent-style-name="기본단락글꼴" style:family="text">
      <style:text-properties style:font-name="맑은 고딕" fo:color="#000000"/>
    </style:style>
    <style:style style:name="T605" style:parent-style-name="기본단락글꼴" style:family="text">
      <style:text-properties style:font-name="맑은 고딕" fo:color="#000000"/>
    </style:style>
    <style:style style:name="T606" style:parent-style-name="기본단락글꼴" style:family="text">
      <style:text-properties style:font-name="맑은 고딕" fo:color="#000000"/>
    </style:style>
    <style:style style:name="T607" style:parent-style-name="기본단락글꼴" style:family="text">
      <style:text-properties style:font-name="맑은 고딕" fo:color="#000000"/>
    </style:style>
    <style:style style:name="T608" style:parent-style-name="기본단락글꼴" style:family="text">
      <style:text-properties style:font-name="맑은 고딕" fo:color="#000000"/>
    </style:style>
    <style:style style:name="T609" style:parent-style-name="기본단락글꼴" style:family="text">
      <style:text-properties style:font-name="맑은 고딕" fo:color="#000000"/>
    </style:style>
    <style:style style:name="T610" style:parent-style-name="기본단락글꼴" style:family="text">
      <style:text-properties style:font-name="맑은 고딕" fo:color="#000000"/>
    </style:style>
    <style:style style:name="T611" style:parent-style-name="기본단락글꼴" style:family="text">
      <style:text-properties style:font-name="맑은 고딕" fo:color="#000000"/>
    </style:style>
    <style:style style:name="T612" style:parent-style-name="기본단락글꼴" style:family="text">
      <style:text-properties style:font-name="맑은 고딕" fo:color="#000000"/>
    </style:style>
    <style:style style:name="T613" style:parent-style-name="기본단락글꼴" style:family="text">
      <style:text-properties style:font-name="맑은 고딕" fo:color="#000000"/>
    </style:style>
    <style:style style:name="T614" style:parent-style-name="기본단락글꼴" style:family="text">
      <style:text-properties style:font-name="맑은 고딕" fo:color="#000000"/>
    </style:style>
    <style:style style:name="T615" style:parent-style-name="기본단락글꼴" style:family="text">
      <style:text-properties style:font-name="맑은 고딕" fo:color="#000000"/>
    </style:style>
    <style:style style:name="T616" style:parent-style-name="기본단락글꼴" style:family="text">
      <style:text-properties style:font-name="맑은 고딕" fo:color="#000000"/>
    </style:style>
    <style:style style:name="T617" style:parent-style-name="기본단락글꼴" style:family="text">
      <style:text-properties style:font-name="맑은 고딕" fo:color="#000000"/>
    </style:style>
    <style:style style:name="T618" style:parent-style-name="기본단락글꼴" style:family="text">
      <style:text-properties style:font-name="맑은 고딕" fo:color="#000000"/>
    </style:style>
    <style:style style:name="T619" style:parent-style-name="기본단락글꼴" style:family="text">
      <style:text-properties style:font-name="맑은 고딕" fo:color="#000000"/>
    </style:style>
    <style:style style:name="T620" style:parent-style-name="기본단락글꼴" style:family="text">
      <style:text-properties style:font-name="맑은 고딕" fo:color="#000000"/>
    </style:style>
    <style:style style:name="T621" style:parent-style-name="기본단락글꼴" style:family="text">
      <style:text-properties style:font-name="맑은 고딕" fo:color="#000000"/>
    </style:style>
    <style:style style:name="T622" style:parent-style-name="기본단락글꼴" style:family="text">
      <style:text-properties style:font-name="맑은 고딕" fo:color="#000000"/>
    </style:style>
    <style:style style:name="T623" style:parent-style-name="기본단락글꼴" style:family="text">
      <style:text-properties style:font-name="맑은 고딕" fo:color="#000000"/>
    </style:style>
    <style:style style:name="T624" style:parent-style-name="기본단락글꼴" style:family="text">
      <style:text-properties style:font-name="맑은 고딕" fo:color="#000000"/>
    </style:style>
    <style:style style:name="T625" style:parent-style-name="기본단락글꼴" style:family="text">
      <style:text-properties style:font-name="맑은 고딕" fo:color="#000000"/>
    </style:style>
    <style:style style:name="T626" style:parent-style-name="기본단락글꼴" style:family="text">
      <style:text-properties style:font-name="맑은 고딕" fo:color="#000000"/>
    </style:style>
    <style:style style:name="T627" style:parent-style-name="기본단락글꼴" style:family="text">
      <style:text-properties style:font-name="맑은 고딕" fo:color="#000000"/>
    </style:style>
    <style:style style:name="T628" style:parent-style-name="기본단락글꼴" style:family="text">
      <style:text-properties style:font-name="맑은 고딕" fo:color="#000000"/>
    </style:style>
    <style:style style:name="T629" style:parent-style-name="기본단락글꼴" style:family="text">
      <style:text-properties style:font-name="맑은 고딕" fo:color="#000000"/>
    </style:style>
    <style:style style:name="T630" style:parent-style-name="기본단락글꼴" style:family="text">
      <style:text-properties style:font-name="맑은 고딕" fo:color="#000000"/>
    </style:style>
    <style:style style:name="T631" style:parent-style-name="기본단락글꼴" style:family="text">
      <style:text-properties style:font-name="맑은 고딕" fo:color="#000000"/>
    </style:style>
    <style:style style:name="T632" style:parent-style-name="기본단락글꼴" style:family="text">
      <style:text-properties style:font-name="맑은 고딕" fo:color="#000000"/>
    </style:style>
    <style:style style:name="T633" style:parent-style-name="기본단락글꼴" style:family="text">
      <style:text-properties style:font-name="맑은 고딕" fo:color="#000000"/>
    </style:style>
    <style:style style:name="T634" style:parent-style-name="기본단락글꼴" style:family="text">
      <style:text-properties style:font-name="맑은 고딕" fo:color="#000000"/>
    </style:style>
    <style:style style:name="T635" style:parent-style-name="기본단락글꼴" style:family="text">
      <style:text-properties style:font-name="맑은 고딕" fo:color="#000000"/>
    </style:style>
    <style:style style:name="T636" style:parent-style-name="기본단락글꼴" style:family="text">
      <style:text-properties style:font-name="맑은 고딕" fo:color="#000000"/>
    </style:style>
    <style:style style:name="T637" style:parent-style-name="기본단락글꼴" style:family="text">
      <style:text-properties style:font-name="맑은 고딕" fo:color="#000000"/>
    </style:style>
    <style:style style:name="T638" style:parent-style-name="기본단락글꼴" style:family="text">
      <style:text-properties style:font-name="맑은 고딕" fo:color="#000000"/>
    </style:style>
    <style:style style:name="T639" style:parent-style-name="기본단락글꼴" style:family="text">
      <style:text-properties style:font-name="맑은 고딕" fo:color="#000000"/>
    </style:style>
    <style:style style:name="T640" style:parent-style-name="기본단락글꼴" style:family="text">
      <style:text-properties style:font-name="맑은 고딕" fo:color="#000000"/>
    </style:style>
    <style:style style:name="T641" style:parent-style-name="기본단락글꼴" style:family="text">
      <style:text-properties style:font-name="맑은 고딕" fo:color="#000000"/>
    </style:style>
    <style:style style:name="T642" style:parent-style-name="기본단락글꼴" style:family="text">
      <style:text-properties style:font-name="맑은 고딕" fo:color="#000000"/>
    </style:style>
    <style:style style:name="T643" style:parent-style-name="기본단락글꼴" style:family="text">
      <style:text-properties style:font-name="맑은 고딕" fo:color="#000000"/>
    </style:style>
    <style:style style:name="T644" style:parent-style-name="기본단락글꼴" style:family="text">
      <style:text-properties style:font-name="맑은 고딕" fo:color="#000000"/>
    </style:style>
    <style:style style:name="T645" style:parent-style-name="기본단락글꼴" style:family="text">
      <style:text-properties style:font-name="맑은 고딕" fo:color="#000000"/>
    </style:style>
    <style:style style:name="T646" style:parent-style-name="기본단락글꼴" style:family="text">
      <style:text-properties style:font-name="맑은 고딕" fo:color="#000000"/>
    </style:style>
    <style:style style:name="T647" style:parent-style-name="기본단락글꼴" style:family="text">
      <style:text-properties style:font-name="맑은 고딕" fo:color="#000000"/>
    </style:style>
    <style:style style:name="T648" style:parent-style-name="기본단락글꼴" style:family="text">
      <style:text-properties style:font-name="맑은 고딕" fo:color="#000000"/>
    </style:style>
    <style:style style:name="T649" style:parent-style-name="기본단락글꼴" style:family="text">
      <style:text-properties style:font-name="맑은 고딕" fo:color="#000000"/>
    </style:style>
    <style:style style:name="T650" style:parent-style-name="기본단락글꼴" style:family="text">
      <style:text-properties style:font-name="맑은 고딕" fo:color="#000000"/>
    </style:style>
    <style:style style:name="T651" style:parent-style-name="기본단락글꼴" style:family="text">
      <style:text-properties style:font-name="맑은 고딕" fo:color="#000000"/>
    </style:style>
    <style:style style:name="T652" style:parent-style-name="기본단락글꼴" style:family="text">
      <style:text-properties style:font-name="맑은 고딕" fo:color="#000000"/>
    </style:style>
    <style:style style:name="T653" style:parent-style-name="기본단락글꼴" style:family="text">
      <style:text-properties style:font-name="맑은 고딕" fo:color="#000000"/>
    </style:style>
    <style:style style:name="T654" style:parent-style-name="기본단락글꼴" style:family="text">
      <style:text-properties style:font-name="맑은 고딕" fo:color="#000000"/>
    </style:style>
    <style:style style:name="T655" style:parent-style-name="기본단락글꼴" style:family="text">
      <style:text-properties style:font-name="맑은 고딕" fo:color="#000000"/>
    </style:style>
    <style:style style:name="T656" style:parent-style-name="기본단락글꼴" style:family="text">
      <style:text-properties style:font-name="맑은 고딕" fo:color="#000000"/>
    </style:style>
    <style:style style:name="T657" style:parent-style-name="기본단락글꼴" style:family="text">
      <style:text-properties style:font-name="맑은 고딕" fo:color="#000000"/>
    </style:style>
    <style:style style:name="T658" style:parent-style-name="기본단락글꼴" style:family="text">
      <style:text-properties style:font-name="맑은 고딕" fo:color="#000000"/>
    </style:style>
    <style:style style:name="T659" style:parent-style-name="기본단락글꼴" style:family="text">
      <style:text-properties style:font-name="맑은 고딕" fo:color="#000000"/>
    </style:style>
    <style:style style:name="T660" style:parent-style-name="기본단락글꼴" style:family="text">
      <style:text-properties style:font-name="맑은 고딕" fo:color="#000000"/>
    </style:style>
    <style:style style:name="T661" style:parent-style-name="기본단락글꼴" style:family="text">
      <style:text-properties style:font-name="맑은 고딕" fo:color="#000000"/>
    </style:style>
    <style:style style:name="T662" style:parent-style-name="기본단락글꼴" style:family="text">
      <style:text-properties style:font-name="맑은 고딕" fo:color="#000000"/>
    </style:style>
    <style:style style:name="T663" style:parent-style-name="기본단락글꼴" style:family="text">
      <style:text-properties style:font-name="맑은 고딕" fo:color="#000000"/>
    </style:style>
    <style:style style:name="T664" style:parent-style-name="기본단락글꼴" style:family="text">
      <style:text-properties style:font-name="맑은 고딕" fo:color="#000000"/>
    </style:style>
    <style:style style:name="T665" style:parent-style-name="기본단락글꼴" style:family="text">
      <style:text-properties style:font-name="맑은 고딕" fo:color="#000000"/>
    </style:style>
    <style:style style:name="T666" style:parent-style-name="기본단락글꼴" style:family="text">
      <style:text-properties style:font-name="맑은 고딕" fo:color="#000000"/>
    </style:style>
    <style:style style:name="T667" style:parent-style-name="기본단락글꼴" style:family="text">
      <style:text-properties style:font-name="맑은 고딕" fo:color="#000000"/>
    </style:style>
    <style:style style:name="T668" style:parent-style-name="기본단락글꼴" style:family="text">
      <style:text-properties style:font-name="맑은 고딕" fo:color="#000000"/>
    </style:style>
    <style:style style:name="T669" style:parent-style-name="기본단락글꼴" style:family="text">
      <style:text-properties style:font-name="맑은 고딕" fo:color="#000000"/>
    </style:style>
    <style:style style:name="T670" style:parent-style-name="기본단락글꼴" style:family="text">
      <style:text-properties style:font-name="맑은 고딕" fo:color="#000000"/>
    </style:style>
    <style:style style:name="T671" style:parent-style-name="기본단락글꼴" style:family="text">
      <style:text-properties style:font-name="맑은 고딕" fo:color="#000000"/>
    </style:style>
    <style:style style:name="T672" style:parent-style-name="기본단락글꼴" style:family="text">
      <style:text-properties style:font-name="맑은 고딕" fo:color="#000000"/>
    </style:style>
    <style:style style:name="T673" style:parent-style-name="기본단락글꼴" style:family="text">
      <style:text-properties style:font-name="맑은 고딕" fo:color="#000000"/>
    </style:style>
    <style:style style:name="T674" style:parent-style-name="기본단락글꼴" style:family="text">
      <style:text-properties style:font-name="맑은 고딕" fo:color="#000000"/>
    </style:style>
    <style:style style:name="T675" style:parent-style-name="기본단락글꼴" style:family="text">
      <style:text-properties style:font-name="맑은 고딕" fo:color="#000000"/>
    </style:style>
    <style:style style:name="T676" style:parent-style-name="기본단락글꼴" style:family="text">
      <style:text-properties style:font-name="맑은 고딕" fo:color="#000000"/>
    </style:style>
    <style:style style:name="T677" style:parent-style-name="기본단락글꼴" style:family="text">
      <style:text-properties style:font-name="맑은 고딕" fo:color="#000000"/>
    </style:style>
    <style:style style:name="T678" style:parent-style-name="기본단락글꼴" style:family="text">
      <style:text-properties style:font-name="맑은 고딕" fo:color="#000000"/>
    </style:style>
    <style:style style:name="T679" style:parent-style-name="기본단락글꼴" style:family="text">
      <style:text-properties style:font-name="맑은 고딕" fo:color="#000000"/>
    </style:style>
    <style:style style:name="T680" style:parent-style-name="기본단락글꼴" style:family="text">
      <style:text-properties style:font-name="맑은 고딕" fo:color="#000000"/>
    </style:style>
    <style:style style:name="T681" style:parent-style-name="기본단락글꼴" style:family="text">
      <style:text-properties style:font-name="맑은 고딕" fo:color="#000000"/>
    </style:style>
    <style:style style:name="T682" style:parent-style-name="기본단락글꼴" style:family="text">
      <style:text-properties style:font-name="맑은 고딕" fo:color="#000000"/>
    </style:style>
    <style:style style:name="T683" style:parent-style-name="기본단락글꼴" style:family="text">
      <style:text-properties style:font-name="맑은 고딕" fo:color="#000000"/>
    </style:style>
    <style:style style:name="T684" style:parent-style-name="기본단락글꼴" style:family="text">
      <style:text-properties style:font-name="맑은 고딕" fo:color="#000000"/>
    </style:style>
    <style:style style:name="T685" style:parent-style-name="기본단락글꼴" style:family="text">
      <style:text-properties style:font-name="맑은 고딕" fo:color="#000000"/>
    </style:style>
    <style:style style:name="T686" style:parent-style-name="기본단락글꼴" style:family="text">
      <style:text-properties style:font-name="맑은 고딕" fo:color="#000000"/>
    </style:style>
    <style:style style:name="T687" style:parent-style-name="기본단락글꼴" style:family="text">
      <style:text-properties style:font-name="맑은 고딕" fo:color="#000000"/>
    </style:style>
    <style:style style:name="T688" style:parent-style-name="기본단락글꼴" style:family="text">
      <style:text-properties style:font-name="맑은 고딕" fo:color="#000000"/>
    </style:style>
    <style:style style:name="T689" style:parent-style-name="기본단락글꼴" style:family="text">
      <style:text-properties style:font-name="맑은 고딕" fo:color="#000000"/>
    </style:style>
    <style:style style:name="T690" style:parent-style-name="기본단락글꼴" style:family="text">
      <style:text-properties style:font-name="맑은 고딕" fo:color="#000000"/>
    </style:style>
    <style:style style:name="T691" style:parent-style-name="기본단락글꼴" style:family="text">
      <style:text-properties style:font-name="맑은 고딕" fo:color="#000000"/>
    </style:style>
    <style:style style:name="T692" style:parent-style-name="기본단락글꼴" style:family="text">
      <style:text-properties style:font-name="맑은 고딕" fo:color="#000000"/>
    </style:style>
    <style:style style:name="T693" style:parent-style-name="기본단락글꼴" style:family="text">
      <style:text-properties style:font-name="맑은 고딕" fo:color="#000000"/>
    </style:style>
    <style:style style:name="T694" style:parent-style-name="기본단락글꼴" style:family="text">
      <style:text-properties style:font-name="맑은 고딕" fo:color="#000000"/>
    </style:style>
    <style:style style:name="T695" style:parent-style-name="기본단락글꼴" style:family="text">
      <style:text-properties style:font-name="맑은 고딕" fo:color="#000000"/>
    </style:style>
    <style:style style:name="T696" style:parent-style-name="기본단락글꼴" style:family="text">
      <style:text-properties style:font-name="맑은 고딕" fo:color="#000000"/>
    </style:style>
    <style:style style:name="T697" style:parent-style-name="기본단락글꼴" style:family="text">
      <style:text-properties style:font-name="맑은 고딕" fo:color="#000000"/>
    </style:style>
    <style:style style:name="T698" style:parent-style-name="기본단락글꼴" style:family="text">
      <style:text-properties style:font-name="맑은 고딕" fo:color="#000000"/>
    </style:style>
    <style:style style:name="T699" style:parent-style-name="기본단락글꼴" style:family="text">
      <style:text-properties style:font-name="맑은 고딕" fo:color="#000000"/>
    </style:style>
    <style:style style:name="T700" style:parent-style-name="기본단락글꼴" style:family="text">
      <style:text-properties style:font-name="맑은 고딕" fo:color="#000000"/>
    </style:style>
    <style:style style:name="T701" style:parent-style-name="기본단락글꼴" style:family="text">
      <style:text-properties style:font-name="맑은 고딕" fo:color="#000000"/>
    </style:style>
    <style:style style:name="T702" style:parent-style-name="기본단락글꼴" style:family="text">
      <style:text-properties style:font-name="맑은 고딕" fo:color="#000000"/>
    </style:style>
    <style:style style:name="T703" style:parent-style-name="기본단락글꼴" style:family="text">
      <style:text-properties style:font-name="맑은 고딕" fo:color="#000000"/>
    </style:style>
    <style:style style:name="T704" style:parent-style-name="기본단락글꼴" style:family="text">
      <style:text-properties style:font-name="맑은 고딕" fo:color="#000000"/>
    </style:style>
    <style:style style:name="T705" style:parent-style-name="기본단락글꼴" style:family="text">
      <style:text-properties style:font-name="맑은 고딕" fo:color="#000000"/>
    </style:style>
    <style:style style:name="T706" style:parent-style-name="기본단락글꼴" style:family="text">
      <style:text-properties style:font-name="맑은 고딕" fo:color="#000000"/>
    </style:style>
    <style:style style:name="T707" style:parent-style-name="기본단락글꼴" style:family="text">
      <style:text-properties style:font-name="맑은 고딕" fo:color="#000000"/>
    </style:style>
    <style:style style:name="T708" style:parent-style-name="기본단락글꼴" style:family="text">
      <style:text-properties style:font-name="맑은 고딕" fo:color="#000000"/>
    </style:style>
    <style:style style:name="T709" style:parent-style-name="기본단락글꼴" style:family="text">
      <style:text-properties style:font-name="맑은 고딕" fo:color="#000000"/>
    </style:style>
    <style:style style:name="T710" style:parent-style-name="기본단락글꼴" style:family="text">
      <style:text-properties style:font-name="맑은 고딕" fo:color="#000000"/>
    </style:style>
    <style:style style:name="T711" style:parent-style-name="기본단락글꼴" style:family="text">
      <style:text-properties style:font-name="맑은 고딕" fo:color="#000000"/>
    </style:style>
    <style:style style:name="T712" style:parent-style-name="기본단락글꼴" style:family="text">
      <style:text-properties style:font-name="맑은 고딕" fo:color="#000000"/>
    </style:style>
    <style:style style:name="T713" style:parent-style-name="기본단락글꼴" style:family="text">
      <style:text-properties style:font-name="맑은 고딕" fo:color="#000000"/>
    </style:style>
    <style:style style:name="T714" style:parent-style-name="기본단락글꼴" style:family="text">
      <style:text-properties style:font-name="맑은 고딕" fo:color="#000000"/>
    </style:style>
    <style:style style:name="T715" style:parent-style-name="기본단락글꼴" style:family="text">
      <style:text-properties style:font-name="맑은 고딕" fo:color="#000000"/>
    </style:style>
    <style:style style:name="T716" style:parent-style-name="기본단락글꼴" style:family="text">
      <style:text-properties style:font-name="맑은 고딕" fo:color="#000000"/>
    </style:style>
    <style:style style:name="T717" style:parent-style-name="기본단락글꼴" style:family="text">
      <style:text-properties style:font-name="맑은 고딕" fo:color="#000000"/>
    </style:style>
    <style:style style:name="T718" style:parent-style-name="기본단락글꼴" style:family="text">
      <style:text-properties style:font-name="맑은 고딕" fo:color="#000000"/>
    </style:style>
    <style:style style:name="T719" style:parent-style-name="기본단락글꼴" style:family="text">
      <style:text-properties style:font-name="맑은 고딕" fo:color="#000000"/>
    </style:style>
    <style:style style:name="T720" style:parent-style-name="기본단락글꼴" style:family="text">
      <style:text-properties style:font-name="맑은 고딕" fo:color="#000000"/>
    </style:style>
    <style:style style:name="T721" style:parent-style-name="기본단락글꼴" style:family="text">
      <style:text-properties style:font-name="맑은 고딕" fo:color="#000000"/>
    </style:style>
    <style:style style:name="T722" style:parent-style-name="기본단락글꼴" style:family="text">
      <style:text-properties style:font-name="맑은 고딕" fo:color="#000000"/>
    </style:style>
    <style:style style:name="T723" style:parent-style-name="기본단락글꼴" style:family="text">
      <style:text-properties style:font-name="맑은 고딕" fo:color="#000000"/>
    </style:style>
    <style:style style:name="T724" style:parent-style-name="기본단락글꼴" style:family="text">
      <style:text-properties style:font-name="맑은 고딕" fo:color="#000000"/>
    </style:style>
    <style:style style:name="T725" style:parent-style-name="기본단락글꼴" style:family="text">
      <style:text-properties style:font-name="맑은 고딕" fo:color="#000000"/>
    </style:style>
    <style:style style:name="T726" style:parent-style-name="기본단락글꼴" style:family="text">
      <style:text-properties style:font-name="맑은 고딕" fo:color="#000000"/>
    </style:style>
    <style:style style:name="T727" style:parent-style-name="기본단락글꼴" style:family="text">
      <style:text-properties style:font-name="맑은 고딕" fo:color="#000000"/>
    </style:style>
    <style:style style:name="T728" style:parent-style-name="기본단락글꼴" style:family="text">
      <style:text-properties style:font-name="맑은 고딕" fo:color="#000000"/>
    </style:style>
    <style:style style:name="T729" style:parent-style-name="기본단락글꼴" style:family="text">
      <style:text-properties style:font-name="맑은 고딕" fo:color="#000000"/>
    </style:style>
    <style:style style:name="T730" style:parent-style-name="기본단락글꼴" style:family="text">
      <style:text-properties style:font-name="맑은 고딕" fo:color="#000000"/>
    </style:style>
    <style:style style:name="T731" style:parent-style-name="기본단락글꼴" style:family="text">
      <style:text-properties style:font-name="맑은 고딕" fo:color="#000000"/>
    </style:style>
    <style:style style:name="T732" style:parent-style-name="기본단락글꼴" style:family="text">
      <style:text-properties style:font-name="맑은 고딕" fo:color="#000000"/>
    </style:style>
    <style:style style:name="T733" style:parent-style-name="기본단락글꼴" style:family="text">
      <style:text-properties style:font-name="맑은 고딕" fo:color="#000000"/>
    </style:style>
    <style:style style:name="T734" style:parent-style-name="기본단락글꼴" style:family="text">
      <style:text-properties style:font-name="맑은 고딕" fo:color="#000000"/>
    </style:style>
    <style:style style:name="T735" style:parent-style-name="기본단락글꼴" style:family="text">
      <style:text-properties style:font-name="맑은 고딕" fo:color="#000000"/>
    </style:style>
    <style:style style:name="T736" style:parent-style-name="기본단락글꼴" style:family="text">
      <style:text-properties style:font-name="맑은 고딕" fo:color="#000000"/>
    </style:style>
    <style:style style:name="T737" style:parent-style-name="기본단락글꼴" style:family="text">
      <style:text-properties style:font-name="맑은 고딕" fo:color="#000000"/>
    </style:style>
    <style:style style:name="T738" style:parent-style-name="기본단락글꼴" style:family="text">
      <style:text-properties style:font-name="맑은 고딕" fo:color="#000000"/>
    </style:style>
    <style:style style:name="T739" style:parent-style-name="기본단락글꼴" style:family="text">
      <style:text-properties style:font-name="맑은 고딕" fo:color="#000000"/>
    </style:style>
    <style:style style:name="T740" style:parent-style-name="기본단락글꼴" style:family="text">
      <style:text-properties style:font-name="맑은 고딕" fo:color="#000000"/>
    </style:style>
    <style:style style:name="T741" style:parent-style-name="기본단락글꼴" style:family="text">
      <style:text-properties style:font-name="맑은 고딕" fo:color="#000000"/>
    </style:style>
    <style:style style:name="T742" style:parent-style-name="기본단락글꼴" style:family="text">
      <style:text-properties style:font-name="맑은 고딕" fo:color="#000000"/>
    </style:style>
    <style:style style:name="T743" style:parent-style-name="기본단락글꼴" style:family="text">
      <style:text-properties style:font-name="맑은 고딕" fo:color="#000000"/>
    </style:style>
    <style:style style:name="T744" style:parent-style-name="기본단락글꼴" style:family="text">
      <style:text-properties style:font-name="맑은 고딕" fo:color="#000000"/>
    </style:style>
    <style:style style:name="T745" style:parent-style-name="기본단락글꼴" style:family="text">
      <style:text-properties style:font-name="맑은 고딕" fo:color="#000000"/>
    </style:style>
    <style:style style:name="T746" style:parent-style-name="기본단락글꼴" style:family="text">
      <style:text-properties style:font-name="맑은 고딕" fo:color="#000000"/>
    </style:style>
    <style:style style:name="T747" style:parent-style-name="기본단락글꼴" style:family="text">
      <style:text-properties style:font-name="맑은 고딕" fo:color="#000000"/>
    </style:style>
    <style:style style:name="T748" style:parent-style-name="기본단락글꼴" style:family="text">
      <style:text-properties style:font-name="맑은 고딕" fo:color="#000000"/>
    </style:style>
    <style:style style:name="T749" style:parent-style-name="기본단락글꼴" style:family="text">
      <style:text-properties style:font-name="맑은 고딕" fo:color="#000000"/>
    </style:style>
    <style:style style:name="T750" style:parent-style-name="기본단락글꼴" style:family="text">
      <style:text-properties style:font-name="맑은 고딕" fo:color="#000000"/>
    </style:style>
    <style:style style:name="T751" style:parent-style-name="기본단락글꼴" style:family="text">
      <style:text-properties style:font-name="맑은 고딕" fo:color="#000000"/>
    </style:style>
    <style:style style:name="T752" style:parent-style-name="기본단락글꼴" style:family="text">
      <style:text-properties style:font-name="맑은 고딕" fo:color="#000000"/>
    </style:style>
    <style:style style:name="T753" style:parent-style-name="기본단락글꼴" style:family="text">
      <style:text-properties style:font-name="맑은 고딕" fo:color="#000000"/>
    </style:style>
    <style:style style:name="T754" style:parent-style-name="기본단락글꼴" style:family="text">
      <style:text-properties style:font-name="맑은 고딕" fo:color="#000000"/>
    </style:style>
    <style:style style:name="T755" style:parent-style-name="기본단락글꼴" style:family="text">
      <style:text-properties style:font-name="맑은 고딕" fo:color="#000000"/>
    </style:style>
    <style:style style:name="T756" style:parent-style-name="기본단락글꼴" style:family="text">
      <style:text-properties style:font-name="맑은 고딕" fo:color="#000000"/>
    </style:style>
    <style:style style:name="T757" style:parent-style-name="기본단락글꼴" style:family="text">
      <style:text-properties style:font-name="맑은 고딕" fo:color="#000000"/>
    </style:style>
    <style:style style:name="T758" style:parent-style-name="기본단락글꼴" style:family="text">
      <style:text-properties style:font-name="맑은 고딕" fo:color="#000000"/>
    </style:style>
    <style:style style:name="T759" style:parent-style-name="기본단락글꼴" style:family="text">
      <style:text-properties style:font-name="맑은 고딕" fo:color="#000000"/>
    </style:style>
    <style:style style:name="T760" style:parent-style-name="기본단락글꼴" style:family="text">
      <style:text-properties style:font-name="맑은 고딕" fo:color="#000000"/>
    </style:style>
    <style:style style:name="T761" style:parent-style-name="기본단락글꼴" style:family="text">
      <style:text-properties style:font-name="맑은 고딕" fo:color="#000000"/>
    </style:style>
    <style:style style:name="T762" style:parent-style-name="기본단락글꼴" style:family="text">
      <style:text-properties style:font-name="맑은 고딕" fo:color="#000000"/>
    </style:style>
    <style:style style:name="T763" style:parent-style-name="기본단락글꼴" style:family="text">
      <style:text-properties style:font-name="맑은 고딕" fo:color="#000000"/>
    </style:style>
    <style:style style:name="T764" style:parent-style-name="기본단락글꼴" style:family="text">
      <style:text-properties style:font-name="맑은 고딕" fo:color="#000000"/>
    </style:style>
    <style:style style:name="T765" style:parent-style-name="기본단락글꼴" style:family="text">
      <style:text-properties style:font-name="맑은 고딕" fo:color="#000000"/>
    </style:style>
    <style:style style:name="T766" style:parent-style-name="기본단락글꼴" style:family="text">
      <style:text-properties style:font-name="맑은 고딕" fo:color="#000000"/>
    </style:style>
    <style:style style:name="T767" style:parent-style-name="기본단락글꼴" style:family="text">
      <style:text-properties style:font-name="맑은 고딕" fo:color="#000000"/>
    </style:style>
    <style:style style:name="T768" style:parent-style-name="기본단락글꼴" style:family="text">
      <style:text-properties style:font-name="맑은 고딕" fo:color="#000000"/>
    </style:style>
    <style:style style:name="T769" style:parent-style-name="기본단락글꼴" style:family="text">
      <style:text-properties style:font-name="맑은 고딕" fo:color="#000000"/>
    </style:style>
    <style:style style:name="T770" style:parent-style-name="기본단락글꼴" style:family="text">
      <style:text-properties style:font-name="맑은 고딕" fo:color="#000000"/>
    </style:style>
    <style:style style:name="T771" style:parent-style-name="기본단락글꼴" style:family="text">
      <style:text-properties style:font-name="맑은 고딕" fo:color="#000000"/>
    </style:style>
    <style:style style:name="T772" style:parent-style-name="기본단락글꼴" style:family="text">
      <style:text-properties style:font-name="맑은 고딕" fo:color="#000000"/>
    </style:style>
    <style:style style:name="T773" style:parent-style-name="기본단락글꼴" style:family="text">
      <style:text-properties style:font-name="맑은 고딕" fo:color="#000000"/>
    </style:style>
    <style:style style:name="T774" style:parent-style-name="기본단락글꼴" style:family="text">
      <style:text-properties style:font-name="맑은 고딕" fo:color="#000000"/>
    </style:style>
    <style:style style:name="T775" style:parent-style-name="기본단락글꼴" style:family="text">
      <style:text-properties style:font-name="맑은 고딕" fo:color="#000000"/>
    </style:style>
    <style:style style:name="T776" style:parent-style-name="기본단락글꼴" style:family="text">
      <style:text-properties style:font-name="맑은 고딕" fo:color="#000000"/>
    </style:style>
    <style:style style:name="T777" style:parent-style-name="기본단락글꼴" style:family="text">
      <style:text-properties style:font-name="맑은 고딕" fo:color="#000000"/>
    </style:style>
    <style:style style:name="T778" style:parent-style-name="기본단락글꼴" style:family="text">
      <style:text-properties style:font-name="맑은 고딕" fo:color="#000000"/>
    </style:style>
    <style:style style:name="T779" style:parent-style-name="기본단락글꼴" style:family="text">
      <style:text-properties style:font-name="맑은 고딕" fo:color="#000000"/>
    </style:style>
    <style:style style:name="T780" style:parent-style-name="기본단락글꼴" style:family="text">
      <style:text-properties style:font-name="맑은 고딕" fo:color="#000000"/>
    </style:style>
    <style:style style:name="T781" style:parent-style-name="기본단락글꼴" style:family="text">
      <style:text-properties style:font-name="맑은 고딕" fo:color="#000000"/>
    </style:style>
    <style:style style:name="T782" style:parent-style-name="기본단락글꼴" style:family="text">
      <style:text-properties style:font-name="맑은 고딕" fo:color="#000000"/>
    </style:style>
    <style:style style:name="T783" style:parent-style-name="기본단락글꼴" style:family="text">
      <style:text-properties style:font-name="맑은 고딕" fo:color="#000000"/>
    </style:style>
    <style:style style:name="T784" style:parent-style-name="기본단락글꼴" style:family="text">
      <style:text-properties style:font-name="맑은 고딕" fo:color="#000000"/>
    </style:style>
    <style:style style:name="T785" style:parent-style-name="기본단락글꼴" style:family="text">
      <style:text-properties style:font-name="맑은 고딕" fo:color="#000000"/>
    </style:style>
    <style:style style:name="T786" style:parent-style-name="기본단락글꼴" style:family="text">
      <style:text-properties style:font-name="맑은 고딕" fo:color="#000000"/>
    </style:style>
    <style:style style:name="T787" style:parent-style-name="기본단락글꼴" style:family="text">
      <style:text-properties style:font-name="맑은 고딕" fo:color="#000000"/>
    </style:style>
    <style:style style:name="T788" style:parent-style-name="기본단락글꼴" style:family="text">
      <style:text-properties style:font-name="맑은 고딕" fo:color="#000000"/>
    </style:style>
    <style:style style:name="T789" style:parent-style-name="기본단락글꼴" style:family="text">
      <style:text-properties style:font-name="맑은 고딕" fo:color="#000000"/>
    </style:style>
    <style:style style:name="T790" style:parent-style-name="기본단락글꼴" style:family="text">
      <style:text-properties style:font-name="맑은 고딕" fo:color="#000000"/>
    </style:style>
    <style:style style:name="T791" style:parent-style-name="기본단락글꼴" style:family="text">
      <style:text-properties style:font-name="맑은 고딕" fo:color="#000000"/>
    </style:style>
    <style:style style:name="T792" style:parent-style-name="기본단락글꼴" style:family="text">
      <style:text-properties style:font-name="맑은 고딕" fo:color="#000000"/>
    </style:style>
    <style:style style:name="T793" style:parent-style-name="기본단락글꼴" style:family="text">
      <style:text-properties style:font-name="맑은 고딕" fo:color="#000000"/>
    </style:style>
    <style:style style:name="T794" style:parent-style-name="기본단락글꼴" style:family="text">
      <style:text-properties style:font-name="맑은 고딕" fo:color="#000000"/>
    </style:style>
    <style:style style:name="T795" style:parent-style-name="기본단락글꼴" style:family="text">
      <style:text-properties style:font-name="맑은 고딕" fo:color="#000000"/>
    </style:style>
    <style:style style:name="T796" style:parent-style-name="기본단락글꼴" style:family="text">
      <style:text-properties style:font-name="맑은 고딕" fo:color="#000000"/>
    </style:style>
    <style:style style:name="T797" style:parent-style-name="기본단락글꼴" style:family="text">
      <style:text-properties style:font-name="맑은 고딕" fo:color="#000000"/>
    </style:style>
    <style:style style:name="T798" style:parent-style-name="기본단락글꼴" style:family="text">
      <style:text-properties style:font-name="맑은 고딕" fo:color="#000000"/>
    </style:style>
    <style:style style:name="T799" style:parent-style-name="기본단락글꼴" style:family="text">
      <style:text-properties style:font-name="맑은 고딕" fo:color="#000000"/>
    </style:style>
    <style:style style:name="T800" style:parent-style-name="기본단락글꼴" style:family="text">
      <style:text-properties style:font-name="맑은 고딕" fo:color="#000000"/>
    </style:style>
    <style:style style:name="T801" style:parent-style-name="기본단락글꼴" style:family="text">
      <style:text-properties style:font-name="맑은 고딕" fo:color="#000000"/>
    </style:style>
    <style:style style:name="T802" style:parent-style-name="기본단락글꼴" style:family="text">
      <style:text-properties style:font-name="맑은 고딕" fo:color="#000000"/>
    </style:style>
    <style:style style:name="T803" style:parent-style-name="기본단락글꼴" style:family="text">
      <style:text-properties style:font-name="맑은 고딕" fo:color="#000000"/>
    </style:style>
    <style:style style:name="T804" style:parent-style-name="기본단락글꼴" style:family="text">
      <style:text-properties style:font-name="맑은 고딕" fo:color="#000000"/>
    </style:style>
    <style:style style:name="T805" style:parent-style-name="기본단락글꼴" style:family="text">
      <style:text-properties style:font-name="맑은 고딕" fo:color="#000000"/>
    </style:style>
    <style:style style:name="T806" style:parent-style-name="기본단락글꼴" style:family="text">
      <style:text-properties style:font-name="맑은 고딕" fo:color="#000000"/>
    </style:style>
    <style:style style:name="T807" style:parent-style-name="기본단락글꼴" style:family="text">
      <style:text-properties style:font-name="맑은 고딕" fo:color="#000000"/>
    </style:style>
    <style:style style:name="T808" style:parent-style-name="기본단락글꼴" style:family="text">
      <style:text-properties style:font-name="맑은 고딕" fo:color="#000000"/>
    </style:style>
    <style:style style:name="T809" style:parent-style-name="기본단락글꼴" style:family="text">
      <style:text-properties style:font-name="맑은 고딕" fo:color="#000000"/>
    </style:style>
    <style:style style:name="T810" style:parent-style-name="기본단락글꼴" style:family="text">
      <style:text-properties style:font-name="맑은 고딕" fo:color="#000000"/>
    </style:style>
    <style:style style:name="T811" style:parent-style-name="기본단락글꼴" style:family="text">
      <style:text-properties style:font-name="맑은 고딕" fo:color="#000000"/>
    </style:style>
    <style:style style:name="T812" style:parent-style-name="기본단락글꼴" style:family="text">
      <style:text-properties style:font-name="맑은 고딕" fo:color="#000000"/>
    </style:style>
    <style:style style:name="T813" style:parent-style-name="기본단락글꼴" style:family="text">
      <style:text-properties style:font-name="맑은 고딕" fo:color="#000000"/>
    </style:style>
    <style:style style:name="T814" style:parent-style-name="기본단락글꼴" style:family="text">
      <style:text-properties style:font-name="맑은 고딕" fo:color="#000000"/>
    </style:style>
    <style:style style:name="T815" style:parent-style-name="기본단락글꼴" style:family="text">
      <style:text-properties style:font-name="맑은 고딕" fo:color="#000000"/>
    </style:style>
    <style:style style:name="T816" style:parent-style-name="기본단락글꼴" style:family="text">
      <style:text-properties style:font-name="맑은 고딕" fo:color="#000000"/>
    </style:style>
    <style:style style:name="T817" style:parent-style-name="기본단락글꼴" style:family="text">
      <style:text-properties style:font-name="맑은 고딕" fo:color="#000000"/>
    </style:style>
    <style:style style:name="T818" style:parent-style-name="기본단락글꼴" style:family="text">
      <style:text-properties style:font-name="맑은 고딕" fo:color="#000000"/>
    </style:style>
    <style:style style:name="T819" style:parent-style-name="기본단락글꼴" style:family="text">
      <style:text-properties style:font-name="맑은 고딕" fo:color="#000000"/>
    </style:style>
    <style:style style:name="T820" style:parent-style-name="기본단락글꼴" style:family="text">
      <style:text-properties style:font-name="맑은 고딕" fo:color="#000000"/>
    </style:style>
    <style:style style:name="T821" style:parent-style-name="기본단락글꼴" style:family="text">
      <style:text-properties style:font-name="맑은 고딕" fo:color="#000000"/>
    </style:style>
    <style:style style:name="T822" style:parent-style-name="기본단락글꼴" style:family="text">
      <style:text-properties style:font-name="맑은 고딕" fo:color="#000000"/>
    </style:style>
    <style:style style:name="T823" style:parent-style-name="기본단락글꼴" style:family="text">
      <style:text-properties style:font-name="맑은 고딕" fo:color="#000000"/>
    </style:style>
    <style:style style:name="T824" style:parent-style-name="기본단락글꼴" style:family="text">
      <style:text-properties style:font-name="맑은 고딕" fo:color="#000000"/>
    </style:style>
    <style:style style:name="T825" style:parent-style-name="기본단락글꼴" style:family="text">
      <style:text-properties style:font-name="맑은 고딕" fo:color="#000000"/>
    </style:style>
    <style:style style:name="T826" style:parent-style-name="기본단락글꼴" style:family="text">
      <style:text-properties style:font-name="맑은 고딕" fo:color="#000000"/>
    </style:style>
    <style:style style:name="T827" style:parent-style-name="기본단락글꼴" style:family="text">
      <style:text-properties style:font-name="맑은 고딕" fo:color="#000000"/>
    </style:style>
    <style:style style:name="T828" style:parent-style-name="기본단락글꼴" style:family="text">
      <style:text-properties style:font-name="맑은 고딕" fo:color="#000000"/>
    </style:style>
    <style:style style:name="T829" style:parent-style-name="기본단락글꼴" style:family="text">
      <style:text-properties style:font-name="맑은 고딕" fo:color="#000000"/>
    </style:style>
    <style:style style:name="T830" style:parent-style-name="기본단락글꼴" style:family="text">
      <style:text-properties style:font-name="맑은 고딕" fo:color="#000000"/>
    </style:style>
    <style:style style:name="T831" style:parent-style-name="기본단락글꼴" style:family="text">
      <style:text-properties style:font-name="맑은 고딕" fo:color="#000000"/>
    </style:style>
    <style:style style:name="T832" style:parent-style-name="기본단락글꼴" style:family="text">
      <style:text-properties style:font-name="맑은 고딕" fo:color="#000000"/>
    </style:style>
    <style:style style:name="T833" style:parent-style-name="기본단락글꼴" style:family="text">
      <style:text-properties style:font-name="맑은 고딕" fo:color="#000000"/>
    </style:style>
    <style:style style:name="T834" style:parent-style-name="기본단락글꼴" style:family="text">
      <style:text-properties style:font-name="맑은 고딕" fo:color="#000000"/>
    </style:style>
    <style:style style:name="T835" style:parent-style-name="기본단락글꼴" style:family="text">
      <style:text-properties style:font-name="맑은 고딕" fo:color="#000000"/>
    </style:style>
    <style:style style:name="T836" style:parent-style-name="기본단락글꼴" style:family="text">
      <style:text-properties style:font-name="맑은 고딕" fo:color="#000000"/>
    </style:style>
    <style:style style:name="T837" style:parent-style-name="기본단락글꼴" style:family="text">
      <style:text-properties style:font-name="맑은 고딕" fo:color="#000000"/>
    </style:style>
    <style:style style:name="T838" style:parent-style-name="기본단락글꼴" style:family="text">
      <style:text-properties style:font-name="맑은 고딕" fo:color="#000000"/>
    </style:style>
    <style:style style:name="T839" style:parent-style-name="기본단락글꼴" style:family="text">
      <style:text-properties style:font-name="맑은 고딕" fo:color="#000000"/>
    </style:style>
    <style:style style:name="T840" style:parent-style-name="기본단락글꼴" style:family="text">
      <style:text-properties style:font-name="맑은 고딕" fo:color="#000000"/>
    </style:style>
    <style:style style:name="T841" style:parent-style-name="기본단락글꼴" style:family="text">
      <style:text-properties style:font-name="맑은 고딕" fo:color="#000000"/>
    </style:style>
    <style:style style:name="T842" style:parent-style-name="기본단락글꼴" style:family="text">
      <style:text-properties style:font-name="맑은 고딕" fo:color="#000000"/>
    </style:style>
    <style:style style:name="T843" style:parent-style-name="기본단락글꼴" style:family="text">
      <style:text-properties style:font-name="맑은 고딕" fo:color="#000000"/>
    </style:style>
    <style:style style:name="T844" style:parent-style-name="기본단락글꼴" style:family="text">
      <style:text-properties style:font-name="맑은 고딕" fo:color="#000000"/>
    </style:style>
    <style:style style:name="T845" style:parent-style-name="기본단락글꼴" style:family="text">
      <style:text-properties style:font-name="맑은 고딕" fo:color="#000000"/>
    </style:style>
    <style:style style:name="T846" style:parent-style-name="기본단락글꼴" style:family="text">
      <style:text-properties style:font-name="맑은 고딕" fo:color="#000000"/>
    </style:style>
    <style:style style:name="T847" style:parent-style-name="기본단락글꼴" style:family="text">
      <style:text-properties style:font-name="맑은 고딕" fo:color="#000000"/>
    </style:style>
    <style:style style:name="T848" style:parent-style-name="기본단락글꼴" style:family="text">
      <style:text-properties style:font-name="맑은 고딕" fo:color="#000000"/>
    </style:style>
    <style:style style:name="T849" style:parent-style-name="기본단락글꼴" style:family="text">
      <style:text-properties style:font-name="맑은 고딕" fo:color="#000000"/>
    </style:style>
    <style:style style:name="T850" style:parent-style-name="기본단락글꼴" style:family="text">
      <style:text-properties style:font-name="맑은 고딕" fo:color="#000000"/>
    </style:style>
    <style:style style:name="T851" style:parent-style-name="기본단락글꼴" style:family="text">
      <style:text-properties style:font-name="맑은 고딕" fo:color="#000000"/>
    </style:style>
    <style:style style:name="T852" style:parent-style-name="기본단락글꼴" style:family="text">
      <style:text-properties style:font-name="맑은 고딕" fo:color="#000000"/>
    </style:style>
    <style:style style:name="T853" style:parent-style-name="기본단락글꼴" style:family="text">
      <style:text-properties style:font-name="맑은 고딕" fo:color="#000000"/>
    </style:style>
    <style:style style:name="T854" style:parent-style-name="기본단락글꼴" style:family="text">
      <style:text-properties style:font-name="맑은 고딕" fo:color="#000000"/>
    </style:style>
    <style:style style:name="T855" style:parent-style-name="기본단락글꼴" style:family="text">
      <style:text-properties style:font-name="맑은 고딕" fo:color="#000000"/>
    </style:style>
    <style:style style:name="T856" style:parent-style-name="기본단락글꼴" style:family="text">
      <style:text-properties style:font-name="맑은 고딕" fo:color="#000000"/>
    </style:style>
    <style:style style:name="T857" style:parent-style-name="기본단락글꼴" style:family="text">
      <style:text-properties style:font-name="맑은 고딕" fo:color="#000000"/>
    </style:style>
    <style:style style:name="T858" style:parent-style-name="기본단락글꼴" style:family="text">
      <style:text-properties style:font-name="맑은 고딕" fo:color="#000000"/>
    </style:style>
    <style:style style:name="T859" style:parent-style-name="기본단락글꼴" style:family="text">
      <style:text-properties style:font-name="맑은 고딕" fo:color="#000000"/>
    </style:style>
    <style:style style:name="T860" style:parent-style-name="기본단락글꼴" style:family="text">
      <style:text-properties style:font-name="맑은 고딕" fo:color="#000000"/>
    </style:style>
    <style:style style:name="T861" style:parent-style-name="기본단락글꼴" style:family="text">
      <style:text-properties style:font-name="맑은 고딕" fo:color="#000000"/>
    </style:style>
    <style:style style:name="T862" style:parent-style-name="기본단락글꼴" style:family="text">
      <style:text-properties style:font-name="맑은 고딕" fo:color="#000000"/>
    </style:style>
    <style:style style:name="T863" style:parent-style-name="기본단락글꼴" style:family="text">
      <style:text-properties style:font-name="맑은 고딕" fo:color="#000000"/>
    </style:style>
    <style:style style:name="T864" style:parent-style-name="기본단락글꼴" style:family="text">
      <style:text-properties style:font-name="맑은 고딕" fo:color="#000000"/>
    </style:style>
    <style:style style:name="T865" style:parent-style-name="기본단락글꼴" style:family="text">
      <style:text-properties style:font-name="맑은 고딕" fo:color="#000000"/>
    </style:style>
    <style:style style:name="T866" style:parent-style-name="기본단락글꼴" style:family="text">
      <style:text-properties style:font-name="맑은 고딕" fo:color="#000000"/>
    </style:style>
    <style:style style:name="T867" style:parent-style-name="기본단락글꼴" style:family="text">
      <style:text-properties style:font-name="맑은 고딕" fo:color="#000000"/>
    </style:style>
    <style:style style:name="T868" style:parent-style-name="기본단락글꼴" style:family="text">
      <style:text-properties style:font-name="맑은 고딕" fo:color="#000000"/>
    </style:style>
    <style:style style:name="T869" style:parent-style-name="기본단락글꼴" style:family="text">
      <style:text-properties style:font-name="맑은 고딕" fo:color="#000000"/>
    </style:style>
    <style:style style:name="T870" style:parent-style-name="기본단락글꼴" style:family="text">
      <style:text-properties style:font-name="맑은 고딕" fo:color="#000000"/>
    </style:style>
    <style:style style:name="T871" style:parent-style-name="기본단락글꼴" style:family="text">
      <style:text-properties style:font-name="맑은 고딕" fo:color="#000000"/>
    </style:style>
    <style:style style:name="T872" style:parent-style-name="기본단락글꼴" style:family="text">
      <style:text-properties style:font-name="맑은 고딕" fo:color="#000000"/>
    </style:style>
    <style:style style:name="T873" style:parent-style-name="기본단락글꼴" style:family="text">
      <style:text-properties style:font-name="맑은 고딕" fo:color="#000000"/>
    </style:style>
    <style:style style:name="T874" style:parent-style-name="기본단락글꼴" style:family="text">
      <style:text-properties style:font-name="맑은 고딕" fo:color="#000000"/>
    </style:style>
    <style:style style:name="T875" style:parent-style-name="기본단락글꼴" style:family="text">
      <style:text-properties style:font-name="맑은 고딕" fo:color="#000000"/>
    </style:style>
    <style:style style:name="T876" style:parent-style-name="기본단락글꼴" style:family="text">
      <style:text-properties style:font-name="맑은 고딕" fo:color="#000000"/>
    </style:style>
    <style:style style:name="T877" style:parent-style-name="기본단락글꼴" style:family="text">
      <style:text-properties style:font-name="맑은 고딕" fo:color="#000000"/>
    </style:style>
    <style:style style:name="T878" style:parent-style-name="기본단락글꼴" style:family="text">
      <style:text-properties style:font-name="맑은 고딕" fo:color="#000000"/>
    </style:style>
    <style:style style:name="T879" style:parent-style-name="기본단락글꼴" style:family="text">
      <style:text-properties style:font-name="맑은 고딕" fo:color="#000000"/>
    </style:style>
    <style:style style:name="T880" style:parent-style-name="기본단락글꼴" style:family="text">
      <style:text-properties style:font-name="맑은 고딕" fo:color="#000000"/>
    </style:style>
    <style:style style:name="T881" style:parent-style-name="기본단락글꼴" style:family="text">
      <style:text-properties style:font-name="맑은 고딕" fo:color="#000000"/>
    </style:style>
    <style:style style:name="T882" style:parent-style-name="기본단락글꼴" style:family="text">
      <style:text-properties style:font-name="맑은 고딕" fo:color="#000000"/>
    </style:style>
    <style:style style:name="T883" style:parent-style-name="기본단락글꼴" style:family="text">
      <style:text-properties style:font-name="맑은 고딕" fo:color="#000000"/>
    </style:style>
    <style:style style:name="T884" style:parent-style-name="기본단락글꼴" style:family="text">
      <style:text-properties style:font-name="맑은 고딕" fo:color="#000000"/>
    </style:style>
    <style:style style:name="T885" style:parent-style-name="기본단락글꼴" style:family="text">
      <style:text-properties style:font-name="맑은 고딕" fo:color="#000000"/>
    </style:style>
    <style:style style:name="T886" style:parent-style-name="기본단락글꼴" style:family="text">
      <style:text-properties style:font-name="맑은 고딕" fo:color="#000000"/>
    </style:style>
    <style:style style:name="T887" style:parent-style-name="기본단락글꼴" style:family="text">
      <style:text-properties style:font-name="맑은 고딕" fo:color="#000000"/>
    </style:style>
    <style:style style:name="T888" style:parent-style-name="기본단락글꼴" style:family="text">
      <style:text-properties style:font-name="맑은 고딕" fo:color="#000000"/>
    </style:style>
    <style:style style:name="T889" style:parent-style-name="기본단락글꼴" style:family="text">
      <style:text-properties style:font-name="맑은 고딕" fo:color="#000000"/>
    </style:style>
    <style:style style:name="T890" style:parent-style-name="기본단락글꼴" style:family="text">
      <style:text-properties style:font-name="맑은 고딕" fo:color="#000000"/>
    </style:style>
    <style:style style:name="T891" style:parent-style-name="기본단락글꼴" style:family="text">
      <style:text-properties style:font-name="맑은 고딕" fo:color="#000000"/>
    </style:style>
    <style:style style:name="T892" style:parent-style-name="기본단락글꼴" style:family="text">
      <style:text-properties style:font-name="맑은 고딕" fo:color="#000000"/>
    </style:style>
    <style:style style:name="T893" style:parent-style-name="기본단락글꼴" style:family="text">
      <style:text-properties style:font-name="맑은 고딕" fo:color="#000000"/>
    </style:style>
    <style:style style:name="T894" style:parent-style-name="기본단락글꼴" style:family="text">
      <style:text-properties style:font-name="맑은 고딕" fo:color="#000000"/>
    </style:style>
    <style:style style:name="T895" style:parent-style-name="기본단락글꼴" style:family="text">
      <style:text-properties style:font-name="맑은 고딕" fo:color="#000000"/>
    </style:style>
    <style:style style:name="T896" style:parent-style-name="기본단락글꼴" style:family="text">
      <style:text-properties style:font-name="맑은 고딕" fo:color="#000000"/>
    </style:style>
    <style:style style:name="T897" style:parent-style-name="기본단락글꼴" style:family="text">
      <style:text-properties style:font-name="맑은 고딕" fo:color="#000000"/>
    </style:style>
    <style:style style:name="T898" style:parent-style-name="기본단락글꼴" style:family="text">
      <style:text-properties style:font-name="맑은 고딕" fo:color="#000000"/>
    </style:style>
    <style:style style:name="T899" style:parent-style-name="기본단락글꼴" style:family="text">
      <style:text-properties style:font-name="맑은 고딕" fo:color="#000000"/>
    </style:style>
    <style:style style:name="T900" style:parent-style-name="기본단락글꼴" style:family="text">
      <style:text-properties style:font-name="맑은 고딕" fo:color="#000000"/>
    </style:style>
    <style:style style:name="T901" style:parent-style-name="기본단락글꼴" style:family="text">
      <style:text-properties style:font-name="맑은 고딕" fo:color="#000000"/>
    </style:style>
    <style:style style:name="T902" style:parent-style-name="기본단락글꼴" style:family="text">
      <style:text-properties style:font-name="맑은 고딕" fo:color="#000000"/>
    </style:style>
    <style:style style:name="T903" style:parent-style-name="기본단락글꼴" style:family="text">
      <style:text-properties style:font-name="맑은 고딕" fo:color="#000000"/>
    </style:style>
    <style:style style:name="T904" style:parent-style-name="기본단락글꼴" style:family="text">
      <style:text-properties style:font-name="맑은 고딕" fo:color="#000000"/>
    </style:style>
    <style:style style:name="T905" style:parent-style-name="기본단락글꼴" style:family="text">
      <style:text-properties style:font-name="맑은 고딕" fo:color="#000000"/>
    </style:style>
    <style:style style:name="T906" style:parent-style-name="기본단락글꼴" style:family="text">
      <style:text-properties style:font-name="맑은 고딕" fo:color="#000000"/>
    </style:style>
    <style:style style:name="T907" style:parent-style-name="기본단락글꼴" style:family="text">
      <style:text-properties style:font-name="맑은 고딕" fo:color="#000000"/>
    </style:style>
    <style:style style:name="T908" style:parent-style-name="기본단락글꼴" style:family="text">
      <style:text-properties style:font-name="맑은 고딕" fo:color="#000000"/>
    </style:style>
    <style:style style:name="T909" style:parent-style-name="기본단락글꼴" style:family="text">
      <style:text-properties style:font-name="맑은 고딕" fo:color="#000000"/>
    </style:style>
    <style:style style:name="T910" style:parent-style-name="기본단락글꼴" style:family="text">
      <style:text-properties style:font-name="맑은 고딕" fo:color="#000000"/>
    </style:style>
    <style:style style:name="T911" style:parent-style-name="기본단락글꼴" style:family="text">
      <style:text-properties style:font-name="맑은 고딕" fo:color="#000000"/>
    </style:style>
    <style:style style:name="T912" style:parent-style-name="기본단락글꼴" style:family="text">
      <style:text-properties style:font-name="맑은 고딕" fo:color="#000000"/>
    </style:style>
    <style:style style:name="T913" style:parent-style-name="기본단락글꼴" style:family="text">
      <style:text-properties style:font-name="맑은 고딕" fo:color="#000000"/>
    </style:style>
    <style:style style:name="T914" style:parent-style-name="기본단락글꼴" style:family="text">
      <style:text-properties style:font-name="맑은 고딕" fo:color="#000000"/>
    </style:style>
    <style:style style:name="T915" style:parent-style-name="기본단락글꼴" style:family="text">
      <style:text-properties style:font-name="맑은 고딕" fo:color="#000000"/>
    </style:style>
    <style:style style:name="T916" style:parent-style-name="기본단락글꼴" style:family="text">
      <style:text-properties style:font-name="맑은 고딕" fo:color="#000000"/>
    </style:style>
    <style:style style:name="T917" style:parent-style-name="기본단락글꼴" style:family="text">
      <style:text-properties style:font-name="맑은 고딕" fo:color="#000000"/>
    </style:style>
    <style:style style:name="T918" style:parent-style-name="기본단락글꼴" style:family="text">
      <style:text-properties style:font-name="맑은 고딕" fo:color="#000000"/>
    </style:style>
    <style:style style:name="T919" style:parent-style-name="기본단락글꼴" style:family="text">
      <style:text-properties style:font-name="맑은 고딕" fo:color="#000000"/>
    </style:style>
    <style:style style:name="T920" style:parent-style-name="기본단락글꼴" style:family="text">
      <style:text-properties style:font-name="맑은 고딕" fo:color="#000000"/>
    </style:style>
    <style:style style:name="T921" style:parent-style-name="기본단락글꼴" style:family="text">
      <style:text-properties style:font-name="맑은 고딕" fo:color="#000000"/>
    </style:style>
    <style:style style:name="T922" style:parent-style-name="기본단락글꼴" style:family="text">
      <style:text-properties style:font-name="맑은 고딕" fo:color="#000000"/>
    </style:style>
    <style:style style:name="T923" style:parent-style-name="기본단락글꼴" style:family="text">
      <style:text-properties style:font-name="맑은 고딕" fo:color="#000000"/>
    </style:style>
    <style:style style:name="T924" style:parent-style-name="기본단락글꼴" style:family="text">
      <style:text-properties style:font-name="맑은 고딕" fo:color="#000000"/>
    </style:style>
    <style:style style:name="T925" style:parent-style-name="기본단락글꼴" style:family="text">
      <style:text-properties style:font-name="맑은 고딕" fo:color="#000000"/>
    </style:style>
    <style:style style:name="T926" style:parent-style-name="기본단락글꼴" style:family="text">
      <style:text-properties style:font-name="맑은 고딕" fo:color="#000000"/>
    </style:style>
    <style:style style:name="T927" style:parent-style-name="기본단락글꼴" style:family="text">
      <style:text-properties style:font-name="맑은 고딕" fo:color="#000000"/>
    </style:style>
    <style:style style:name="T928" style:parent-style-name="기본단락글꼴" style:family="text">
      <style:text-properties style:font-name="맑은 고딕" fo:color="#000000"/>
    </style:style>
    <style:style style:name="T929" style:parent-style-name="기본단락글꼴" style:family="text">
      <style:text-properties style:font-name="맑은 고딕" fo:color="#000000"/>
    </style:style>
    <style:style style:name="T930" style:parent-style-name="기본단락글꼴" style:family="text">
      <style:text-properties style:font-name="맑은 고딕" fo:color="#000000"/>
    </style:style>
    <style:style style:name="T931" style:parent-style-name="기본단락글꼴" style:family="text">
      <style:text-properties style:font-name="맑은 고딕" fo:color="#000000"/>
    </style:style>
    <style:style style:name="T932" style:parent-style-name="기본단락글꼴" style:family="text">
      <style:text-properties style:font-name="맑은 고딕" fo:color="#000000"/>
    </style:style>
    <style:style style:name="T933" style:parent-style-name="기본단락글꼴" style:family="text">
      <style:text-properties style:font-name="맑은 고딕" fo:color="#000000"/>
    </style:style>
    <style:style style:name="T934" style:parent-style-name="기본단락글꼴" style:family="text">
      <style:text-properties style:font-name="맑은 고딕" fo:color="#000000"/>
    </style:style>
    <style:style style:name="T935" style:parent-style-name="기본단락글꼴" style:family="text">
      <style:text-properties style:font-name="맑은 고딕" fo:color="#000000"/>
    </style:style>
    <style:style style:name="T936" style:parent-style-name="기본단락글꼴" style:family="text">
      <style:text-properties style:font-name="맑은 고딕" fo:color="#000000"/>
    </style:style>
    <style:style style:name="T937" style:parent-style-name="기본단락글꼴" style:family="text">
      <style:text-properties style:font-name="맑은 고딕" fo:color="#000000"/>
    </style:style>
    <style:style style:name="T938" style:parent-style-name="기본단락글꼴" style:family="text">
      <style:text-properties style:font-name="맑은 고딕" fo:color="#000000"/>
    </style:style>
    <style:style style:name="T939" style:parent-style-name="기본단락글꼴" style:family="text">
      <style:text-properties style:font-name="맑은 고딕" fo:color="#000000"/>
    </style:style>
    <style:style style:name="T940" style:parent-style-name="기본단락글꼴" style:family="text">
      <style:text-properties style:font-name="맑은 고딕" fo:color="#000000"/>
    </style:style>
    <style:style style:name="T941" style:parent-style-name="기본단락글꼴" style:family="text">
      <style:text-properties style:font-name="맑은 고딕" fo:color="#000000"/>
    </style:style>
    <style:style style:name="T942" style:parent-style-name="기본단락글꼴" style:family="text">
      <style:text-properties style:font-name="맑은 고딕" fo:color="#000000"/>
    </style:style>
    <style:style style:name="T943" style:parent-style-name="기본단락글꼴" style:family="text">
      <style:text-properties style:font-name="맑은 고딕" fo:color="#000000"/>
    </style:style>
    <style:style style:name="T944" style:parent-style-name="기본단락글꼴" style:family="text">
      <style:text-properties style:font-name="맑은 고딕" fo:color="#000000"/>
    </style:style>
    <style:style style:name="T945" style:parent-style-name="기본단락글꼴" style:family="text">
      <style:text-properties style:font-name="맑은 고딕" fo:color="#000000"/>
    </style:style>
    <style:style style:name="T946" style:parent-style-name="기본단락글꼴" style:family="text">
      <style:text-properties style:font-name="맑은 고딕" fo:color="#000000"/>
    </style:style>
    <style:style style:name="T947" style:parent-style-name="기본단락글꼴" style:family="text">
      <style:text-properties style:font-name="맑은 고딕" fo:color="#000000"/>
    </style:style>
    <style:style style:name="T948" style:parent-style-name="기본단락글꼴" style:family="text">
      <style:text-properties style:font-name="맑은 고딕" fo:color="#000000"/>
    </style:style>
    <style:style style:name="T949" style:parent-style-name="기본단락글꼴" style:family="text">
      <style:text-properties style:font-name="맑은 고딕" fo:color="#000000"/>
    </style:style>
    <style:style style:name="T950" style:parent-style-name="기본단락글꼴" style:family="text">
      <style:text-properties style:font-name="맑은 고딕" fo:color="#000000"/>
    </style:style>
    <style:style style:name="T951" style:parent-style-name="기본단락글꼴" style:family="text">
      <style:text-properties style:font-name="맑은 고딕" fo:color="#000000"/>
    </style:style>
    <style:style style:name="T952" style:parent-style-name="기본단락글꼴" style:family="text">
      <style:text-properties style:font-name="맑은 고딕" fo:color="#000000"/>
    </style:style>
    <style:style style:name="T953" style:parent-style-name="기본단락글꼴" style:family="text">
      <style:text-properties style:font-name="맑은 고딕" fo:color="#000000"/>
    </style:style>
    <style:style style:name="T954" style:parent-style-name="기본단락글꼴" style:family="text">
      <style:text-properties style:font-name="맑은 고딕" fo:color="#000000"/>
    </style:style>
    <style:style style:name="T955" style:parent-style-name="기본단락글꼴" style:family="text">
      <style:text-properties style:font-name="맑은 고딕" fo:color="#000000"/>
    </style:style>
    <style:style style:name="T956" style:parent-style-name="기본단락글꼴" style:family="text">
      <style:text-properties style:font-name="맑은 고딕" fo:color="#000000"/>
    </style:style>
    <style:style style:name="T957" style:parent-style-name="기본단락글꼴" style:family="text">
      <style:text-properties style:font-name="맑은 고딕" fo:color="#000000"/>
    </style:style>
    <style:style style:name="T958" style:parent-style-name="기본단락글꼴" style:family="text">
      <style:text-properties style:font-name="맑은 고딕" fo:color="#000000"/>
    </style:style>
    <style:style style:name="T959" style:parent-style-name="기본단락글꼴" style:family="text">
      <style:text-properties style:font-name="맑은 고딕" fo:color="#000000"/>
    </style:style>
    <style:style style:name="T960" style:parent-style-name="기본단락글꼴" style:family="text">
      <style:text-properties style:font-name="맑은 고딕" fo:color="#000000"/>
    </style:style>
    <style:style style:name="T961" style:parent-style-name="기본단락글꼴" style:family="text">
      <style:text-properties style:font-name="맑은 고딕" fo:color="#000000"/>
    </style:style>
    <style:style style:name="T962" style:parent-style-name="기본단락글꼴" style:family="text">
      <style:text-properties style:font-name="맑은 고딕" fo:color="#000000"/>
    </style:style>
    <style:style style:name="T963" style:parent-style-name="기본단락글꼴" style:family="text">
      <style:text-properties style:font-name="맑은 고딕" fo:color="#000000"/>
    </style:style>
    <style:style style:name="T964" style:parent-style-name="기본단락글꼴" style:family="text">
      <style:text-properties style:font-name="맑은 고딕" fo:color="#000000"/>
    </style:style>
    <style:style style:name="T965" style:parent-style-name="기본단락글꼴" style:family="text">
      <style:text-properties style:font-name="맑은 고딕" fo:color="#000000"/>
    </style:style>
    <style:style style:name="T966" style:parent-style-name="기본단락글꼴" style:family="text">
      <style:text-properties style:font-name="맑은 고딕" fo:color="#000000"/>
    </style:style>
    <style:style style:name="T967" style:parent-style-name="기본단락글꼴" style:family="text">
      <style:text-properties style:font-name="맑은 고딕" fo:color="#000000"/>
    </style:style>
    <style:style style:name="T968" style:parent-style-name="기본단락글꼴" style:family="text">
      <style:text-properties style:font-name="맑은 고딕" fo:color="#000000"/>
    </style:style>
    <style:style style:name="T969" style:parent-style-name="기본단락글꼴" style:family="text">
      <style:text-properties style:font-name="맑은 고딕" fo:color="#000000"/>
    </style:style>
    <style:style style:name="T970" style:parent-style-name="기본단락글꼴" style:family="text">
      <style:text-properties style:font-name="맑은 고딕" fo:color="#000000"/>
    </style:style>
    <style:style style:name="T971" style:parent-style-name="기본단락글꼴" style:family="text">
      <style:text-properties style:font-name="맑은 고딕" fo:color="#000000"/>
    </style:style>
    <style:style style:name="T972" style:parent-style-name="기본단락글꼴" style:family="text">
      <style:text-properties style:font-name="맑은 고딕" fo:color="#000000"/>
    </style:style>
    <style:style style:name="T973" style:parent-style-name="기본단락글꼴" style:family="text">
      <style:text-properties style:font-name="맑은 고딕" fo:color="#000000"/>
    </style:style>
    <style:style style:name="T974" style:parent-style-name="기본단락글꼴" style:family="text">
      <style:text-properties style:font-name="맑은 고딕" fo:color="#000000"/>
    </style:style>
    <style:style style:name="T975" style:parent-style-name="기본단락글꼴" style:family="text">
      <style:text-properties style:font-name="맑은 고딕" fo:color="#000000"/>
    </style:style>
    <style:style style:name="T976" style:parent-style-name="기본단락글꼴" style:family="text">
      <style:text-properties style:font-name="맑은 고딕" fo:color="#000000"/>
    </style:style>
    <style:style style:name="T977" style:parent-style-name="기본단락글꼴" style:family="text">
      <style:text-properties style:font-name="맑은 고딕" fo:color="#000000"/>
    </style:style>
    <style:style style:name="T978" style:parent-style-name="기본단락글꼴" style:family="text">
      <style:text-properties style:font-name="맑은 고딕" fo:color="#000000"/>
    </style:style>
    <style:style style:name="T979" style:parent-style-name="기본단락글꼴" style:family="text">
      <style:text-properties style:font-name="맑은 고딕" fo:color="#000000"/>
    </style:style>
    <style:style style:name="T980" style:parent-style-name="기본단락글꼴" style:family="text">
      <style:text-properties style:font-name="맑은 고딕" fo:color="#000000"/>
    </style:style>
    <style:style style:name="T981" style:parent-style-name="기본단락글꼴" style:family="text">
      <style:text-properties style:font-name="맑은 고딕" fo:color="#000000"/>
    </style:style>
    <style:style style:name="T982" style:parent-style-name="기본단락글꼴" style:family="text">
      <style:text-properties style:font-name="맑은 고딕" fo:color="#000000"/>
    </style:style>
    <style:style style:name="T983" style:parent-style-name="기본단락글꼴" style:family="text">
      <style:text-properties style:font-name="맑은 고딕" fo:color="#000000"/>
    </style:style>
    <style:style style:name="T984" style:parent-style-name="기본단락글꼴" style:family="text">
      <style:text-properties style:font-name="맑은 고딕" fo:color="#000000"/>
    </style:style>
    <style:style style:name="T985" style:parent-style-name="기본단락글꼴" style:family="text">
      <style:text-properties style:font-name="맑은 고딕" fo:color="#000000"/>
    </style:style>
    <style:style style:name="T986" style:parent-style-name="기본단락글꼴" style:family="text">
      <style:text-properties style:font-name="맑은 고딕" fo:color="#000000"/>
    </style:style>
    <style:style style:name="T987" style:parent-style-name="기본단락글꼴" style:family="text">
      <style:text-properties style:font-name="맑은 고딕" fo:color="#000000"/>
    </style:style>
    <style:style style:name="T988" style:parent-style-name="기본단락글꼴" style:family="text">
      <style:text-properties style:font-name="맑은 고딕" fo:color="#000000"/>
    </style:style>
    <style:style style:name="T989" style:parent-style-name="기본단락글꼴" style:family="text">
      <style:text-properties style:font-name="맑은 고딕" fo:color="#000000"/>
    </style:style>
    <style:style style:name="T990" style:parent-style-name="기본단락글꼴" style:family="text">
      <style:text-properties style:font-name="맑은 고딕" fo:color="#000000"/>
    </style:style>
    <style:style style:name="T991" style:parent-style-name="기본단락글꼴" style:family="text">
      <style:text-properties style:font-name="맑은 고딕" fo:color="#000000"/>
    </style:style>
    <style:style style:name="T992" style:parent-style-name="기본단락글꼴" style:family="text">
      <style:text-properties style:font-name="맑은 고딕" fo:color="#000000"/>
    </style:style>
    <style:style style:name="T993" style:parent-style-name="기본단락글꼴" style:family="text">
      <style:text-properties style:font-name="맑은 고딕" fo:color="#000000"/>
    </style:style>
    <style:style style:name="T994" style:parent-style-name="기본단락글꼴" style:family="text">
      <style:text-properties style:font-name="맑은 고딕" fo:color="#000000"/>
    </style:style>
    <style:style style:name="T995" style:parent-style-name="기본단락글꼴" style:family="text">
      <style:text-properties style:font-name="맑은 고딕" fo:color="#000000"/>
    </style:style>
    <style:style style:name="T996" style:parent-style-name="기본단락글꼴" style:family="text">
      <style:text-properties style:font-name="맑은 고딕" fo:color="#000000"/>
    </style:style>
    <style:style style:name="T997" style:parent-style-name="기본단락글꼴" style:family="text">
      <style:text-properties style:font-name="맑은 고딕" fo:color="#000000"/>
    </style:style>
    <style:style style:name="T998" style:parent-style-name="기본단락글꼴" style:family="text">
      <style:text-properties style:font-name="맑은 고딕" fo:color="#000000"/>
    </style:style>
    <style:style style:name="T999" style:parent-style-name="기본단락글꼴" style:family="text">
      <style:text-properties style:font-name="맑은 고딕" fo:color="#000000"/>
    </style:style>
    <style:style style:name="T1000" style:parent-style-name="기본단락글꼴" style:family="text">
      <style:text-properties style:font-name="맑은 고딕" fo:color="#000000"/>
    </style:style>
    <style:style style:name="T1001" style:parent-style-name="기본단락글꼴" style:family="text">
      <style:text-properties style:font-name="맑은 고딕" fo:color="#000000"/>
    </style:style>
    <style:style style:name="T1002" style:parent-style-name="기본단락글꼴" style:family="text">
      <style:text-properties style:font-name="맑은 고딕" fo:color="#000000"/>
    </style:style>
    <style:style style:name="T1003" style:parent-style-name="기본단락글꼴" style:family="text">
      <style:text-properties style:font-name="맑은 고딕" fo:color="#000000"/>
    </style:style>
    <style:style style:name="T1004" style:parent-style-name="기본단락글꼴" style:family="text">
      <style:text-properties style:font-name="맑은 고딕" fo:color="#000000"/>
    </style:style>
    <style:style style:name="T1005" style:parent-style-name="기본단락글꼴" style:family="text">
      <style:text-properties style:font-name="맑은 고딕" fo:color="#000000"/>
    </style:style>
    <style:style style:name="T1006" style:parent-style-name="기본단락글꼴" style:family="text">
      <style:text-properties style:font-name="맑은 고딕" fo:color="#000000"/>
    </style:style>
    <style:style style:name="T1007" style:parent-style-name="기본단락글꼴" style:family="text">
      <style:text-properties style:font-name="맑은 고딕" fo:color="#000000"/>
    </style:style>
    <style:style style:name="T1008" style:parent-style-name="기본단락글꼴" style:family="text">
      <style:text-properties style:font-name="맑은 고딕" fo:color="#000000"/>
    </style:style>
    <style:style style:name="T1009" style:parent-style-name="기본단락글꼴" style:family="text">
      <style:text-properties style:font-name="맑은 고딕" fo:color="#000000"/>
    </style:style>
    <style:style style:name="T1010" style:parent-style-name="기본단락글꼴" style:family="text">
      <style:text-properties style:font-name="맑은 고딕" fo:color="#000000"/>
    </style:style>
    <style:style style:name="T1011" style:parent-style-name="기본단락글꼴" style:family="text">
      <style:text-properties style:font-name="맑은 고딕" fo:color="#000000"/>
    </style:style>
    <style:style style:name="T1012" style:parent-style-name="기본단락글꼴" style:family="text">
      <style:text-properties style:font-name="맑은 고딕" fo:color="#000000"/>
    </style:style>
    <style:style style:name="T1013" style:parent-style-name="기본단락글꼴" style:family="text">
      <style:text-properties style:font-name="맑은 고딕" fo:color="#000000"/>
    </style:style>
    <style:style style:name="T1014" style:parent-style-name="기본단락글꼴" style:family="text">
      <style:text-properties style:font-name="맑은 고딕" fo:color="#000000"/>
    </style:style>
    <style:style style:name="T1015" style:parent-style-name="기본단락글꼴" style:family="text">
      <style:text-properties style:font-name="맑은 고딕" fo:color="#000000"/>
    </style:style>
    <style:style style:name="T1016" style:parent-style-name="기본단락글꼴" style:family="text">
      <style:text-properties style:font-name="맑은 고딕" fo:color="#000000"/>
    </style:style>
    <style:style style:name="T1017" style:parent-style-name="기본단락글꼴" style:family="text">
      <style:text-properties style:font-name="맑은 고딕" fo:color="#000000"/>
    </style:style>
    <style:style style:name="T1018" style:parent-style-name="기본단락글꼴" style:family="text">
      <style:text-properties style:font-name="맑은 고딕" fo:color="#000000"/>
    </style:style>
    <style:style style:name="T1019" style:parent-style-name="기본단락글꼴" style:family="text">
      <style:text-properties style:font-name="맑은 고딕" fo:color="#000000"/>
    </style:style>
    <style:style style:name="T1020" style:parent-style-name="기본단락글꼴" style:family="text">
      <style:text-properties style:font-name="맑은 고딕" fo:color="#000000"/>
    </style:style>
    <style:style style:name="T1021" style:parent-style-name="기본단락글꼴" style:family="text">
      <style:text-properties style:font-name="맑은 고딕" fo:color="#000000"/>
    </style:style>
    <style:style style:name="T1022" style:parent-style-name="기본단락글꼴" style:family="text">
      <style:text-properties style:font-name="맑은 고딕" fo:color="#000000"/>
    </style:style>
    <style:style style:name="T1023" style:parent-style-name="기본단락글꼴" style:family="text">
      <style:text-properties style:font-name="맑은 고딕" fo:color="#000000"/>
    </style:style>
    <style:style style:name="T1024" style:parent-style-name="기본단락글꼴" style:family="text">
      <style:text-properties style:font-name="맑은 고딕" fo:color="#000000"/>
    </style:style>
    <style:style style:name="T1025" style:parent-style-name="기본단락글꼴" style:family="text">
      <style:text-properties style:font-name="맑은 고딕" fo:color="#000000"/>
    </style:style>
    <style:style style:name="T1026" style:parent-style-name="기본단락글꼴" style:family="text">
      <style:text-properties style:font-name="맑은 고딕" fo:color="#000000"/>
    </style:style>
    <style:style style:name="T1027" style:parent-style-name="기본단락글꼴" style:family="text">
      <style:text-properties style:font-name="맑은 고딕" fo:color="#000000"/>
    </style:style>
    <style:style style:name="T1028" style:parent-style-name="기본단락글꼴" style:family="text">
      <style:text-properties style:font-name="맑은 고딕" fo:color="#000000"/>
    </style:style>
    <style:style style:name="T1029" style:parent-style-name="기본단락글꼴" style:family="text">
      <style:text-properties style:font-name="맑은 고딕" fo:color="#000000"/>
    </style:style>
    <style:style style:name="T1030" style:parent-style-name="기본단락글꼴" style:family="text">
      <style:text-properties style:font-name="맑은 고딕" fo:color="#000000"/>
    </style:style>
    <style:style style:name="T1031" style:parent-style-name="기본단락글꼴" style:family="text">
      <style:text-properties style:font-name="맑은 고딕" fo:color="#000000"/>
    </style:style>
    <style:style style:name="T1032" style:parent-style-name="기본단락글꼴" style:family="text">
      <style:text-properties style:font-name="맑은 고딕" fo:color="#000000"/>
    </style:style>
    <style:style style:name="T1033" style:parent-style-name="기본단락글꼴" style:family="text">
      <style:text-properties style:font-name="맑은 고딕" fo:color="#000000"/>
    </style:style>
    <style:style style:name="T1034" style:parent-style-name="기본단락글꼴" style:family="text">
      <style:text-properties style:font-name="맑은 고딕" fo:color="#000000"/>
    </style:style>
    <style:style style:name="T1035" style:parent-style-name="기본단락글꼴" style:family="text">
      <style:text-properties style:font-name="맑은 고딕" fo:color="#000000"/>
    </style:style>
    <style:style style:name="T1036" style:parent-style-name="기본단락글꼴" style:family="text">
      <style:text-properties style:font-name="맑은 고딕" fo:color="#000000"/>
    </style:style>
    <style:style style:name="T1037" style:parent-style-name="기본단락글꼴" style:family="text">
      <style:text-properties style:font-name="맑은 고딕" fo:color="#000000"/>
    </style:style>
    <style:style style:name="T1038" style:parent-style-name="기본단락글꼴" style:family="text">
      <style:text-properties style:font-name="맑은 고딕" fo:color="#000000"/>
    </style:style>
    <style:style style:name="T1039" style:parent-style-name="기본단락글꼴" style:family="text">
      <style:text-properties style:font-name="맑은 고딕" fo:color="#000000"/>
    </style:style>
    <style:style style:name="T1040" style:parent-style-name="기본단락글꼴" style:family="text">
      <style:text-properties style:font-name="맑은 고딕" fo:color="#000000"/>
    </style:style>
    <style:style style:name="T1041" style:parent-style-name="기본단락글꼴" style:family="text">
      <style:text-properties style:font-name="맑은 고딕" fo:color="#000000"/>
    </style:style>
    <style:style style:name="T1042" style:parent-style-name="기본단락글꼴" style:family="text">
      <style:text-properties style:font-name="맑은 고딕" fo:color="#000000"/>
    </style:style>
    <style:style style:name="T1043" style:parent-style-name="기본단락글꼴" style:family="text">
      <style:text-properties style:font-name="맑은 고딕" fo:color="#000000"/>
    </style:style>
    <style:style style:name="T1044" style:parent-style-name="기본단락글꼴" style:family="text">
      <style:text-properties style:font-name="맑은 고딕" fo:color="#000000"/>
    </style:style>
    <style:style style:name="T1045" style:parent-style-name="기본단락글꼴" style:family="text">
      <style:text-properties style:font-name="맑은 고딕" fo:color="#000000"/>
    </style:style>
    <style:style style:name="T1046" style:parent-style-name="기본단락글꼴" style:family="text">
      <style:text-properties style:font-name="맑은 고딕" fo:color="#000000"/>
    </style:style>
    <style:style style:name="T1047" style:parent-style-name="기본단락글꼴" style:family="text">
      <style:text-properties style:font-name="맑은 고딕" fo:color="#000000"/>
    </style:style>
    <style:style style:name="T1048" style:parent-style-name="기본단락글꼴" style:family="text">
      <style:text-properties style:font-name="맑은 고딕" fo:color="#000000"/>
    </style:style>
    <style:style style:name="T1049" style:parent-style-name="기본단락글꼴" style:family="text">
      <style:text-properties style:font-name="맑은 고딕" fo:color="#000000"/>
    </style:style>
    <style:style style:name="T1050" style:parent-style-name="기본단락글꼴" style:family="text">
      <style:text-properties style:font-name="맑은 고딕" fo:color="#000000"/>
    </style:style>
    <style:style style:name="T1051" style:parent-style-name="기본단락글꼴" style:family="text">
      <style:text-properties style:font-name="맑은 고딕" fo:color="#000000"/>
    </style:style>
    <style:style style:name="T1052" style:parent-style-name="기본단락글꼴" style:family="text">
      <style:text-properties style:font-name="맑은 고딕" fo:color="#000000"/>
    </style:style>
    <style:style style:name="T1053" style:parent-style-name="기본단락글꼴" style:family="text">
      <style:text-properties style:font-name="맑은 고딕" fo:color="#000000"/>
    </style:style>
    <style:style style:name="T1054" style:parent-style-name="기본단락글꼴" style:family="text">
      <style:text-properties style:font-name="맑은 고딕" fo:color="#000000"/>
    </style:style>
    <style:style style:name="T1055" style:parent-style-name="기본단락글꼴" style:family="text">
      <style:text-properties style:font-name="맑은 고딕" fo:color="#000000"/>
    </style:style>
    <style:style style:name="T1056" style:parent-style-name="기본단락글꼴" style:family="text">
      <style:text-properties style:font-name="맑은 고딕" fo:color="#000000"/>
    </style:style>
    <style:style style:name="T1057" style:parent-style-name="기본단락글꼴" style:family="text">
      <style:text-properties style:font-name="맑은 고딕" fo:color="#000000"/>
    </style:style>
    <style:style style:name="T1058" style:parent-style-name="기본단락글꼴" style:family="text">
      <style:text-properties style:font-name="맑은 고딕" fo:color="#000000"/>
    </style:style>
    <style:style style:name="T1059" style:parent-style-name="기본단락글꼴" style:family="text">
      <style:text-properties style:font-name="맑은 고딕" fo:color="#000000"/>
    </style:style>
    <style:style style:name="T1060" style:parent-style-name="기본단락글꼴" style:family="text">
      <style:text-properties style:font-name="맑은 고딕" fo:color="#000000"/>
    </style:style>
    <style:style style:name="T1061" style:parent-style-name="기본단락글꼴" style:family="text">
      <style:text-properties style:font-name="맑은 고딕" fo:color="#000000"/>
    </style:style>
    <style:style style:name="T1062" style:parent-style-name="기본단락글꼴" style:family="text">
      <style:text-properties style:font-name="맑은 고딕" fo:color="#000000"/>
    </style:style>
    <style:style style:name="T1063" style:parent-style-name="기본단락글꼴" style:family="text">
      <style:text-properties style:font-name="맑은 고딕" fo:color="#000000"/>
    </style:style>
    <style:style style:name="T1064" style:parent-style-name="기본단락글꼴" style:family="text">
      <style:text-properties style:font-name="맑은 고딕" fo:color="#000000"/>
    </style:style>
    <style:style style:name="T1065" style:parent-style-name="기본단락글꼴" style:family="text">
      <style:text-properties style:font-name="맑은 고딕" fo:color="#000000"/>
    </style:style>
    <style:style style:name="T1066" style:parent-style-name="기본단락글꼴" style:family="text">
      <style:text-properties style:font-name="맑은 고딕" fo:color="#000000"/>
    </style:style>
    <style:style style:name="T1067" style:parent-style-name="기본단락글꼴" style:family="text">
      <style:text-properties style:font-name="맑은 고딕" fo:color="#000000"/>
    </style:style>
    <style:style style:name="T1068" style:parent-style-name="기본단락글꼴" style:family="text">
      <style:text-properties style:font-name="맑은 고딕" fo:color="#000000"/>
    </style:style>
    <style:style style:name="T1069" style:parent-style-name="기본단락글꼴" style:family="text">
      <style:text-properties style:font-name="맑은 고딕" fo:color="#000000"/>
    </style:style>
    <style:style style:name="T1070" style:parent-style-name="기본단락글꼴" style:family="text">
      <style:text-properties style:font-name="맑은 고딕" fo:color="#000000"/>
    </style:style>
    <style:style style:name="T1071" style:parent-style-name="기본단락글꼴" style:family="text">
      <style:text-properties style:font-name="맑은 고딕" fo:color="#000000"/>
    </style:style>
    <style:style style:name="T1072" style:parent-style-name="기본단락글꼴" style:family="text">
      <style:text-properties style:font-name="맑은 고딕" fo:color="#000000"/>
    </style:style>
    <style:style style:name="T1073" style:parent-style-name="기본단락글꼴" style:family="text">
      <style:text-properties style:font-name="맑은 고딕" fo:color="#000000"/>
    </style:style>
    <style:style style:name="T1074" style:parent-style-name="기본단락글꼴" style:family="text">
      <style:text-properties style:font-name="맑은 고딕" fo:color="#000000"/>
    </style:style>
    <style:style style:name="T1075" style:parent-style-name="기본단락글꼴" style:family="text">
      <style:text-properties style:font-name="맑은 고딕" fo:color="#000000"/>
    </style:style>
    <style:style style:name="T1076" style:parent-style-name="기본단락글꼴" style:family="text">
      <style:text-properties style:font-name="맑은 고딕" fo:color="#000000"/>
    </style:style>
    <style:style style:name="T1077" style:parent-style-name="기본단락글꼴" style:family="text">
      <style:text-properties style:font-name="맑은 고딕" fo:color="#000000"/>
    </style:style>
    <style:style style:name="T1078" style:parent-style-name="기본단락글꼴" style:family="text">
      <style:text-properties style:font-name="맑은 고딕" fo:color="#000000"/>
    </style:style>
    <style:style style:name="T1079" style:parent-style-name="기본단락글꼴" style:family="text">
      <style:text-properties style:font-name="맑은 고딕" fo:color="#000000"/>
    </style:style>
    <style:style style:name="T1080" style:parent-style-name="기본단락글꼴" style:family="text">
      <style:text-properties style:font-name="맑은 고딕" fo:color="#000000"/>
    </style:style>
    <style:style style:name="T1081" style:parent-style-name="기본단락글꼴" style:family="text">
      <style:text-properties style:font-name="맑은 고딕" fo:color="#000000"/>
    </style:style>
    <style:style style:name="T1082" style:parent-style-name="기본단락글꼴" style:family="text">
      <style:text-properties style:font-name="맑은 고딕" fo:color="#000000"/>
    </style:style>
    <style:style style:name="T1083" style:parent-style-name="기본단락글꼴" style:family="text">
      <style:text-properties style:font-name="맑은 고딕" fo:color="#000000"/>
    </style:style>
    <style:style style:name="T1084" style:parent-style-name="기본단락글꼴" style:family="text">
      <style:text-properties style:font-name="맑은 고딕" fo:color="#000000"/>
    </style:style>
    <style:style style:name="T1085" style:parent-style-name="기본단락글꼴" style:family="text">
      <style:text-properties style:font-name="맑은 고딕" fo:color="#000000"/>
    </style:style>
    <style:style style:name="T1086" style:parent-style-name="기본단락글꼴" style:family="text">
      <style:text-properties style:font-name="맑은 고딕" fo:color="#000000"/>
    </style:style>
    <style:style style:name="T1087" style:parent-style-name="기본단락글꼴" style:family="text">
      <style:text-properties style:font-name="맑은 고딕" fo:color="#000000"/>
    </style:style>
    <style:style style:name="T1088" style:parent-style-name="기본단락글꼴" style:family="text">
      <style:text-properties style:font-name="맑은 고딕" fo:color="#000000"/>
    </style:style>
    <style:style style:name="T1089" style:parent-style-name="기본단락글꼴" style:family="text">
      <style:text-properties style:font-name="맑은 고딕" fo:color="#000000"/>
    </style:style>
    <style:style style:name="T1090" style:parent-style-name="기본단락글꼴" style:family="text">
      <style:text-properties style:font-name="맑은 고딕" fo:color="#000000"/>
    </style:style>
    <style:style style:name="T1091" style:parent-style-name="기본단락글꼴" style:family="text">
      <style:text-properties style:font-name="맑은 고딕" fo:color="#000000"/>
    </style:style>
    <style:style style:name="T1092" style:parent-style-name="기본단락글꼴" style:family="text">
      <style:text-properties style:font-name="맑은 고딕" fo:color="#000000"/>
    </style:style>
    <style:style style:name="T1093" style:parent-style-name="기본단락글꼴" style:family="text">
      <style:text-properties style:font-name="맑은 고딕" fo:color="#000000"/>
    </style:style>
    <style:style style:name="T1094" style:parent-style-name="기본단락글꼴" style:family="text">
      <style:text-properties style:font-name="맑은 고딕" fo:color="#000000"/>
    </style:style>
    <style:style style:name="T1095" style:parent-style-name="기본단락글꼴" style:family="text">
      <style:text-properties style:font-name="맑은 고딕" fo:color="#000000"/>
    </style:style>
    <style:style style:name="T1096" style:parent-style-name="기본단락글꼴" style:family="text">
      <style:text-properties style:font-name="맑은 고딕" fo:color="#000000"/>
    </style:style>
    <style:style style:name="T1097" style:parent-style-name="기본단락글꼴" style:family="text">
      <style:text-properties style:font-name="맑은 고딕" fo:color="#000000"/>
    </style:style>
    <style:style style:name="T1098" style:parent-style-name="기본단락글꼴" style:family="text">
      <style:text-properties style:font-name="맑은 고딕" fo:color="#000000"/>
    </style:style>
    <style:style style:name="T1099" style:parent-style-name="기본단락글꼴" style:family="text">
      <style:text-properties style:font-name="맑은 고딕" fo:color="#000000"/>
    </style:style>
    <style:style style:name="T1100" style:parent-style-name="기본단락글꼴" style:family="text">
      <style:text-properties style:font-name="맑은 고딕" fo:color="#000000"/>
    </style:style>
    <style:style style:name="T1101" style:parent-style-name="기본단락글꼴" style:family="text">
      <style:text-properties style:font-name="맑은 고딕" fo:color="#000000"/>
    </style:style>
    <style:style style:name="T1102" style:parent-style-name="기본단락글꼴" style:family="text">
      <style:text-properties style:font-name="맑은 고딕" fo:color="#000000"/>
    </style:style>
    <style:style style:name="T1103" style:parent-style-name="기본단락글꼴" style:family="text">
      <style:text-properties style:font-name="맑은 고딕" fo:color="#000000"/>
    </style:style>
    <style:style style:name="T1104" style:parent-style-name="기본단락글꼴" style:family="text">
      <style:text-properties style:font-name="맑은 고딕" fo:color="#000000"/>
    </style:style>
    <style:style style:name="T1105" style:parent-style-name="기본단락글꼴" style:family="text">
      <style:text-properties style:font-name="맑은 고딕" fo:color="#000000"/>
    </style:style>
    <style:style style:name="T1106" style:parent-style-name="기본단락글꼴" style:family="text">
      <style:text-properties style:font-name="맑은 고딕" fo:color="#000000"/>
    </style:style>
    <style:style style:name="T1107" style:parent-style-name="기본단락글꼴" style:family="text">
      <style:text-properties style:font-name="맑은 고딕" fo:color="#000000"/>
    </style:style>
    <style:style style:name="T1108" style:parent-style-name="기본단락글꼴" style:family="text">
      <style:text-properties style:font-name="맑은 고딕" fo:color="#000000"/>
    </style:style>
    <style:style style:name="T1109" style:parent-style-name="기본단락글꼴" style:family="text">
      <style:text-properties style:font-name="맑은 고딕" fo:color="#000000"/>
    </style:style>
    <style:style style:name="T1110" style:parent-style-name="기본단락글꼴" style:family="text">
      <style:text-properties style:font-name="맑은 고딕" fo:color="#000000"/>
    </style:style>
    <style:style style:name="T1111" style:parent-style-name="기본단락글꼴" style:family="text">
      <style:text-properties style:font-name="맑은 고딕" fo:color="#000000"/>
    </style:style>
    <style:style style:name="T1112" style:parent-style-name="기본단락글꼴" style:family="text">
      <style:text-properties style:font-name="맑은 고딕" fo:color="#000000"/>
    </style:style>
    <style:style style:name="T1113" style:parent-style-name="기본단락글꼴" style:family="text">
      <style:text-properties style:font-name="맑은 고딕" fo:color="#000000"/>
    </style:style>
    <style:style style:name="T1114" style:parent-style-name="기본단락글꼴" style:family="text">
      <style:text-properties style:font-name="맑은 고딕" fo:color="#000000"/>
    </style:style>
    <style:style style:name="T1115" style:parent-style-name="기본단락글꼴" style:family="text">
      <style:text-properties style:font-name="맑은 고딕" fo:color="#000000"/>
    </style:style>
    <style:style style:name="T1116" style:parent-style-name="기본단락글꼴" style:family="text">
      <style:text-properties style:font-name="맑은 고딕" fo:color="#000000"/>
    </style:style>
    <style:style style:name="T1117" style:parent-style-name="기본단락글꼴" style:family="text">
      <style:text-properties style:font-name="맑은 고딕" fo:color="#000000"/>
    </style:style>
    <style:style style:name="T1118" style:parent-style-name="기본단락글꼴" style:family="text">
      <style:text-properties style:font-name="맑은 고딕" fo:color="#000000"/>
    </style:style>
    <style:style style:name="T1119" style:parent-style-name="기본단락글꼴" style:family="text">
      <style:text-properties style:font-name="맑은 고딕" fo:color="#000000"/>
    </style:style>
    <style:style style:name="T1120" style:parent-style-name="기본단락글꼴" style:family="text">
      <style:text-properties style:font-name="맑은 고딕" fo:color="#000000"/>
    </style:style>
    <style:style style:name="T1121" style:parent-style-name="기본단락글꼴" style:family="text">
      <style:text-properties style:font-name="맑은 고딕" fo:color="#000000"/>
    </style:style>
    <style:style style:name="T1122" style:parent-style-name="기본단락글꼴" style:family="text">
      <style:text-properties style:font-name="맑은 고딕" fo:color="#000000"/>
    </style:style>
    <style:style style:name="T1123" style:parent-style-name="기본단락글꼴" style:family="text">
      <style:text-properties style:font-name="맑은 고딕" fo:color="#000000"/>
    </style:style>
    <style:style style:name="T1124" style:parent-style-name="기본단락글꼴" style:family="text">
      <style:text-properties style:font-name="맑은 고딕" fo:color="#000000"/>
    </style:style>
    <style:style style:name="T1125" style:parent-style-name="기본단락글꼴" style:family="text">
      <style:text-properties style:font-name="맑은 고딕" fo:color="#000000"/>
    </style:style>
    <style:style style:name="T1126" style:parent-style-name="기본단락글꼴" style:family="text">
      <style:text-properties style:font-name="맑은 고딕" fo:color="#000000"/>
    </style:style>
    <style:style style:name="T1127" style:parent-style-name="기본단락글꼴" style:family="text">
      <style:text-properties style:font-name="맑은 고딕" fo:color="#000000"/>
    </style:style>
    <style:style style:name="T1128" style:parent-style-name="기본단락글꼴" style:family="text">
      <style:text-properties style:font-name="맑은 고딕" fo:color="#000000"/>
    </style:style>
    <style:style style:name="T1129" style:parent-style-name="기본단락글꼴" style:family="text">
      <style:text-properties style:font-name="맑은 고딕" fo:color="#000000"/>
    </style:style>
    <style:style style:name="T1130" style:parent-style-name="기본단락글꼴" style:family="text">
      <style:text-properties style:font-name="맑은 고딕" fo:color="#000000"/>
    </style:style>
    <style:style style:name="T1131" style:parent-style-name="기본단락글꼴" style:family="text">
      <style:text-properties style:font-name="맑은 고딕" fo:color="#000000"/>
    </style:style>
    <style:style style:name="T1132" style:parent-style-name="기본단락글꼴" style:family="text">
      <style:text-properties style:font-name="맑은 고딕" fo:color="#000000"/>
    </style:style>
    <style:style style:name="T1133" style:parent-style-name="기본단락글꼴" style:family="text">
      <style:text-properties style:font-name="맑은 고딕" fo:color="#000000"/>
    </style:style>
    <style:style style:name="T1134" style:parent-style-name="기본단락글꼴" style:family="text">
      <style:text-properties style:font-name="맑은 고딕" fo:color="#000000"/>
    </style:style>
    <style:style style:name="T1135" style:parent-style-name="기본단락글꼴" style:family="text">
      <style:text-properties style:font-name="맑은 고딕" fo:color="#000000"/>
    </style:style>
    <style:style style:name="T1136" style:parent-style-name="기본단락글꼴" style:family="text">
      <style:text-properties style:font-name="맑은 고딕" fo:color="#000000"/>
    </style:style>
    <style:style style:name="T1137" style:parent-style-name="기본단락글꼴" style:family="text">
      <style:text-properties style:font-name="맑은 고딕" fo:color="#000000"/>
    </style:style>
    <style:style style:name="T1138" style:parent-style-name="기본단락글꼴" style:family="text">
      <style:text-properties style:font-name="맑은 고딕" fo:color="#000000"/>
    </style:style>
    <style:style style:name="T1139" style:parent-style-name="기본단락글꼴" style:family="text">
      <style:text-properties style:font-name="맑은 고딕" fo:color="#000000"/>
    </style:style>
    <style:style style:name="T1140" style:parent-style-name="기본단락글꼴" style:family="text">
      <style:text-properties style:font-name="맑은 고딕" fo:color="#000000"/>
    </style:style>
    <style:style style:name="T1141" style:parent-style-name="기본단락글꼴" style:family="text">
      <style:text-properties style:font-name="맑은 고딕" fo:color="#000000"/>
    </style:style>
    <style:style style:name="T1142" style:parent-style-name="기본단락글꼴" style:family="text">
      <style:text-properties style:font-name="맑은 고딕" fo:color="#000000"/>
    </style:style>
    <style:style style:name="T1143" style:parent-style-name="기본단락글꼴" style:family="text">
      <style:text-properties style:font-name="맑은 고딕" fo:color="#000000"/>
    </style:style>
    <style:style style:name="T1144" style:parent-style-name="기본단락글꼴" style:family="text">
      <style:text-properties style:font-name="맑은 고딕" fo:color="#000000"/>
    </style:style>
    <style:style style:name="T1145" style:parent-style-name="기본단락글꼴" style:family="text">
      <style:text-properties style:font-name="맑은 고딕" fo:color="#000000"/>
    </style:style>
    <style:style style:name="T1146" style:parent-style-name="기본단락글꼴" style:family="text">
      <style:text-properties style:font-name="맑은 고딕" fo:color="#000000"/>
    </style:style>
    <style:style style:name="T1147" style:parent-style-name="기본단락글꼴" style:family="text">
      <style:text-properties style:font-name="맑은 고딕" fo:color="#000000"/>
    </style:style>
    <style:style style:name="T1148" style:parent-style-name="기본단락글꼴" style:family="text">
      <style:text-properties style:font-name="맑은 고딕" fo:color="#000000"/>
    </style:style>
    <style:style style:name="T1149" style:parent-style-name="기본단락글꼴" style:family="text">
      <style:text-properties style:font-name="맑은 고딕" fo:color="#000000"/>
    </style:style>
    <style:style style:name="T1150" style:parent-style-name="기본단락글꼴" style:family="text">
      <style:text-properties style:font-name="맑은 고딕" fo:color="#000000"/>
    </style:style>
    <style:style style:name="T1151" style:parent-style-name="기본단락글꼴" style:family="text">
      <style:text-properties style:font-name="맑은 고딕" fo:color="#000000"/>
    </style:style>
    <style:style style:name="T1152" style:parent-style-name="기본단락글꼴" style:family="text">
      <style:text-properties style:font-name="맑은 고딕" fo:color="#000000"/>
    </style:style>
    <style:style style:name="T1153" style:parent-style-name="기본단락글꼴" style:family="text">
      <style:text-properties style:font-name="맑은 고딕" fo:color="#000000"/>
    </style:style>
    <style:style style:name="T1154" style:parent-style-name="기본단락글꼴" style:family="text">
      <style:text-properties style:font-name="맑은 고딕" fo:color="#000000"/>
    </style:style>
    <style:style style:name="T1155" style:parent-style-name="기본단락글꼴" style:family="text">
      <style:text-properties style:font-name="맑은 고딕" fo:color="#000000"/>
    </style:style>
    <style:style style:name="T1156" style:parent-style-name="기본단락글꼴" style:family="text">
      <style:text-properties style:font-name="맑은 고딕" fo:color="#000000"/>
    </style:style>
    <style:style style:name="T1157" style:parent-style-name="기본단락글꼴" style:family="text">
      <style:text-properties style:font-name="맑은 고딕" fo:color="#000000"/>
    </style:style>
    <style:style style:name="T1158" style:parent-style-name="기본단락글꼴" style:family="text">
      <style:text-properties style:font-name="맑은 고딕" fo:color="#000000"/>
    </style:style>
    <style:style style:name="T1159" style:parent-style-name="기본단락글꼴" style:family="text">
      <style:text-properties style:font-name="맑은 고딕" fo:color="#000000"/>
    </style:style>
    <style:style style:name="T1160" style:parent-style-name="기본단락글꼴" style:family="text">
      <style:text-properties style:font-name="맑은 고딕" fo:color="#000000"/>
    </style:style>
    <style:style style:name="T1161" style:parent-style-name="기본단락글꼴" style:family="text">
      <style:text-properties style:font-name="맑은 고딕" fo:color="#000000"/>
    </style:style>
    <style:style style:name="T1162" style:parent-style-name="기본단락글꼴" style:family="text">
      <style:text-properties style:font-name="맑은 고딕" fo:color="#000000"/>
    </style:style>
    <style:style style:name="T1163" style:parent-style-name="기본단락글꼴" style:family="text">
      <style:text-properties style:font-name="맑은 고딕" fo:color="#000000"/>
    </style:style>
    <style:style style:name="T1164" style:parent-style-name="기본단락글꼴" style:family="text">
      <style:text-properties style:font-name="맑은 고딕" fo:color="#000000"/>
    </style:style>
    <style:style style:name="T1165" style:parent-style-name="기본단락글꼴" style:family="text">
      <style:text-properties style:font-name="맑은 고딕" fo:color="#000000"/>
    </style:style>
    <style:style style:name="T1166" style:parent-style-name="기본단락글꼴" style:family="text">
      <style:text-properties style:font-name="맑은 고딕" fo:color="#000000"/>
    </style:style>
    <style:style style:name="T1167" style:parent-style-name="기본단락글꼴" style:family="text">
      <style:text-properties style:font-name="맑은 고딕" fo:color="#000000"/>
    </style:style>
    <style:style style:name="T1168" style:parent-style-name="기본단락글꼴" style:family="text">
      <style:text-properties style:font-name="맑은 고딕" fo:color="#000000"/>
    </style:style>
    <style:style style:name="T1169" style:parent-style-name="기본단락글꼴" style:family="text">
      <style:text-properties style:font-name="맑은 고딕" fo:color="#000000"/>
    </style:style>
    <style:style style:name="T1170" style:parent-style-name="기본단락글꼴" style:family="text">
      <style:text-properties style:font-name="맑은 고딕" fo:color="#000000"/>
    </style:style>
    <style:style style:name="T1171" style:parent-style-name="기본단락글꼴" style:family="text">
      <style:text-properties style:font-name="맑은 고딕" fo:color="#000000"/>
    </style:style>
    <style:style style:name="T1172" style:parent-style-name="기본단락글꼴" style:family="text">
      <style:text-properties style:font-name="맑은 고딕" fo:color="#000000"/>
    </style:style>
    <style:style style:name="T1173" style:parent-style-name="기본단락글꼴" style:family="text">
      <style:text-properties style:font-name="맑은 고딕" fo:color="#000000"/>
    </style:style>
    <style:style style:name="T1174" style:parent-style-name="기본단락글꼴" style:family="text">
      <style:text-properties style:font-name="맑은 고딕" fo:color="#000000"/>
    </style:style>
    <style:style style:name="T1175" style:parent-style-name="기본단락글꼴" style:family="text">
      <style:text-properties style:font-name="맑은 고딕" fo:color="#000000"/>
    </style:style>
    <style:style style:name="T1176" style:parent-style-name="기본단락글꼴" style:family="text">
      <style:text-properties style:font-name="맑은 고딕" fo:color="#000000"/>
    </style:style>
    <style:style style:name="T1177" style:parent-style-name="기본단락글꼴" style:family="text">
      <style:text-properties style:font-name="맑은 고딕" fo:color="#000000"/>
    </style:style>
    <style:style style:name="T1178" style:parent-style-name="기본단락글꼴" style:family="text">
      <style:text-properties style:font-name="맑은 고딕" fo:color="#000000"/>
    </style:style>
    <style:style style:name="T1179" style:parent-style-name="기본단락글꼴" style:family="text">
      <style:text-properties style:font-name="맑은 고딕" fo:color="#000000"/>
    </style:style>
    <style:style style:name="T1180" style:parent-style-name="기본단락글꼴" style:family="text">
      <style:text-properties style:font-name="맑은 고딕" fo:color="#000000"/>
    </style:style>
    <style:style style:name="T1181" style:parent-style-name="기본단락글꼴" style:family="text">
      <style:text-properties style:font-name="맑은 고딕" fo:color="#000000"/>
    </style:style>
    <style:style style:name="T1182" style:parent-style-name="기본단락글꼴" style:family="text">
      <style:text-properties style:font-name="맑은 고딕" fo:color="#000000"/>
    </style:style>
    <style:style style:name="T1183" style:parent-style-name="기본단락글꼴" style:family="text">
      <style:text-properties style:font-name="맑은 고딕" fo:color="#000000"/>
    </style:style>
    <style:style style:name="T1184" style:parent-style-name="기본단락글꼴" style:family="text">
      <style:text-properties style:font-name="맑은 고딕" fo:color="#000000"/>
    </style:style>
    <style:style style:name="T1185" style:parent-style-name="기본단락글꼴" style:family="text">
      <style:text-properties style:font-name="맑은 고딕" fo:color="#000000"/>
    </style:style>
    <style:style style:name="T1186" style:parent-style-name="기본단락글꼴" style:family="text">
      <style:text-properties style:font-name="맑은 고딕" fo:color="#000000"/>
    </style:style>
    <style:style style:name="T1187" style:parent-style-name="기본단락글꼴" style:family="text">
      <style:text-properties style:font-name="맑은 고딕" fo:color="#000000"/>
    </style:style>
    <style:style style:name="T1188" style:parent-style-name="기본단락글꼴" style:family="text">
      <style:text-properties style:font-name="맑은 고딕" fo:color="#000000"/>
    </style:style>
    <style:style style:name="T1189" style:parent-style-name="기본단락글꼴" style:family="text">
      <style:text-properties style:font-name="맑은 고딕" fo:color="#000000"/>
    </style:style>
    <style:style style:name="T1190" style:parent-style-name="기본단락글꼴" style:family="text">
      <style:text-properties style:font-name="맑은 고딕" fo:color="#000000"/>
    </style:style>
    <style:style style:name="T1191" style:parent-style-name="기본단락글꼴" style:family="text">
      <style:text-properties style:font-name="맑은 고딕" fo:color="#000000"/>
    </style:style>
    <style:style style:name="T1192" style:parent-style-name="기본단락글꼴" style:family="text">
      <style:text-properties style:font-name="맑은 고딕" fo:color="#000000"/>
    </style:style>
    <style:style style:name="T1193" style:parent-style-name="기본단락글꼴" style:family="text">
      <style:text-properties style:font-name="맑은 고딕" fo:color="#000000"/>
    </style:style>
    <style:style style:name="T1194" style:parent-style-name="기본단락글꼴" style:family="text">
      <style:text-properties style:font-name="맑은 고딕" fo:color="#000000"/>
    </style:style>
    <style:style style:name="T1195" style:parent-style-name="기본단락글꼴" style:family="text">
      <style:text-properties style:font-name="맑은 고딕" fo:color="#000000"/>
    </style:style>
    <style:style style:name="T1196" style:parent-style-name="기본단락글꼴" style:family="text">
      <style:text-properties style:font-name="맑은 고딕" fo:color="#000000"/>
    </style:style>
    <style:style style:name="T1197" style:parent-style-name="기본단락글꼴" style:family="text">
      <style:text-properties style:font-name="맑은 고딕" fo:color="#000000"/>
    </style:style>
    <style:style style:name="T1198" style:parent-style-name="기본단락글꼴" style:family="text">
      <style:text-properties style:font-name="맑은 고딕" fo:color="#000000"/>
    </style:style>
    <style:style style:name="T1199" style:parent-style-name="기본단락글꼴" style:family="text">
      <style:text-properties style:font-name="맑은 고딕" fo:color="#000000"/>
    </style:style>
    <style:style style:name="T1200" style:parent-style-name="기본단락글꼴" style:family="text">
      <style:text-properties style:font-name="맑은 고딕" fo:color="#000000"/>
    </style:style>
    <style:style style:name="T1201" style:parent-style-name="기본단락글꼴" style:family="text">
      <style:text-properties style:font-name="맑은 고딕" fo:color="#000000"/>
    </style:style>
    <style:style style:name="T1202" style:parent-style-name="기본단락글꼴" style:family="text">
      <style:text-properties style:font-name="맑은 고딕" fo:color="#000000"/>
    </style:style>
    <style:style style:name="T1203" style:parent-style-name="기본단락글꼴" style:family="text">
      <style:text-properties style:font-name="맑은 고딕" fo:color="#000000"/>
    </style:style>
    <style:style style:name="T1204" style:parent-style-name="기본단락글꼴" style:family="text">
      <style:text-properties style:font-name="맑은 고딕" fo:color="#000000"/>
    </style:style>
    <style:style style:name="T1205" style:parent-style-name="기본단락글꼴" style:family="text">
      <style:text-properties style:font-name="맑은 고딕" fo:color="#000000"/>
    </style:style>
    <style:style style:name="T1206" style:parent-style-name="기본단락글꼴" style:family="text">
      <style:text-properties style:font-name="맑은 고딕" fo:color="#000000"/>
    </style:style>
    <style:style style:name="T1207" style:parent-style-name="기본단락글꼴" style:family="text">
      <style:text-properties style:font-name="맑은 고딕" fo:color="#000000"/>
    </style:style>
    <style:style style:name="T1208" style:parent-style-name="기본단락글꼴" style:family="text">
      <style:text-properties style:font-name="맑은 고딕" fo:color="#000000"/>
    </style:style>
    <style:style style:name="T1209" style:parent-style-name="기본단락글꼴" style:family="text">
      <style:text-properties style:font-name="맑은 고딕" fo:color="#000000"/>
    </style:style>
    <style:style style:name="T1210" style:parent-style-name="기본단락글꼴" style:family="text">
      <style:text-properties style:font-name="맑은 고딕" fo:color="#000000"/>
    </style:style>
    <style:style style:name="T1211" style:parent-style-name="기본단락글꼴" style:family="text">
      <style:text-properties style:font-name="맑은 고딕" fo:color="#000000"/>
    </style:style>
    <style:style style:name="T1212" style:parent-style-name="기본단락글꼴" style:family="text">
      <style:text-properties style:font-name="맑은 고딕" fo:color="#000000"/>
    </style:style>
    <style:style style:name="T1213" style:parent-style-name="기본단락글꼴" style:family="text">
      <style:text-properties style:font-name="맑은 고딕" fo:color="#000000"/>
    </style:style>
    <style:style style:name="T1214" style:parent-style-name="기본단락글꼴" style:family="text">
      <style:text-properties style:font-name="맑은 고딕" fo:color="#000000"/>
    </style:style>
    <style:style style:name="T1215" style:parent-style-name="기본단락글꼴" style:family="text">
      <style:text-properties style:font-name="맑은 고딕" fo:color="#000000"/>
    </style:style>
    <style:style style:name="T1216" style:parent-style-name="기본단락글꼴" style:family="text">
      <style:text-properties style:font-name="맑은 고딕" fo:color="#000000"/>
    </style:style>
    <style:style style:name="T1217" style:parent-style-name="기본단락글꼴" style:family="text">
      <style:text-properties style:font-name="맑은 고딕" fo:color="#000000"/>
    </style:style>
    <style:style style:name="T1218" style:parent-style-name="기본단락글꼴" style:family="text">
      <style:text-properties style:font-name="맑은 고딕" fo:color="#000000"/>
    </style:style>
    <style:style style:name="T1219" style:parent-style-name="기본단락글꼴" style:family="text">
      <style:text-properties style:font-name="맑은 고딕" fo:color="#000000"/>
    </style:style>
    <style:style style:name="T1220" style:parent-style-name="기본단락글꼴" style:family="text">
      <style:text-properties style:font-name="맑은 고딕" fo:color="#000000"/>
    </style:style>
    <style:style style:name="T1221" style:parent-style-name="기본단락글꼴" style:family="text">
      <style:text-properties style:font-name="맑은 고딕" fo:color="#000000"/>
    </style:style>
    <style:style style:name="T1222" style:parent-style-name="기본단락글꼴" style:family="text">
      <style:text-properties style:font-name="맑은 고딕" fo:color="#000000"/>
    </style:style>
    <style:style style:name="T1223" style:parent-style-name="기본단락글꼴" style:family="text">
      <style:text-properties style:font-name="맑은 고딕" fo:color="#000000"/>
    </style:style>
    <style:style style:name="T1224" style:parent-style-name="기본단락글꼴" style:family="text">
      <style:text-properties style:font-name="맑은 고딕" fo:color="#000000"/>
    </style:style>
    <style:style style:name="T1225" style:parent-style-name="기본단락글꼴" style:family="text">
      <style:text-properties style:font-name="맑은 고딕" fo:color="#000000"/>
    </style:style>
    <style:style style:name="T1226" style:parent-style-name="기본단락글꼴" style:family="text">
      <style:text-properties style:font-name="맑은 고딕" fo:color="#000000"/>
    </style:style>
    <style:style style:name="T1227" style:parent-style-name="기본단락글꼴" style:family="text">
      <style:text-properties style:font-name="맑은 고딕" fo:color="#000000"/>
    </style:style>
    <style:style style:name="T1228" style:parent-style-name="기본단락글꼴" style:family="text">
      <style:text-properties style:font-name="맑은 고딕" fo:color="#000000"/>
    </style:style>
    <style:style style:name="T1229" style:parent-style-name="기본단락글꼴" style:family="text">
      <style:text-properties style:font-name="맑은 고딕" fo:color="#000000"/>
    </style:style>
    <style:style style:name="T1230" style:parent-style-name="기본단락글꼴" style:family="text">
      <style:text-properties style:font-name="맑은 고딕" fo:color="#000000"/>
    </style:style>
    <style:style style:name="T1231" style:parent-style-name="기본단락글꼴" style:family="text">
      <style:text-properties style:font-name="맑은 고딕" fo:color="#000000"/>
    </style:style>
    <style:style style:name="T1232" style:parent-style-name="기본단락글꼴" style:family="text">
      <style:text-properties style:font-name="맑은 고딕" fo:color="#000000"/>
    </style:style>
    <style:style style:name="T1233" style:parent-style-name="기본단락글꼴" style:family="text">
      <style:text-properties style:font-name="맑은 고딕" fo:color="#000000"/>
    </style:style>
    <style:style style:name="T1234" style:parent-style-name="기본단락글꼴" style:family="text">
      <style:text-properties style:font-name="맑은 고딕" fo:color="#000000"/>
    </style:style>
    <style:style style:name="T1235" style:parent-style-name="기본단락글꼴" style:family="text">
      <style:text-properties style:font-name="맑은 고딕" fo:color="#000000"/>
    </style:style>
    <style:style style:name="T1236" style:parent-style-name="기본단락글꼴" style:family="text">
      <style:text-properties style:font-name="맑은 고딕" fo:color="#000000"/>
    </style:style>
    <style:style style:name="T1237" style:parent-style-name="기본단락글꼴" style:family="text">
      <style:text-properties style:font-name="맑은 고딕" fo:color="#000000"/>
    </style:style>
    <style:style style:name="T1238" style:parent-style-name="기본단락글꼴" style:family="text">
      <style:text-properties style:font-name="맑은 고딕" fo:color="#000000"/>
    </style:style>
    <style:style style:name="T1239" style:parent-style-name="기본단락글꼴" style:family="text">
      <style:text-properties style:font-name="맑은 고딕" fo:color="#000000"/>
    </style:style>
    <style:style style:name="T1240" style:parent-style-name="기본단락글꼴" style:family="text">
      <style:text-properties style:font-name="맑은 고딕" fo:color="#000000"/>
    </style:style>
    <style:style style:name="T1241" style:parent-style-name="기본단락글꼴" style:family="text">
      <style:text-properties style:font-name="맑은 고딕" fo:color="#000000"/>
    </style:style>
    <style:style style:name="T1242" style:parent-style-name="기본단락글꼴" style:family="text">
      <style:text-properties style:font-name="맑은 고딕" fo:color="#000000"/>
    </style:style>
    <style:style style:name="T1243" style:parent-style-name="기본단락글꼴" style:family="text">
      <style:text-properties style:font-name="맑은 고딕" fo:color="#000000"/>
    </style:style>
    <style:style style:name="T1244" style:parent-style-name="기본단락글꼴" style:family="text">
      <style:text-properties style:font-name="맑은 고딕" fo:color="#000000"/>
    </style:style>
    <style:style style:name="T1245" style:parent-style-name="기본단락글꼴" style:family="text">
      <style:text-properties style:font-name="맑은 고딕" fo:color="#000000"/>
    </style:style>
    <style:style style:name="T1246" style:parent-style-name="기본단락글꼴" style:family="text">
      <style:text-properties style:font-name="맑은 고딕" fo:color="#000000"/>
    </style:style>
    <style:style style:name="T1247" style:parent-style-name="기본단락글꼴" style:family="text">
      <style:text-properties style:font-name="맑은 고딕" fo:color="#000000"/>
    </style:style>
    <style:style style:name="T1248" style:parent-style-name="기본단락글꼴" style:family="text">
      <style:text-properties style:font-name="맑은 고딕" fo:color="#000000"/>
    </style:style>
    <style:style style:name="T1249" style:parent-style-name="기본단락글꼴" style:family="text">
      <style:text-properties style:font-name="맑은 고딕" fo:color="#000000"/>
    </style:style>
    <style:style style:name="T1250" style:parent-style-name="기본단락글꼴" style:family="text">
      <style:text-properties style:font-name="맑은 고딕" fo:color="#000000"/>
    </style:style>
    <style:style style:name="T1251" style:parent-style-name="기본단락글꼴" style:family="text">
      <style:text-properties style:font-name="맑은 고딕" fo:color="#000000"/>
    </style:style>
    <style:style style:name="T1252" style:parent-style-name="기본단락글꼴" style:family="text">
      <style:text-properties style:font-name="맑은 고딕" fo:color="#000000"/>
    </style:style>
    <style:style style:name="T1253" style:parent-style-name="기본단락글꼴" style:family="text">
      <style:text-properties style:font-name="맑은 고딕" fo:color="#000000"/>
    </style:style>
    <style:style style:name="T1254" style:parent-style-name="기본단락글꼴" style:family="text">
      <style:text-properties style:font-name="맑은 고딕" fo:color="#000000"/>
    </style:style>
    <style:style style:name="T1255" style:parent-style-name="기본단락글꼴" style:family="text">
      <style:text-properties style:font-name="맑은 고딕" fo:color="#000000"/>
    </style:style>
    <style:style style:name="T1256" style:parent-style-name="기본단락글꼴" style:family="text">
      <style:text-properties style:font-name="맑은 고딕" fo:color="#000000"/>
    </style:style>
    <style:style style:name="T1257" style:parent-style-name="기본단락글꼴" style:family="text">
      <style:text-properties style:font-name="맑은 고딕" fo:color="#000000"/>
    </style:style>
    <style:style style:name="T1258" style:parent-style-name="기본단락글꼴" style:family="text">
      <style:text-properties style:font-name="맑은 고딕" fo:color="#000000"/>
    </style:style>
    <style:style style:name="T1259" style:parent-style-name="기본단락글꼴" style:family="text">
      <style:text-properties style:font-name="맑은 고딕" fo:color="#000000"/>
    </style:style>
    <style:style style:name="T1260" style:parent-style-name="기본단락글꼴" style:family="text">
      <style:text-properties style:font-name="맑은 고딕" fo:color="#000000"/>
    </style:style>
    <style:style style:name="T1261" style:parent-style-name="기본단락글꼴" style:family="text">
      <style:text-properties style:font-name="맑은 고딕" fo:color="#000000"/>
    </style:style>
    <style:style style:name="T1262" style:parent-style-name="기본단락글꼴" style:family="text">
      <style:text-properties style:font-name="맑은 고딕" fo:color="#000000"/>
    </style:style>
    <style:style style:name="T1263" style:parent-style-name="기본단락글꼴" style:family="text">
      <style:text-properties style:font-name="맑은 고딕" fo:color="#000000"/>
    </style:style>
    <style:style style:name="T1264" style:parent-style-name="기본단락글꼴" style:family="text">
      <style:text-properties style:font-name="맑은 고딕" fo:color="#000000"/>
    </style:style>
    <style:style style:name="T1265" style:parent-style-name="기본단락글꼴" style:family="text">
      <style:text-properties style:font-name="맑은 고딕" fo:color="#000000"/>
    </style:style>
    <style:style style:name="T1266" style:parent-style-name="기본단락글꼴" style:family="text">
      <style:text-properties style:font-name="맑은 고딕" fo:color="#000000"/>
    </style:style>
    <style:style style:name="T1267" style:parent-style-name="기본단락글꼴" style:family="text">
      <style:text-properties style:font-name="맑은 고딕" fo:color="#000000"/>
    </style:style>
    <style:style style:name="T1268" style:parent-style-name="기본단락글꼴" style:family="text">
      <style:text-properties style:font-name="맑은 고딕" fo:color="#000000"/>
    </style:style>
    <style:style style:name="T1269" style:parent-style-name="기본단락글꼴" style:family="text">
      <style:text-properties style:font-name="맑은 고딕" fo:color="#000000"/>
    </style:style>
    <style:style style:name="T1270" style:parent-style-name="기본단락글꼴" style:family="text">
      <style:text-properties style:font-name="맑은 고딕" fo:color="#000000"/>
    </style:style>
    <style:style style:name="T1271" style:parent-style-name="기본단락글꼴" style:family="text">
      <style:text-properties style:font-name="맑은 고딕" fo:color="#000000"/>
    </style:style>
    <style:style style:name="T1272" style:parent-style-name="기본단락글꼴" style:family="text">
      <style:text-properties style:font-name="맑은 고딕" fo:color="#000000"/>
    </style:style>
    <style:style style:name="T1273" style:parent-style-name="기본단락글꼴" style:family="text">
      <style:text-properties style:font-name="맑은 고딕" fo:color="#000000"/>
    </style:style>
    <style:style style:name="T1274" style:parent-style-name="기본단락글꼴" style:family="text">
      <style:text-properties style:font-name="맑은 고딕" fo:color="#000000"/>
    </style:style>
    <style:style style:name="T1275" style:parent-style-name="기본단락글꼴" style:family="text">
      <style:text-properties style:font-name="맑은 고딕" fo:color="#000000"/>
    </style:style>
    <style:style style:name="T1276" style:parent-style-name="기본단락글꼴" style:family="text">
      <style:text-properties style:font-name="맑은 고딕" fo:color="#000000"/>
    </style:style>
    <style:style style:name="T1277" style:parent-style-name="기본단락글꼴" style:family="text">
      <style:text-properties style:font-name="맑은 고딕" fo:color="#000000"/>
    </style:style>
    <style:style style:name="T1278" style:parent-style-name="기본단락글꼴" style:family="text">
      <style:text-properties style:font-name="맑은 고딕" fo:color="#000000"/>
    </style:style>
    <style:style style:name="T1279" style:parent-style-name="기본단락글꼴" style:family="text">
      <style:text-properties style:font-name="맑은 고딕" fo:color="#000000"/>
    </style:style>
    <style:style style:name="T1280" style:parent-style-name="기본단락글꼴" style:family="text">
      <style:text-properties style:font-name="맑은 고딕" fo:color="#000000"/>
    </style:style>
    <style:style style:name="T1281" style:parent-style-name="기본단락글꼴" style:family="text">
      <style:text-properties style:font-name="맑은 고딕" fo:color="#000000"/>
    </style:style>
    <style:style style:name="T1282" style:parent-style-name="기본단락글꼴" style:family="text">
      <style:text-properties style:font-name="맑은 고딕" fo:color="#000000"/>
    </style:style>
    <style:style style:name="T1283" style:parent-style-name="기본단락글꼴" style:family="text">
      <style:text-properties style:font-name="맑은 고딕" fo:color="#000000"/>
    </style:style>
    <style:style style:name="T1284" style:parent-style-name="기본단락글꼴" style:family="text">
      <style:text-properties style:font-name="맑은 고딕" fo:color="#000000"/>
    </style:style>
    <style:style style:name="T1285" style:parent-style-name="기본단락글꼴" style:family="text">
      <style:text-properties style:font-name="맑은 고딕" fo:color="#000000"/>
    </style:style>
    <style:style style:name="T1286" style:parent-style-name="기본단락글꼴" style:family="text">
      <style:text-properties style:font-name="맑은 고딕" fo:color="#000000"/>
    </style:style>
    <style:style style:name="T1287" style:parent-style-name="기본단락글꼴" style:family="text">
      <style:text-properties style:font-name="맑은 고딕" fo:color="#000000"/>
    </style:style>
    <style:style style:name="T1288" style:parent-style-name="기본단락글꼴" style:family="text">
      <style:text-properties style:font-name="맑은 고딕" fo:color="#000000"/>
    </style:style>
    <style:style style:name="T1289" style:parent-style-name="기본단락글꼴" style:family="text">
      <style:text-properties style:font-name="맑은 고딕" fo:color="#000000"/>
    </style:style>
    <style:style style:name="T1290" style:parent-style-name="기본단락글꼴" style:family="text">
      <style:text-properties style:font-name="맑은 고딕" fo:color="#000000"/>
    </style:style>
    <style:style style:name="T1291" style:parent-style-name="기본단락글꼴" style:family="text">
      <style:text-properties style:font-name="맑은 고딕" fo:color="#000000"/>
    </style:style>
    <style:style style:name="T1292" style:parent-style-name="기본단락글꼴" style:family="text">
      <style:text-properties style:font-name="맑은 고딕" fo:color="#000000"/>
    </style:style>
    <style:style style:name="T1293" style:parent-style-name="기본단락글꼴" style:family="text">
      <style:text-properties style:font-name="맑은 고딕" fo:color="#000000"/>
    </style:style>
    <style:style style:name="T1294" style:parent-style-name="기본단락글꼴" style:family="text">
      <style:text-properties style:font-name="맑은 고딕" fo:color="#000000"/>
    </style:style>
    <style:style style:name="T1295" style:parent-style-name="기본단락글꼴" style:family="text">
      <style:text-properties style:font-name="맑은 고딕" fo:color="#000000"/>
    </style:style>
    <style:style style:name="T1296" style:parent-style-name="기본단락글꼴" style:family="text">
      <style:text-properties style:font-name="맑은 고딕" fo:color="#000000"/>
    </style:style>
    <style:style style:name="T1297" style:parent-style-name="기본단락글꼴" style:family="text">
      <style:text-properties style:font-name="맑은 고딕" fo:color="#000000"/>
    </style:style>
    <style:style style:name="T1298" style:parent-style-name="기본단락글꼴" style:family="text">
      <style:text-properties style:font-name="맑은 고딕" fo:color="#000000"/>
    </style:style>
    <style:style style:name="T1299" style:parent-style-name="기본단락글꼴" style:family="text">
      <style:text-properties style:font-name="맑은 고딕" fo:color="#000000"/>
    </style:style>
    <style:style style:name="T1300" style:parent-style-name="기본단락글꼴" style:family="text">
      <style:text-properties style:font-name="맑은 고딕" fo:color="#000000"/>
    </style:style>
    <style:style style:name="T1301" style:parent-style-name="기본단락글꼴" style:family="text">
      <style:text-properties style:font-name="맑은 고딕" fo:color="#000000"/>
    </style:style>
    <style:style style:name="T1302" style:parent-style-name="기본단락글꼴" style:family="text">
      <style:text-properties style:font-name="맑은 고딕" fo:color="#000000"/>
    </style:style>
    <style:style style:name="T1303" style:parent-style-name="기본단락글꼴" style:family="text">
      <style:text-properties style:font-name="맑은 고딕" fo:color="#000000"/>
    </style:style>
    <style:style style:name="T1304" style:parent-style-name="기본단락글꼴" style:family="text">
      <style:text-properties style:font-name="맑은 고딕" fo:color="#000000"/>
    </style:style>
    <style:style style:name="T1305" style:parent-style-name="기본단락글꼴" style:family="text">
      <style:text-properties style:font-name="맑은 고딕" fo:color="#000000"/>
    </style:style>
    <style:style style:name="T1306" style:parent-style-name="기본단락글꼴" style:family="text">
      <style:text-properties style:font-name="맑은 고딕" fo:color="#000000"/>
    </style:style>
    <style:style style:name="T1307" style:parent-style-name="기본단락글꼴" style:family="text">
      <style:text-properties style:font-name="맑은 고딕" fo:color="#000000"/>
    </style:style>
    <style:style style:name="T1308" style:parent-style-name="기본단락글꼴" style:family="text">
      <style:text-properties style:font-name="맑은 고딕" fo:color="#000000"/>
    </style:style>
    <style:style style:name="T1309" style:parent-style-name="기본단락글꼴" style:family="text">
      <style:text-properties style:font-name="맑은 고딕" fo:color="#000000"/>
    </style:style>
    <style:style style:name="T1310" style:parent-style-name="기본단락글꼴" style:family="text">
      <style:text-properties style:font-name="맑은 고딕" fo:color="#000000"/>
    </style:style>
    <style:style style:name="T1311" style:parent-style-name="기본단락글꼴" style:family="text">
      <style:text-properties style:font-name="맑은 고딕" fo:color="#000000"/>
    </style:style>
    <style:style style:name="T1312" style:parent-style-name="기본단락글꼴" style:family="text">
      <style:text-properties style:font-name="맑은 고딕" fo:color="#000000"/>
    </style:style>
    <style:style style:name="T1313" style:parent-style-name="기본단락글꼴" style:family="text">
      <style:text-properties style:font-name="맑은 고딕" fo:color="#000000"/>
    </style:style>
    <style:style style:name="T1314" style:parent-style-name="기본단락글꼴" style:family="text">
      <style:text-properties style:font-name="맑은 고딕" fo:color="#000000"/>
    </style:style>
    <style:style style:name="T1315" style:parent-style-name="기본단락글꼴" style:family="text">
      <style:text-properties style:font-name="맑은 고딕" fo:color="#000000"/>
    </style:style>
    <style:style style:name="T1316" style:parent-style-name="기본단락글꼴" style:family="text">
      <style:text-properties style:font-name="맑은 고딕" fo:color="#000000"/>
    </style:style>
    <style:style style:name="T1317" style:parent-style-name="기본단락글꼴" style:family="text">
      <style:text-properties style:font-name="맑은 고딕" fo:color="#000000"/>
    </style:style>
    <style:style style:name="T1318" style:parent-style-name="기본단락글꼴" style:family="text">
      <style:text-properties style:font-name="맑은 고딕" fo:color="#000000"/>
    </style:style>
    <style:style style:name="T1319" style:parent-style-name="기본단락글꼴" style:family="text">
      <style:text-properties style:font-name="맑은 고딕" fo:color="#000000"/>
    </style:style>
    <style:style style:name="T1320" style:parent-style-name="기본단락글꼴" style:family="text">
      <style:text-properties style:font-name="맑은 고딕" fo:color="#000000"/>
    </style:style>
    <style:style style:name="T1321" style:parent-style-name="기본단락글꼴" style:family="text">
      <style:text-properties style:font-name="맑은 고딕" fo:color="#000000"/>
    </style:style>
    <style:style style:name="T1322" style:parent-style-name="기본단락글꼴" style:family="text">
      <style:text-properties style:font-name="맑은 고딕" fo:color="#000000"/>
    </style:style>
    <style:style style:name="T1323" style:parent-style-name="기본단락글꼴" style:family="text">
      <style:text-properties style:font-name="맑은 고딕" fo:color="#000000"/>
    </style:style>
    <style:style style:name="T1324" style:parent-style-name="기본단락글꼴" style:family="text">
      <style:text-properties style:font-name="맑은 고딕" fo:color="#000000"/>
    </style:style>
    <style:style style:name="T1325" style:parent-style-name="기본단락글꼴" style:family="text">
      <style:text-properties style:font-name="맑은 고딕" fo:color="#000000"/>
    </style:style>
    <style:style style:name="T1326" style:parent-style-name="기본단락글꼴" style:family="text">
      <style:text-properties style:font-name="맑은 고딕" fo:color="#000000"/>
    </style:style>
    <style:style style:name="T1327" style:parent-style-name="기본단락글꼴" style:family="text">
      <style:text-properties style:font-name="맑은 고딕" fo:color="#000000"/>
    </style:style>
    <style:style style:name="T1328" style:parent-style-name="기본단락글꼴" style:family="text">
      <style:text-properties style:font-name="맑은 고딕" fo:color="#000000"/>
    </style:style>
    <style:style style:name="T1329" style:parent-style-name="기본단락글꼴" style:family="text">
      <style:text-properties style:font-name="맑은 고딕" fo:color="#000000"/>
    </style:style>
    <style:style style:name="T1330" style:parent-style-name="기본단락글꼴" style:family="text">
      <style:text-properties style:font-name="맑은 고딕" fo:color="#000000"/>
    </style:style>
    <style:style style:name="T1331" style:parent-style-name="기본단락글꼴" style:family="text">
      <style:text-properties style:font-name="맑은 고딕" fo:color="#000000"/>
    </style:style>
    <style:style style:name="T1332" style:parent-style-name="기본단락글꼴" style:family="text">
      <style:text-properties style:font-name="맑은 고딕" fo:color="#000000"/>
    </style:style>
    <style:style style:name="T1333" style:parent-style-name="기본단락글꼴" style:family="text">
      <style:text-properties style:font-name="맑은 고딕" fo:color="#000000"/>
    </style:style>
    <style:style style:name="T1334" style:parent-style-name="기본단락글꼴" style:family="text">
      <style:text-properties style:font-name="맑은 고딕" fo:color="#000000"/>
    </style:style>
    <style:style style:name="T1335" style:parent-style-name="기본단락글꼴" style:family="text">
      <style:text-properties style:font-name="맑은 고딕" fo:color="#000000"/>
    </style:style>
    <style:style style:name="T1336" style:parent-style-name="기본단락글꼴" style:family="text">
      <style:text-properties style:font-name="맑은 고딕" fo:color="#000000"/>
    </style:style>
    <style:style style:name="T1337" style:parent-style-name="기본단락글꼴" style:family="text">
      <style:text-properties style:font-name="맑은 고딕" fo:color="#000000"/>
    </style:style>
    <style:style style:name="T1338" style:parent-style-name="기본단락글꼴" style:family="text">
      <style:text-properties style:font-name="맑은 고딕" fo:color="#000000"/>
    </style:style>
    <style:style style:name="T1339" style:parent-style-name="기본단락글꼴" style:family="text">
      <style:text-properties style:font-name="맑은 고딕" fo:color="#000000"/>
    </style:style>
    <style:style style:name="T1340" style:parent-style-name="기본단락글꼴" style:family="text">
      <style:text-properties style:font-name="맑은 고딕" fo:color="#000000"/>
    </style:style>
    <style:style style:name="T1341" style:parent-style-name="기본단락글꼴" style:family="text">
      <style:text-properties style:font-name="맑은 고딕" fo:color="#000000"/>
    </style:style>
    <style:style style:name="T1342" style:parent-style-name="기본단락글꼴" style:family="text">
      <style:text-properties style:font-name="맑은 고딕" fo:color="#000000"/>
    </style:style>
    <style:style style:name="T1343" style:parent-style-name="기본단락글꼴" style:family="text">
      <style:text-properties style:font-name="맑은 고딕" fo:color="#000000"/>
    </style:style>
    <style:style style:name="T1344" style:parent-style-name="기본단락글꼴" style:family="text">
      <style:text-properties style:font-name="맑은 고딕" fo:color="#000000"/>
    </style:style>
    <style:style style:name="T1345" style:parent-style-name="기본단락글꼴" style:family="text">
      <style:text-properties style:font-name="맑은 고딕" fo:color="#000000"/>
    </style:style>
    <style:style style:name="T1346" style:parent-style-name="기본단락글꼴" style:family="text">
      <style:text-properties style:font-name="맑은 고딕" fo:color="#000000"/>
    </style:style>
    <style:style style:name="T1347" style:parent-style-name="기본단락글꼴" style:family="text">
      <style:text-properties style:font-name="맑은 고딕" fo:color="#000000"/>
    </style:style>
    <style:style style:name="T1348" style:parent-style-name="기본단락글꼴" style:family="text">
      <style:text-properties style:font-name="맑은 고딕" fo:color="#000000"/>
    </style:style>
    <style:style style:name="T1349" style:parent-style-name="기본단락글꼴" style:family="text">
      <style:text-properties style:font-name="맑은 고딕" fo:color="#000000"/>
    </style:style>
    <style:style style:name="T1350" style:parent-style-name="기본단락글꼴" style:family="text">
      <style:text-properties style:font-name="맑은 고딕" fo:color="#000000"/>
    </style:style>
    <style:style style:name="T1351" style:parent-style-name="기본단락글꼴" style:family="text">
      <style:text-properties style:font-name="맑은 고딕" fo:color="#000000"/>
    </style:style>
    <style:style style:name="T1352" style:parent-style-name="기본단락글꼴" style:family="text">
      <style:text-properties style:font-name="맑은 고딕" fo:color="#000000"/>
    </style:style>
    <style:style style:name="T1353" style:parent-style-name="기본단락글꼴" style:family="text">
      <style:text-properties style:font-name="맑은 고딕" fo:color="#000000"/>
    </style:style>
    <style:style style:name="T1354" style:parent-style-name="기본단락글꼴" style:family="text">
      <style:text-properties style:font-name="맑은 고딕" fo:color="#000000"/>
    </style:style>
    <style:style style:name="T1355" style:parent-style-name="기본단락글꼴" style:family="text">
      <style:text-properties style:font-name="맑은 고딕" fo:color="#000000"/>
    </style:style>
    <style:style style:name="T1356" style:parent-style-name="기본단락글꼴" style:family="text">
      <style:text-properties style:font-name="맑은 고딕" fo:color="#000000"/>
    </style:style>
    <style:style style:name="T1357" style:parent-style-name="기본단락글꼴" style:family="text">
      <style:text-properties style:font-name="맑은 고딕" fo:color="#000000"/>
    </style:style>
    <style:style style:name="T1358" style:parent-style-name="기본단락글꼴" style:family="text">
      <style:text-properties style:font-name="맑은 고딕" fo:color="#000000"/>
    </style:style>
    <style:style style:name="T1359" style:parent-style-name="기본단락글꼴" style:family="text">
      <style:text-properties style:font-name="맑은 고딕" fo:color="#000000"/>
    </style:style>
    <style:style style:name="T1360" style:parent-style-name="기본단락글꼴" style:family="text">
      <style:text-properties style:font-name="맑은 고딕" fo:color="#000000"/>
    </style:style>
    <style:style style:name="T1361" style:parent-style-name="기본단락글꼴" style:family="text">
      <style:text-properties style:font-name="맑은 고딕" fo:color="#000000"/>
    </style:style>
    <style:style style:name="T1362" style:parent-style-name="기본단락글꼴" style:family="text">
      <style:text-properties style:font-name="맑은 고딕" fo:color="#000000"/>
    </style:style>
    <style:style style:name="T1363" style:parent-style-name="기본단락글꼴" style:family="text">
      <style:text-properties style:font-name="맑은 고딕" fo:color="#000000"/>
    </style:style>
    <style:style style:name="T1364" style:parent-style-name="기본단락글꼴" style:family="text">
      <style:text-properties style:font-name="맑은 고딕" fo:color="#000000"/>
    </style:style>
    <style:style style:name="T1365" style:parent-style-name="기본단락글꼴" style:family="text">
      <style:text-properties style:font-name="맑은 고딕" fo:color="#000000"/>
    </style:style>
    <style:style style:name="T1366" style:parent-style-name="기본단락글꼴" style:family="text">
      <style:text-properties style:font-name="맑은 고딕" fo:color="#000000"/>
    </style:style>
    <style:style style:name="T1367" style:parent-style-name="기본단락글꼴" style:family="text">
      <style:text-properties style:font-name="맑은 고딕" fo:color="#000000"/>
    </style:style>
    <style:style style:name="T1368" style:parent-style-name="기본단락글꼴" style:family="text">
      <style:text-properties style:font-name="맑은 고딕" fo:color="#000000"/>
    </style:style>
    <style:style style:name="T1369" style:parent-style-name="기본단락글꼴" style:family="text">
      <style:text-properties style:font-name="맑은 고딕" fo:color="#000000"/>
    </style:style>
    <style:style style:name="T1370" style:parent-style-name="기본단락글꼴" style:family="text">
      <style:text-properties style:font-name="맑은 고딕" fo:color="#000000"/>
    </style:style>
    <style:style style:name="T1371" style:parent-style-name="기본단락글꼴" style:family="text">
      <style:text-properties style:font-name="맑은 고딕" fo:color="#000000"/>
    </style:style>
    <style:style style:name="T1372" style:parent-style-name="기본단락글꼴" style:family="text">
      <style:text-properties style:font-name="맑은 고딕" fo:color="#000000"/>
    </style:style>
    <style:style style:name="T1373" style:parent-style-name="기본단락글꼴" style:family="text">
      <style:text-properties style:font-name="맑은 고딕" fo:color="#000000"/>
    </style:style>
    <style:style style:name="T1374" style:parent-style-name="기본단락글꼴" style:family="text">
      <style:text-properties style:font-name="맑은 고딕" fo:color="#000000"/>
    </style:style>
    <style:style style:name="T1375" style:parent-style-name="기본단락글꼴" style:family="text">
      <style:text-properties style:font-name="맑은 고딕" fo:color="#000000"/>
    </style:style>
    <style:style style:name="T1376" style:parent-style-name="기본단락글꼴" style:family="text">
      <style:text-properties style:font-name="맑은 고딕" fo:color="#000000"/>
    </style:style>
    <style:style style:name="T1377" style:parent-style-name="기본단락글꼴" style:family="text">
      <style:text-properties style:font-name="맑은 고딕" fo:color="#000000"/>
    </style:style>
    <style:style style:name="T1378" style:parent-style-name="기본단락글꼴" style:family="text">
      <style:text-properties style:font-name="맑은 고딕" fo:color="#000000"/>
    </style:style>
    <style:style style:name="T1379" style:parent-style-name="기본단락글꼴" style:family="text">
      <style:text-properties style:font-name="맑은 고딕" fo:color="#000000"/>
    </style:style>
    <style:style style:name="T1380" style:parent-style-name="기본단락글꼴" style:family="text">
      <style:text-properties style:font-name="맑은 고딕" fo:color="#000000"/>
    </style:style>
    <style:style style:name="T1381" style:parent-style-name="기본단락글꼴" style:family="text">
      <style:text-properties style:font-name="맑은 고딕" fo:color="#000000"/>
    </style:style>
    <style:style style:name="T1382" style:parent-style-name="기본단락글꼴" style:family="text">
      <style:text-properties style:font-name="맑은 고딕" fo:color="#000000"/>
    </style:style>
    <style:style style:name="T1383" style:parent-style-name="기본단락글꼴" style:family="text">
      <style:text-properties style:font-name="맑은 고딕" fo:color="#000000"/>
    </style:style>
    <style:style style:name="T1384" style:parent-style-name="기본단락글꼴" style:family="text">
      <style:text-properties style:font-name="맑은 고딕" fo:color="#000000"/>
    </style:style>
    <style:style style:name="T1385" style:parent-style-name="기본단락글꼴" style:family="text">
      <style:text-properties style:font-name="맑은 고딕" fo:color="#000000"/>
    </style:style>
    <style:style style:name="T1386" style:parent-style-name="기본단락글꼴" style:family="text">
      <style:text-properties style:font-name="맑은 고딕" fo:color="#000000"/>
    </style:style>
    <style:style style:name="T1387" style:parent-style-name="기본단락글꼴" style:family="text">
      <style:text-properties style:font-name="맑은 고딕" fo:color="#000000"/>
    </style:style>
    <style:style style:name="T1388" style:parent-style-name="기본단락글꼴" style:family="text">
      <style:text-properties style:font-name="맑은 고딕" fo:color="#000000"/>
    </style:style>
    <style:style style:name="T1389" style:parent-style-name="기본단락글꼴" style:family="text">
      <style:text-properties style:font-name="맑은 고딕" fo:color="#000000"/>
    </style:style>
    <style:style style:name="T1390" style:parent-style-name="기본단락글꼴" style:family="text">
      <style:text-properties style:font-name="맑은 고딕" fo:color="#000000"/>
    </style:style>
    <style:style style:name="T1391" style:parent-style-name="기본단락글꼴" style:family="text">
      <style:text-properties style:font-name="맑은 고딕" fo:color="#000000"/>
    </style:style>
    <style:style style:name="T1392" style:parent-style-name="기본단락글꼴" style:family="text">
      <style:text-properties style:font-name="맑은 고딕" fo:color="#000000"/>
    </style:style>
    <style:style style:name="T1393" style:parent-style-name="기본단락글꼴" style:family="text">
      <style:text-properties style:font-name="맑은 고딕" fo:color="#000000"/>
    </style:style>
    <style:style style:name="T1394" style:parent-style-name="기본단락글꼴" style:family="text">
      <style:text-properties style:font-name="맑은 고딕" fo:color="#000000"/>
    </style:style>
    <style:style style:name="T1395" style:parent-style-name="기본단락글꼴" style:family="text">
      <style:text-properties style:font-name="맑은 고딕" fo:color="#000000"/>
    </style:style>
    <style:style style:name="T1396" style:parent-style-name="기본단락글꼴" style:family="text">
      <style:text-properties style:font-name="맑은 고딕" fo:color="#000000"/>
    </style:style>
    <style:style style:name="T1397" style:parent-style-name="기본단락글꼴" style:family="text">
      <style:text-properties style:font-name="맑은 고딕" fo:color="#000000"/>
    </style:style>
    <style:style style:name="T1398" style:parent-style-name="기본단락글꼴" style:family="text">
      <style:text-properties style:font-name="맑은 고딕" fo:color="#000000"/>
    </style:style>
    <style:style style:name="T1399" style:parent-style-name="기본단락글꼴" style:family="text">
      <style:text-properties style:font-name="맑은 고딕" fo:color="#000000"/>
    </style:style>
    <style:style style:name="T1400" style:parent-style-name="기본단락글꼴" style:family="text">
      <style:text-properties style:font-name="맑은 고딕" fo:color="#000000"/>
    </style:style>
    <style:style style:name="T1401" style:parent-style-name="기본단락글꼴" style:family="text">
      <style:text-properties style:font-name="맑은 고딕" fo:color="#000000"/>
    </style:style>
    <style:style style:name="T1402" style:parent-style-name="기본단락글꼴" style:family="text">
      <style:text-properties style:font-name="맑은 고딕" fo:color="#000000"/>
    </style:style>
    <style:style style:name="T1403" style:parent-style-name="기본단락글꼴" style:family="text">
      <style:text-properties style:font-name="맑은 고딕" fo:color="#000000"/>
    </style:style>
    <style:style style:name="T1404" style:parent-style-name="기본단락글꼴" style:family="text">
      <style:text-properties style:font-name="맑은 고딕" fo:color="#000000"/>
    </style:style>
    <style:style style:name="T1405" style:parent-style-name="기본단락글꼴" style:family="text">
      <style:text-properties style:font-name="맑은 고딕" fo:color="#000000"/>
    </style:style>
    <style:style style:name="T1406" style:parent-style-name="기본단락글꼴" style:family="text">
      <style:text-properties style:font-name="맑은 고딕" fo:color="#000000"/>
    </style:style>
    <style:style style:name="T1407" style:parent-style-name="기본단락글꼴" style:family="text">
      <style:text-properties style:font-name="맑은 고딕" fo:color="#000000"/>
    </style:style>
    <style:style style:name="T1408" style:parent-style-name="기본단락글꼴" style:family="text">
      <style:text-properties style:font-name="맑은 고딕" fo:color="#000000"/>
    </style:style>
    <style:style style:name="T1409" style:parent-style-name="기본단락글꼴" style:family="text">
      <style:text-properties style:font-name="맑은 고딕" fo:color="#000000"/>
    </style:style>
    <style:style style:name="T1410" style:parent-style-name="기본단락글꼴" style:family="text">
      <style:text-properties style:font-name="맑은 고딕" fo:color="#000000"/>
    </style:style>
    <style:style style:name="T1411" style:parent-style-name="기본단락글꼴" style:family="text">
      <style:text-properties style:font-name="맑은 고딕" fo:color="#000000"/>
    </style:style>
    <style:style style:name="T1412" style:parent-style-name="기본단락글꼴" style:family="text">
      <style:text-properties style:font-name="맑은 고딕" fo:color="#000000"/>
    </style:style>
    <style:style style:name="T1413" style:parent-style-name="기본단락글꼴" style:family="text">
      <style:text-properties style:font-name="맑은 고딕" fo:color="#000000"/>
    </style:style>
    <style:style style:name="T1414" style:parent-style-name="기본단락글꼴" style:family="text">
      <style:text-properties style:font-name="맑은 고딕" fo:color="#000000"/>
    </style:style>
    <style:style style:name="T1415" style:parent-style-name="기본단락글꼴" style:family="text">
      <style:text-properties style:font-name="맑은 고딕" fo:color="#000000"/>
    </style:style>
    <style:style style:name="T1416" style:parent-style-name="기본단락글꼴" style:family="text">
      <style:text-properties style:font-name="맑은 고딕" fo:color="#000000"/>
    </style:style>
    <style:style style:name="T1417" style:parent-style-name="기본단락글꼴" style:family="text">
      <style:text-properties style:font-name="맑은 고딕" fo:color="#000000"/>
    </style:style>
    <style:style style:name="T1418" style:parent-style-name="기본단락글꼴" style:family="text">
      <style:text-properties style:font-name="맑은 고딕" fo:color="#000000"/>
    </style:style>
    <style:style style:name="T1419" style:parent-style-name="기본단락글꼴" style:family="text">
      <style:text-properties style:font-name="맑은 고딕" fo:color="#000000"/>
    </style:style>
    <style:style style:name="T1420" style:parent-style-name="기본단락글꼴" style:family="text">
      <style:text-properties style:font-name="맑은 고딕" fo:color="#000000"/>
    </style:style>
    <style:style style:name="T1421" style:parent-style-name="기본단락글꼴" style:family="text">
      <style:text-properties style:font-name="맑은 고딕" fo:color="#000000"/>
    </style:style>
    <style:style style:name="T1422" style:parent-style-name="기본단락글꼴" style:family="text">
      <style:text-properties style:font-name="맑은 고딕" fo:color="#000000"/>
    </style:style>
    <style:style style:name="T1423" style:parent-style-name="기본단락글꼴" style:family="text">
      <style:text-properties style:font-name="맑은 고딕" fo:color="#000000"/>
    </style:style>
    <style:style style:name="T1424" style:parent-style-name="기본단락글꼴" style:family="text">
      <style:text-properties style:font-name="맑은 고딕" fo:color="#000000"/>
    </style:style>
    <style:style style:name="T1425" style:parent-style-name="기본단락글꼴" style:family="text">
      <style:text-properties style:font-name="맑은 고딕" fo:color="#000000"/>
    </style:style>
    <style:style style:name="T1426" style:parent-style-name="기본단락글꼴" style:family="text">
      <style:text-properties style:font-name="맑은 고딕" fo:color="#000000"/>
    </style:style>
    <style:style style:name="T1427" style:parent-style-name="기본단락글꼴" style:family="text">
      <style:text-properties style:font-name="맑은 고딕" fo:color="#000000"/>
    </style:style>
    <style:style style:name="T1428" style:parent-style-name="기본단락글꼴" style:family="text">
      <style:text-properties style:font-name="맑은 고딕" fo:color="#000000"/>
    </style:style>
    <style:style style:name="T1429" style:parent-style-name="기본단락글꼴" style:family="text">
      <style:text-properties style:font-name="맑은 고딕" fo:color="#000000"/>
    </style:style>
    <style:style style:name="T1430" style:parent-style-name="기본단락글꼴" style:family="text">
      <style:text-properties style:font-name="맑은 고딕" fo:color="#000000"/>
    </style:style>
    <style:style style:name="T1431" style:parent-style-name="기본단락글꼴" style:family="text">
      <style:text-properties style:font-name="맑은 고딕" fo:color="#000000"/>
    </style:style>
    <style:style style:name="T1432" style:parent-style-name="기본단락글꼴" style:family="text">
      <style:text-properties style:font-name="맑은 고딕" fo:color="#000000"/>
    </style:style>
    <style:style style:name="T1433" style:parent-style-name="기본단락글꼴" style:family="text">
      <style:text-properties style:font-name="맑은 고딕" fo:color="#000000"/>
    </style:style>
    <style:style style:name="T1434" style:parent-style-name="기본단락글꼴" style:family="text">
      <style:text-properties style:font-name="맑은 고딕" fo:color="#000000"/>
    </style:style>
    <style:style style:name="T1435" style:parent-style-name="기본단락글꼴" style:family="text">
      <style:text-properties style:font-name="맑은 고딕" fo:color="#000000"/>
    </style:style>
    <style:style style:name="T1436" style:parent-style-name="기본단락글꼴" style:family="text">
      <style:text-properties style:font-name="맑은 고딕" fo:color="#000000"/>
    </style:style>
    <style:style style:name="T1437" style:parent-style-name="기본단락글꼴" style:family="text">
      <style:text-properties style:font-name="맑은 고딕" fo:color="#000000"/>
    </style:style>
    <style:style style:name="T1438" style:parent-style-name="기본단락글꼴" style:family="text">
      <style:text-properties style:font-name="맑은 고딕" fo:color="#000000"/>
    </style:style>
    <style:style style:name="T1439" style:parent-style-name="기본단락글꼴" style:family="text">
      <style:text-properties style:font-name="맑은 고딕" fo:color="#000000"/>
    </style:style>
    <style:style style:name="T1440" style:parent-style-name="기본단락글꼴" style:family="text">
      <style:text-properties style:font-name="맑은 고딕" fo:color="#000000"/>
    </style:style>
    <style:style style:name="T1441" style:parent-style-name="기본단락글꼴" style:family="text">
      <style:text-properties style:font-name="맑은 고딕" fo:color="#000000"/>
    </style:style>
    <style:style style:name="T1442" style:parent-style-name="기본단락글꼴" style:family="text">
      <style:text-properties style:font-name="맑은 고딕" fo:color="#000000"/>
    </style:style>
    <style:style style:name="T1443" style:parent-style-name="기본단락글꼴" style:family="text">
      <style:text-properties style:font-name="맑은 고딕" fo:color="#000000"/>
    </style:style>
    <style:style style:name="T1444" style:parent-style-name="기본단락글꼴" style:family="text">
      <style:text-properties style:font-name="맑은 고딕" fo:color="#000000"/>
    </style:style>
    <style:style style:name="T1445" style:parent-style-name="기본단락글꼴" style:family="text">
      <style:text-properties style:font-name="맑은 고딕" fo:color="#000000"/>
    </style:style>
    <style:style style:name="T1446" style:parent-style-name="기본단락글꼴" style:family="text">
      <style:text-properties style:font-name="맑은 고딕" fo:color="#000000"/>
    </style:style>
    <style:style style:name="T1447" style:parent-style-name="기본단락글꼴" style:family="text">
      <style:text-properties style:font-name="맑은 고딕" fo:color="#000000"/>
    </style:style>
    <style:style style:name="T1448" style:parent-style-name="기본단락글꼴" style:family="text">
      <style:text-properties style:font-name="맑은 고딕" fo:color="#000000"/>
    </style:style>
    <style:style style:name="T1449" style:parent-style-name="기본단락글꼴" style:family="text">
      <style:text-properties style:font-name="맑은 고딕" fo:color="#000000"/>
    </style:style>
    <style:style style:name="T1450" style:parent-style-name="기본단락글꼴" style:family="text">
      <style:text-properties style:font-name="맑은 고딕" fo:color="#000000"/>
    </style:style>
    <style:style style:name="T1451" style:parent-style-name="기본단락글꼴" style:family="text">
      <style:text-properties style:font-name="맑은 고딕" fo:color="#000000"/>
    </style:style>
    <style:style style:name="T1452" style:parent-style-name="기본단락글꼴" style:family="text">
      <style:text-properties style:font-name="맑은 고딕" fo:color="#000000"/>
    </style:style>
    <style:style style:name="T1453" style:parent-style-name="기본단락글꼴" style:family="text">
      <style:text-properties style:font-name="맑은 고딕" fo:color="#000000"/>
    </style:style>
    <style:style style:name="T1454" style:parent-style-name="기본단락글꼴" style:family="text">
      <style:text-properties style:font-name="맑은 고딕" fo:color="#000000"/>
    </style:style>
    <style:style style:name="T1455" style:parent-style-name="기본단락글꼴" style:family="text">
      <style:text-properties style:font-name="맑은 고딕" fo:color="#000000"/>
    </style:style>
    <style:style style:name="T1456" style:parent-style-name="기본단락글꼴" style:family="text">
      <style:text-properties style:font-name="맑은 고딕" fo:color="#000000"/>
    </style:style>
    <style:style style:name="T1457" style:parent-style-name="기본단락글꼴" style:family="text">
      <style:text-properties style:font-name="맑은 고딕" fo:color="#000000"/>
    </style:style>
    <style:style style:name="T1458" style:parent-style-name="기본단락글꼴" style:family="text">
      <style:text-properties style:font-name="맑은 고딕" fo:color="#000000"/>
    </style:style>
    <style:style style:name="T1459" style:parent-style-name="기본단락글꼴" style:family="text">
      <style:text-properties style:font-name="맑은 고딕" fo:color="#000000"/>
    </style:style>
    <style:style style:name="T1460" style:parent-style-name="기본단락글꼴" style:family="text">
      <style:text-properties style:font-name="맑은 고딕" fo:color="#000000"/>
    </style:style>
    <style:style style:name="T1461" style:parent-style-name="기본단락글꼴" style:family="text">
      <style:text-properties style:font-name="맑은 고딕" fo:color="#000000"/>
    </style:style>
    <style:style style:name="T1462" style:parent-style-name="기본단락글꼴" style:family="text">
      <style:text-properties style:font-name="맑은 고딕" fo:color="#000000"/>
    </style:style>
    <style:style style:name="T1463" style:parent-style-name="기본단락글꼴" style:family="text">
      <style:text-properties style:font-name="맑은 고딕" fo:color="#000000"/>
    </style:style>
    <style:style style:name="T1464" style:parent-style-name="기본단락글꼴" style:family="text">
      <style:text-properties style:font-name="맑은 고딕" fo:color="#000000"/>
    </style:style>
    <style:style style:name="T1465" style:parent-style-name="기본단락글꼴" style:family="text">
      <style:text-properties style:font-name="맑은 고딕" fo:color="#000000"/>
    </style:style>
    <style:style style:name="T1466" style:parent-style-name="기본단락글꼴" style:family="text">
      <style:text-properties style:font-name="맑은 고딕" fo:color="#000000"/>
    </style:style>
    <style:style style:name="T1467" style:parent-style-name="기본단락글꼴" style:family="text">
      <style:text-properties style:font-name="맑은 고딕" fo:color="#000000"/>
    </style:style>
    <style:style style:name="T1468" style:parent-style-name="기본단락글꼴" style:family="text">
      <style:text-properties style:font-name="맑은 고딕" fo:color="#000000"/>
    </style:style>
    <style:style style:name="T1469" style:parent-style-name="기본단락글꼴" style:family="text">
      <style:text-properties style:font-name="맑은 고딕" fo:color="#000000"/>
    </style:style>
    <style:style style:name="T1470" style:parent-style-name="기본단락글꼴" style:family="text">
      <style:text-properties style:font-name="맑은 고딕" fo:color="#000000"/>
    </style:style>
    <style:style style:name="T1471" style:parent-style-name="기본단락글꼴" style:family="text">
      <style:text-properties style:font-name="맑은 고딕" fo:color="#000000"/>
    </style:style>
    <style:style style:name="T1472" style:parent-style-name="기본단락글꼴" style:family="text">
      <style:text-properties style:font-name="맑은 고딕" fo:color="#000000"/>
    </style:style>
    <style:style style:name="T1473" style:parent-style-name="기본단락글꼴" style:family="text">
      <style:text-properties style:font-name="맑은 고딕" fo:color="#000000"/>
    </style:style>
    <style:style style:name="T1474" style:parent-style-name="기본단락글꼴" style:family="text">
      <style:text-properties style:font-name="맑은 고딕" fo:color="#000000"/>
    </style:style>
    <style:style style:name="T1475" style:parent-style-name="기본단락글꼴" style:family="text">
      <style:text-properties style:font-name="맑은 고딕" fo:color="#000000"/>
    </style:style>
    <style:style style:name="T1476" style:parent-style-name="기본단락글꼴" style:family="text">
      <style:text-properties style:font-name="맑은 고딕" fo:color="#000000"/>
    </style:style>
    <style:style style:name="T1477" style:parent-style-name="기본단락글꼴" style:family="text">
      <style:text-properties style:font-name="맑은 고딕" fo:color="#000000"/>
    </style:style>
    <style:style style:name="T1478" style:parent-style-name="기본단락글꼴" style:family="text">
      <style:text-properties style:font-name="맑은 고딕" fo:color="#000000"/>
    </style:style>
    <style:style style:name="T1479" style:parent-style-name="기본단락글꼴" style:family="text">
      <style:text-properties style:font-name="맑은 고딕" fo:color="#000000"/>
    </style:style>
    <style:style style:name="T1480" style:parent-style-name="기본단락글꼴" style:family="text">
      <style:text-properties style:font-name="맑은 고딕" fo:color="#000000"/>
    </style:style>
    <style:style style:name="T1481" style:parent-style-name="기본단락글꼴" style:family="text">
      <style:text-properties style:font-name="맑은 고딕" fo:color="#000000"/>
    </style:style>
    <style:style style:name="T1482" style:parent-style-name="기본단락글꼴" style:family="text">
      <style:text-properties style:font-name="맑은 고딕" fo:color="#000000"/>
    </style:style>
    <style:style style:name="T1483" style:parent-style-name="기본단락글꼴" style:family="text">
      <style:text-properties style:font-name="맑은 고딕" fo:color="#000000"/>
    </style:style>
    <style:style style:name="T1484" style:parent-style-name="기본단락글꼴" style:family="text">
      <style:text-properties style:font-name="맑은 고딕" fo:color="#000000"/>
    </style:style>
    <style:style style:name="T1485" style:parent-style-name="기본단락글꼴" style:family="text">
      <style:text-properties style:font-name="맑은 고딕" fo:color="#000000"/>
    </style:style>
    <style:style style:name="T1486" style:parent-style-name="기본단락글꼴" style:family="text">
      <style:text-properties style:font-name="맑은 고딕" fo:color="#000000"/>
    </style:style>
    <style:style style:name="T1487" style:parent-style-name="기본단락글꼴" style:family="text">
      <style:text-properties style:font-name="맑은 고딕" fo:color="#000000"/>
    </style:style>
    <style:style style:name="T1488" style:parent-style-name="기본단락글꼴" style:family="text">
      <style:text-properties style:font-name="맑은 고딕" fo:color="#000000"/>
    </style:style>
    <style:style style:name="T1489" style:parent-style-name="기본단락글꼴" style:family="text">
      <style:text-properties style:font-name="맑은 고딕" fo:color="#000000"/>
    </style:style>
    <style:style style:name="T1490" style:parent-style-name="기본단락글꼴" style:family="text">
      <style:text-properties style:font-name="맑은 고딕" fo:color="#000000"/>
    </style:style>
    <style:style style:name="T1491" style:parent-style-name="기본단락글꼴" style:family="text">
      <style:text-properties style:font-name="맑은 고딕" fo:color="#000000"/>
    </style:style>
    <style:style style:name="T1492" style:parent-style-name="기본단락글꼴" style:family="text">
      <style:text-properties style:font-name="맑은 고딕" fo:color="#000000"/>
    </style:style>
    <style:style style:name="T1493" style:parent-style-name="기본단락글꼴" style:family="text">
      <style:text-properties style:font-name="맑은 고딕" fo:color="#000000"/>
    </style:style>
    <style:style style:name="T1494" style:parent-style-name="기본단락글꼴" style:family="text">
      <style:text-properties style:font-name="맑은 고딕" fo:color="#000000"/>
    </style:style>
    <style:style style:name="T1495" style:parent-style-name="기본단락글꼴" style:family="text">
      <style:text-properties style:font-name="맑은 고딕" fo:color="#000000"/>
    </style:style>
    <style:style style:name="T1496" style:parent-style-name="기본단락글꼴" style:family="text">
      <style:text-properties style:font-name="맑은 고딕" fo:color="#000000"/>
    </style:style>
    <style:style style:name="T1497" style:parent-style-name="기본단락글꼴" style:family="text">
      <style:text-properties style:font-name="맑은 고딕" fo:color="#000000"/>
    </style:style>
    <style:style style:name="T1498" style:parent-style-name="기본단락글꼴" style:family="text">
      <style:text-properties style:font-name="맑은 고딕" fo:color="#000000"/>
    </style:style>
    <style:style style:name="T1499" style:parent-style-name="기본단락글꼴" style:family="text">
      <style:text-properties style:font-name="맑은 고딕" fo:color="#000000"/>
    </style:style>
    <style:style style:name="T1500" style:parent-style-name="기본단락글꼴" style:family="text">
      <style:text-properties style:font-name="맑은 고딕" fo:color="#000000"/>
    </style:style>
    <style:style style:name="T1501" style:parent-style-name="기본단락글꼴" style:family="text">
      <style:text-properties style:font-name="맑은 고딕" fo:color="#000000"/>
    </style:style>
    <style:style style:name="T1502" style:parent-style-name="기본단락글꼴" style:family="text">
      <style:text-properties style:font-name="맑은 고딕" fo:color="#000000"/>
    </style:style>
    <style:style style:name="T1503" style:parent-style-name="기본단락글꼴" style:family="text">
      <style:text-properties style:font-name="맑은 고딕" fo:color="#000000"/>
    </style:style>
    <style:style style:name="T1504" style:parent-style-name="기본단락글꼴" style:family="text">
      <style:text-properties style:font-name="맑은 고딕" fo:color="#000000"/>
    </style:style>
    <style:style style:name="T1505" style:parent-style-name="기본단락글꼴" style:family="text">
      <style:text-properties style:font-name="맑은 고딕" fo:color="#000000"/>
    </style:style>
    <style:style style:name="T1506" style:parent-style-name="기본단락글꼴" style:family="text">
      <style:text-properties style:font-name="맑은 고딕" fo:color="#000000"/>
    </style:style>
    <style:style style:name="T1507" style:parent-style-name="기본단락글꼴" style:family="text">
      <style:text-properties style:font-name="맑은 고딕" fo:color="#000000"/>
    </style:style>
    <style:style style:name="T1508" style:parent-style-name="기본단락글꼴" style:family="text">
      <style:text-properties style:font-name="맑은 고딕" fo:color="#000000"/>
    </style:style>
    <style:style style:name="T1509" style:parent-style-name="기본단락글꼴" style:family="text">
      <style:text-properties style:font-name="맑은 고딕" fo:color="#000000"/>
    </style:style>
    <style:style style:name="T1510" style:parent-style-name="기본단락글꼴" style:family="text">
      <style:text-properties style:font-name="맑은 고딕" fo:color="#000000"/>
    </style:style>
    <style:style style:name="T1511" style:parent-style-name="기본단락글꼴" style:family="text">
      <style:text-properties style:font-name="맑은 고딕" fo:color="#000000"/>
    </style:style>
    <style:style style:name="T1512" style:parent-style-name="기본단락글꼴" style:family="text">
      <style:text-properties style:font-name="맑은 고딕" fo:color="#000000"/>
    </style:style>
    <style:style style:name="T1513" style:parent-style-name="기본단락글꼴" style:family="text">
      <style:text-properties style:font-name="맑은 고딕" fo:color="#000000"/>
    </style:style>
    <style:style style:name="T1514" style:parent-style-name="기본단락글꼴" style:family="text">
      <style:text-properties style:font-name="맑은 고딕" fo:color="#000000"/>
    </style:style>
    <style:style style:name="T1515" style:parent-style-name="기본단락글꼴" style:family="text">
      <style:text-properties style:font-name="맑은 고딕" fo:color="#000000"/>
    </style:style>
    <style:style style:name="T1516" style:parent-style-name="기본단락글꼴" style:family="text">
      <style:text-properties style:font-name="맑은 고딕" fo:color="#000000"/>
    </style:style>
    <style:style style:name="T1517" style:parent-style-name="기본단락글꼴" style:family="text">
      <style:text-properties style:font-name="맑은 고딕" fo:color="#000000"/>
    </style:style>
    <style:style style:name="T1518" style:parent-style-name="기본단락글꼴" style:family="text">
      <style:text-properties style:font-name="맑은 고딕" fo:color="#000000"/>
    </style:style>
    <style:style style:name="T1519" style:parent-style-name="기본단락글꼴" style:family="text">
      <style:text-properties style:font-name="맑은 고딕" fo:color="#000000"/>
    </style:style>
    <style:style style:name="T1520" style:parent-style-name="기본단락글꼴" style:family="text">
      <style:text-properties style:font-name="맑은 고딕" fo:color="#000000"/>
    </style:style>
    <style:style style:name="T1521" style:parent-style-name="기본단락글꼴" style:family="text">
      <style:text-properties style:font-name="맑은 고딕" fo:color="#000000"/>
    </style:style>
    <style:style style:name="T1522" style:parent-style-name="기본단락글꼴" style:family="text">
      <style:text-properties style:font-name="맑은 고딕" fo:color="#000000"/>
    </style:style>
    <style:style style:name="T1523" style:parent-style-name="기본단락글꼴" style:family="text">
      <style:text-properties style:font-name="맑은 고딕" fo:color="#000000"/>
    </style:style>
    <style:style style:name="T1524" style:parent-style-name="기본단락글꼴" style:family="text">
      <style:text-properties style:font-name="맑은 고딕" fo:color="#000000"/>
    </style:style>
    <style:style style:name="T1525" style:parent-style-name="기본단락글꼴" style:family="text">
      <style:text-properties style:font-name="맑은 고딕" fo:color="#000000"/>
    </style:style>
    <style:style style:name="T1526" style:parent-style-name="기본단락글꼴" style:family="text">
      <style:text-properties style:font-name="맑은 고딕" fo:color="#000000"/>
    </style:style>
    <style:style style:name="T1527" style:parent-style-name="기본단락글꼴" style:family="text">
      <style:text-properties style:font-name="맑은 고딕" fo:color="#000000"/>
    </style:style>
    <style:style style:name="T1528" style:parent-style-name="기본단락글꼴" style:family="text">
      <style:text-properties style:font-name="맑은 고딕" fo:color="#000000"/>
    </style:style>
    <style:style style:name="T1529" style:parent-style-name="기본단락글꼴" style:family="text">
      <style:text-properties style:font-name="맑은 고딕" fo:color="#000000"/>
    </style:style>
    <style:style style:name="T1530" style:parent-style-name="기본단락글꼴" style:family="text">
      <style:text-properties style:font-name="맑은 고딕" fo:color="#000000"/>
    </style:style>
    <style:style style:name="T1531" style:parent-style-name="기본단락글꼴" style:family="text">
      <style:text-properties style:font-name="맑은 고딕" fo:color="#000000"/>
    </style:style>
    <style:style style:name="T1532" style:parent-style-name="기본단락글꼴" style:family="text">
      <style:text-properties style:font-name="맑은 고딕" fo:color="#000000"/>
    </style:style>
    <style:style style:name="T1533" style:parent-style-name="기본단락글꼴" style:family="text">
      <style:text-properties style:font-name="맑은 고딕" fo:color="#000000"/>
    </style:style>
    <style:style style:name="T1534" style:parent-style-name="기본단락글꼴" style:family="text">
      <style:text-properties style:font-name="맑은 고딕" fo:color="#000000"/>
    </style:style>
    <style:style style:name="T1535" style:parent-style-name="기본단락글꼴" style:family="text">
      <style:text-properties style:font-name="맑은 고딕" fo:color="#000000"/>
    </style:style>
    <style:style style:name="T1536" style:parent-style-name="기본단락글꼴" style:family="text">
      <style:text-properties style:font-name="맑은 고딕" fo:color="#000000"/>
    </style:style>
    <style:style style:name="T1537" style:parent-style-name="기본단락글꼴" style:family="text">
      <style:text-properties style:font-name="맑은 고딕" fo:color="#000000"/>
    </style:style>
    <style:style style:name="T1538" style:parent-style-name="기본단락글꼴" style:family="text">
      <style:text-properties style:font-name="맑은 고딕" fo:color="#000000"/>
    </style:style>
    <style:style style:name="T1539" style:parent-style-name="기본단락글꼴" style:family="text">
      <style:text-properties style:font-name="맑은 고딕" fo:color="#000000"/>
    </style:style>
    <style:style style:name="T1540" style:parent-style-name="기본단락글꼴" style:family="text">
      <style:text-properties style:font-name="맑은 고딕" fo:color="#000000"/>
    </style:style>
    <style:style style:name="T1541" style:parent-style-name="기본단락글꼴" style:family="text">
      <style:text-properties style:font-name="맑은 고딕" fo:color="#000000"/>
    </style:style>
    <style:style style:name="T1542" style:parent-style-name="기본단락글꼴" style:family="text">
      <style:text-properties style:font-name="맑은 고딕" fo:color="#000000"/>
    </style:style>
    <style:style style:name="T1543" style:parent-style-name="기본단락글꼴" style:family="text">
      <style:text-properties style:font-name="맑은 고딕" fo:color="#000000"/>
    </style:style>
    <style:style style:name="T1544" style:parent-style-name="기본단락글꼴" style:family="text">
      <style:text-properties style:font-name="맑은 고딕" fo:color="#000000"/>
    </style:style>
    <style:style style:name="T1545" style:parent-style-name="기본단락글꼴" style:family="text">
      <style:text-properties style:font-name="맑은 고딕" fo:color="#000000"/>
    </style:style>
    <style:style style:name="T1546" style:parent-style-name="기본단락글꼴" style:family="text">
      <style:text-properties style:font-name="맑은 고딕" fo:color="#000000"/>
    </style:style>
    <style:style style:name="T1547" style:parent-style-name="기본단락글꼴" style:family="text">
      <style:text-properties style:font-name="맑은 고딕" fo:color="#000000"/>
    </style:style>
    <style:style style:name="T1548" style:parent-style-name="기본단락글꼴" style:family="text">
      <style:text-properties style:font-name="맑은 고딕" fo:color="#000000"/>
    </style:style>
    <style:style style:name="T1549" style:parent-style-name="기본단락글꼴" style:family="text">
      <style:text-properties style:font-name="맑은 고딕" fo:color="#000000"/>
    </style:style>
    <style:style style:name="T1550" style:parent-style-name="기본단락글꼴" style:family="text">
      <style:text-properties style:font-name="맑은 고딕" fo:color="#000000"/>
    </style:style>
    <style:style style:name="T1551" style:parent-style-name="기본단락글꼴" style:family="text">
      <style:text-properties style:font-name="맑은 고딕" fo:color="#000000"/>
    </style:style>
    <style:style style:name="T1552" style:parent-style-name="기본단락글꼴" style:family="text">
      <style:text-properties style:font-name="맑은 고딕" fo:color="#000000"/>
    </style:style>
    <style:style style:name="T1553" style:parent-style-name="기본단락글꼴" style:family="text">
      <style:text-properties style:font-name="맑은 고딕" fo:color="#000000"/>
    </style:style>
    <style:style style:name="T1554" style:parent-style-name="기본단락글꼴" style:family="text">
      <style:text-properties style:font-name="맑은 고딕" fo:color="#000000"/>
    </style:style>
    <style:style style:name="T1555" style:parent-style-name="기본단락글꼴" style:family="text">
      <style:text-properties style:font-name="맑은 고딕" fo:color="#000000"/>
    </style:style>
    <style:style style:name="T1556" style:parent-style-name="기본단락글꼴" style:family="text">
      <style:text-properties style:font-name="맑은 고딕" fo:color="#000000"/>
    </style:style>
    <style:style style:name="T1557" style:parent-style-name="기본단락글꼴" style:family="text">
      <style:text-properties style:font-name="맑은 고딕" fo:color="#000000"/>
    </style:style>
    <style:style style:name="T1558" style:parent-style-name="기본단락글꼴" style:family="text">
      <style:text-properties style:font-name="맑은 고딕" fo:color="#000000"/>
    </style:style>
    <style:style style:name="T1559" style:parent-style-name="기본단락글꼴" style:family="text">
      <style:text-properties style:font-name="맑은 고딕" fo:color="#000000"/>
    </style:style>
    <style:style style:name="T1560" style:parent-style-name="기본단락글꼴" style:family="text">
      <style:text-properties style:font-name="맑은 고딕" fo:color="#000000"/>
    </style:style>
    <style:style style:name="T1561" style:parent-style-name="기본단락글꼴" style:family="text">
      <style:text-properties style:font-name="맑은 고딕" fo:color="#000000"/>
    </style:style>
    <style:style style:name="T1562" style:parent-style-name="기본단락글꼴" style:family="text">
      <style:text-properties style:font-name="맑은 고딕" fo:color="#000000"/>
    </style:style>
    <style:style style:name="T1563" style:parent-style-name="기본단락글꼴" style:family="text">
      <style:text-properties style:font-name="맑은 고딕" fo:color="#000000"/>
    </style:style>
    <style:style style:name="T1564" style:parent-style-name="기본단락글꼴" style:family="text">
      <style:text-properties style:font-name="맑은 고딕" fo:color="#000000"/>
    </style:style>
    <style:style style:name="T1565" style:parent-style-name="기본단락글꼴" style:family="text">
      <style:text-properties style:font-name="맑은 고딕" fo:color="#000000"/>
    </style:style>
    <style:style style:name="T1566" style:parent-style-name="기본단락글꼴" style:family="text">
      <style:text-properties style:font-name="맑은 고딕" fo:color="#000000"/>
    </style:style>
    <style:style style:name="T1567" style:parent-style-name="기본단락글꼴" style:family="text">
      <style:text-properties style:font-name="맑은 고딕" fo:color="#000000"/>
    </style:style>
    <style:style style:name="T1568" style:parent-style-name="기본단락글꼴" style:family="text">
      <style:text-properties style:font-name="맑은 고딕" fo:color="#000000"/>
    </style:style>
    <style:style style:name="T1569" style:parent-style-name="기본단락글꼴" style:family="text">
      <style:text-properties style:font-name="맑은 고딕" fo:color="#000000"/>
    </style:style>
    <style:style style:name="T1570" style:parent-style-name="기본단락글꼴" style:family="text">
      <style:text-properties style:font-name="맑은 고딕" fo:color="#000000"/>
    </style:style>
    <style:style style:name="T1571" style:parent-style-name="기본단락글꼴" style:family="text">
      <style:text-properties style:font-name="맑은 고딕" fo:color="#000000"/>
    </style:style>
    <style:style style:name="T1572" style:parent-style-name="기본단락글꼴" style:family="text">
      <style:text-properties style:font-name="맑은 고딕" fo:color="#000000"/>
    </style:style>
    <style:style style:name="T1573" style:parent-style-name="기본단락글꼴" style:family="text">
      <style:text-properties style:font-name="맑은 고딕" fo:color="#000000"/>
    </style:style>
    <style:style style:name="T1574" style:parent-style-name="기본단락글꼴" style:family="text">
      <style:text-properties style:font-name="맑은 고딕" fo:color="#000000"/>
    </style:style>
    <style:style style:name="T1575" style:parent-style-name="기본단락글꼴" style:family="text">
      <style:text-properties style:font-name="맑은 고딕" fo:color="#000000"/>
    </style:style>
    <style:style style:name="T1576" style:parent-style-name="기본단락글꼴" style:family="text">
      <style:text-properties style:font-name="맑은 고딕" fo:color="#000000"/>
    </style:style>
    <style:style style:name="T1577" style:parent-style-name="기본단락글꼴" style:family="text">
      <style:text-properties style:font-name="맑은 고딕" fo:color="#000000"/>
    </style:style>
    <style:style style:name="T1578" style:parent-style-name="기본단락글꼴" style:family="text">
      <style:text-properties style:font-name="맑은 고딕" fo:color="#000000"/>
    </style:style>
    <style:style style:name="T1579" style:parent-style-name="기본단락글꼴" style:family="text">
      <style:text-properties style:font-name="맑은 고딕" fo:color="#000000"/>
    </style:style>
    <style:style style:name="T1580" style:parent-style-name="기본단락글꼴" style:family="text">
      <style:text-properties style:font-name="맑은 고딕" fo:color="#000000"/>
    </style:style>
    <style:style style:name="T1581" style:parent-style-name="기본단락글꼴" style:family="text">
      <style:text-properties style:font-name="맑은 고딕" fo:color="#000000"/>
    </style:style>
    <style:style style:name="T1582" style:parent-style-name="기본단락글꼴" style:family="text">
      <style:text-properties style:font-name="맑은 고딕" fo:color="#000000"/>
    </style:style>
    <style:style style:name="T1583" style:parent-style-name="기본단락글꼴" style:family="text">
      <style:text-properties style:font-name="맑은 고딕" fo:color="#000000"/>
    </style:style>
    <style:style style:name="T1584" style:parent-style-name="기본단락글꼴" style:family="text">
      <style:text-properties style:font-name="맑은 고딕" fo:color="#000000"/>
    </style:style>
    <style:style style:name="T1585" style:parent-style-name="기본단락글꼴" style:family="text">
      <style:text-properties style:font-name="맑은 고딕" fo:color="#000000"/>
    </style:style>
    <style:style style:name="T1586" style:parent-style-name="기본단락글꼴" style:family="text">
      <style:text-properties style:font-name="맑은 고딕" fo:color="#000000"/>
    </style:style>
    <style:style style:name="T1587" style:parent-style-name="기본단락글꼴" style:family="text">
      <style:text-properties style:font-name="맑은 고딕" fo:color="#000000"/>
    </style:style>
    <style:style style:name="T1588" style:parent-style-name="기본단락글꼴" style:family="text">
      <style:text-properties style:font-name="맑은 고딕" fo:color="#000000"/>
    </style:style>
    <style:style style:name="T1589" style:parent-style-name="기본단락글꼴" style:family="text">
      <style:text-properties style:font-name="맑은 고딕" fo:color="#000000"/>
    </style:style>
    <style:style style:name="T1590" style:parent-style-name="기본단락글꼴" style:family="text">
      <style:text-properties style:font-name="맑은 고딕" fo:color="#000000"/>
    </style:style>
    <style:style style:name="T1591" style:parent-style-name="기본단락글꼴" style:family="text">
      <style:text-properties style:font-name="맑은 고딕" fo:color="#000000"/>
    </style:style>
    <style:style style:name="T1592" style:parent-style-name="기본단락글꼴" style:family="text">
      <style:text-properties style:font-name="맑은 고딕" fo:color="#000000"/>
    </style:style>
    <style:style style:name="T1593" style:parent-style-name="기본단락글꼴" style:family="text">
      <style:text-properties style:font-name="맑은 고딕" fo:color="#000000"/>
    </style:style>
    <style:style style:name="T1594" style:parent-style-name="기본단락글꼴" style:family="text">
      <style:text-properties style:font-name="맑은 고딕" fo:color="#000000"/>
    </style:style>
    <style:style style:name="T1595" style:parent-style-name="기본단락글꼴" style:family="text">
      <style:text-properties style:font-name="맑은 고딕" fo:color="#000000"/>
    </style:style>
    <style:style style:name="T1596" style:parent-style-name="기본단락글꼴" style:family="text">
      <style:text-properties style:font-name="맑은 고딕" fo:color="#000000"/>
    </style:style>
    <style:style style:name="T1597" style:parent-style-name="기본단락글꼴" style:family="text">
      <style:text-properties style:font-name="맑은 고딕" fo:color="#000000"/>
    </style:style>
    <style:style style:name="T1598" style:parent-style-name="기본단락글꼴" style:family="text">
      <style:text-properties style:font-name="맑은 고딕" fo:color="#000000"/>
    </style:style>
    <style:style style:name="T1599" style:parent-style-name="기본단락글꼴" style:family="text">
      <style:text-properties style:font-name="맑은 고딕" fo:color="#000000"/>
    </style:style>
    <style:style style:name="T1600" style:parent-style-name="기본단락글꼴" style:family="text">
      <style:text-properties style:font-name="맑은 고딕" fo:color="#000000"/>
    </style:style>
    <style:style style:name="T1601" style:parent-style-name="기본단락글꼴" style:family="text">
      <style:text-properties style:font-name="맑은 고딕" fo:color="#000000"/>
    </style:style>
    <style:style style:name="T1602" style:parent-style-name="기본단락글꼴" style:family="text">
      <style:text-properties style:font-name="맑은 고딕" fo:color="#000000"/>
    </style:style>
    <style:style style:name="T1603" style:parent-style-name="기본단락글꼴" style:family="text">
      <style:text-properties style:font-name="맑은 고딕" fo:color="#000000"/>
    </style:style>
    <style:style style:name="T1604" style:parent-style-name="기본단락글꼴" style:family="text">
      <style:text-properties style:font-name="맑은 고딕" fo:color="#000000"/>
    </style:style>
    <style:style style:name="T1605" style:parent-style-name="기본단락글꼴" style:family="text">
      <style:text-properties style:font-name="맑은 고딕" fo:color="#000000"/>
    </style:style>
    <style:style style:name="T1606" style:parent-style-name="기본단락글꼴" style:family="text">
      <style:text-properties style:font-name="맑은 고딕" fo:color="#000000"/>
    </style:style>
    <style:style style:name="T1607" style:parent-style-name="기본단락글꼴" style:family="text">
      <style:text-properties style:font-name="맑은 고딕" fo:color="#000000"/>
    </style:style>
    <style:style style:name="T1608" style:parent-style-name="기본단락글꼴" style:family="text">
      <style:text-properties style:font-name="맑은 고딕" fo:color="#000000"/>
    </style:style>
    <style:style style:name="T1609" style:parent-style-name="기본단락글꼴" style:family="text">
      <style:text-properties style:font-name="맑은 고딕" fo:color="#000000"/>
    </style:style>
    <style:style style:name="T1610" style:parent-style-name="기본단락글꼴" style:family="text">
      <style:text-properties style:font-name="맑은 고딕" fo:color="#000000"/>
    </style:style>
    <style:style style:name="T1611" style:parent-style-name="기본단락글꼴" style:family="text">
      <style:text-properties style:font-name="맑은 고딕" fo:color="#000000"/>
    </style:style>
    <style:style style:name="T1612" style:parent-style-name="기본단락글꼴" style:family="text">
      <style:text-properties style:font-name="맑은 고딕" fo:color="#000000"/>
    </style:style>
    <style:style style:name="T1613" style:parent-style-name="기본단락글꼴" style:family="text">
      <style:text-properties style:font-name="맑은 고딕" fo:color="#000000"/>
    </style:style>
    <style:style style:name="T1614" style:parent-style-name="기본단락글꼴" style:family="text">
      <style:text-properties style:font-name="맑은 고딕" fo:color="#000000"/>
    </style:style>
    <style:style style:name="T1615" style:parent-style-name="기본단락글꼴" style:family="text">
      <style:text-properties style:font-name="맑은 고딕" fo:color="#000000"/>
    </style:style>
    <style:style style:name="T1616" style:parent-style-name="기본단락글꼴" style:family="text">
      <style:text-properties style:font-name="맑은 고딕" fo:color="#000000"/>
    </style:style>
    <style:style style:name="T1617" style:parent-style-name="기본단락글꼴" style:family="text">
      <style:text-properties style:font-name="맑은 고딕" fo:color="#000000"/>
    </style:style>
    <style:style style:name="T1618" style:parent-style-name="기본단락글꼴" style:family="text">
      <style:text-properties style:font-name="맑은 고딕" fo:color="#000000"/>
    </style:style>
    <style:style style:name="T1619" style:parent-style-name="기본단락글꼴" style:family="text">
      <style:text-properties style:font-name="맑은 고딕" fo:color="#000000"/>
    </style:style>
    <style:style style:name="T1620" style:parent-style-name="기본단락글꼴" style:family="text">
      <style:text-properties style:font-name="맑은 고딕" fo:color="#000000"/>
    </style:style>
    <style:style style:name="T1621" style:parent-style-name="기본단락글꼴" style:family="text">
      <style:text-properties style:font-name="맑은 고딕" fo:color="#000000"/>
    </style:style>
    <style:style style:name="T1622" style:parent-style-name="기본단락글꼴" style:family="text">
      <style:text-properties style:font-name="맑은 고딕" fo:color="#000000"/>
    </style:style>
    <style:style style:name="T1623" style:parent-style-name="기본단락글꼴" style:family="text">
      <style:text-properties style:font-name="맑은 고딕" fo:color="#000000"/>
    </style:style>
    <style:style style:name="T1624" style:parent-style-name="기본단락글꼴" style:family="text">
      <style:text-properties style:font-name="맑은 고딕" fo:color="#000000"/>
    </style:style>
    <style:style style:name="T1625" style:parent-style-name="기본단락글꼴" style:family="text">
      <style:text-properties style:font-name="맑은 고딕" fo:color="#000000"/>
    </style:style>
    <style:style style:name="T1626" style:parent-style-name="기본단락글꼴" style:family="text">
      <style:text-properties style:font-name="맑은 고딕" fo:color="#000000"/>
    </style:style>
    <style:style style:name="T1627" style:parent-style-name="기본단락글꼴" style:family="text">
      <style:text-properties style:font-name="맑은 고딕" fo:color="#000000"/>
    </style:style>
    <style:style style:name="T1628" style:parent-style-name="기본단락글꼴" style:family="text">
      <style:text-properties style:font-name="맑은 고딕" fo:color="#000000"/>
    </style:style>
    <style:style style:name="T1629" style:parent-style-name="기본단락글꼴" style:family="text">
      <style:text-properties style:font-name="맑은 고딕" fo:color="#000000"/>
    </style:style>
    <style:style style:name="T1630" style:parent-style-name="기본단락글꼴" style:family="text">
      <style:text-properties style:font-name="맑은 고딕" fo:color="#000000"/>
    </style:style>
    <style:style style:name="T1631" style:parent-style-name="기본단락글꼴" style:family="text">
      <style:text-properties style:font-name="맑은 고딕" fo:color="#000000"/>
    </style:style>
    <style:style style:name="T1632" style:parent-style-name="기본단락글꼴" style:family="text">
      <style:text-properties style:font-name="맑은 고딕" fo:color="#000000"/>
    </style:style>
    <style:style style:name="T1633" style:parent-style-name="기본단락글꼴" style:family="text">
      <style:text-properties style:font-name="맑은 고딕" fo:color="#000000"/>
    </style:style>
    <style:style style:name="T1634" style:parent-style-name="기본단락글꼴" style:family="text">
      <style:text-properties style:font-name="맑은 고딕" fo:color="#000000"/>
    </style:style>
    <style:style style:name="T1635" style:parent-style-name="기본단락글꼴" style:family="text">
      <style:text-properties style:font-name="맑은 고딕" fo:color="#000000"/>
    </style:style>
    <style:style style:name="T1636" style:parent-style-name="기본단락글꼴" style:family="text">
      <style:text-properties style:font-name="맑은 고딕" fo:color="#000000"/>
    </style:style>
    <style:style style:name="T1637" style:parent-style-name="기본단락글꼴" style:family="text">
      <style:text-properties style:font-name="맑은 고딕" fo:color="#000000"/>
    </style:style>
    <style:style style:name="T1638" style:parent-style-name="기본단락글꼴" style:family="text">
      <style:text-properties style:font-name="맑은 고딕" fo:color="#000000"/>
    </style:style>
    <style:style style:name="T1639" style:parent-style-name="기본단락글꼴" style:family="text">
      <style:text-properties style:font-name="맑은 고딕" fo:color="#000000"/>
    </style:style>
    <style:style style:name="T1640" style:parent-style-name="기본단락글꼴" style:family="text">
      <style:text-properties style:font-name="맑은 고딕" fo:color="#000000"/>
    </style:style>
    <style:style style:name="T1641" style:parent-style-name="기본단락글꼴" style:family="text">
      <style:text-properties style:font-name="맑은 고딕" fo:color="#000000"/>
    </style:style>
    <style:style style:name="T1642" style:parent-style-name="기본단락글꼴" style:family="text">
      <style:text-properties style:font-name="맑은 고딕" fo:color="#000000"/>
    </style:style>
    <style:style style:name="T1643" style:parent-style-name="기본단락글꼴" style:family="text">
      <style:text-properties style:font-name="맑은 고딕" fo:color="#000000"/>
    </style:style>
    <style:style style:name="T1644" style:parent-style-name="기본단락글꼴" style:family="text">
      <style:text-properties style:font-name="맑은 고딕" fo:color="#000000"/>
    </style:style>
    <style:style style:name="T1645" style:parent-style-name="기본단락글꼴" style:family="text">
      <style:text-properties style:font-name="맑은 고딕" fo:color="#000000"/>
    </style:style>
    <style:style style:name="T1646" style:parent-style-name="기본단락글꼴" style:family="text">
      <style:text-properties style:font-name="맑은 고딕" fo:color="#000000"/>
    </style:style>
    <style:style style:name="T1647" style:parent-style-name="기본단락글꼴" style:family="text">
      <style:text-properties style:font-name="맑은 고딕" fo:color="#000000"/>
    </style:style>
    <style:style style:name="T1648" style:parent-style-name="기본단락글꼴" style:family="text">
      <style:text-properties style:font-name="맑은 고딕" fo:color="#000000"/>
    </style:style>
    <style:style style:name="T1649" style:parent-style-name="기본단락글꼴" style:family="text">
      <style:text-properties style:font-name="맑은 고딕" fo:color="#000000"/>
    </style:style>
    <style:style style:name="T1650" style:parent-style-name="기본단락글꼴" style:family="text">
      <style:text-properties style:font-name="맑은 고딕" fo:color="#000000"/>
    </style:style>
    <style:style style:name="T1651" style:parent-style-name="기본단락글꼴" style:family="text">
      <style:text-properties style:font-name="맑은 고딕" fo:color="#000000"/>
    </style:style>
    <style:style style:name="T1652" style:parent-style-name="기본단락글꼴" style:family="text">
      <style:text-properties style:font-name="맑은 고딕" fo:color="#000000"/>
    </style:style>
    <style:style style:name="T1653" style:parent-style-name="기본단락글꼴" style:family="text">
      <style:text-properties style:font-name="맑은 고딕" fo:color="#000000"/>
    </style:style>
    <style:style style:name="T1654" style:parent-style-name="기본단락글꼴" style:family="text">
      <style:text-properties style:font-name="맑은 고딕" fo:color="#000000"/>
    </style:style>
    <style:style style:name="T1655" style:parent-style-name="기본단락글꼴" style:family="text">
      <style:text-properties style:font-name="맑은 고딕" fo:color="#000000"/>
    </style:style>
    <style:style style:name="T1656" style:parent-style-name="기본단락글꼴" style:family="text">
      <style:text-properties style:font-name="맑은 고딕" fo:color="#000000"/>
    </style:style>
    <style:style style:name="T1657" style:parent-style-name="기본단락글꼴" style:family="text">
      <style:text-properties style:font-name="맑은 고딕" fo:color="#000000"/>
    </style:style>
    <style:style style:name="T1658" style:parent-style-name="기본단락글꼴" style:family="text">
      <style:text-properties style:font-name="맑은 고딕" fo:color="#000000"/>
    </style:style>
    <style:style style:name="T1659" style:parent-style-name="기본단락글꼴" style:family="text">
      <style:text-properties style:font-name="맑은 고딕" fo:color="#000000"/>
    </style:style>
    <style:style style:name="T1660" style:parent-style-name="기본단락글꼴" style:family="text">
      <style:text-properties style:font-name="맑은 고딕" fo:color="#000000"/>
    </style:style>
    <style:style style:name="T1661" style:parent-style-name="기본단락글꼴" style:family="text">
      <style:text-properties style:font-name="맑은 고딕" fo:color="#000000"/>
    </style:style>
    <style:style style:name="T1662" style:parent-style-name="기본단락글꼴" style:family="text">
      <style:text-properties style:font-name="맑은 고딕" fo:color="#000000"/>
    </style:style>
    <style:style style:name="T1663" style:parent-style-name="기본단락글꼴" style:family="text">
      <style:text-properties style:font-name="맑은 고딕" fo:color="#000000"/>
    </style:style>
    <style:style style:name="T1664" style:parent-style-name="기본단락글꼴" style:family="text">
      <style:text-properties style:font-name="맑은 고딕" fo:color="#000000"/>
    </style:style>
    <style:style style:name="T1665" style:parent-style-name="기본단락글꼴" style:family="text">
      <style:text-properties style:font-name="맑은 고딕" fo:color="#000000"/>
    </style:style>
    <style:style style:name="T1666" style:parent-style-name="기본단락글꼴" style:family="text">
      <style:text-properties style:font-name="맑은 고딕" fo:color="#000000"/>
    </style:style>
    <style:style style:name="T1667" style:parent-style-name="기본단락글꼴" style:family="text">
      <style:text-properties style:font-name="맑은 고딕" fo:color="#000000"/>
    </style:style>
    <style:style style:name="T1668" style:parent-style-name="기본단락글꼴" style:family="text">
      <style:text-properties style:font-name="맑은 고딕" fo:color="#000000"/>
    </style:style>
    <style:style style:name="T1669" style:parent-style-name="기본단락글꼴" style:family="text">
      <style:text-properties style:font-name="맑은 고딕" fo:color="#000000"/>
    </style:style>
    <style:style style:name="T1670" style:parent-style-name="기본단락글꼴" style:family="text">
      <style:text-properties style:font-name="맑은 고딕" fo:color="#000000"/>
    </style:style>
    <style:style style:name="T1671" style:parent-style-name="기본단락글꼴" style:family="text">
      <style:text-properties style:font-name="맑은 고딕" fo:color="#000000"/>
    </style:style>
    <style:style style:name="T1672" style:parent-style-name="기본단락글꼴" style:family="text">
      <style:text-properties style:font-name="맑은 고딕" fo:color="#000000"/>
    </style:style>
    <style:style style:name="T1673" style:parent-style-name="기본단락글꼴" style:family="text">
      <style:text-properties style:font-name="맑은 고딕" fo:color="#000000"/>
    </style:style>
    <style:style style:name="T1674" style:parent-style-name="기본단락글꼴" style:family="text">
      <style:text-properties style:font-name="맑은 고딕" fo:color="#000000"/>
    </style:style>
    <style:style style:name="T1675" style:parent-style-name="기본단락글꼴" style:family="text">
      <style:text-properties style:font-name="맑은 고딕" fo:color="#000000"/>
    </style:style>
    <style:style style:name="T1676" style:parent-style-name="기본단락글꼴" style:family="text">
      <style:text-properties style:font-name="맑은 고딕" fo:color="#000000"/>
    </style:style>
    <style:style style:name="T1677" style:parent-style-name="기본단락글꼴" style:family="text">
      <style:text-properties style:font-name="맑은 고딕" fo:color="#000000"/>
    </style:style>
    <style:style style:name="T1678" style:parent-style-name="기본단락글꼴" style:family="text">
      <style:text-properties style:font-name="맑은 고딕" fo:color="#000000"/>
    </style:style>
    <style:style style:name="T1679" style:parent-style-name="기본단락글꼴" style:family="text">
      <style:text-properties style:font-name="맑은 고딕" fo:color="#000000"/>
    </style:style>
    <style:style style:name="T1680" style:parent-style-name="기본단락글꼴" style:family="text">
      <style:text-properties style:font-name="맑은 고딕" fo:color="#000000"/>
    </style:style>
    <style:style style:name="T1681" style:parent-style-name="기본단락글꼴" style:family="text">
      <style:text-properties style:font-name="맑은 고딕" fo:color="#000000"/>
    </style:style>
    <style:style style:name="T1682" style:parent-style-name="기본단락글꼴" style:family="text">
      <style:text-properties style:font-name="맑은 고딕" fo:color="#000000"/>
    </style:style>
    <style:style style:name="T1683" style:parent-style-name="기본단락글꼴" style:family="text">
      <style:text-properties style:font-name="맑은 고딕" fo:color="#000000"/>
    </style:style>
    <style:style style:name="T1684" style:parent-style-name="기본단락글꼴" style:family="text">
      <style:text-properties style:font-name="맑은 고딕" fo:color="#000000"/>
    </style:style>
    <style:style style:name="T1685" style:parent-style-name="기본단락글꼴" style:family="text">
      <style:text-properties style:font-name="맑은 고딕" fo:color="#000000"/>
    </style:style>
    <style:style style:name="T1686" style:parent-style-name="기본단락글꼴" style:family="text">
      <style:text-properties style:font-name="맑은 고딕" fo:color="#000000"/>
    </style:style>
    <style:style style:name="T1687" style:parent-style-name="기본단락글꼴" style:family="text">
      <style:text-properties style:font-name="맑은 고딕" fo:color="#000000"/>
    </style:style>
    <style:style style:name="T1688" style:parent-style-name="기본단락글꼴" style:family="text">
      <style:text-properties style:font-name="맑은 고딕" fo:color="#000000"/>
    </style:style>
    <style:style style:name="T1689" style:parent-style-name="기본단락글꼴" style:family="text">
      <style:text-properties style:font-name="맑은 고딕" fo:color="#000000"/>
    </style:style>
    <style:style style:name="T1690" style:parent-style-name="기본단락글꼴" style:family="text">
      <style:text-properties style:font-name="맑은 고딕" fo:color="#000000"/>
    </style:style>
    <style:style style:name="T1691" style:parent-style-name="기본단락글꼴" style:family="text">
      <style:text-properties style:font-name="맑은 고딕" fo:color="#000000"/>
    </style:style>
    <style:style style:name="T1692" style:parent-style-name="기본단락글꼴" style:family="text">
      <style:text-properties style:font-name="맑은 고딕" fo:color="#000000"/>
    </style:style>
    <style:style style:name="T1693" style:parent-style-name="기본단락글꼴" style:family="text">
      <style:text-properties style:font-name="맑은 고딕" fo:color="#000000"/>
    </style:style>
    <style:style style:name="T1694" style:parent-style-name="기본단락글꼴" style:family="text">
      <style:text-properties style:font-name="맑은 고딕" fo:color="#000000"/>
    </style:style>
    <style:style style:name="T1695" style:parent-style-name="기본단락글꼴" style:family="text">
      <style:text-properties style:font-name="맑은 고딕" fo:color="#000000"/>
    </style:style>
    <style:style style:name="T1696" style:parent-style-name="기본단락글꼴" style:family="text">
      <style:text-properties style:font-name="맑은 고딕" fo:color="#000000"/>
    </style:style>
    <style:style style:name="T1697" style:parent-style-name="기본단락글꼴" style:family="text">
      <style:text-properties style:font-name="맑은 고딕" fo:color="#000000"/>
    </style:style>
    <style:style style:name="T1698" style:parent-style-name="기본단락글꼴" style:family="text">
      <style:text-properties style:font-name="맑은 고딕" fo:color="#000000"/>
    </style:style>
    <style:style style:name="T1699" style:parent-style-name="기본단락글꼴" style:family="text">
      <style:text-properties style:font-name="맑은 고딕" fo:color="#000000"/>
    </style:style>
    <style:style style:name="T1700" style:parent-style-name="기본단락글꼴" style:family="text">
      <style:text-properties style:font-name="맑은 고딕" fo:color="#000000"/>
    </style:style>
    <style:style style:name="T1701" style:parent-style-name="기본단락글꼴" style:family="text">
      <style:text-properties style:font-name="맑은 고딕" fo:color="#000000"/>
    </style:style>
    <style:style style:name="T1702" style:parent-style-name="기본단락글꼴" style:family="text">
      <style:text-properties style:font-name="맑은 고딕" fo:color="#000000"/>
    </style:style>
    <style:style style:name="T1703" style:parent-style-name="기본단락글꼴" style:family="text">
      <style:text-properties style:font-name="맑은 고딕" fo:color="#000000"/>
    </style:style>
    <style:style style:name="T1704" style:parent-style-name="기본단락글꼴" style:family="text">
      <style:text-properties style:font-name="맑은 고딕" fo:color="#000000"/>
    </style:style>
    <style:style style:name="T1705" style:parent-style-name="기본단락글꼴" style:family="text">
      <style:text-properties style:font-name="맑은 고딕" fo:color="#000000"/>
    </style:style>
    <style:style style:name="T1706" style:parent-style-name="기본단락글꼴" style:family="text">
      <style:text-properties style:font-name="맑은 고딕" fo:color="#000000"/>
    </style:style>
    <style:style style:name="T1707" style:parent-style-name="기본단락글꼴" style:family="text">
      <style:text-properties style:font-name="맑은 고딕" fo:color="#000000"/>
    </style:style>
    <style:style style:name="T1708" style:parent-style-name="기본단락글꼴" style:family="text">
      <style:text-properties style:font-name="맑은 고딕" fo:color="#000000"/>
    </style:style>
    <style:style style:name="T1709" style:parent-style-name="기본단락글꼴" style:family="text">
      <style:text-properties style:font-name="맑은 고딕" fo:color="#000000"/>
    </style:style>
    <style:style style:name="T1710" style:parent-style-name="기본단락글꼴" style:family="text">
      <style:text-properties style:font-name="맑은 고딕" fo:color="#000000"/>
    </style:style>
    <style:style style:name="T1711" style:parent-style-name="기본단락글꼴" style:family="text">
      <style:text-properties style:font-name="맑은 고딕" fo:color="#000000"/>
    </style:style>
    <style:style style:name="T1712" style:parent-style-name="기본단락글꼴" style:family="text">
      <style:text-properties style:font-name="맑은 고딕" fo:color="#000000"/>
    </style:style>
    <style:style style:name="T1713" style:parent-style-name="기본단락글꼴" style:family="text">
      <style:text-properties style:font-name="맑은 고딕" fo:color="#000000"/>
    </style:style>
    <style:style style:name="T1714" style:parent-style-name="기본단락글꼴" style:family="text">
      <style:text-properties style:font-name="맑은 고딕" fo:color="#000000"/>
    </style:style>
    <style:style style:name="T1715" style:parent-style-name="기본단락글꼴" style:family="text">
      <style:text-properties style:font-name="맑은 고딕" fo:color="#000000"/>
    </style:style>
    <style:style style:name="T1716" style:parent-style-name="기본단락글꼴" style:family="text">
      <style:text-properties style:font-name="맑은 고딕" fo:color="#000000"/>
    </style:style>
    <style:style style:name="T1717" style:parent-style-name="기본단락글꼴" style:family="text">
      <style:text-properties style:font-name="맑은 고딕" fo:color="#000000"/>
    </style:style>
    <style:style style:name="T1718" style:parent-style-name="기본단락글꼴" style:family="text">
      <style:text-properties style:font-name="맑은 고딕" fo:color="#000000"/>
    </style:style>
    <style:style style:name="T1719" style:parent-style-name="기본단락글꼴" style:family="text">
      <style:text-properties style:font-name="맑은 고딕" fo:color="#000000"/>
    </style:style>
    <style:style style:name="T1720" style:parent-style-name="기본단락글꼴" style:family="text">
      <style:text-properties style:font-name="맑은 고딕" fo:color="#000000"/>
    </style:style>
    <style:style style:name="T1721" style:parent-style-name="기본단락글꼴" style:family="text">
      <style:text-properties style:font-name="맑은 고딕" fo:color="#000000"/>
    </style:style>
    <style:style style:name="T1722" style:parent-style-name="기본단락글꼴" style:family="text">
      <style:text-properties style:font-name="맑은 고딕" fo:color="#000000"/>
    </style:style>
    <style:style style:name="T1723" style:parent-style-name="기본단락글꼴" style:family="text">
      <style:text-properties style:font-name="맑은 고딕" fo:color="#000000"/>
    </style:style>
    <style:style style:name="T1724" style:parent-style-name="기본단락글꼴" style:family="text">
      <style:text-properties style:font-name="맑은 고딕" fo:color="#000000"/>
    </style:style>
    <style:style style:name="T1725" style:parent-style-name="기본단락글꼴" style:family="text">
      <style:text-properties style:font-name="맑은 고딕" fo:color="#000000"/>
    </style:style>
    <style:style style:name="T1726" style:parent-style-name="기본단락글꼴" style:family="text">
      <style:text-properties style:font-name="맑은 고딕" fo:color="#000000"/>
    </style:style>
    <style:style style:name="T1727" style:parent-style-name="기본단락글꼴" style:family="text">
      <style:text-properties style:font-name="맑은 고딕" fo:color="#000000"/>
    </style:style>
    <style:style style:name="T1728" style:parent-style-name="기본단락글꼴" style:family="text">
      <style:text-properties style:font-name="맑은 고딕" fo:color="#000000"/>
    </style:style>
    <style:style style:name="T1729" style:parent-style-name="기본단락글꼴" style:family="text">
      <style:text-properties style:font-name="맑은 고딕" fo:color="#000000"/>
    </style:style>
    <style:style style:name="T1730" style:parent-style-name="기본단락글꼴" style:family="text">
      <style:text-properties style:font-name="맑은 고딕" fo:color="#000000"/>
    </style:style>
    <style:style style:name="T1731" style:parent-style-name="기본단락글꼴" style:family="text">
      <style:text-properties style:font-name="맑은 고딕" fo:color="#000000"/>
    </style:style>
    <style:style style:name="T1732" style:parent-style-name="기본단락글꼴" style:family="text">
      <style:text-properties style:font-name="맑은 고딕" fo:color="#000000"/>
    </style:style>
    <style:style style:name="T1733" style:parent-style-name="기본단락글꼴" style:family="text">
      <style:text-properties style:font-name="맑은 고딕" fo:color="#000000"/>
    </style:style>
    <style:style style:name="T1734" style:parent-style-name="기본단락글꼴" style:family="text">
      <style:text-properties style:font-name="맑은 고딕" fo:color="#000000"/>
    </style:style>
    <style:style style:name="T1735" style:parent-style-name="기본단락글꼴" style:family="text">
      <style:text-properties style:font-name="맑은 고딕" fo:color="#000000"/>
    </style:style>
    <style:style style:name="T1736" style:parent-style-name="기본단락글꼴" style:family="text">
      <style:text-properties style:font-name="맑은 고딕" fo:color="#000000"/>
    </style:style>
    <style:style style:name="T1737" style:parent-style-name="기본단락글꼴" style:family="text">
      <style:text-properties style:font-name="맑은 고딕" fo:color="#000000"/>
    </style:style>
    <style:style style:name="T1738" style:parent-style-name="기본단락글꼴" style:family="text">
      <style:text-properties style:font-name="맑은 고딕" fo:color="#000000"/>
    </style:style>
    <style:style style:name="T1739" style:parent-style-name="기본단락글꼴" style:family="text">
      <style:text-properties style:font-name="맑은 고딕" fo:color="#000000"/>
    </style:style>
    <style:style style:name="T1740" style:parent-style-name="기본단락글꼴" style:family="text">
      <style:text-properties style:font-name="맑은 고딕" fo:color="#000000"/>
    </style:style>
    <style:style style:name="T1741" style:parent-style-name="기본단락글꼴" style:family="text">
      <style:text-properties style:font-name="맑은 고딕" fo:color="#000000"/>
    </style:style>
    <style:style style:name="T1742" style:parent-style-name="기본단락글꼴" style:family="text">
      <style:text-properties style:font-name="맑은 고딕" fo:color="#000000"/>
    </style:style>
    <style:style style:name="T1743" style:parent-style-name="기본단락글꼴" style:family="text">
      <style:text-properties style:font-name="맑은 고딕" fo:color="#000000"/>
    </style:style>
    <style:style style:name="T1744" style:parent-style-name="기본단락글꼴" style:family="text">
      <style:text-properties style:font-name="맑은 고딕" fo:color="#000000"/>
    </style:style>
    <style:style style:name="T1745" style:parent-style-name="기본단락글꼴" style:family="text">
      <style:text-properties style:font-name="맑은 고딕" fo:color="#000000"/>
    </style:style>
    <style:style style:name="T1746" style:parent-style-name="기본단락글꼴" style:family="text">
      <style:text-properties style:font-name="맑은 고딕" fo:color="#000000"/>
    </style:style>
    <style:style style:name="T1747" style:parent-style-name="기본단락글꼴" style:family="text">
      <style:text-properties style:font-name="맑은 고딕" fo:color="#000000"/>
    </style:style>
    <style:style style:name="T1748" style:parent-style-name="기본단락글꼴" style:family="text">
      <style:text-properties style:font-name="맑은 고딕" fo:color="#000000"/>
    </style:style>
    <style:style style:name="T1749" style:parent-style-name="기본단락글꼴" style:family="text">
      <style:text-properties style:font-name="맑은 고딕" fo:color="#000000"/>
    </style:style>
    <style:style style:name="T1750" style:parent-style-name="기본단락글꼴" style:family="text">
      <style:text-properties style:font-name="맑은 고딕" fo:color="#000000"/>
    </style:style>
    <style:style style:name="T1751" style:parent-style-name="기본단락글꼴" style:family="text">
      <style:text-properties style:font-name="맑은 고딕" fo:color="#000000"/>
    </style:style>
    <style:style style:name="T1752" style:parent-style-name="기본단락글꼴" style:family="text">
      <style:text-properties style:font-name="맑은 고딕" fo:color="#000000"/>
    </style:style>
    <style:style style:name="T1753" style:parent-style-name="기본단락글꼴" style:family="text">
      <style:text-properties style:font-name="맑은 고딕" fo:color="#000000"/>
    </style:style>
    <style:style style:name="T1754" style:parent-style-name="기본단락글꼴" style:family="text">
      <style:text-properties style:font-name="맑은 고딕" fo:color="#000000"/>
    </style:style>
    <style:style style:name="T1755" style:parent-style-name="기본단락글꼴" style:family="text">
      <style:text-properties style:font-name="맑은 고딕" fo:color="#000000"/>
    </style:style>
    <style:style style:name="T1756" style:parent-style-name="기본단락글꼴" style:family="text">
      <style:text-properties style:font-name="맑은 고딕" fo:color="#000000"/>
    </style:style>
    <style:style style:name="T1757" style:parent-style-name="기본단락글꼴" style:family="text">
      <style:text-properties style:font-name="맑은 고딕" fo:color="#000000"/>
    </style:style>
    <style:style style:name="T1758" style:parent-style-name="기본단락글꼴" style:family="text">
      <style:text-properties style:font-name="맑은 고딕" fo:color="#000000"/>
    </style:style>
    <style:style style:name="T1759" style:parent-style-name="기본단락글꼴" style:family="text">
      <style:text-properties style:font-name="맑은 고딕" fo:color="#000000"/>
    </style:style>
    <style:style style:name="T1760" style:parent-style-name="기본단락글꼴" style:family="text">
      <style:text-properties style:font-name="맑은 고딕" fo:color="#000000"/>
    </style:style>
    <style:style style:name="T1761" style:parent-style-name="기본단락글꼴" style:family="text">
      <style:text-properties style:font-name="맑은 고딕" fo:color="#000000"/>
    </style:style>
    <style:style style:name="T1762" style:parent-style-name="기본단락글꼴" style:family="text">
      <style:text-properties style:font-name="맑은 고딕" fo:color="#000000"/>
    </style:style>
    <style:style style:name="T1763" style:parent-style-name="기본단락글꼴" style:family="text">
      <style:text-properties style:font-name="맑은 고딕" fo:color="#000000"/>
    </style:style>
    <style:style style:name="T1764" style:parent-style-name="기본단락글꼴" style:family="text">
      <style:text-properties style:font-name="맑은 고딕" fo:color="#000000"/>
    </style:style>
    <style:style style:name="T1765" style:parent-style-name="기본단락글꼴" style:family="text">
      <style:text-properties style:font-name="맑은 고딕" fo:color="#000000"/>
    </style:style>
    <style:style style:name="T1766" style:parent-style-name="기본단락글꼴" style:family="text">
      <style:text-properties style:font-name="맑은 고딕" fo:color="#000000"/>
    </style:style>
    <style:style style:name="T1767" style:parent-style-name="기본단락글꼴" style:family="text">
      <style:text-properties style:font-name="맑은 고딕" fo:color="#000000"/>
    </style:style>
    <style:style style:name="T1768" style:parent-style-name="기본단락글꼴" style:family="text">
      <style:text-properties style:font-name="맑은 고딕" fo:color="#000000"/>
    </style:style>
    <style:style style:name="T1769" style:parent-style-name="기본단락글꼴" style:family="text">
      <style:text-properties style:font-name="맑은 고딕" fo:color="#000000"/>
    </style:style>
    <style:style style:name="T1770" style:parent-style-name="기본단락글꼴" style:family="text">
      <style:text-properties style:font-name="맑은 고딕" fo:color="#000000"/>
    </style:style>
    <style:style style:name="T1771" style:parent-style-name="기본단락글꼴" style:family="text">
      <style:text-properties style:font-name="맑은 고딕" fo:color="#000000"/>
    </style:style>
    <style:style style:name="T1772" style:parent-style-name="기본단락글꼴" style:family="text">
      <style:text-properties style:font-name="맑은 고딕" fo:color="#000000"/>
    </style:style>
    <style:style style:name="T1773" style:parent-style-name="기본단락글꼴" style:family="text">
      <style:text-properties style:font-name="맑은 고딕" fo:color="#000000"/>
    </style:style>
    <style:style style:name="T1774" style:parent-style-name="기본단락글꼴" style:family="text">
      <style:text-properties style:font-name="맑은 고딕" fo:color="#000000"/>
    </style:style>
    <style:style style:name="T1775" style:parent-style-name="기본단락글꼴" style:family="text">
      <style:text-properties style:font-name="맑은 고딕" fo:color="#000000"/>
    </style:style>
    <style:style style:name="T1776" style:parent-style-name="기본단락글꼴" style:family="text">
      <style:text-properties style:font-name="맑은 고딕" fo:color="#000000"/>
    </style:style>
    <style:style style:name="T1777" style:parent-style-name="기본단락글꼴" style:family="text">
      <style:text-properties style:font-name="맑은 고딕" fo:color="#000000"/>
    </style:style>
    <style:style style:name="T1778" style:parent-style-name="기본단락글꼴" style:family="text">
      <style:text-properties style:font-name="맑은 고딕" fo:color="#000000"/>
    </style:style>
    <style:style style:name="T1779" style:parent-style-name="기본단락글꼴" style:family="text">
      <style:text-properties style:font-name="맑은 고딕" fo:color="#000000"/>
    </style:style>
    <style:style style:name="T1780" style:parent-style-name="기본단락글꼴" style:family="text">
      <style:text-properties style:font-name="맑은 고딕" fo:color="#000000"/>
    </style:style>
    <style:style style:name="T1781" style:parent-style-name="기본단락글꼴" style:family="text">
      <style:text-properties style:font-name="맑은 고딕" fo:color="#000000"/>
    </style:style>
    <style:style style:name="T1782" style:parent-style-name="기본단락글꼴" style:family="text">
      <style:text-properties style:font-name="맑은 고딕" fo:color="#000000"/>
    </style:style>
    <style:style style:name="T1783" style:parent-style-name="기본단락글꼴" style:family="text">
      <style:text-properties style:font-name="맑은 고딕" fo:color="#000000"/>
    </style:style>
    <style:style style:name="T1784" style:parent-style-name="기본단락글꼴" style:family="text">
      <style:text-properties style:font-name="맑은 고딕" fo:color="#000000"/>
    </style:style>
    <style:style style:name="T1785" style:parent-style-name="기본단락글꼴" style:family="text">
      <style:text-properties style:font-name="맑은 고딕" fo:color="#000000"/>
    </style:style>
    <style:style style:name="T1786" style:parent-style-name="기본단락글꼴" style:family="text">
      <style:text-properties style:font-name="맑은 고딕" fo:color="#000000"/>
    </style:style>
    <style:style style:name="T1787" style:parent-style-name="기본단락글꼴" style:family="text">
      <style:text-properties style:font-name="맑은 고딕" fo:color="#000000"/>
    </style:style>
    <style:style style:name="T1788" style:parent-style-name="기본단락글꼴" style:family="text">
      <style:text-properties style:font-name="맑은 고딕" fo:color="#000000"/>
    </style:style>
    <style:style style:name="T1789" style:parent-style-name="기본단락글꼴" style:family="text">
      <style:text-properties style:font-name="맑은 고딕" fo:color="#000000"/>
    </style:style>
    <style:style style:name="T1790" style:parent-style-name="기본단락글꼴" style:family="text">
      <style:text-properties style:font-name="맑은 고딕" fo:color="#000000"/>
    </style:style>
    <style:style style:name="T1791" style:parent-style-name="기본단락글꼴" style:family="text">
      <style:text-properties style:font-name="맑은 고딕" fo:color="#000000"/>
    </style:style>
    <style:style style:name="T1792" style:parent-style-name="기본단락글꼴" style:family="text">
      <style:text-properties style:font-name="맑은 고딕" fo:color="#000000"/>
    </style:style>
    <style:style style:name="T1793" style:parent-style-name="기본단락글꼴" style:family="text">
      <style:text-properties style:font-name="맑은 고딕" fo:color="#000000"/>
    </style:style>
    <style:style style:name="T1794" style:parent-style-name="기본단락글꼴" style:family="text">
      <style:text-properties style:font-name="맑은 고딕" fo:color="#000000"/>
    </style:style>
    <style:style style:name="T1795" style:parent-style-name="기본단락글꼴" style:family="text">
      <style:text-properties style:font-name="맑은 고딕" fo:color="#000000"/>
    </style:style>
    <style:style style:name="T1796" style:parent-style-name="기본단락글꼴" style:family="text">
      <style:text-properties style:font-name="맑은 고딕" fo:color="#000000"/>
    </style:style>
    <style:style style:name="T1797" style:parent-style-name="기본단락글꼴" style:family="text">
      <style:text-properties style:font-name="맑은 고딕" fo:color="#000000"/>
    </style:style>
    <style:style style:name="T1798" style:parent-style-name="기본단락글꼴" style:family="text">
      <style:text-properties style:font-name="맑은 고딕" fo:color="#000000"/>
    </style:style>
    <style:style style:name="T1799" style:parent-style-name="기본단락글꼴" style:family="text">
      <style:text-properties style:font-name="맑은 고딕" fo:color="#000000"/>
    </style:style>
    <style:style style:name="T1800" style:parent-style-name="기본단락글꼴" style:family="text">
      <style:text-properties style:font-name="맑은 고딕" fo:color="#000000"/>
    </style:style>
    <style:style style:name="T1801" style:parent-style-name="기본단락글꼴" style:family="text">
      <style:text-properties style:font-name="맑은 고딕" fo:color="#000000"/>
    </style:style>
    <style:style style:name="T1802" style:parent-style-name="기본단락글꼴" style:family="text">
      <style:text-properties style:font-name="맑은 고딕" fo:color="#000000"/>
    </style:style>
    <style:style style:name="T1803" style:parent-style-name="기본단락글꼴" style:family="text">
      <style:text-properties style:font-name="맑은 고딕" fo:color="#000000"/>
    </style:style>
    <style:style style:name="T1804" style:parent-style-name="기본단락글꼴" style:family="text">
      <style:text-properties style:font-name="맑은 고딕" fo:color="#000000"/>
    </style:style>
    <style:style style:name="T1805" style:parent-style-name="기본단락글꼴" style:family="text">
      <style:text-properties style:font-name="맑은 고딕" fo:color="#000000"/>
    </style:style>
    <style:style style:name="T1806" style:parent-style-name="기본단락글꼴" style:family="text">
      <style:text-properties style:font-name="맑은 고딕" fo:color="#000000"/>
    </style:style>
    <style:style style:name="T1807" style:parent-style-name="기본단락글꼴" style:family="text">
      <style:text-properties style:font-name="맑은 고딕" fo:color="#000000"/>
    </style:style>
    <style:style style:name="T1808" style:parent-style-name="기본단락글꼴" style:family="text">
      <style:text-properties style:font-name="맑은 고딕" fo:color="#000000"/>
    </style:style>
    <style:style style:name="T1809" style:parent-style-name="기본단락글꼴" style:family="text">
      <style:text-properties style:font-name="맑은 고딕" fo:color="#000000"/>
    </style:style>
    <style:style style:name="T1810" style:parent-style-name="기본단락글꼴" style:family="text">
      <style:text-properties style:font-name="맑은 고딕" fo:color="#000000"/>
    </style:style>
    <style:style style:name="T1811" style:parent-style-name="기본단락글꼴" style:family="text">
      <style:text-properties style:font-name="맑은 고딕" fo:color="#000000"/>
    </style:style>
    <style:style style:name="T1812" style:parent-style-name="기본단락글꼴" style:family="text">
      <style:text-properties style:font-name="맑은 고딕" fo:color="#000000"/>
    </style:style>
    <style:style style:name="T1813" style:parent-style-name="기본단락글꼴" style:family="text">
      <style:text-properties style:font-name="맑은 고딕" fo:color="#000000"/>
    </style:style>
    <style:style style:name="T1814" style:parent-style-name="기본단락글꼴" style:family="text">
      <style:text-properties style:font-name="맑은 고딕" fo:color="#000000"/>
    </style:style>
    <style:style style:name="T1815" style:parent-style-name="기본단락글꼴" style:family="text">
      <style:text-properties style:font-name="맑은 고딕" fo:color="#000000"/>
    </style:style>
    <style:style style:name="T1816" style:parent-style-name="기본단락글꼴" style:family="text">
      <style:text-properties style:font-name="맑은 고딕" fo:color="#000000"/>
    </style:style>
    <style:style style:name="T1817" style:parent-style-name="기본단락글꼴" style:family="text">
      <style:text-properties style:font-name="맑은 고딕" fo:color="#000000"/>
    </style:style>
    <style:style style:name="T1818" style:parent-style-name="기본단락글꼴" style:family="text">
      <style:text-properties style:font-name="맑은 고딕" fo:color="#000000"/>
    </style:style>
    <style:style style:name="T1819" style:parent-style-name="기본단락글꼴" style:family="text">
      <style:text-properties style:font-name="맑은 고딕" fo:color="#000000"/>
    </style:style>
    <style:style style:name="T1820" style:parent-style-name="기본단락글꼴" style:family="text">
      <style:text-properties style:font-name="맑은 고딕" fo:color="#000000"/>
    </style:style>
    <style:style style:name="T1821" style:parent-style-name="기본단락글꼴" style:family="text">
      <style:text-properties style:font-name="맑은 고딕" fo:color="#000000"/>
    </style:style>
    <style:style style:name="T1822" style:parent-style-name="기본단락글꼴" style:family="text">
      <style:text-properties style:font-name="맑은 고딕" fo:color="#000000"/>
    </style:style>
    <style:style style:name="T1823" style:parent-style-name="기본단락글꼴" style:family="text">
      <style:text-properties style:font-name="맑은 고딕" fo:color="#000000"/>
    </style:style>
    <style:style style:name="T1824" style:parent-style-name="기본단락글꼴" style:family="text">
      <style:text-properties style:font-name="맑은 고딕" fo:color="#000000"/>
    </style:style>
    <style:style style:name="T1825" style:parent-style-name="기본단락글꼴" style:family="text">
      <style:text-properties style:font-name="맑은 고딕" fo:color="#000000"/>
    </style:style>
    <style:style style:name="T1826" style:parent-style-name="기본단락글꼴" style:family="text">
      <style:text-properties style:font-name="맑은 고딕" fo:color="#000000"/>
    </style:style>
    <style:style style:name="T1827" style:parent-style-name="기본단락글꼴" style:family="text">
      <style:text-properties style:font-name="맑은 고딕" fo:color="#000000"/>
    </style:style>
    <style:style style:name="T1828" style:parent-style-name="기본단락글꼴" style:family="text">
      <style:text-properties style:font-name="맑은 고딕" fo:color="#000000"/>
    </style:style>
    <style:style style:name="T1829" style:parent-style-name="기본단락글꼴" style:family="text">
      <style:text-properties style:font-name="맑은 고딕" fo:color="#000000"/>
    </style:style>
    <style:style style:name="T1830" style:parent-style-name="기본단락글꼴" style:family="text">
      <style:text-properties style:font-name="맑은 고딕" fo:color="#000000"/>
    </style:style>
    <style:style style:name="T1831" style:parent-style-name="기본단락글꼴" style:family="text">
      <style:text-properties style:font-name="맑은 고딕" fo:color="#000000"/>
    </style:style>
    <style:style style:name="T1832" style:parent-style-name="기본단락글꼴" style:family="text">
      <style:text-properties style:font-name="맑은 고딕" fo:color="#000000"/>
    </style:style>
    <style:style style:name="T1833" style:parent-style-name="기본단락글꼴" style:family="text">
      <style:text-properties style:font-name="맑은 고딕" fo:color="#000000"/>
    </style:style>
    <style:style style:name="T1834" style:parent-style-name="기본단락글꼴" style:family="text">
      <style:text-properties style:font-name="맑은 고딕" fo:color="#000000"/>
    </style:style>
    <style:style style:name="T1835" style:parent-style-name="기본단락글꼴" style:family="text">
      <style:text-properties style:font-name="맑은 고딕" fo:color="#000000"/>
    </style:style>
    <style:style style:name="T1836" style:parent-style-name="기본단락글꼴" style:family="text">
      <style:text-properties style:font-name="맑은 고딕" fo:color="#000000"/>
    </style:style>
    <style:style style:name="T1837" style:parent-style-name="기본단락글꼴" style:family="text">
      <style:text-properties style:font-name="맑은 고딕" fo:color="#000000"/>
    </style:style>
    <style:style style:name="T1838" style:parent-style-name="기본단락글꼴" style:family="text">
      <style:text-properties style:font-name="맑은 고딕" fo:color="#000000"/>
    </style:style>
    <style:style style:name="T1839" style:parent-style-name="기본단락글꼴" style:family="text">
      <style:text-properties style:font-name="맑은 고딕" fo:color="#000000"/>
    </style:style>
    <style:style style:name="T1840" style:parent-style-name="기본단락글꼴" style:family="text">
      <style:text-properties style:font-name="맑은 고딕" fo:color="#000000"/>
    </style:style>
    <style:style style:name="T1841" style:parent-style-name="기본단락글꼴" style:family="text">
      <style:text-properties style:font-name="맑은 고딕" fo:color="#000000"/>
    </style:style>
    <style:style style:name="T1842" style:parent-style-name="기본단락글꼴" style:family="text">
      <style:text-properties style:font-name="맑은 고딕" fo:color="#000000"/>
    </style:style>
    <style:style style:name="T1843" style:parent-style-name="기본단락글꼴" style:family="text">
      <style:text-properties style:font-name="맑은 고딕" fo:color="#000000"/>
    </style:style>
    <style:style style:name="T1844" style:parent-style-name="기본단락글꼴" style:family="text">
      <style:text-properties style:font-name="맑은 고딕" fo:color="#000000"/>
    </style:style>
    <style:style style:name="T1845" style:parent-style-name="기본단락글꼴" style:family="text">
      <style:text-properties style:font-name="맑은 고딕" fo:color="#000000"/>
    </style:style>
    <style:style style:name="T1846" style:parent-style-name="기본단락글꼴" style:family="text">
      <style:text-properties style:font-name="맑은 고딕" fo:color="#000000"/>
    </style:style>
    <style:style style:name="T1847" style:parent-style-name="기본단락글꼴" style:family="text">
      <style:text-properties style:font-name="맑은 고딕" fo:color="#000000"/>
    </style:style>
    <style:style style:name="T1848" style:parent-style-name="기본단락글꼴" style:family="text">
      <style:text-properties style:font-name="맑은 고딕" fo:color="#000000"/>
    </style:style>
    <style:style style:name="T1849" style:parent-style-name="기본단락글꼴" style:family="text">
      <style:text-properties style:font-name="맑은 고딕" fo:color="#000000"/>
    </style:style>
    <style:style style:name="T1850" style:parent-style-name="기본단락글꼴" style:family="text">
      <style:text-properties style:font-name="맑은 고딕" fo:color="#000000"/>
    </style:style>
    <style:style style:name="T1851" style:parent-style-name="기본단락글꼴" style:family="text">
      <style:text-properties style:font-name="맑은 고딕" fo:color="#000000"/>
    </style:style>
    <style:style style:name="T1852" style:parent-style-name="기본단락글꼴" style:family="text">
      <style:text-properties style:font-name="맑은 고딕" fo:color="#000000"/>
    </style:style>
    <style:style style:name="T1853" style:parent-style-name="기본단락글꼴" style:family="text">
      <style:text-properties style:font-name="맑은 고딕" fo:color="#000000"/>
    </style:style>
    <style:style style:name="T1854" style:parent-style-name="기본단락글꼴" style:family="text">
      <style:text-properties style:font-name="맑은 고딕" fo:color="#000000"/>
    </style:style>
    <style:style style:name="T1855" style:parent-style-name="기본단락글꼴" style:family="text">
      <style:text-properties style:font-name="맑은 고딕" fo:color="#000000"/>
    </style:style>
    <style:style style:name="T1856" style:parent-style-name="기본단락글꼴" style:family="text">
      <style:text-properties style:font-name="맑은 고딕" fo:color="#000000"/>
    </style:style>
    <style:style style:name="T1857" style:parent-style-name="기본단락글꼴" style:family="text">
      <style:text-properties style:font-name="맑은 고딕" fo:color="#000000"/>
    </style:style>
    <style:style style:name="T1858" style:parent-style-name="기본단락글꼴" style:family="text">
      <style:text-properties style:font-name="맑은 고딕" fo:color="#000000"/>
    </style:style>
    <style:style style:name="T1859" style:parent-style-name="기본단락글꼴" style:family="text">
      <style:text-properties style:font-name="맑은 고딕" fo:color="#000000"/>
    </style:style>
    <style:style style:name="T1860" style:parent-style-name="기본단락글꼴" style:family="text">
      <style:text-properties style:font-name="맑은 고딕" fo:color="#000000"/>
    </style:style>
    <style:style style:name="T1861" style:parent-style-name="기본단락글꼴" style:family="text">
      <style:text-properties style:font-name="맑은 고딕" fo:color="#000000"/>
    </style:style>
    <style:style style:name="T1862" style:parent-style-name="기본단락글꼴" style:family="text">
      <style:text-properties style:font-name="맑은 고딕" fo:color="#000000"/>
    </style:style>
    <style:style style:name="T1863" style:parent-style-name="기본단락글꼴" style:family="text">
      <style:text-properties style:font-name="맑은 고딕" fo:color="#000000"/>
    </style:style>
    <style:style style:name="T1864" style:parent-style-name="기본단락글꼴" style:family="text">
      <style:text-properties style:font-name="맑은 고딕" fo:color="#000000"/>
    </style:style>
    <style:style style:name="T1865" style:parent-style-name="기본단락글꼴" style:family="text">
      <style:text-properties style:font-name="맑은 고딕" fo:color="#000000"/>
    </style:style>
    <style:style style:name="T1866" style:parent-style-name="기본단락글꼴" style:family="text">
      <style:text-properties style:font-name="맑은 고딕" fo:color="#000000"/>
    </style:style>
    <style:style style:name="T1867" style:parent-style-name="기본단락글꼴" style:family="text">
      <style:text-properties style:font-name="맑은 고딕" fo:color="#000000"/>
    </style:style>
    <style:style style:name="T1868" style:parent-style-name="기본단락글꼴" style:family="text">
      <style:text-properties style:font-name="맑은 고딕" fo:color="#000000"/>
    </style:style>
    <style:style style:name="T1869" style:parent-style-name="기본단락글꼴" style:family="text">
      <style:text-properties style:font-name="맑은 고딕" fo:color="#000000"/>
    </style:style>
    <style:style style:name="T1870" style:parent-style-name="기본단락글꼴" style:family="text">
      <style:text-properties style:font-name="맑은 고딕" fo:color="#000000"/>
    </style:style>
    <style:style style:name="T1871" style:parent-style-name="기본단락글꼴" style:family="text">
      <style:text-properties style:font-name="맑은 고딕" fo:color="#000000"/>
    </style:style>
    <style:style style:name="T1872" style:parent-style-name="기본단락글꼴" style:family="text">
      <style:text-properties style:font-name="맑은 고딕" fo:color="#000000"/>
    </style:style>
    <style:style style:name="T1873" style:parent-style-name="기본단락글꼴" style:family="text">
      <style:text-properties style:font-name="맑은 고딕" fo:color="#000000"/>
    </style:style>
    <style:style style:name="T1874" style:parent-style-name="기본단락글꼴" style:family="text">
      <style:text-properties style:font-name="맑은 고딕" fo:color="#000000"/>
    </style:style>
    <style:style style:name="T1875" style:parent-style-name="기본단락글꼴" style:family="text">
      <style:text-properties style:font-name="맑은 고딕" fo:color="#000000"/>
    </style:style>
    <style:style style:name="T1876" style:parent-style-name="기본단락글꼴" style:family="text">
      <style:text-properties style:font-name="맑은 고딕" fo:color="#000000"/>
    </style:style>
    <style:style style:name="T1877" style:parent-style-name="기본단락글꼴" style:family="text">
      <style:text-properties style:font-name="맑은 고딕" fo:color="#000000"/>
    </style:style>
    <style:style style:name="T1878" style:parent-style-name="기본단락글꼴" style:family="text">
      <style:text-properties style:font-name="맑은 고딕" fo:color="#000000"/>
    </style:style>
    <style:style style:name="T1879" style:parent-style-name="기본단락글꼴" style:family="text">
      <style:text-properties style:font-name="맑은 고딕" fo:color="#000000"/>
    </style:style>
    <style:style style:name="T1880" style:parent-style-name="기본단락글꼴" style:family="text">
      <style:text-properties style:font-name="맑은 고딕" fo:color="#000000"/>
    </style:style>
    <style:style style:name="T1881" style:parent-style-name="기본단락글꼴" style:family="text">
      <style:text-properties style:font-name="맑은 고딕" fo:color="#000000"/>
    </style:style>
    <style:style style:name="T1882" style:parent-style-name="기본단락글꼴" style:family="text">
      <style:text-properties style:font-name="맑은 고딕" fo:color="#000000"/>
    </style:style>
    <style:style style:name="T1883" style:parent-style-name="기본단락글꼴" style:family="text">
      <style:text-properties style:font-name="맑은 고딕" fo:color="#000000"/>
    </style:style>
    <style:style style:name="T1884" style:parent-style-name="기본단락글꼴" style:family="text">
      <style:text-properties style:font-name="맑은 고딕" fo:color="#000000"/>
    </style:style>
    <style:style style:name="T1885" style:parent-style-name="기본단락글꼴" style:family="text">
      <style:text-properties style:font-name="맑은 고딕" fo:color="#000000"/>
    </style:style>
    <style:style style:name="T1886" style:parent-style-name="기본단락글꼴" style:family="text">
      <style:text-properties style:font-name="맑은 고딕" fo:color="#000000"/>
    </style:style>
    <style:style style:name="T1887" style:parent-style-name="기본단락글꼴" style:family="text">
      <style:text-properties style:font-name="맑은 고딕" fo:color="#000000"/>
    </style:style>
    <style:style style:name="T1888" style:parent-style-name="기본단락글꼴" style:family="text">
      <style:text-properties style:font-name="맑은 고딕" fo:color="#000000"/>
    </style:style>
    <style:style style:name="T1889" style:parent-style-name="기본단락글꼴" style:family="text">
      <style:text-properties style:font-name="맑은 고딕" fo:color="#000000"/>
    </style:style>
    <style:style style:name="T1890" style:parent-style-name="기본단락글꼴" style:family="text">
      <style:text-properties style:font-name="맑은 고딕" fo:color="#000000"/>
    </style:style>
    <style:style style:name="T1891" style:parent-style-name="기본단락글꼴" style:family="text">
      <style:text-properties style:font-name="맑은 고딕" fo:color="#000000"/>
    </style:style>
    <style:style style:name="T1892" style:parent-style-name="기본단락글꼴" style:family="text">
      <style:text-properties style:font-name="맑은 고딕" fo:color="#000000"/>
    </style:style>
    <style:style style:name="T1893" style:parent-style-name="기본단락글꼴" style:family="text">
      <style:text-properties style:font-name="맑은 고딕" fo:color="#000000"/>
    </style:style>
    <style:style style:name="T1894" style:parent-style-name="기본단락글꼴" style:family="text">
      <style:text-properties style:font-name="맑은 고딕" fo:color="#000000"/>
    </style:style>
    <style:style style:name="T1895" style:parent-style-name="기본단락글꼴" style:family="text">
      <style:text-properties style:font-name="맑은 고딕" fo:color="#000000"/>
    </style:style>
    <style:style style:name="T1896" style:parent-style-name="기본단락글꼴" style:family="text">
      <style:text-properties style:font-name="맑은 고딕" fo:color="#000000"/>
    </style:style>
    <style:style style:name="T1897" style:parent-style-name="기본단락글꼴" style:family="text">
      <style:text-properties style:font-name="맑은 고딕" fo:color="#000000"/>
    </style:style>
    <style:style style:name="T1898" style:parent-style-name="기본단락글꼴" style:family="text">
      <style:text-properties style:font-name="맑은 고딕" fo:color="#000000"/>
    </style:style>
    <style:style style:name="T1899" style:parent-style-name="기본단락글꼴" style:family="text">
      <style:text-properties style:font-name="맑은 고딕" fo:color="#000000"/>
    </style:style>
    <style:style style:name="T1900" style:parent-style-name="기본단락글꼴" style:family="text">
      <style:text-properties style:font-name="맑은 고딕" fo:color="#000000"/>
    </style:style>
    <style:style style:name="T1901" style:parent-style-name="기본단락글꼴" style:family="text">
      <style:text-properties style:font-name="맑은 고딕" fo:color="#000000"/>
    </style:style>
    <style:style style:name="T1902" style:parent-style-name="기본단락글꼴" style:family="text">
      <style:text-properties style:font-name="맑은 고딕" fo:color="#000000"/>
    </style:style>
    <style:style style:name="T1903" style:parent-style-name="기본단락글꼴" style:family="text">
      <style:text-properties style:font-name="맑은 고딕" fo:color="#000000"/>
    </style:style>
    <style:style style:name="T1904" style:parent-style-name="기본단락글꼴" style:family="text">
      <style:text-properties style:font-name="맑은 고딕" fo:color="#000000"/>
    </style:style>
    <style:style style:name="T1905" style:parent-style-name="기본단락글꼴" style:family="text">
      <style:text-properties style:font-name="맑은 고딕" fo:color="#000000"/>
    </style:style>
    <style:style style:name="T1906" style:parent-style-name="기본단락글꼴" style:family="text">
      <style:text-properties style:font-name="맑은 고딕" fo:color="#000000"/>
    </style:style>
    <style:style style:name="T1907" style:parent-style-name="기본단락글꼴" style:family="text">
      <style:text-properties style:font-name="맑은 고딕" fo:color="#000000"/>
    </style:style>
    <style:style style:name="T1908" style:parent-style-name="기본단락글꼴" style:family="text">
      <style:text-properties style:font-name="맑은 고딕" fo:color="#000000"/>
    </style:style>
    <style:style style:name="T1909" style:parent-style-name="기본단락글꼴" style:family="text">
      <style:text-properties style:font-name="맑은 고딕" fo:color="#000000"/>
    </style:style>
    <style:style style:name="T1910" style:parent-style-name="기본단락글꼴" style:family="text">
      <style:text-properties style:font-name="맑은 고딕" fo:color="#000000"/>
    </style:style>
    <style:style style:name="T1911" style:parent-style-name="기본단락글꼴" style:family="text">
      <style:text-properties style:font-name="맑은 고딕" fo:color="#000000"/>
    </style:style>
    <style:style style:name="T1912" style:parent-style-name="기본단락글꼴" style:family="text">
      <style:text-properties style:font-name="맑은 고딕" fo:color="#000000"/>
    </style:style>
    <style:style style:name="T1913" style:parent-style-name="기본단락글꼴" style:family="text">
      <style:text-properties style:font-name="맑은 고딕" fo:color="#000000"/>
    </style:style>
    <style:style style:name="T1914" style:parent-style-name="기본단락글꼴" style:family="text">
      <style:text-properties style:font-name="맑은 고딕" fo:color="#000000"/>
    </style:style>
    <style:style style:name="T1915" style:parent-style-name="기본단락글꼴" style:family="text">
      <style:text-properties style:font-name="맑은 고딕" fo:color="#000000"/>
    </style:style>
    <style:style style:name="T1916" style:parent-style-name="기본단락글꼴" style:family="text">
      <style:text-properties style:font-name="맑은 고딕" fo:color="#000000"/>
    </style:style>
    <style:style style:name="T1917" style:parent-style-name="기본단락글꼴" style:family="text">
      <style:text-properties style:font-name="맑은 고딕" fo:color="#000000"/>
    </style:style>
    <style:style style:name="T1918" style:parent-style-name="기본단락글꼴" style:family="text">
      <style:text-properties style:font-name="맑은 고딕" fo:color="#000000"/>
    </style:style>
    <style:style style:name="T1919" style:parent-style-name="기본단락글꼴" style:family="text">
      <style:text-properties style:font-name="맑은 고딕" fo:color="#000000"/>
    </style:style>
    <style:style style:name="T1920" style:parent-style-name="기본단락글꼴" style:family="text">
      <style:text-properties style:font-name="맑은 고딕" fo:color="#000000"/>
    </style:style>
    <style:style style:name="T1921" style:parent-style-name="기본단락글꼴" style:family="text">
      <style:text-properties style:font-name="맑은 고딕" fo:color="#000000"/>
    </style:style>
    <style:style style:name="T1922" style:parent-style-name="기본단락글꼴" style:family="text">
      <style:text-properties style:font-name="맑은 고딕" fo:color="#000000"/>
    </style:style>
    <style:style style:name="T1923" style:parent-style-name="기본단락글꼴" style:family="text">
      <style:text-properties style:font-name="맑은 고딕" fo:color="#000000"/>
    </style:style>
    <style:style style:name="T1924" style:parent-style-name="기본단락글꼴" style:family="text">
      <style:text-properties style:font-name="맑은 고딕" fo:color="#000000"/>
    </style:style>
    <style:style style:name="T1925" style:parent-style-name="기본단락글꼴" style:family="text">
      <style:text-properties style:font-name="맑은 고딕" fo:color="#000000"/>
    </style:style>
    <style:style style:name="T1926" style:parent-style-name="기본단락글꼴" style:family="text">
      <style:text-properties style:font-name="맑은 고딕" fo:color="#000000"/>
    </style:style>
    <style:style style:name="T1927" style:parent-style-name="기본단락글꼴" style:family="text">
      <style:text-properties style:font-name="맑은 고딕" fo:color="#000000"/>
    </style:style>
    <style:style style:name="T1928" style:parent-style-name="기본단락글꼴" style:family="text">
      <style:text-properties style:font-name="맑은 고딕" fo:color="#000000"/>
    </style:style>
    <style:style style:name="T1929" style:parent-style-name="기본단락글꼴" style:family="text">
      <style:text-properties style:font-name="맑은 고딕" fo:color="#000000"/>
    </style:style>
    <style:style style:name="T1930" style:parent-style-name="기본단락글꼴" style:family="text">
      <style:text-properties style:font-name="맑은 고딕" fo:color="#000000"/>
    </style:style>
    <style:style style:name="T1931" style:parent-style-name="기본단락글꼴" style:family="text">
      <style:text-properties style:font-name="맑은 고딕" fo:color="#000000"/>
    </style:style>
    <style:style style:name="T1932" style:parent-style-name="기본단락글꼴" style:family="text">
      <style:text-properties style:font-name="맑은 고딕" fo:color="#000000"/>
    </style:style>
    <style:style style:name="T1933" style:parent-style-name="기본단락글꼴" style:family="text">
      <style:text-properties style:font-name="맑은 고딕" fo:color="#000000"/>
    </style:style>
    <style:style style:name="T1934" style:parent-style-name="기본단락글꼴" style:family="text">
      <style:text-properties style:font-name="맑은 고딕" fo:color="#000000"/>
    </style:style>
    <style:style style:name="T1935" style:parent-style-name="기본단락글꼴" style:family="text">
      <style:text-properties style:font-name="맑은 고딕" fo:color="#000000"/>
    </style:style>
    <style:style style:name="T1936" style:parent-style-name="기본단락글꼴" style:family="text">
      <style:text-properties style:font-name="맑은 고딕" fo:color="#000000"/>
    </style:style>
    <style:style style:name="T1937" style:parent-style-name="기본단락글꼴" style:family="text">
      <style:text-properties style:font-name="맑은 고딕" fo:color="#000000"/>
    </style:style>
    <style:style style:name="T1938" style:parent-style-name="기본단락글꼴" style:family="text">
      <style:text-properties style:font-name="맑은 고딕" fo:color="#000000"/>
    </style:style>
    <style:style style:name="T1939" style:parent-style-name="기본단락글꼴" style:family="text">
      <style:text-properties style:font-name="맑은 고딕" fo:color="#000000"/>
    </style:style>
    <style:style style:name="T1940" style:parent-style-name="기본단락글꼴" style:family="text">
      <style:text-properties style:font-name="맑은 고딕" fo:color="#000000"/>
    </style:style>
    <style:style style:name="T1941" style:parent-style-name="기본단락글꼴" style:family="text">
      <style:text-properties style:font-name="맑은 고딕" fo:color="#000000"/>
    </style:style>
    <style:style style:name="T1942" style:parent-style-name="기본단락글꼴" style:family="text">
      <style:text-properties style:font-name="맑은 고딕" fo:color="#000000"/>
    </style:style>
    <style:style style:name="T1943" style:parent-style-name="기본단락글꼴" style:family="text">
      <style:text-properties style:font-name="맑은 고딕" fo:color="#000000"/>
    </style:style>
    <style:style style:name="T1944" style:parent-style-name="기본단락글꼴" style:family="text">
      <style:text-properties style:font-name="맑은 고딕" fo:color="#000000"/>
    </style:style>
    <style:style style:name="T1945" style:parent-style-name="기본단락글꼴" style:family="text">
      <style:text-properties style:font-name="맑은 고딕" fo:color="#000000"/>
    </style:style>
    <style:style style:name="T1946" style:parent-style-name="기본단락글꼴" style:family="text">
      <style:text-properties style:font-name="맑은 고딕" fo:color="#000000"/>
    </style:style>
    <style:style style:name="T1947" style:parent-style-name="기본단락글꼴" style:family="text">
      <style:text-properties style:font-name="맑은 고딕" fo:color="#000000"/>
    </style:style>
    <style:style style:name="T1948" style:parent-style-name="기본단락글꼴" style:family="text">
      <style:text-properties style:font-name="맑은 고딕" fo:color="#000000"/>
    </style:style>
    <style:style style:name="T1949" style:parent-style-name="기본단락글꼴" style:family="text">
      <style:text-properties style:font-name="맑은 고딕" fo:color="#000000"/>
    </style:style>
    <style:style style:name="T1950" style:parent-style-name="기본단락글꼴" style:family="text">
      <style:text-properties style:font-name="맑은 고딕" fo:color="#000000"/>
    </style:style>
    <style:style style:name="T1951" style:parent-style-name="기본단락글꼴" style:family="text">
      <style:text-properties style:font-name="맑은 고딕" fo:color="#000000"/>
    </style:style>
    <style:style style:name="T1952" style:parent-style-name="기본단락글꼴" style:family="text">
      <style:text-properties style:font-name="맑은 고딕" fo:color="#000000"/>
    </style:style>
    <style:style style:name="T1953" style:parent-style-name="기본단락글꼴" style:family="text">
      <style:text-properties style:font-name="맑은 고딕" fo:color="#000000"/>
    </style:style>
    <style:style style:name="T1954" style:parent-style-name="기본단락글꼴" style:family="text">
      <style:text-properties style:font-name="맑은 고딕" fo:color="#000000"/>
    </style:style>
    <style:style style:name="T1955" style:parent-style-name="기본단락글꼴" style:family="text">
      <style:text-properties style:font-name="맑은 고딕" fo:color="#000000"/>
    </style:style>
    <style:style style:name="T1956" style:parent-style-name="기본단락글꼴" style:family="text">
      <style:text-properties style:font-name="맑은 고딕" fo:color="#000000"/>
    </style:style>
    <style:style style:name="T1957" style:parent-style-name="기본단락글꼴" style:family="text">
      <style:text-properties style:font-name="맑은 고딕" fo:color="#000000"/>
    </style:style>
    <style:style style:name="T1958" style:parent-style-name="기본단락글꼴" style:family="text">
      <style:text-properties style:font-name="맑은 고딕" fo:color="#000000"/>
    </style:style>
    <style:style style:name="T1959" style:parent-style-name="기본단락글꼴" style:family="text">
      <style:text-properties style:font-name="맑은 고딕" fo:color="#000000"/>
    </style:style>
    <style:style style:name="T1960" style:parent-style-name="기본단락글꼴" style:family="text">
      <style:text-properties style:font-name="맑은 고딕" fo:color="#000000"/>
    </style:style>
    <style:style style:name="T1961" style:parent-style-name="기본단락글꼴" style:family="text">
      <style:text-properties style:font-name="맑은 고딕" fo:color="#000000"/>
    </style:style>
    <style:style style:name="T1962" style:parent-style-name="기본단락글꼴" style:family="text">
      <style:text-properties style:font-name="맑은 고딕" fo:color="#000000"/>
    </style:style>
    <style:style style:name="T1963" style:parent-style-name="기본단락글꼴" style:family="text">
      <style:text-properties style:font-name="맑은 고딕" fo:color="#000000"/>
    </style:style>
    <style:style style:name="T1964" style:parent-style-name="기본단락글꼴" style:family="text">
      <style:text-properties style:font-name="맑은 고딕" fo:color="#000000"/>
    </style:style>
    <style:style style:name="T1965" style:parent-style-name="기본단락글꼴" style:family="text">
      <style:text-properties style:font-name="맑은 고딕" fo:color="#000000"/>
    </style:style>
    <style:style style:name="T1966" style:parent-style-name="기본단락글꼴" style:family="text">
      <style:text-properties style:font-name="맑은 고딕" fo:color="#000000"/>
    </style:style>
    <style:style style:name="T1967" style:parent-style-name="기본단락글꼴" style:family="text">
      <style:text-properties style:font-name="맑은 고딕" fo:color="#000000"/>
    </style:style>
    <style:style style:name="T1968" style:parent-style-name="기본단락글꼴" style:family="text">
      <style:text-properties style:font-name="맑은 고딕" fo:color="#000000"/>
    </style:style>
    <style:style style:name="T1969" style:parent-style-name="기본단락글꼴" style:family="text">
      <style:text-properties style:font-name="맑은 고딕" fo:color="#000000"/>
    </style:style>
    <style:style style:name="T1970" style:parent-style-name="기본단락글꼴" style:family="text">
      <style:text-properties style:font-name="맑은 고딕" fo:color="#000000"/>
    </style:style>
    <style:style style:name="T1971" style:parent-style-name="기본단락글꼴" style:family="text">
      <style:text-properties style:font-name="맑은 고딕" fo:color="#000000"/>
    </style:style>
    <style:style style:name="T1972" style:parent-style-name="기본단락글꼴" style:family="text">
      <style:text-properties style:font-name="맑은 고딕" fo:color="#000000"/>
    </style:style>
    <style:style style:name="T1973" style:parent-style-name="기본단락글꼴" style:family="text">
      <style:text-properties style:font-name="맑은 고딕" fo:color="#000000"/>
    </style:style>
    <style:style style:name="T1974" style:parent-style-name="기본단락글꼴" style:family="text">
      <style:text-properties style:font-name="맑은 고딕" fo:color="#000000"/>
    </style:style>
    <style:style style:name="T1975" style:parent-style-name="기본단락글꼴" style:family="text">
      <style:text-properties style:font-name="맑은 고딕" fo:color="#000000"/>
    </style:style>
    <style:style style:name="T1976" style:parent-style-name="기본단락글꼴" style:family="text">
      <style:text-properties style:font-name="맑은 고딕" fo:color="#000000"/>
    </style:style>
    <style:style style:name="T1977" style:parent-style-name="기본단락글꼴" style:family="text">
      <style:text-properties style:font-name="맑은 고딕" fo:color="#000000"/>
    </style:style>
    <style:style style:name="T1978" style:parent-style-name="기본단락글꼴" style:family="text">
      <style:text-properties style:font-name="맑은 고딕" fo:color="#000000"/>
    </style:style>
    <style:style style:name="T1979" style:parent-style-name="기본단락글꼴" style:family="text">
      <style:text-properties style:font-name="맑은 고딕" fo:color="#000000"/>
    </style:style>
    <style:style style:name="T1980" style:parent-style-name="기본단락글꼴" style:family="text">
      <style:text-properties style:font-name="맑은 고딕" fo:color="#000000"/>
    </style:style>
    <style:style style:name="T1981" style:parent-style-name="기본단락글꼴" style:family="text">
      <style:text-properties style:font-name="맑은 고딕" fo:color="#000000"/>
    </style:style>
    <style:style style:name="T1982" style:parent-style-name="기본단락글꼴" style:family="text">
      <style:text-properties style:font-name="맑은 고딕" fo:color="#000000"/>
    </style:style>
    <style:style style:name="T1983" style:parent-style-name="기본단락글꼴" style:family="text">
      <style:text-properties style:font-name="맑은 고딕" fo:color="#000000"/>
    </style:style>
    <style:style style:name="T1984" style:parent-style-name="기본단락글꼴" style:family="text">
      <style:text-properties style:font-name="맑은 고딕" fo:color="#000000"/>
    </style:style>
    <style:style style:name="T1985" style:parent-style-name="기본단락글꼴" style:family="text">
      <style:text-properties style:font-name="맑은 고딕" fo:color="#000000"/>
    </style:style>
    <style:style style:name="T1986" style:parent-style-name="기본단락글꼴" style:family="text">
      <style:text-properties style:font-name="맑은 고딕" fo:color="#000000"/>
    </style:style>
    <style:style style:name="T1987" style:parent-style-name="기본단락글꼴" style:family="text">
      <style:text-properties style:font-name="맑은 고딕" fo:color="#000000"/>
    </style:style>
    <style:style style:name="T1988" style:parent-style-name="기본단락글꼴" style:family="text">
      <style:text-properties style:font-name="맑은 고딕" fo:color="#000000"/>
    </style:style>
    <style:style style:name="T1989" style:parent-style-name="기본단락글꼴" style:family="text">
      <style:text-properties style:font-name="맑은 고딕" fo:color="#000000"/>
    </style:style>
    <style:style style:name="T1990" style:parent-style-name="기본단락글꼴" style:family="text">
      <style:text-properties style:font-name="맑은 고딕" fo:color="#000000"/>
    </style:style>
    <style:style style:name="T1991" style:parent-style-name="기본단락글꼴" style:family="text">
      <style:text-properties style:font-name="맑은 고딕" fo:color="#000000"/>
    </style:style>
    <style:style style:name="T1992" style:parent-style-name="기본단락글꼴" style:family="text">
      <style:text-properties style:font-name="맑은 고딕" fo:color="#000000"/>
    </style:style>
    <style:style style:name="T1993" style:parent-style-name="기본단락글꼴" style:family="text">
      <style:text-properties style:font-name="맑은 고딕" fo:color="#000000"/>
    </style:style>
    <style:style style:name="T1994" style:parent-style-name="기본단락글꼴" style:family="text">
      <style:text-properties style:font-name="맑은 고딕" fo:color="#000000"/>
    </style:style>
    <style:style style:name="T1995" style:parent-style-name="기본단락글꼴" style:family="text">
      <style:text-properties style:font-name="맑은 고딕" fo:color="#000000"/>
    </style:style>
    <style:style style:name="T1996" style:parent-style-name="기본단락글꼴" style:family="text">
      <style:text-properties style:font-name="맑은 고딕" fo:color="#000000"/>
    </style:style>
    <style:style style:name="T1997" style:parent-style-name="기본단락글꼴" style:family="text">
      <style:text-properties style:font-name="맑은 고딕" fo:color="#000000"/>
    </style:style>
    <style:style style:name="T1998" style:parent-style-name="기본단락글꼴" style:family="text">
      <style:text-properties style:font-name="맑은 고딕" fo:color="#000000"/>
    </style:style>
    <style:style style:name="T1999" style:parent-style-name="기본단락글꼴" style:family="text">
      <style:text-properties style:font-name="맑은 고딕" fo:color="#000000"/>
    </style:style>
    <style:style style:name="T2000" style:parent-style-name="기본단락글꼴" style:family="text">
      <style:text-properties style:font-name="맑은 고딕" fo:color="#000000"/>
    </style:style>
    <style:style style:name="T2001" style:parent-style-name="기본단락글꼴" style:family="text">
      <style:text-properties style:font-name="맑은 고딕" fo:color="#000000"/>
    </style:style>
    <style:style style:name="T2002" style:parent-style-name="기본단락글꼴" style:family="text">
      <style:text-properties style:font-name="맑은 고딕" fo:color="#000000"/>
    </style:style>
    <style:style style:name="T2003" style:parent-style-name="기본단락글꼴" style:family="text">
      <style:text-properties style:font-name="맑은 고딕" fo:color="#000000"/>
    </style:style>
    <style:style style:name="T2004" style:parent-style-name="기본단락글꼴" style:family="text">
      <style:text-properties style:font-name="맑은 고딕" fo:color="#000000"/>
    </style:style>
    <style:style style:name="T2005" style:parent-style-name="기본단락글꼴" style:family="text">
      <style:text-properties style:font-name="맑은 고딕" fo:color="#000000"/>
    </style:style>
    <style:style style:name="T2006" style:parent-style-name="기본단락글꼴" style:family="text">
      <style:text-properties style:font-name="맑은 고딕" fo:color="#000000"/>
    </style:style>
    <style:style style:name="T2007" style:parent-style-name="기본단락글꼴" style:family="text">
      <style:text-properties style:font-name="맑은 고딕" fo:color="#000000"/>
    </style:style>
    <style:style style:name="T2008" style:parent-style-name="기본단락글꼴" style:family="text">
      <style:text-properties style:font-name="맑은 고딕" fo:color="#000000"/>
    </style:style>
    <style:style style:name="T2009" style:parent-style-name="기본단락글꼴" style:family="text">
      <style:text-properties style:font-name="맑은 고딕" fo:color="#000000"/>
    </style:style>
    <style:style style:name="T2010" style:parent-style-name="기본단락글꼴" style:family="text">
      <style:text-properties style:font-name="맑은 고딕" fo:color="#000000"/>
    </style:style>
    <style:style style:name="T2011" style:parent-style-name="기본단락글꼴" style:family="text">
      <style:text-properties style:font-name="맑은 고딕" fo:color="#000000"/>
    </style:style>
    <style:style style:name="T2012" style:parent-style-name="기본단락글꼴" style:family="text">
      <style:text-properties style:font-name="맑은 고딕" fo:color="#000000"/>
    </style:style>
    <style:style style:name="T2013" style:parent-style-name="기본단락글꼴" style:family="text">
      <style:text-properties style:font-name="맑은 고딕" fo:color="#000000"/>
    </style:style>
    <style:style style:name="T2014" style:parent-style-name="기본단락글꼴" style:family="text">
      <style:text-properties style:font-name="맑은 고딕" fo:color="#000000"/>
    </style:style>
    <style:style style:name="T2015" style:parent-style-name="기본단락글꼴" style:family="text">
      <style:text-properties style:font-name="맑은 고딕" fo:color="#000000"/>
    </style:style>
    <style:style style:name="T2016" style:parent-style-name="기본단락글꼴" style:family="text">
      <style:text-properties style:font-name="맑은 고딕" fo:color="#000000"/>
    </style:style>
    <style:style style:name="T2017" style:parent-style-name="기본단락글꼴" style:family="text">
      <style:text-properties style:font-name="맑은 고딕" fo:color="#000000"/>
    </style:style>
    <style:style style:name="T2018" style:parent-style-name="기본단락글꼴" style:family="text">
      <style:text-properties style:font-name="맑은 고딕" fo:color="#000000"/>
    </style:style>
    <style:style style:name="T2019" style:parent-style-name="기본단락글꼴" style:family="text">
      <style:text-properties style:font-name="맑은 고딕" fo:color="#000000"/>
    </style:style>
    <style:style style:name="T2020" style:parent-style-name="기본단락글꼴" style:family="text">
      <style:text-properties style:font-name="맑은 고딕" fo:color="#000000"/>
    </style:style>
    <style:style style:name="T2021" style:parent-style-name="기본단락글꼴" style:family="text">
      <style:text-properties style:font-name="맑은 고딕" fo:color="#000000"/>
    </style:style>
    <style:style style:name="T2022" style:parent-style-name="기본단락글꼴" style:family="text">
      <style:text-properties style:font-name="맑은 고딕" fo:color="#000000"/>
    </style:style>
    <style:style style:name="T2023" style:parent-style-name="기본단락글꼴" style:family="text">
      <style:text-properties style:font-name="맑은 고딕" fo:color="#000000"/>
    </style:style>
    <style:style style:name="T2024" style:parent-style-name="기본단락글꼴" style:family="text">
      <style:text-properties style:font-name="맑은 고딕" fo:color="#000000"/>
    </style:style>
    <style:style style:name="T2025" style:parent-style-name="기본단락글꼴" style:family="text">
      <style:text-properties style:font-name="맑은 고딕" fo:color="#000000"/>
    </style:style>
    <style:style style:name="T2026" style:parent-style-name="기본단락글꼴" style:family="text">
      <style:text-properties style:font-name="맑은 고딕" fo:color="#000000"/>
    </style:style>
    <style:style style:name="T2027" style:parent-style-name="기본단락글꼴" style:family="text">
      <style:text-properties style:font-name="맑은 고딕" fo:color="#000000"/>
    </style:style>
    <style:style style:name="T2028" style:parent-style-name="기본단락글꼴" style:family="text">
      <style:text-properties style:font-name="맑은 고딕" fo:color="#000000"/>
    </style:style>
    <style:style style:name="T2029" style:parent-style-name="기본단락글꼴" style:family="text">
      <style:text-properties style:font-name="맑은 고딕" fo:color="#000000"/>
    </style:style>
    <style:style style:name="T2030" style:parent-style-name="기본단락글꼴" style:family="text">
      <style:text-properties style:font-name="맑은 고딕" fo:color="#000000"/>
    </style:style>
    <style:style style:name="T2031" style:parent-style-name="기본단락글꼴" style:family="text">
      <style:text-properties style:font-name="맑은 고딕" fo:color="#000000"/>
    </style:style>
    <style:style style:name="T2032" style:parent-style-name="기본단락글꼴" style:family="text">
      <style:text-properties style:font-name="맑은 고딕" fo:color="#000000"/>
    </style:style>
    <style:style style:name="T2033" style:parent-style-name="기본단락글꼴" style:family="text">
      <style:text-properties style:font-name="맑은 고딕" fo:color="#000000"/>
    </style:style>
    <style:style style:name="T2034" style:parent-style-name="기본단락글꼴" style:family="text">
      <style:text-properties style:font-name="맑은 고딕" fo:color="#000000"/>
    </style:style>
    <style:style style:name="T2035" style:parent-style-name="기본단락글꼴" style:family="text">
      <style:text-properties style:font-name="맑은 고딕" fo:color="#000000"/>
    </style:style>
    <style:style style:name="T2036" style:parent-style-name="기본단락글꼴" style:family="text">
      <style:text-properties style:font-name="맑은 고딕" fo:color="#000000"/>
    </style:style>
    <style:style style:name="T2037" style:parent-style-name="기본단락글꼴" style:family="text">
      <style:text-properties style:font-name="맑은 고딕" fo:color="#000000"/>
    </style:style>
    <style:style style:name="T2038" style:parent-style-name="기본단락글꼴" style:family="text">
      <style:text-properties style:font-name="맑은 고딕" fo:color="#000000"/>
    </style:style>
    <style:style style:name="T2039" style:parent-style-name="기본단락글꼴" style:family="text">
      <style:text-properties style:font-name="맑은 고딕" fo:color="#000000"/>
    </style:style>
    <style:style style:name="T2040" style:parent-style-name="기본단락글꼴" style:family="text">
      <style:text-properties style:font-name="맑은 고딕" fo:color="#000000"/>
    </style:style>
    <style:style style:name="T2041" style:parent-style-name="기본단락글꼴" style:family="text">
      <style:text-properties style:font-name="맑은 고딕" fo:color="#000000"/>
    </style:style>
    <style:style style:name="T2042" style:parent-style-name="기본단락글꼴" style:family="text">
      <style:text-properties style:font-name="맑은 고딕" fo:color="#000000"/>
    </style:style>
    <style:style style:name="T2043" style:parent-style-name="기본단락글꼴" style:family="text">
      <style:text-properties style:font-name="맑은 고딕" fo:color="#000000"/>
    </style:style>
    <style:style style:name="T2044" style:parent-style-name="기본단락글꼴" style:family="text">
      <style:text-properties style:font-name="맑은 고딕" fo:color="#000000"/>
    </style:style>
    <style:style style:name="T2045" style:parent-style-name="기본단락글꼴" style:family="text">
      <style:text-properties style:font-name="맑은 고딕" fo:color="#000000"/>
    </style:style>
    <style:style style:name="T2046" style:parent-style-name="기본단락글꼴" style:family="text">
      <style:text-properties style:font-name="맑은 고딕" fo:color="#000000"/>
    </style:style>
    <style:style style:name="T2047" style:parent-style-name="기본단락글꼴" style:family="text">
      <style:text-properties style:font-name="맑은 고딕" fo:color="#000000"/>
    </style:style>
    <style:style style:name="T2048" style:parent-style-name="기본단락글꼴" style:family="text">
      <style:text-properties style:font-name="맑은 고딕" fo:color="#000000"/>
    </style:style>
    <style:style style:name="T2049" style:parent-style-name="기본단락글꼴" style:family="text">
      <style:text-properties style:font-name="맑은 고딕" fo:color="#000000"/>
    </style:style>
    <style:style style:name="T2050" style:parent-style-name="기본단락글꼴" style:family="text">
      <style:text-properties style:font-name="맑은 고딕" fo:color="#000000"/>
    </style:style>
    <style:style style:name="T2051" style:parent-style-name="기본단락글꼴" style:family="text">
      <style:text-properties style:font-name="맑은 고딕" fo:color="#000000"/>
    </style:style>
    <style:style style:name="T2052" style:parent-style-name="기본단락글꼴" style:family="text">
      <style:text-properties style:font-name="맑은 고딕" fo:color="#000000"/>
    </style:style>
    <style:style style:name="T2053" style:parent-style-name="기본단락글꼴" style:family="text">
      <style:text-properties style:font-name="맑은 고딕" fo:color="#000000"/>
    </style:style>
    <style:style style:name="T2054" style:parent-style-name="기본단락글꼴" style:family="text">
      <style:text-properties style:font-name="맑은 고딕" fo:color="#000000"/>
    </style:style>
    <style:style style:name="T2055" style:parent-style-name="기본단락글꼴" style:family="text">
      <style:text-properties style:font-name="맑은 고딕" fo:color="#000000"/>
    </style:style>
    <style:style style:name="T2056" style:parent-style-name="기본단락글꼴" style:family="text">
      <style:text-properties style:font-name="맑은 고딕" fo:color="#000000"/>
    </style:style>
    <style:style style:name="T2057" style:parent-style-name="기본단락글꼴" style:family="text">
      <style:text-properties style:font-name="맑은 고딕" fo:color="#000000"/>
    </style:style>
    <style:style style:name="T2058" style:parent-style-name="기본단락글꼴" style:family="text">
      <style:text-properties style:font-name="맑은 고딕" fo:color="#000000"/>
    </style:style>
    <style:style style:name="T2059" style:parent-style-name="기본단락글꼴" style:family="text">
      <style:text-properties style:font-name="맑은 고딕" fo:color="#000000"/>
    </style:style>
    <style:style style:name="T2060" style:parent-style-name="기본단락글꼴" style:family="text">
      <style:text-properties style:font-name="맑은 고딕" fo:color="#000000"/>
    </style:style>
    <style:style style:name="T2061" style:parent-style-name="기본단락글꼴" style:family="text">
      <style:text-properties style:font-name="맑은 고딕" fo:color="#000000"/>
    </style:style>
    <style:style style:name="T2062" style:parent-style-name="기본단락글꼴" style:family="text">
      <style:text-properties style:font-name="맑은 고딕" fo:color="#000000"/>
    </style:style>
    <style:style style:name="T2063" style:parent-style-name="기본단락글꼴" style:family="text">
      <style:text-properties style:font-name="맑은 고딕" fo:color="#000000"/>
    </style:style>
    <style:style style:name="T2064" style:parent-style-name="기본단락글꼴" style:family="text">
      <style:text-properties style:font-name="맑은 고딕" fo:color="#000000"/>
    </style:style>
    <style:style style:name="T2065" style:parent-style-name="기본단락글꼴" style:family="text">
      <style:text-properties style:font-name="맑은 고딕" fo:color="#000000"/>
    </style:style>
    <style:style style:name="T2066" style:parent-style-name="기본단락글꼴" style:family="text">
      <style:text-properties style:font-name="맑은 고딕" fo:color="#000000"/>
    </style:style>
    <style:style style:name="T2067" style:parent-style-name="기본단락글꼴" style:family="text">
      <style:text-properties style:font-name="맑은 고딕" fo:color="#000000"/>
    </style:style>
    <style:style style:name="T2068" style:parent-style-name="기본단락글꼴" style:family="text">
      <style:text-properties style:font-name="맑은 고딕" fo:color="#000000"/>
    </style:style>
    <style:style style:name="T2069" style:parent-style-name="기본단락글꼴" style:family="text">
      <style:text-properties style:font-name="맑은 고딕" fo:color="#000000"/>
    </style:style>
    <style:style style:name="T2070" style:parent-style-name="기본단락글꼴" style:family="text">
      <style:text-properties style:font-name="맑은 고딕" fo:color="#000000"/>
    </style:style>
    <style:style style:name="T2071" style:parent-style-name="기본단락글꼴" style:family="text">
      <style:text-properties style:font-name="맑은 고딕" fo:color="#000000"/>
    </style:style>
    <style:style style:name="T2072" style:parent-style-name="기본단락글꼴" style:family="text">
      <style:text-properties style:font-name="맑은 고딕" fo:color="#000000"/>
    </style:style>
    <style:style style:name="T2073" style:parent-style-name="기본단락글꼴" style:family="text">
      <style:text-properties style:font-name="맑은 고딕" fo:color="#000000"/>
    </style:style>
    <style:style style:name="T2074" style:parent-style-name="기본단락글꼴" style:family="text">
      <style:text-properties style:font-name="맑은 고딕" fo:color="#000000"/>
    </style:style>
    <style:style style:name="T2075" style:parent-style-name="기본단락글꼴" style:family="text">
      <style:text-properties style:font-name="맑은 고딕" fo:color="#000000"/>
    </style:style>
    <style:style style:name="T2076" style:parent-style-name="기본단락글꼴" style:family="text">
      <style:text-properties style:font-name="맑은 고딕" fo:color="#000000"/>
    </style:style>
    <style:style style:name="T2077" style:parent-style-name="기본단락글꼴" style:family="text">
      <style:text-properties style:font-name="맑은 고딕" fo:color="#000000"/>
    </style:style>
    <style:style style:name="T2078" style:parent-style-name="기본단락글꼴" style:family="text">
      <style:text-properties style:font-name="맑은 고딕" fo:color="#000000"/>
    </style:style>
    <style:style style:name="T2079" style:parent-style-name="기본단락글꼴" style:family="text">
      <style:text-properties style:font-name="맑은 고딕" fo:color="#000000"/>
    </style:style>
    <style:style style:name="T2080" style:parent-style-name="기본단락글꼴" style:family="text">
      <style:text-properties style:font-name="맑은 고딕" fo:color="#000000"/>
    </style:style>
    <style:style style:name="T2081" style:parent-style-name="기본단락글꼴" style:family="text">
      <style:text-properties style:font-name="맑은 고딕" fo:color="#000000"/>
    </style:style>
    <style:style style:name="T2082" style:parent-style-name="기본단락글꼴" style:family="text">
      <style:text-properties style:font-name="맑은 고딕" fo:color="#000000"/>
    </style:style>
    <style:style style:name="T2083" style:parent-style-name="기본단락글꼴" style:family="text">
      <style:text-properties style:font-name="맑은 고딕" fo:color="#000000"/>
    </style:style>
    <style:style style:name="T2084" style:parent-style-name="기본단락글꼴" style:family="text">
      <style:text-properties style:font-name="맑은 고딕" fo:color="#000000"/>
    </style:style>
    <style:style style:name="T2085" style:parent-style-name="기본단락글꼴" style:family="text">
      <style:text-properties style:font-name="맑은 고딕" fo:color="#000000"/>
    </style:style>
    <style:style style:name="T2086" style:parent-style-name="기본단락글꼴" style:family="text">
      <style:text-properties style:font-name="맑은 고딕" fo:color="#000000"/>
    </style:style>
    <style:style style:name="T2087" style:parent-style-name="기본단락글꼴" style:family="text">
      <style:text-properties style:font-name="맑은 고딕" fo:color="#000000"/>
    </style:style>
    <style:style style:name="T2088" style:parent-style-name="기본단락글꼴" style:family="text">
      <style:text-properties style:font-name="맑은 고딕" fo:color="#000000"/>
    </style:style>
    <style:style style:name="T2089" style:parent-style-name="기본단락글꼴" style:family="text">
      <style:text-properties style:font-name="맑은 고딕" fo:color="#000000"/>
    </style:style>
    <style:style style:name="T2090" style:parent-style-name="기본단락글꼴" style:family="text">
      <style:text-properties style:font-name="맑은 고딕" fo:color="#000000"/>
    </style:style>
    <style:style style:name="T2091" style:parent-style-name="기본단락글꼴" style:family="text">
      <style:text-properties style:font-name="맑은 고딕" fo:color="#000000"/>
    </style:style>
    <style:style style:name="T2092" style:parent-style-name="기본단락글꼴" style:family="text">
      <style:text-properties style:font-name="맑은 고딕" fo:color="#000000"/>
    </style:style>
    <style:style style:name="T2093" style:parent-style-name="기본단락글꼴" style:family="text">
      <style:text-properties style:font-name="맑은 고딕" fo:color="#000000"/>
    </style:style>
    <style:style style:name="T2094" style:parent-style-name="기본단락글꼴" style:family="text">
      <style:text-properties style:font-name="맑은 고딕" fo:color="#000000"/>
    </style:style>
    <style:style style:name="T2095" style:parent-style-name="기본단락글꼴" style:family="text">
      <style:text-properties style:font-name="맑은 고딕" fo:color="#000000"/>
    </style:style>
    <style:style style:name="T2096" style:parent-style-name="기본단락글꼴" style:family="text">
      <style:text-properties style:font-name="맑은 고딕" fo:color="#000000"/>
    </style:style>
    <style:style style:name="T2097" style:parent-style-name="기본단락글꼴" style:family="text">
      <style:text-properties style:font-name="맑은 고딕" fo:color="#000000"/>
    </style:style>
    <style:style style:name="T2098" style:parent-style-name="기본단락글꼴" style:family="text">
      <style:text-properties style:font-name="맑은 고딕" fo:color="#000000"/>
    </style:style>
    <style:style style:name="T2099" style:parent-style-name="기본단락글꼴" style:family="text">
      <style:text-properties style:font-name="맑은 고딕" fo:color="#000000"/>
    </style:style>
    <style:style style:name="T2100" style:parent-style-name="기본단락글꼴" style:family="text">
      <style:text-properties style:font-name="맑은 고딕" fo:color="#000000"/>
    </style:style>
    <style:style style:name="T2101" style:parent-style-name="기본단락글꼴" style:family="text">
      <style:text-properties style:font-name="맑은 고딕" fo:color="#000000"/>
    </style:style>
    <style:style style:name="T2102" style:parent-style-name="기본단락글꼴" style:family="text">
      <style:text-properties style:font-name="맑은 고딕" fo:color="#000000"/>
    </style:style>
    <style:style style:name="T2103" style:parent-style-name="기본단락글꼴" style:family="text">
      <style:text-properties style:font-name="맑은 고딕" fo:color="#000000"/>
    </style:style>
    <style:style style:name="T2104" style:parent-style-name="기본단락글꼴" style:family="text">
      <style:text-properties style:font-name="맑은 고딕" fo:color="#000000"/>
    </style:style>
    <style:style style:name="T2105" style:parent-style-name="기본단락글꼴" style:family="text">
      <style:text-properties style:font-name="맑은 고딕" fo:color="#000000"/>
    </style:style>
    <style:style style:name="T2106" style:parent-style-name="기본단락글꼴" style:family="text">
      <style:text-properties style:font-name="맑은 고딕" fo:color="#000000"/>
    </style:style>
    <style:style style:name="T2107" style:parent-style-name="기본단락글꼴" style:family="text">
      <style:text-properties style:font-name="맑은 고딕" fo:color="#000000"/>
    </style:style>
    <style:style style:name="T2108" style:parent-style-name="기본단락글꼴" style:family="text">
      <style:text-properties style:font-name="맑은 고딕" fo:color="#000000"/>
    </style:style>
    <style:style style:name="T2109" style:parent-style-name="기본단락글꼴" style:family="text">
      <style:text-properties style:font-name="맑은 고딕" fo:color="#000000"/>
    </style:style>
    <style:style style:name="T2110" style:parent-style-name="기본단락글꼴" style:family="text">
      <style:text-properties style:font-name="맑은 고딕" fo:color="#000000"/>
    </style:style>
    <style:style style:name="T2111" style:parent-style-name="기본단락글꼴" style:family="text">
      <style:text-properties style:font-name="맑은 고딕" fo:color="#000000"/>
    </style:style>
    <style:style style:name="T2112" style:parent-style-name="기본단락글꼴" style:family="text">
      <style:text-properties style:font-name="맑은 고딕" fo:color="#000000"/>
    </style:style>
    <style:style style:name="T2113" style:parent-style-name="기본단락글꼴" style:family="text">
      <style:text-properties style:font-name="맑은 고딕" fo:color="#000000"/>
    </style:style>
    <style:style style:name="T2114" style:parent-style-name="기본단락글꼴" style:family="text">
      <style:text-properties style:font-name="맑은 고딕" fo:color="#000000"/>
    </style:style>
    <style:style style:name="T2115" style:parent-style-name="기본단락글꼴" style:family="text">
      <style:text-properties style:font-name="맑은 고딕" fo:color="#000000"/>
    </style:style>
    <style:style style:name="T2116" style:parent-style-name="기본단락글꼴" style:family="text">
      <style:text-properties style:font-name="맑은 고딕" fo:color="#000000"/>
    </style:style>
    <style:style style:name="T2117" style:parent-style-name="기본단락글꼴" style:family="text">
      <style:text-properties style:font-name="맑은 고딕" fo:color="#000000"/>
    </style:style>
    <style:style style:name="T2118" style:parent-style-name="기본단락글꼴" style:family="text">
      <style:text-properties style:font-name="맑은 고딕" fo:color="#000000"/>
    </style:style>
    <style:style style:name="T2119" style:parent-style-name="기본단락글꼴" style:family="text">
      <style:text-properties style:font-name="맑은 고딕" fo:color="#000000"/>
    </style:style>
    <style:style style:name="T2120" style:parent-style-name="기본단락글꼴" style:family="text">
      <style:text-properties style:font-name="맑은 고딕" fo:color="#000000"/>
    </style:style>
    <style:style style:name="T2121" style:parent-style-name="기본단락글꼴" style:family="text">
      <style:text-properties style:font-name="맑은 고딕" fo:color="#000000"/>
    </style:style>
    <style:style style:name="T2122" style:parent-style-name="기본단락글꼴" style:family="text">
      <style:text-properties style:font-name="맑은 고딕" fo:color="#000000"/>
    </style:style>
    <style:style style:name="T2123" style:parent-style-name="기본단락글꼴" style:family="text">
      <style:text-properties style:font-name="맑은 고딕" fo:color="#000000"/>
    </style:style>
    <style:style style:name="T2124" style:parent-style-name="기본단락글꼴" style:family="text">
      <style:text-properties style:font-name="맑은 고딕" fo:color="#000000"/>
    </style:style>
    <style:style style:name="T2125" style:parent-style-name="기본단락글꼴" style:family="text">
      <style:text-properties style:font-name="맑은 고딕" fo:color="#000000"/>
    </style:style>
    <style:style style:name="T2126" style:parent-style-name="기본단락글꼴" style:family="text">
      <style:text-properties style:font-name="맑은 고딕" fo:color="#000000"/>
    </style:style>
    <style:style style:name="T2127" style:parent-style-name="기본단락글꼴" style:family="text">
      <style:text-properties style:font-name="맑은 고딕" fo:color="#000000"/>
    </style:style>
    <style:style style:name="T2128" style:parent-style-name="기본단락글꼴" style:family="text">
      <style:text-properties style:font-name="맑은 고딕" fo:color="#000000"/>
    </style:style>
    <style:style style:name="T2129" style:parent-style-name="기본단락글꼴" style:family="text">
      <style:text-properties style:font-name="맑은 고딕" fo:color="#000000"/>
    </style:style>
    <style:style style:name="T2130" style:parent-style-name="기본단락글꼴" style:family="text">
      <style:text-properties style:font-name="맑은 고딕" fo:color="#000000"/>
    </style:style>
    <style:style style:name="T2131" style:parent-style-name="기본단락글꼴" style:family="text">
      <style:text-properties style:font-name="맑은 고딕" fo:color="#000000"/>
    </style:style>
    <style:style style:name="T2132" style:parent-style-name="기본단락글꼴" style:family="text">
      <style:text-properties style:font-name="맑은 고딕" fo:color="#000000"/>
    </style:style>
    <style:style style:name="T2133" style:parent-style-name="기본단락글꼴" style:family="text">
      <style:text-properties style:font-name="맑은 고딕" fo:color="#000000"/>
    </style:style>
    <style:style style:name="T2134" style:parent-style-name="기본단락글꼴" style:family="text">
      <style:text-properties style:font-name="맑은 고딕" fo:color="#000000"/>
    </style:style>
    <style:style style:name="T2135" style:parent-style-name="기본단락글꼴" style:family="text">
      <style:text-properties style:font-name="맑은 고딕" fo:color="#000000"/>
    </style:style>
    <style:style style:name="T2136" style:parent-style-name="기본단락글꼴" style:family="text">
      <style:text-properties style:font-name="맑은 고딕" fo:color="#000000"/>
    </style:style>
    <style:style style:name="T2137" style:parent-style-name="기본단락글꼴" style:family="text">
      <style:text-properties style:font-name="맑은 고딕" fo:color="#000000"/>
    </style:style>
    <style:style style:name="T2138" style:parent-style-name="기본단락글꼴" style:family="text">
      <style:text-properties style:font-name="맑은 고딕" fo:color="#000000"/>
    </style:style>
    <style:style style:name="T2139" style:parent-style-name="기본단락글꼴" style:family="text">
      <style:text-properties style:font-name="맑은 고딕" fo:color="#000000"/>
    </style:style>
    <style:style style:name="T2140" style:parent-style-name="기본단락글꼴" style:family="text">
      <style:text-properties style:font-name="맑은 고딕" fo:color="#000000"/>
    </style:style>
    <style:style style:name="T2141" style:parent-style-name="기본단락글꼴" style:family="text">
      <style:text-properties style:font-name="맑은 고딕" fo:color="#000000"/>
    </style:style>
    <style:style style:name="T2142" style:parent-style-name="기본단락글꼴" style:family="text">
      <style:text-properties style:font-name="맑은 고딕" fo:color="#000000"/>
    </style:style>
    <style:style style:name="T2143" style:parent-style-name="기본단락글꼴" style:family="text">
      <style:text-properties style:font-name="맑은 고딕" fo:color="#000000"/>
    </style:style>
    <style:style style:name="T2144" style:parent-style-name="기본단락글꼴" style:family="text">
      <style:text-properties style:font-name="맑은 고딕" fo:color="#000000"/>
    </style:style>
    <style:style style:name="T2145" style:parent-style-name="기본단락글꼴" style:family="text">
      <style:text-properties style:font-name="맑은 고딕" fo:color="#000000"/>
    </style:style>
    <style:style style:name="T2146" style:parent-style-name="기본단락글꼴" style:family="text">
      <style:text-properties style:font-name="맑은 고딕" fo:color="#000000"/>
    </style:style>
    <style:style style:name="T2147" style:parent-style-name="기본단락글꼴" style:family="text">
      <style:text-properties style:font-name="맑은 고딕" fo:color="#000000"/>
    </style:style>
    <style:style style:name="T2148" style:parent-style-name="기본단락글꼴" style:family="text">
      <style:text-properties style:font-name="맑은 고딕" fo:color="#000000"/>
    </style:style>
    <style:style style:name="T2149" style:parent-style-name="기본단락글꼴" style:family="text">
      <style:text-properties style:font-name="맑은 고딕" fo:color="#000000"/>
    </style:style>
    <style:style style:name="T2150" style:parent-style-name="기본단락글꼴" style:family="text">
      <style:text-properties style:font-name="맑은 고딕" fo:color="#000000"/>
    </style:style>
    <style:style style:name="T2151" style:parent-style-name="기본단락글꼴" style:family="text">
      <style:text-properties style:font-name="맑은 고딕" fo:color="#000000"/>
    </style:style>
    <style:style style:name="T2152" style:parent-style-name="기본단락글꼴" style:family="text">
      <style:text-properties style:font-name="맑은 고딕" fo:color="#000000"/>
    </style:style>
    <style:style style:name="T2153" style:parent-style-name="기본단락글꼴" style:family="text">
      <style:text-properties style:font-name="맑은 고딕" fo:color="#000000"/>
    </style:style>
    <style:style style:name="T2154" style:parent-style-name="기본단락글꼴" style:family="text">
      <style:text-properties style:font-name="맑은 고딕" fo:color="#000000"/>
    </style:style>
    <style:style style:name="T2155" style:parent-style-name="기본단락글꼴" style:family="text">
      <style:text-properties style:font-name="맑은 고딕" fo:color="#000000"/>
    </style:style>
    <style:style style:name="T2156" style:parent-style-name="기본단락글꼴" style:family="text">
      <style:text-properties style:font-name="맑은 고딕" fo:color="#000000"/>
    </style:style>
    <style:style style:name="T2157" style:parent-style-name="기본단락글꼴" style:family="text">
      <style:text-properties style:font-name="맑은 고딕" fo:color="#000000"/>
    </style:style>
    <style:style style:name="T2158" style:parent-style-name="기본단락글꼴" style:family="text">
      <style:text-properties style:font-name="맑은 고딕" fo:color="#000000"/>
    </style:style>
    <style:style style:name="T2159" style:parent-style-name="기본단락글꼴" style:family="text">
      <style:text-properties style:font-name="맑은 고딕" fo:color="#000000"/>
    </style:style>
    <style:style style:name="T2160" style:parent-style-name="기본단락글꼴" style:family="text">
      <style:text-properties style:font-name="맑은 고딕" fo:color="#000000"/>
    </style:style>
    <style:style style:name="T2161" style:parent-style-name="기본단락글꼴" style:family="text">
      <style:text-properties style:font-name="맑은 고딕" fo:color="#000000"/>
    </style:style>
    <style:style style:name="T2162" style:parent-style-name="기본단락글꼴" style:family="text">
      <style:text-properties style:font-name="맑은 고딕" fo:color="#000000"/>
    </style:style>
    <style:style style:name="T2163" style:parent-style-name="기본단락글꼴" style:family="text">
      <style:text-properties style:font-name="맑은 고딕" fo:color="#000000"/>
    </style:style>
    <style:style style:name="T2164" style:parent-style-name="기본단락글꼴" style:family="text">
      <style:text-properties style:font-name="맑은 고딕" fo:color="#000000"/>
    </style:style>
    <style:style style:name="T2165" style:parent-style-name="기본단락글꼴" style:family="text">
      <style:text-properties style:font-name="맑은 고딕" fo:color="#000000"/>
    </style:style>
    <style:style style:name="T2166" style:parent-style-name="기본단락글꼴" style:family="text">
      <style:text-properties style:font-name="맑은 고딕" fo:color="#000000"/>
    </style:style>
    <style:style style:name="T2167" style:parent-style-name="기본단락글꼴" style:family="text">
      <style:text-properties style:font-name="맑은 고딕" fo:color="#000000"/>
    </style:style>
    <style:style style:name="T2168" style:parent-style-name="기본단락글꼴" style:family="text">
      <style:text-properties style:font-name="맑은 고딕" fo:color="#000000"/>
    </style:style>
    <style:style style:name="T2169" style:parent-style-name="기본단락글꼴" style:family="text">
      <style:text-properties style:font-name="맑은 고딕" fo:color="#000000"/>
    </style:style>
    <style:style style:name="T2170" style:parent-style-name="기본단락글꼴" style:family="text">
      <style:text-properties style:font-name="맑은 고딕" fo:color="#000000"/>
    </style:style>
    <style:style style:name="T2171" style:parent-style-name="기본단락글꼴" style:family="text">
      <style:text-properties style:font-name="맑은 고딕" fo:color="#000000"/>
    </style:style>
    <style:style style:name="T2172" style:parent-style-name="기본단락글꼴" style:family="text">
      <style:text-properties style:font-name="맑은 고딕" fo:color="#000000"/>
    </style:style>
    <style:style style:name="T2173" style:parent-style-name="기본단락글꼴" style:family="text">
      <style:text-properties style:font-name="맑은 고딕" fo:color="#000000"/>
    </style:style>
    <style:style style:name="T2174" style:parent-style-name="기본단락글꼴" style:family="text">
      <style:text-properties style:font-name="맑은 고딕" fo:color="#000000"/>
    </style:style>
    <style:style style:name="T2175" style:parent-style-name="기본단락글꼴" style:family="text">
      <style:text-properties style:font-name="맑은 고딕" fo:color="#000000"/>
    </style:style>
    <style:style style:name="T2176" style:parent-style-name="기본단락글꼴" style:family="text">
      <style:text-properties style:font-name="맑은 고딕" fo:color="#000000"/>
    </style:style>
    <style:style style:name="T2177" style:parent-style-name="기본단락글꼴" style:family="text">
      <style:text-properties style:font-name="맑은 고딕" fo:color="#000000"/>
    </style:style>
    <style:style style:name="T2178" style:parent-style-name="기본단락글꼴" style:family="text">
      <style:text-properties style:font-name="맑은 고딕" fo:color="#000000"/>
    </style:style>
    <style:style style:name="T2179" style:parent-style-name="기본단락글꼴" style:family="text">
      <style:text-properties style:font-name="맑은 고딕" fo:color="#000000"/>
    </style:style>
    <style:style style:name="T2180" style:parent-style-name="기본단락글꼴" style:family="text">
      <style:text-properties style:font-name="맑은 고딕" fo:color="#000000"/>
    </style:style>
    <style:style style:name="T2181" style:parent-style-name="기본단락글꼴" style:family="text">
      <style:text-properties style:font-name="맑은 고딕" fo:color="#000000"/>
    </style:style>
    <style:style style:name="T2182" style:parent-style-name="기본단락글꼴" style:family="text">
      <style:text-properties style:font-name="맑은 고딕" fo:color="#000000"/>
    </style:style>
    <style:style style:name="T2183" style:parent-style-name="기본단락글꼴" style:family="text">
      <style:text-properties style:font-name="맑은 고딕" fo:color="#000000"/>
    </style:style>
    <style:style style:name="T2184" style:parent-style-name="기본단락글꼴" style:family="text">
      <style:text-properties style:font-name="맑은 고딕" fo:color="#000000"/>
    </style:style>
    <style:style style:name="T2185" style:parent-style-name="기본단락글꼴" style:family="text">
      <style:text-properties style:font-name="맑은 고딕" fo:color="#000000"/>
    </style:style>
    <style:style style:name="T2186" style:parent-style-name="기본단락글꼴" style:family="text">
      <style:text-properties style:font-name="맑은 고딕" fo:color="#000000"/>
    </style:style>
    <style:style style:name="T2187" style:parent-style-name="기본단락글꼴" style:family="text">
      <style:text-properties style:font-name="맑은 고딕" fo:color="#000000"/>
    </style:style>
    <style:style style:name="T2188" style:parent-style-name="기본단락글꼴" style:family="text">
      <style:text-properties style:font-name="맑은 고딕" fo:color="#000000"/>
    </style:style>
    <style:style style:name="T2189" style:parent-style-name="기본단락글꼴" style:family="text">
      <style:text-properties style:font-name="맑은 고딕" fo:color="#000000"/>
    </style:style>
    <style:style style:name="T2190" style:parent-style-name="기본단락글꼴" style:family="text">
      <style:text-properties style:font-name="맑은 고딕" fo:color="#000000"/>
    </style:style>
    <style:style style:name="T2191" style:parent-style-name="기본단락글꼴" style:family="text">
      <style:text-properties style:font-name="맑은 고딕" fo:color="#000000"/>
    </style:style>
    <style:style style:name="T2192" style:parent-style-name="기본단락글꼴" style:family="text">
      <style:text-properties style:font-name="맑은 고딕" fo:color="#000000"/>
    </style:style>
    <style:style style:name="T2193" style:parent-style-name="기본단락글꼴" style:family="text">
      <style:text-properties style:font-name="맑은 고딕" fo:color="#000000"/>
    </style:style>
    <style:style style:name="T2194" style:parent-style-name="기본단락글꼴" style:family="text">
      <style:text-properties style:font-name="맑은 고딕" fo:color="#000000"/>
    </style:style>
    <style:style style:name="T2195" style:parent-style-name="기본단락글꼴" style:family="text">
      <style:text-properties style:font-name="맑은 고딕" fo:color="#000000"/>
    </style:style>
    <style:style style:name="T2196" style:parent-style-name="기본단락글꼴" style:family="text">
      <style:text-properties style:font-name="맑은 고딕" fo:color="#000000"/>
    </style:style>
    <style:style style:name="T2197" style:parent-style-name="기본단락글꼴" style:family="text">
      <style:text-properties style:font-name="맑은 고딕" fo:color="#000000"/>
    </style:style>
    <style:style style:name="T2198" style:parent-style-name="기본단락글꼴" style:family="text">
      <style:text-properties style:font-name="맑은 고딕" fo:color="#000000"/>
    </style:style>
    <style:style style:name="T2199" style:parent-style-name="기본단락글꼴" style:family="text">
      <style:text-properties style:font-name="맑은 고딕" fo:color="#000000"/>
    </style:style>
    <style:style style:name="T2200" style:parent-style-name="기본단락글꼴" style:family="text">
      <style:text-properties style:font-name="맑은 고딕" fo:color="#000000"/>
    </style:style>
    <style:style style:name="T2201" style:parent-style-name="기본단락글꼴" style:family="text">
      <style:text-properties style:font-name="맑은 고딕" fo:color="#000000"/>
    </style:style>
    <style:style style:name="T2202" style:parent-style-name="기본단락글꼴" style:family="text">
      <style:text-properties style:font-name="맑은 고딕" fo:color="#000000"/>
    </style:style>
    <style:style style:name="T2203" style:parent-style-name="기본단락글꼴" style:family="text">
      <style:text-properties style:font-name="맑은 고딕" fo:color="#000000"/>
    </style:style>
    <style:style style:name="T2204" style:parent-style-name="기본단락글꼴" style:family="text">
      <style:text-properties style:font-name="맑은 고딕" fo:color="#000000"/>
    </style:style>
    <style:style style:name="T2205" style:parent-style-name="기본단락글꼴" style:family="text">
      <style:text-properties style:font-name="맑은 고딕" fo:color="#000000"/>
    </style:style>
    <style:style style:name="T2206" style:parent-style-name="기본단락글꼴" style:family="text">
      <style:text-properties style:font-name="맑은 고딕" fo:color="#000000"/>
    </style:style>
    <style:style style:name="T2207" style:parent-style-name="기본단락글꼴" style:family="text">
      <style:text-properties style:font-name="맑은 고딕" fo:color="#000000"/>
    </style:style>
    <style:style style:name="T2208" style:parent-style-name="기본단락글꼴" style:family="text">
      <style:text-properties style:font-name="맑은 고딕" fo:color="#000000"/>
    </style:style>
    <style:style style:name="T2209" style:parent-style-name="기본단락글꼴" style:family="text">
      <style:text-properties style:font-name="맑은 고딕" fo:color="#000000"/>
    </style:style>
    <style:style style:name="T2210" style:parent-style-name="기본단락글꼴" style:family="text">
      <style:text-properties style:font-name="맑은 고딕" fo:color="#000000"/>
    </style:style>
    <style:style style:name="T2211" style:parent-style-name="기본단락글꼴" style:family="text">
      <style:text-properties style:font-name="맑은 고딕" fo:color="#000000"/>
    </style:style>
    <style:style style:name="T2212" style:parent-style-name="기본단락글꼴" style:family="text">
      <style:text-properties style:font-name="맑은 고딕" fo:color="#000000"/>
    </style:style>
    <style:style style:name="T2213" style:parent-style-name="기본단락글꼴" style:family="text">
      <style:text-properties style:font-name="맑은 고딕" fo:color="#000000"/>
    </style:style>
    <style:style style:name="T2214" style:parent-style-name="기본단락글꼴" style:family="text">
      <style:text-properties style:font-name="맑은 고딕" fo:color="#000000"/>
    </style:style>
    <style:style style:name="T2215" style:parent-style-name="기본단락글꼴" style:family="text">
      <style:text-properties style:font-name="맑은 고딕" fo:color="#000000"/>
    </style:style>
    <style:style style:name="T2216" style:parent-style-name="기본단락글꼴" style:family="text">
      <style:text-properties style:font-name="맑은 고딕" fo:color="#000000"/>
    </style:style>
    <style:style style:name="T2217" style:parent-style-name="기본단락글꼴" style:family="text">
      <style:text-properties style:font-name="맑은 고딕" fo:color="#000000"/>
    </style:style>
    <style:style style:name="T2218" style:parent-style-name="기본단락글꼴" style:family="text">
      <style:text-properties style:font-name="맑은 고딕" fo:color="#000000"/>
    </style:style>
    <style:style style:name="T2219" style:parent-style-name="기본단락글꼴" style:family="text">
      <style:text-properties style:font-name="맑은 고딕" fo:color="#000000"/>
    </style:style>
    <style:style style:name="T2220" style:parent-style-name="기본단락글꼴" style:family="text">
      <style:text-properties style:font-name="맑은 고딕" fo:color="#000000"/>
    </style:style>
    <style:style style:name="T2221" style:parent-style-name="기본단락글꼴" style:family="text">
      <style:text-properties style:font-name="맑은 고딕" fo:color="#000000"/>
    </style:style>
    <style:style style:name="T2222" style:parent-style-name="기본단락글꼴" style:family="text">
      <style:text-properties style:font-name="맑은 고딕" fo:color="#000000"/>
    </style:style>
    <style:style style:name="T2223" style:parent-style-name="기본단락글꼴" style:family="text">
      <style:text-properties style:font-name="맑은 고딕" fo:color="#000000"/>
    </style:style>
    <style:style style:name="T2224" style:parent-style-name="기본단락글꼴" style:family="text">
      <style:text-properties style:font-name="맑은 고딕" fo:color="#000000"/>
    </style:style>
    <style:style style:name="T2225" style:parent-style-name="기본단락글꼴" style:family="text">
      <style:text-properties style:font-name="맑은 고딕" fo:color="#000000"/>
    </style:style>
    <style:style style:name="T2226" style:parent-style-name="기본단락글꼴" style:family="text">
      <style:text-properties style:font-name="맑은 고딕" fo:color="#000000"/>
    </style:style>
    <style:style style:name="T2227" style:parent-style-name="기본단락글꼴" style:family="text">
      <style:text-properties style:font-name="맑은 고딕" fo:color="#000000"/>
    </style:style>
    <style:style style:name="T2228" style:parent-style-name="기본단락글꼴" style:family="text">
      <style:text-properties style:font-name="맑은 고딕" fo:color="#000000"/>
    </style:style>
    <style:style style:name="T2229" style:parent-style-name="기본단락글꼴" style:family="text">
      <style:text-properties style:font-name="맑은 고딕" fo:color="#000000"/>
    </style:style>
    <style:style style:name="T2230" style:parent-style-name="기본단락글꼴" style:family="text">
      <style:text-properties style:font-name="맑은 고딕" fo:color="#000000"/>
    </style:style>
    <style:style style:name="T2231" style:parent-style-name="기본단락글꼴" style:family="text">
      <style:text-properties style:font-name="맑은 고딕" fo:color="#000000"/>
    </style:style>
    <style:style style:name="T2232" style:parent-style-name="기본단락글꼴" style:family="text">
      <style:text-properties style:font-name="맑은 고딕" fo:color="#000000"/>
    </style:style>
    <style:style style:name="T2233" style:parent-style-name="기본단락글꼴" style:family="text">
      <style:text-properties style:font-name="맑은 고딕" fo:color="#000000"/>
    </style:style>
    <style:style style:name="T2234" style:parent-style-name="기본단락글꼴" style:family="text">
      <style:text-properties style:font-name="맑은 고딕" fo:color="#000000"/>
    </style:style>
    <style:style style:name="T2235" style:parent-style-name="기본단락글꼴" style:family="text">
      <style:text-properties style:font-name="맑은 고딕" fo:color="#000000"/>
    </style:style>
    <style:style style:name="T2236" style:parent-style-name="기본단락글꼴" style:family="text">
      <style:text-properties style:font-name="맑은 고딕" fo:color="#000000"/>
    </style:style>
    <style:style style:name="T2237" style:parent-style-name="기본단락글꼴" style:family="text">
      <style:text-properties style:font-name="맑은 고딕" fo:color="#000000"/>
    </style:style>
    <style:style style:name="T2238" style:parent-style-name="기본단락글꼴" style:family="text">
      <style:text-properties style:font-name="맑은 고딕" fo:color="#000000"/>
    </style:style>
    <style:style style:name="T2239" style:parent-style-name="기본단락글꼴" style:family="text">
      <style:text-properties style:font-name="맑은 고딕" fo:color="#000000"/>
    </style:style>
    <style:style style:name="T2240" style:parent-style-name="기본단락글꼴" style:family="text">
      <style:text-properties style:font-name="맑은 고딕" fo:color="#000000"/>
    </style:style>
    <style:style style:name="T2241" style:parent-style-name="기본단락글꼴" style:family="text">
      <style:text-properties style:font-name="맑은 고딕" fo:color="#000000"/>
    </style:style>
    <style:style style:name="T2242" style:parent-style-name="기본단락글꼴" style:family="text">
      <style:text-properties style:font-name="맑은 고딕" fo:color="#000000"/>
    </style:style>
    <style:style style:name="T2243" style:parent-style-name="기본단락글꼴" style:family="text">
      <style:text-properties style:font-name="맑은 고딕" fo:color="#000000"/>
    </style:style>
    <style:style style:name="T2244" style:parent-style-name="기본단락글꼴" style:family="text">
      <style:text-properties style:font-name="맑은 고딕" fo:color="#000000"/>
    </style:style>
    <style:style style:name="T2245" style:parent-style-name="기본단락글꼴" style:family="text">
      <style:text-properties style:font-name="맑은 고딕" fo:color="#000000"/>
    </style:style>
    <style:style style:name="T2246" style:parent-style-name="기본단락글꼴" style:family="text">
      <style:text-properties style:font-name="맑은 고딕" fo:color="#000000"/>
    </style:style>
    <style:style style:name="T2247" style:parent-style-name="기본단락글꼴" style:family="text">
      <style:text-properties style:font-name="맑은 고딕" fo:color="#000000"/>
    </style:style>
    <style:style style:name="T2248" style:parent-style-name="기본단락글꼴" style:family="text">
      <style:text-properties style:font-name="맑은 고딕" fo:color="#000000"/>
    </style:style>
    <style:style style:name="T2249" style:parent-style-name="기본단락글꼴" style:family="text">
      <style:text-properties style:font-name="맑은 고딕" fo:color="#000000"/>
    </style:style>
    <style:style style:name="T2250" style:parent-style-name="기본단락글꼴" style:family="text">
      <style:text-properties style:font-name="맑은 고딕" fo:color="#000000"/>
    </style:style>
    <style:style style:name="T2251" style:parent-style-name="기본단락글꼴" style:family="text">
      <style:text-properties style:font-name="맑은 고딕" fo:color="#000000"/>
    </style:style>
    <style:style style:name="T2252" style:parent-style-name="기본단락글꼴" style:family="text">
      <style:text-properties style:font-name="맑은 고딕" fo:color="#000000"/>
    </style:style>
    <style:style style:name="T2253" style:parent-style-name="기본단락글꼴" style:family="text">
      <style:text-properties style:font-name="맑은 고딕" fo:color="#000000"/>
    </style:style>
    <style:style style:name="T2254" style:parent-style-name="기본단락글꼴" style:family="text">
      <style:text-properties style:font-name="맑은 고딕" fo:color="#000000"/>
    </style:style>
    <style:style style:name="T2255" style:parent-style-name="기본단락글꼴" style:family="text">
      <style:text-properties style:font-name="맑은 고딕" fo:color="#000000"/>
    </style:style>
    <style:style style:name="T2256" style:parent-style-name="기본단락글꼴" style:family="text">
      <style:text-properties style:font-name="맑은 고딕" fo:color="#000000"/>
    </style:style>
    <style:style style:name="T2257" style:parent-style-name="기본단락글꼴" style:family="text">
      <style:text-properties style:font-name="맑은 고딕" fo:color="#000000"/>
    </style:style>
    <style:style style:name="T2258" style:parent-style-name="기본단락글꼴" style:family="text">
      <style:text-properties style:font-name="맑은 고딕" fo:color="#000000"/>
    </style:style>
    <style:style style:name="T2259" style:parent-style-name="기본단락글꼴" style:family="text">
      <style:text-properties style:font-name="맑은 고딕" fo:color="#000000"/>
    </style:style>
    <style:style style:name="T2260" style:parent-style-name="기본단락글꼴" style:family="text">
      <style:text-properties style:font-name="맑은 고딕" fo:color="#000000"/>
    </style:style>
    <style:style style:name="T2261" style:parent-style-name="기본단락글꼴" style:family="text">
      <style:text-properties style:font-name="맑은 고딕" fo:color="#000000"/>
    </style:style>
    <style:style style:name="T2262" style:parent-style-name="기본단락글꼴" style:family="text">
      <style:text-properties style:font-name="맑은 고딕" fo:color="#000000"/>
    </style:style>
    <style:style style:name="T2263" style:parent-style-name="기본단락글꼴" style:family="text">
      <style:text-properties style:font-name="맑은 고딕" fo:color="#000000"/>
    </style:style>
    <style:style style:name="T2264" style:parent-style-name="기본단락글꼴" style:family="text">
      <style:text-properties style:font-name="맑은 고딕" fo:color="#000000"/>
    </style:style>
    <style:style style:name="T2265" style:parent-style-name="기본단락글꼴" style:family="text">
      <style:text-properties style:font-name="맑은 고딕" fo:color="#000000"/>
    </style:style>
    <style:style style:name="T2266" style:parent-style-name="기본단락글꼴" style:family="text">
      <style:text-properties style:font-name="맑은 고딕" fo:color="#000000"/>
    </style:style>
    <style:style style:name="T2267" style:parent-style-name="기본단락글꼴" style:family="text">
      <style:text-properties style:font-name="맑은 고딕" fo:color="#000000"/>
    </style:style>
    <style:style style:name="T2268" style:parent-style-name="기본단락글꼴" style:family="text">
      <style:text-properties style:font-name="맑은 고딕" fo:color="#000000"/>
    </style:style>
    <style:style style:name="T2269" style:parent-style-name="기본단락글꼴" style:family="text">
      <style:text-properties style:font-name="맑은 고딕" fo:color="#000000"/>
    </style:style>
    <style:style style:name="T2270" style:parent-style-name="기본단락글꼴" style:family="text">
      <style:text-properties style:font-name="맑은 고딕" fo:color="#000000"/>
    </style:style>
    <style:style style:name="T2271" style:parent-style-name="기본단락글꼴" style:family="text">
      <style:text-properties style:font-name="맑은 고딕" fo:color="#000000"/>
    </style:style>
    <style:style style:name="T2272" style:parent-style-name="기본단락글꼴" style:family="text">
      <style:text-properties style:font-name="맑은 고딕" fo:color="#000000"/>
    </style:style>
    <style:style style:name="T2273" style:parent-style-name="기본단락글꼴" style:family="text">
      <style:text-properties style:font-name="맑은 고딕" fo:color="#000000"/>
    </style:style>
    <style:style style:name="T2274" style:parent-style-name="기본단락글꼴" style:family="text">
      <style:text-properties style:font-name="맑은 고딕" fo:color="#000000"/>
    </style:style>
    <style:style style:name="T2275" style:parent-style-name="기본단락글꼴" style:family="text">
      <style:text-properties style:font-name="맑은 고딕" fo:color="#000000"/>
    </style:style>
    <style:style style:name="T2276" style:parent-style-name="기본단락글꼴" style:family="text">
      <style:text-properties style:font-name="맑은 고딕" fo:color="#000000"/>
    </style:style>
    <style:style style:name="T2277" style:parent-style-name="기본단락글꼴" style:family="text">
      <style:text-properties style:font-name="맑은 고딕" fo:color="#000000"/>
    </style:style>
    <style:style style:name="T2278" style:parent-style-name="기본단락글꼴" style:family="text">
      <style:text-properties style:font-name="맑은 고딕" fo:color="#000000"/>
    </style:style>
    <style:style style:name="T2279" style:parent-style-name="기본단락글꼴" style:family="text">
      <style:text-properties style:font-name="맑은 고딕" fo:color="#000000"/>
    </style:style>
    <style:style style:name="T2280" style:parent-style-name="기본단락글꼴" style:family="text">
      <style:text-properties style:font-name="맑은 고딕" fo:color="#000000"/>
    </style:style>
    <style:style style:name="T2281" style:parent-style-name="기본단락글꼴" style:family="text">
      <style:text-properties style:font-name="맑은 고딕" fo:color="#000000"/>
    </style:style>
    <style:style style:name="T2282" style:parent-style-name="기본단락글꼴" style:family="text">
      <style:text-properties style:font-name="맑은 고딕" fo:color="#000000"/>
    </style:style>
    <style:style style:name="T2283" style:parent-style-name="기본단락글꼴" style:family="text">
      <style:text-properties style:font-name="맑은 고딕" fo:color="#000000"/>
    </style:style>
    <style:style style:name="T2284" style:parent-style-name="기본단락글꼴" style:family="text">
      <style:text-properties style:font-name="맑은 고딕" fo:color="#000000"/>
    </style:style>
    <style:style style:name="T2285" style:parent-style-name="기본단락글꼴" style:family="text">
      <style:text-properties style:font-name="맑은 고딕" fo:color="#000000"/>
    </style:style>
    <style:style style:name="T2286" style:parent-style-name="기본단락글꼴" style:family="text">
      <style:text-properties style:font-name="맑은 고딕" fo:color="#000000"/>
    </style:style>
    <style:style style:name="T2287" style:parent-style-name="기본단락글꼴" style:family="text">
      <style:text-properties style:font-name="맑은 고딕" fo:color="#000000"/>
    </style:style>
    <style:style style:name="T2288" style:parent-style-name="기본단락글꼴" style:family="text">
      <style:text-properties style:font-name="맑은 고딕" fo:color="#000000"/>
    </style:style>
    <style:style style:name="T2289" style:parent-style-name="기본단락글꼴" style:family="text">
      <style:text-properties style:font-name="맑은 고딕" fo:color="#000000"/>
    </style:style>
    <style:style style:name="T2290" style:parent-style-name="기본단락글꼴" style:family="text">
      <style:text-properties style:font-name="맑은 고딕" fo:color="#000000"/>
    </style:style>
    <style:style style:name="T2291" style:parent-style-name="기본단락글꼴" style:family="text">
      <style:text-properties style:font-name="맑은 고딕" fo:color="#000000"/>
    </style:style>
    <style:style style:name="T2292" style:parent-style-name="기본단락글꼴" style:family="text">
      <style:text-properties style:font-name="맑은 고딕" fo:color="#000000"/>
    </style:style>
    <style:style style:name="T2293" style:parent-style-name="기본단락글꼴" style:family="text">
      <style:text-properties style:font-name="맑은 고딕" fo:color="#000000"/>
    </style:style>
    <style:style style:name="T2294" style:parent-style-name="기본단락글꼴" style:family="text">
      <style:text-properties style:font-name="맑은 고딕" fo:color="#000000"/>
    </style:style>
    <style:style style:name="T2295" style:parent-style-name="기본단락글꼴" style:family="text">
      <style:text-properties style:font-name="맑은 고딕" fo:color="#000000"/>
    </style:style>
    <style:style style:name="T2296" style:parent-style-name="기본단락글꼴" style:family="text">
      <style:text-properties style:font-name="맑은 고딕" fo:color="#000000"/>
    </style:style>
    <style:style style:name="T2297" style:parent-style-name="기본단락글꼴" style:family="text">
      <style:text-properties style:font-name="맑은 고딕" fo:color="#000000"/>
    </style:style>
    <style:style style:name="T2298" style:parent-style-name="기본단락글꼴" style:family="text">
      <style:text-properties style:font-name="맑은 고딕" fo:color="#000000"/>
    </style:style>
    <style:style style:name="T2299" style:parent-style-name="기본단락글꼴" style:family="text">
      <style:text-properties style:font-name="맑은 고딕" fo:color="#000000"/>
    </style:style>
    <style:style style:name="T2300" style:parent-style-name="기본단락글꼴" style:family="text">
      <style:text-properties style:font-name="맑은 고딕" fo:color="#000000"/>
    </style:style>
    <style:style style:name="T2301" style:parent-style-name="기본단락글꼴" style:family="text">
      <style:text-properties style:font-name="맑은 고딕" fo:color="#000000"/>
    </style:style>
    <style:style style:name="T2302" style:parent-style-name="기본단락글꼴" style:family="text">
      <style:text-properties style:font-name="맑은 고딕" fo:color="#000000"/>
    </style:style>
    <style:style style:name="T2303" style:parent-style-name="기본단락글꼴" style:family="text">
      <style:text-properties style:font-name="맑은 고딕" fo:color="#000000"/>
    </style:style>
    <style:style style:name="T2304" style:parent-style-name="기본단락글꼴" style:family="text">
      <style:text-properties style:font-name="맑은 고딕" fo:color="#000000"/>
    </style:style>
    <style:style style:name="T2305" style:parent-style-name="기본단락글꼴" style:family="text">
      <style:text-properties style:font-name="맑은 고딕" fo:color="#000000"/>
    </style:style>
    <style:style style:name="T2306" style:parent-style-name="기본단락글꼴" style:family="text">
      <style:text-properties style:font-name="맑은 고딕" fo:color="#000000"/>
    </style:style>
    <style:style style:name="T2307" style:parent-style-name="기본단락글꼴" style:family="text">
      <style:text-properties style:font-name="맑은 고딕" fo:color="#000000"/>
    </style:style>
    <style:style style:name="T2308" style:parent-style-name="기본단락글꼴" style:family="text">
      <style:text-properties style:font-name="맑은 고딕" fo:color="#000000"/>
    </style:style>
    <style:style style:name="T2309" style:parent-style-name="기본단락글꼴" style:family="text">
      <style:text-properties style:font-name="맑은 고딕" fo:color="#000000"/>
    </style:style>
    <style:style style:name="T2310" style:parent-style-name="기본단락글꼴" style:family="text">
      <style:text-properties style:font-name="맑은 고딕" fo:color="#000000"/>
    </style:style>
    <style:style style:name="T2311" style:parent-style-name="기본단락글꼴" style:family="text">
      <style:text-properties style:font-name="맑은 고딕" fo:color="#000000"/>
    </style:style>
    <style:style style:name="T2312" style:parent-style-name="기본단락글꼴" style:family="text">
      <style:text-properties style:font-name="맑은 고딕" fo:color="#000000"/>
    </style:style>
    <style:style style:name="T2313" style:parent-style-name="기본단락글꼴" style:family="text">
      <style:text-properties style:font-name="맑은 고딕" fo:color="#000000"/>
    </style:style>
    <style:style style:name="T2314" style:parent-style-name="기본단락글꼴" style:family="text">
      <style:text-properties style:font-name="맑은 고딕" fo:color="#000000"/>
    </style:style>
    <style:style style:name="T2315" style:parent-style-name="기본단락글꼴" style:family="text">
      <style:text-properties style:font-name="맑은 고딕" fo:color="#000000"/>
    </style:style>
    <style:style style:name="T2316" style:parent-style-name="기본단락글꼴" style:family="text">
      <style:text-properties style:font-name="맑은 고딕" fo:color="#000000"/>
    </style:style>
    <style:style style:name="T2317" style:parent-style-name="기본단락글꼴" style:family="text">
      <style:text-properties style:font-name="맑은 고딕" fo:color="#000000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style:wrap="run-through" style:run-through="background" draw:fill="solid" draw:fill-color="#4472c4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background" draw:fill="solid" draw:fill-color="#4472c4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background" draw:fill="solid" draw:fill-color="#4472c4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background" draw:fill="solid" draw:fill-color="#4472c4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리눅스</text:p>
      <text:p text:style-name="Standard"/>
      <text:p text:style-name="Standard">***centOS 7<text:s/>다운받기</text:p>
      <text:p text:style-name="Standard">https://www.centos.org/download/</text:p>
      <text:p text:style-name="Standard">로<text:s/>이동</text:p>
      <text:p text:style-name="Standard">아래<text:s/>older version<text:s/>클릭</text:p>
      <text:p text:style-name="Standard">centos7<text:s/>옆<text:s/>mirror<text:s/>클릭</text:p>
      <text:p text:style-name="Standard"/>
      <text:p text:style-name="Standard">나온<text:s/>폴더에서<text:s/>DVD ISO<text:s/>누른<text:s/>후<text:s/>한<text:s/>링크를<text:s/>선택하여<text:s/>DVD붙은<text:s/>것<text:s/>다운받는다</text:p>
      <text:p text:style-name="Standard"/>
      <text:p text:style-name="Standard">ftp: file transfer protocol</text:p>
      <text:p text:style-name="Standard"/>
      <text:p text:style-name="Standard">ex)<text:s/><text:span text:style-name="T2">/centos/7.8.2003/isos/x86_64/</text:span><text:a xlink:href="http://mirror.navercorp.com/centos/7.8.2003/isos/x86_64/CentOS-7-x86_64-DVD-2003.iso" office:target-frame-name="_top" xlink:show="replace">CentOS-7-x86_64-DVD-2003.iso</text:a></text:p>
      <text:p text:style-name="Standard"><text:span text:style-name="T3">7</text:span><text:span text:style-name="T4">버전</text:span><text:span text:style-name="T5">, DVD<text:s/></text:span><text:span text:style-name="T6">인걸로</text:span><text:span text:style-name="T7"><text:s/></text:span><text:span text:style-name="T8">다운받기</text:span><text:span text:style-name="T9">,<text:s/></text:span><text:span text:style-name="T10">뒤에</text:span><text:span text:style-name="T11"><text:s/></text:span><text:span text:style-name="T12">버전은</text:span><text:span text:style-name="T13"><text:s/></text:span><text:span text:style-name="T14">달라도</text:span><text:span text:style-name="T15"><text:s/></text:span><text:span text:style-name="T16">상관없음</text:span></text:p>
      <text:p text:style-name="Standard"/>
      <text:p text:style-name="Standard"/>
      <text:p text:style-name="Standard"/>
      <text:p text:style-name="Standard"><text:span text:style-name="T17">*** OS<text:s/></text:span><text:span text:style-name="T18">종류</text:span></text:p>
      <text:p text:style-name="Standard"><text:span text:style-name="T19">dos --&gt; window1.0 ------&gt; 3.1</text:span><text:span text:style-name="T20"><text:tab/>me <text:s text:c="3"/></text:span><text:span text:style-name="T21">....... <text:s text:c="2"/>10</text:span></text:p>
      <text:p text:style-name="Standard"><text:span text:style-name="T22"><text:tab/></text:span><text:span text:style-name="T23"><text:tab/></text:span><text:span text:style-name="T24"><text:tab/></text:span><text:span text:style-name="T25"><text:tab/>nt</text:span><text:span text:style-name="T26"><text:tab/>server</text:span><text:span text:style-name="T27"><text:tab/></text:span><text:span text:style-name="T28"><text:tab/>(web:IIS)</text:span></text:p>
      <text:p text:style-name="Standard"/>
      <text:p text:style-name="Standard"/>
      <text:p text:style-name="Standard"><text:span text:style-name="T29">*** unix<text:s/></text:span><text:span text:style-name="T30">개요</text:span></text:p>
      <text:p text:style-name="Standard"/>
      <text:p text:style-name="Standard"><text:span text:style-name="T31">UNIX</text:span><text:span text:style-name="T32">는</text:span><text:span text:style-name="T33"><text:s/>1969</text:span><text:span text:style-name="T34">년</text:span><text:span text:style-name="T35"><text:s/>Bell<text:s/></text:span><text:span text:style-name="T36">연구소의</text:span><text:span text:style-name="T37"><text:s/>Ken Tompson</text:span><text:span text:style-name="T38">이</text:span><text:span text:style-name="T39"><text:s/></text:span><text:span text:style-name="T40">개발</text:span></text:p>
      <text:p text:style-name="Standard"><text:span text:style-name="T41">Multi User</text:span><text:span text:style-name="T42"><text:s/></text:span><text:span text:style-name="T43">및</text:span><text:span text:style-name="T44"><text:s/></text:span><text:span text:style-name="T45">Multi Tasking</text:span><text:span text:style-name="T46">이</text:span><text:span text:style-name="T47"><text:s/></text:span><text:span text:style-name="T48">가능하도록</text:span><text:span text:style-name="T49"><text:s/></text:span><text:span text:style-name="T50">만듦</text:span><text:span text:style-name="T51"><text:s/>(Multi Tasking:<text:s/></text:span><text:span text:style-name="T52">동시에</text:span><text:span text:style-name="T53"><text:s/></text:span><text:span text:style-name="T54">여러가지</text:span><text:span text:style-name="T55"><text:s/></text:span><text:span text:style-name="T56">프로그램</text:span><text:span text:style-name="T57"><text:s/></text:span><text:span text:style-name="T58">작동</text:span><text:span text:style-name="T59">)</text:span></text:p>
      <text:p text:style-name="Standard"><text:span text:style-name="T60">(stand alone) -&gt;<text:s/></text:span><text:span text:style-name="T61">Multi Tasking</text:span><text:span text:style-name="T62"><text:s/></text:span><text:span text:style-name="T63">반댓말</text:span><text:span text:style-name="T64">,<text:s/></text:span><text:span text:style-name="T65">윈도우가</text:span><text:span text:style-name="T66"><text:s/></text:span><text:span text:style-name="T67">이거임</text:span></text:p>
      <text:p text:style-name="Standard"><text:span text:style-name="T68">약간의</text:span><text:span text:style-name="T69"><text:s/></text:span><text:span text:style-name="T70">어셈블리</text:span><text:span text:style-name="T71"><text:s/></text:span><text:span text:style-name="T72">언어</text:span><text:span text:style-name="T73">(</text:span><text:span text:style-name="T74">백신개발시</text:span><text:span text:style-name="T75"><text:s/>pc-assembly)<text:s/></text:span><text:span text:style-name="T76">및</text:span><text:span text:style-name="T77"><text:s/>C</text:span><text:span text:style-name="T78">언어로</text:span><text:span text:style-name="T79"><text:s/></text:span><text:span text:style-name="T80">개발</text:span></text:p>
      <text:p text:style-name="Standard"><text:span text:style-name="T81">기계어와</text:span><text:span text:style-name="T82"><text:s/>1:1</text:span><text:span text:style-name="T83">로</text:span><text:span text:style-name="T84"><text:s/></text:span><text:span text:style-name="T85">대응</text:span></text:p>
      <text:p text:style-name="Standard"><text:span text:style-name="T86">mvc</text:span><text:span text:style-name="T87"><text:tab/>aa(3), bb</text:span></text:p>
      <text:p text:style-name="Standard"><text:span text:style-name="T88">cp</text:span></text:p>
      <text:p text:style-name="Standard"/>
      <text:p text:style-name="Standard"><text:span text:style-name="T89">이식성이</text:span><text:span text:style-name="T90"><text:s/></text:span><text:span text:style-name="T91">높은</text:span><text:span text:style-name="T92"><text:s/></text:span><text:span text:style-name="T93">운영체제</text:span><text:span text:style-name="T94">(</text:span><text:span text:style-name="T95">다른</text:span><text:span text:style-name="T96"><text:s/></text:span><text:span text:style-name="T97">컴퓨터로</text:span><text:span text:style-name="T98"><text:s/></text:span><text:span text:style-name="T99">이동시켜도</text:span><text:span text:style-name="T100"><text:s/></text:span><text:span text:style-name="T101">잘</text:span><text:span text:style-name="T102"><text:s/></text:span><text:span text:style-name="T103">작동됨</text:span><text:span text:style-name="T104">)</text:span></text:p>
      <text:p text:style-name="Standard"/>
      <text:p text:style-name="Standard"/>
      <text:p text:style-name="Standard"><text:span text:style-name="T105">***linux</text:span><text:span text:style-name="T106">란</text:span><text:span text:style-name="T107">?</text:span></text:p>
      <text:p text:style-name="Standard"/>
      <text:p text:style-name="Standard"><text:span text:style-name="T108">UNIX<text:s/></text:span><text:span text:style-name="T109">타입의</text:span><text:span text:style-name="T110"><text:s/></text:span><text:span text:style-name="T111">운영체제</text:span></text:p>
      <text:soft-page-break/>
      <text:p text:style-name="Standard"><text:span text:style-name="T112">개인용</text:span><text:span text:style-name="T113"><text:s/>PC</text:span><text:span text:style-name="T114">에서</text:span><text:span text:style-name="T115"><text:s/>Multi Tasking</text:span><text:span text:style-name="T116">을</text:span><text:span text:style-name="T117"><text:s/></text:span><text:span text:style-name="T118">구현하기</text:span><text:span text:style-name="T119"><text:s/></text:span><text:span text:style-name="T120">위한</text:span></text:p>
      <text:p text:style-name="Standard"><text:span text:style-name="T121">운영체제로</text:span><text:span text:style-name="T122"><text:s/></text:span><text:span text:style-name="T123">개발</text:span><text:span text:style-name="T124"><text:s/></text:span><text:span text:style-name="T125">시작</text:span><text:span text:style-name="T126"><text:s/>(</text:span><text:span text:style-name="T127">일명</text:span><text:span text:style-name="T128"><text:s/>pc</text:span><text:span text:style-name="T129">용</text:span><text:span text:style-name="T130"><text:s/>unix)</text:span></text:p>
      <text:p text:style-name="Standard"><text:span text:style-name="T131">역시</text:span><text:span text:style-name="T132"><text:s/></text:span><text:span text:style-name="T133">소스코드를</text:span><text:span text:style-name="T134"><text:s/></text:span><text:span text:style-name="T135">공개</text:span><text:span text:style-name="T136">(</text:span><text:span text:style-name="T137">무료가</text:span><text:span text:style-name="T138"><text:s/></text:span><text:span text:style-name="T139">되기</text:span><text:span text:style-name="T140"><text:s/></text:span><text:span text:style-name="T141">시작</text:span><text:span text:style-name="T142">)</text:span></text:p>
      <text:p text:style-name="Standard"><text:span text:style-name="T143">여러</text:span><text:span text:style-name="T144"><text:s/></text:span><text:span text:style-name="T145">개발자가</text:span><text:span text:style-name="T146"><text:s/></text:span><text:span text:style-name="T147">기능을</text:span><text:span text:style-name="T148"><text:s/></text:span><text:span text:style-name="T149">추가하여</text:span><text:span text:style-name="T150"><text:s/>Linux</text:span><text:span text:style-name="T151">가</text:span><text:span text:style-name="T152"><text:s/></text:span><text:span text:style-name="T153">됨</text:span></text:p>
      <text:p text:style-name="Standard"/>
      <text:p text:style-name="Standard"><text:span text:style-name="T154">장점</text:span><text:span text:style-name="T155">(OS<text:s/></text:span><text:span text:style-name="T156">특징과</text:span><text:span text:style-name="T157"><text:s/></text:span><text:span text:style-name="T158">같음</text:span><text:span text:style-name="T159">,<text:s/></text:span><text:span text:style-name="T160">특별할</text:span><text:span text:style-name="T161"><text:s/></text:span><text:span text:style-name="T162">것</text:span><text:span text:style-name="T163"><text:s/></text:span><text:span text:style-name="T164">없음</text:span><text:span text:style-name="T165">)</text:span></text:p>
      <text:p text:style-name="Standard"><text:span text:style-name="T166"><text:tab/></text:span><text:span text:style-name="T167">유닉스와</text:span><text:span text:style-name="T168"><text:s/></text:span><text:span text:style-name="T169">완벽하게</text:span><text:span text:style-name="T170"><text:s/></text:span><text:span text:style-name="T171">호환</text:span><text:span text:style-name="T172"><text:s/></text:span><text:span text:style-name="T173">가능</text:span></text:p>
      <text:p text:style-name="Standard"><text:span text:style-name="T174"><text:tab/></text:span><text:span text:style-name="T175">공개</text:span><text:span text:style-name="T176"><text:s/></text:span><text:span text:style-name="T177">운영체제</text:span><text:span text:style-name="T178">(</text:span><text:span text:style-name="T179">무료</text:span><text:span text:style-name="T180">)</text:span></text:p>
      <text:p text:style-name="Standard"><text:span text:style-name="T181"><text:tab/></text:span><text:span text:style-name="T182">다른</text:span><text:span text:style-name="T183"><text:s/>PC<text:s/></text:span><text:span text:style-name="T184">운영체제보다</text:span><text:span text:style-name="T185"><text:s/></text:span><text:span text:style-name="T186">안정적</text:span></text:p>
      <text:p text:style-name="Standard"><text:span text:style-name="T187"><text:tab/></text:span><text:span text:style-name="T188">하드웨에의</text:span><text:span text:style-name="T189"><text:s/></text:span><text:span text:style-name="T190">기능을</text:span><text:span text:style-name="T191"><text:s/></text:span><text:span text:style-name="T192">효과적으로</text:span><text:span text:style-name="T193"><text:s/></text:span><text:span text:style-name="T194">사용</text:span></text:p>
      <text:p text:style-name="Standard"><text:span text:style-name="T195"><text:tab/></text:span><text:span text:style-name="T196">강력한</text:span><text:span text:style-name="T197"><text:s/></text:span><text:span text:style-name="T198">네트워크</text:span><text:span text:style-name="T199"><text:s/></text:span><text:span text:style-name="T200">구축</text:span><text:span text:style-name="T201"><text:s/></text:span><text:span text:style-name="T202">가능</text:span></text:p>
      <text:p text:style-name="Standard"><text:span text:style-name="T203"><text:tab/></text:span><text:span text:style-name="T204">다양한</text:span><text:span text:style-name="T205"><text:s/></text:span><text:span text:style-name="T206">응용</text:span><text:span text:style-name="T207"><text:s/></text:span><text:span text:style-name="T208">프로그램</text:span><text:span text:style-name="T209"><text:s/></text:span><text:span text:style-name="T210">제공</text:span></text:p>
      <text:p text:style-name="Standard"><text:span text:style-name="T211"><text:tab/></text:span><text:span text:style-name="T212">다중</text:span><text:span text:style-name="T213"><text:s/></text:span><text:span text:style-name="T214">작업이</text:span><text:span text:style-name="T215"><text:s/></text:span><text:span text:style-name="T216">가능</text:span></text:p>
      <text:p text:style-name="Standard"><text:span text:style-name="T217"><text:tab/></text:span><text:span text:style-name="T218">인터넷</text:span><text:span text:style-name="T219"><text:s/></text:span><text:span text:style-name="T220">기능</text:span><text:span text:style-name="T221"><text:s/></text:span><text:span text:style-name="T222">지원</text:span></text:p>
      <text:p text:style-name="Standard"><text:span text:style-name="T223">단점</text:span></text:p>
      <text:p text:style-name="Standard"><text:span text:style-name="T224"><text:tab/></text:span><text:span text:style-name="T225">공개</text:span><text:span text:style-name="T226"><text:s/></text:span><text:span text:style-name="T227">운영체제이므로</text:span><text:span text:style-name="T228"><text:s/></text:span><text:span text:style-name="T229">문제점</text:span><text:span text:style-name="T230"><text:s/></text:span><text:span text:style-name="T231">발생시</text:span><text:span text:style-name="T232"><text:s/></text:span><text:span text:style-name="T233">보상이</text:span><text:span text:style-name="T234"><text:s/></text:span><text:span text:style-name="T235">어려움</text:span></text:p>
      <text:p text:style-name="Standard"><text:span text:style-name="T236"><text:tab/></text:span><text:span text:style-name="T237">보안에</text:span><text:span text:style-name="T238"><text:s/></text:span><text:span text:style-name="T239">취약할</text:span><text:span text:style-name="T240"><text:s/></text:span><text:span text:style-name="T241">것이라고</text:span><text:span text:style-name="T242"><text:s/></text:span><text:span text:style-name="T243">생각함</text:span></text:p>
      <text:p text:style-name="Standard"><text:span text:style-name="T244"><text:tab/>embedded:</text:span><text:span text:style-name="T245">임베디드</text:span><text:span text:style-name="T246"><text:s/>arm</text:span></text:p>
      <text:p text:style-name="Standard"><text:span text:style-name="T247"><text:tab/></text:span></text:p>
      <text:p text:style-name="Standard"><text:span text:style-name="T248">***</text:span><text:span text:style-name="T249">리눅스</text:span><text:span text:style-name="T250"><text:s/></text:span><text:span text:style-name="T251">종류</text:span></text:p>
      <text:p text:style-name="Standard"><text:span text:style-name="T252">Debian<text:s/></text:span><text:span text:style-name="T253">계열</text:span></text:p>
      <text:p text:style-name="Standard"><text:span text:style-name="T254"><text:tab/>Debian</text:span></text:p>
      <text:p text:style-name="Standard"><text:span text:style-name="T255"><text:tab/>Ubuntu</text:span></text:p>
      <text:p text:style-name="Standard"/>
      <text:p text:style-name="Standard"><text:span text:style-name="T256">Redhat<text:s/></text:span><text:span text:style-name="T257">계열</text:span></text:p>
      <text:p text:style-name="Standard"><text:span text:style-name="T258"><text:tab/>redhat:</text:span></text:p>
      <text:p text:style-name="Standard"><text:span text:style-name="T259"><text:tab/></text:span><text:span text:style-name="T260"><text:tab/>redhat</text:span><text:span text:style-name="T261"><text:tab/></text:span><text:span text:style-name="T262">이</text:span><text:span text:style-name="T263"><text:s/></text:span><text:span text:style-name="T264">개발</text:span><text:span text:style-name="T265">,<text:s/></text:span><text:span text:style-name="T266">라이센스가</text:span><text:span text:style-name="T267"><text:s/></text:span><text:span text:style-name="T268">있다</text:span><text:span text:style-name="T269">.(RHEL:<text:s/></text:span><text:span text:style-name="T270">레드헷</text:span><text:span text:style-name="T271"><text:s/></text:span><text:span text:style-name="T272">엔터프라이즈</text:span><text:span text:style-name="T273"><text:s/></text:span><text:span text:style-name="T274">버전</text:span><text:span text:style-name="T275">)</text:span></text:p>
      <text:p text:style-name="Standard"><text:span text:style-name="T276"><text:tab/></text:span><text:span text:style-name="T277"><text:tab/>(OS</text:span><text:span text:style-name="T278">자체가</text:span><text:span text:style-name="T279"><text:s/></text:span><text:span text:style-name="T280">아닌</text:span><text:span text:style-name="T281"><text:s/></text:span><text:span text:style-name="T282">관리하는</text:span><text:span text:style-name="T283"><text:s/></text:span><text:span text:style-name="T284">라이센스</text:span><text:span text:style-name="T285">)</text:span></text:p>
      <text:p text:style-name="Standard"><text:span text:style-name="T286"><text:tab/></text:span><text:span text:style-name="T287"><text:tab/></text:span><text:span text:style-name="T288">쉬운</text:span><text:span text:style-name="T289"><text:s/></text:span><text:span text:style-name="T290">인스톨러</text:span><text:span text:style-name="T291"><text:s/>(rpm)</text:span><text:span text:style-name="T292">와</text:span><text:span text:style-name="T293"><text:s/></text:span><text:span text:style-name="T294">관리</text:span><text:span text:style-name="T295"><text:s/></text:span><text:span text:style-name="T296">툴이</text:span><text:span text:style-name="T297"><text:s/></text:span><text:span text:style-name="T298">있다</text:span><text:span text:style-name="T299">.</text:span></text:p>
      <text:p text:style-name="Standard"><text:span text:style-name="T300"><text:tab/>centOS:(redhat</text:span><text:span text:style-name="T301">에서</text:span><text:span text:style-name="T302"><text:s/></text:span><text:span text:style-name="T303">나와서</text:span><text:span text:style-name="T304"><text:s/></text:span><text:span text:style-name="T305">만든것</text:span><text:span text:style-name="T306">)</text:span></text:p>
      <text:p text:style-name="Standard"><text:span text:style-name="T307"><text:tab/></text:span><text:span text:style-name="T308"><text:tab/>redhat enterprise linux</text:span><text:span text:style-name="T309">를</text:span><text:span text:style-name="T310"><text:s/></text:span><text:span text:style-name="T311">기반으로한</text:span><text:span text:style-name="T312"><text:s/></text:span><text:span text:style-name="T313">무료</text:span><text:span text:style-name="T314"><text:s/></text:span><text:span text:style-name="T315">배포판</text:span></text:p>
      <text:p text:style-name="Standard"><text:span text:style-name="T316"><text:tab/>Fedora(redhat</text:span><text:span text:style-name="T317">계열</text:span><text:span text:style-name="T318">,<text:s/></text:span><text:span text:style-name="T319">기반</text:span><text:span text:style-name="T320">):</text:span></text:p>
      <text:p text:style-name="Standard"><text:span text:style-name="T321"><text:tab/></text:span><text:span text:style-name="T322"><text:tab/></text:span></text:p>
      <text:p text:style-name="Standard"/>
      <text:p text:style-name="Standard"/>
      <text:p text:style-name="Standard"/>
      <text:soft-page-break/>
      <text:p text:style-name="Standard"><text:span text:style-name="T323">*** virtualbox<text:s/></text:span><text:span text:style-name="T324">개요</text:span><text:span text:style-name="T325"><text:s/></text:span><text:span text:style-name="T326">및</text:span><text:span text:style-name="T327"><text:s/></text:span><text:span text:style-name="T328">설치하기</text:span></text:p>
      <text:p text:style-name="Standard"><text:span text:style-name="T329">(</text:span><text:span text:style-name="T330">참고</text:span><text:span text:style-name="T331">) vmware player 5.0, vmware workstation</text:span></text:p>
      <text:p text:style-name="Standard"><text:span text:style-name="T332">virtualbox</text:span><text:span text:style-name="T333">란</text:span><text:span text:style-name="T334">?</text:span></text:p>
      <text:p text:style-name="Standard"/>
      <text:p text:style-name="Standard"><text:span text:style-name="T335">Oracle VM<text:s/></text:span><text:span text:style-name="T336">virtualBox</text:span></text:p>
      <text:p text:style-name="Standard"><text:span text:style-name="T337">가상화</text:span><text:span text:style-name="T338"><text:s/>sw (</text:span><text:span text:style-name="T339">윈도우에</text:span><text:span text:style-name="T340"><text:s/></text:span><text:span text:style-name="T341">리눅스를</text:span><text:span text:style-name="T342"><text:s/>guest</text:span><text:span text:style-name="T343">로</text:span><text:span text:style-name="T344"><text:s/></text:span><text:span text:style-name="T345">설치</text:span><text:span text:style-name="T346">,<text:s/></text:span><text:span text:style-name="T347">또는</text:span><text:span text:style-name="T348"><text:s/></text:span><text:span text:style-name="T349">그</text:span><text:span text:style-name="T350"><text:s/></text:span><text:span text:style-name="T351">반대로도</text:span><text:span text:style-name="T352"><text:s/></text:span><text:span text:style-name="T353">사용가능</text:span><text:span text:style-name="T354">)</text:span></text:p>
      <text:p text:style-name="Standard"><text:span text:style-name="T355"><text:tab/>host(</text:span><text:span text:style-name="T356">윈도우</text:span><text:span text:style-name="T357">) - guest:<text:s/></text:span><text:span text:style-name="T358">윈도우에</text:span><text:span text:style-name="T359"><text:s/></text:span><text:span text:style-name="T360">리눅스</text:span><text:span text:style-name="T361"><text:s/></text:span><text:span text:style-name="T362">설치</text:span></text:p>
      <text:p text:style-name="Standard"><text:span text:style-name="T363"><text:tab/>host(</text:span><text:span text:style-name="T364">리눅스</text:span><text:span text:style-name="T365">) - guest:<text:s/></text:span><text:span text:style-name="T366">리눅스에</text:span><text:span text:style-name="T367"><text:s/></text:span><text:span text:style-name="T368">윈도우</text:span><text:span text:style-name="T369"><text:s/></text:span><text:span text:style-name="T370">설치</text:span></text:p>
      <text:p text:style-name="Standard"/>
      <text:p text:style-name="Standard"><text:span text:style-name="T371">(</text:span><text:span text:style-name="T372">참고</text:span><text:span text:style-name="T373">) vmware</text:span></text:p>
      <text:p text:style-name="Standard"/>
      <text:p text:style-name="Standard"/>
      <text:p text:style-name="Standard"><text:span text:style-name="T374">virtualbox<text:s/></text:span><text:span text:style-name="T375">설치</text:span></text:p>
      <text:p text:style-name="Standard"/>
      <text:p text:style-name="Standard"><text:span text:style-name="T376">1)https://www.virtualbox.org/<text:s/></text:span><text:span text:style-name="T377">사이트로</text:span><text:span text:style-name="T378"><text:s/></text:span><text:span text:style-name="T379">가서</text:span><text:span text:style-name="T380"><text:s/></text:span><text:span text:style-name="T381">다운</text:span></text:p>
      <text:p text:style-name="Standard"><text:span text:style-name="T382">6</text:span><text:span text:style-name="T383">버전</text:span><text:span text:style-name="T384"><text:s/></text:span><text:span text:style-name="T385">다운로드</text:span></text:p>
      <text:p text:style-name="Standard"><text:span text:style-name="T386">윈도우가</text:span><text:span text:style-name="T387"><text:s/>host<text:s/></text:span><text:span text:style-name="T388">이므로</text:span><text:span text:style-name="T389"><text:s/>windows hosts</text:span><text:span text:style-name="T390">를</text:span><text:span text:style-name="T391"><text:s/></text:span><text:span text:style-name="T392">클릭</text:span></text:p>
      <text:p text:style-name="Standard"><text:span text:style-name="T393">VirtualBox-6.1.16-140961</text:span><text:span text:style-name="T394">-Win.exe<text:s/></text:span><text:span text:style-name="T395">다운로드</text:span></text:p>
      <text:p text:style-name="Standard"/>
      <text:p text:style-name="Standard"/>
      <text:p text:style-name="Standard"><text:span text:style-name="T396">(</text:span><text:span text:style-name="T397">참고</text:span><text:span text:style-name="T398">)<text:s/></text:span><text:span text:style-name="T399">다음</text:span><text:span text:style-name="T400"><text:s/></text:span><text:span text:style-name="T401">내용들을</text:span><text:span text:style-name="T402"><text:s/></text:span><text:span text:style-name="T403">진행한다</text:span></text:p>
      <text:p text:style-name="Standard"><text:span text:style-name="T404">만일</text:span><text:span text:style-name="T405"><text:s/></text:span><text:span text:style-name="T406">관리자</text:span><text:span text:style-name="T407"><text:s/></text:span><text:span text:style-name="T408">권한이</text:span><text:span text:style-name="T409"><text:s/></text:span><text:span text:style-name="T410">없다고</text:span><text:span text:style-name="T411">..<text:s/></text:span><text:span text:style-name="T412">등등</text:span><text:span text:style-name="T413"><text:s/>or d</text:span><text:span text:style-name="T414">드라이브</text:span><text:span text:style-name="T415"><text:s/></text:span><text:span text:style-name="T416">선택이</text:span><text:span text:style-name="T417"><text:s/></text:span><text:span text:style-name="T418">안된다</text:span><text:span text:style-name="T419"><text:s/></text:span><text:span text:style-name="T420">등등</text:span><text:span text:style-name="T421"><text:s/></text:span><text:span text:style-name="T422">나오면</text:span><text:span text:style-name="T423"><text:s/></text:span><text:span text:style-name="T424">다</text:span><text:span text:style-name="T425"><text:s/></text:span><text:span text:style-name="T426">닫고</text:span></text:p>
      <text:p text:style-name="Standard"><text:span text:style-name="T427">oracle vm virtualbox<text:s/></text:span><text:span text:style-name="T428">를</text:span><text:span text:style-name="T429"><text:s/></text:span><text:span text:style-name="T430">마오</text:span><text:span text:style-name="T431">-<text:s/></text:span><text:span text:style-name="T432">관리자</text:span><text:span text:style-name="T433"><text:s/></text:span><text:span text:style-name="T434">모드로</text:span><text:span text:style-name="T435"><text:s/></text:span><text:span text:style-name="T436">실행하면</text:span><text:span text:style-name="T437"><text:s/></text:span><text:span text:style-name="T438">된다</text:span></text:p>
      <text:p text:style-name="Standard"/>
      <text:p text:style-name="Standard"><text:span text:style-name="T439">virtualbox</text:span><text:span text:style-name="T440">를</text:span><text:span text:style-name="T441"><text:s/></text:span><text:span text:style-name="T442">통해</text:span><text:span text:style-name="T443"><text:s/>contos-7<text:s/></text:span><text:span text:style-name="T444">리눅스</text:span><text:span text:style-name="T445"><text:s/>OS</text:span><text:span text:style-name="T446">를</text:span><text:span text:style-name="T447"><text:s/></text:span><text:span text:style-name="T448">윈도우에</text:span><text:span text:style-name="T449"><text:s/></text:span><text:span text:style-name="T450">설치하기</text:span></text:p>
      <text:p text:style-name="Standard"/>
      <text:p text:style-name="Standard"><text:span text:style-name="T451">가상머신을</text:span><text:span text:style-name="T452"><text:s/></text:span><text:span text:style-name="T453">새로</text:span><text:span text:style-name="T454"><text:s/></text:span><text:span text:style-name="T455">생성한다</text:span></text:p>
      <text:p text:style-name="Standard"><text:span text:style-name="T456">vbox<text:s/></text:span><text:span text:style-name="T457">가동</text:span><text:span text:style-name="T458"><text:s/></text:span><text:span text:style-name="T459">후</text:span><text:span text:style-name="T460"><text:s/>vbox<text:s/></text:span><text:span text:style-name="T461">좌상</text:span><text:span text:style-name="T462"><text:s/></text:span><text:span text:style-name="T463">또는</text:span><text:span text:style-name="T464"><text:s/></text:span><text:span text:style-name="T465">중상에</text:span><text:span text:style-name="T466"><text:s/></text:span><text:span text:style-name="T467">있는</text:span><text:span text:style-name="T468"><text:s/></text:span><text:span text:style-name="T469">새로만들기</text:span><text:span text:style-name="T470"><text:s/></text:span><text:span text:style-name="T471">버튼</text:span><text:span text:style-name="T472"><text:s/></text:span><text:span text:style-name="T473">클릭</text:span></text:p>
      <text:p text:style-name="Standard"><text:span text:style-name="T474">이름에는</text:span><text:span text:style-name="T475"><text:s/>centos71, (</text:span><text:span text:style-name="T476">머신</text:span><text:span text:style-name="T477"><text:s/></text:span><text:span text:style-name="T478">폴더는</text:span><text:span text:style-name="T479"><text:s/></text:span><text:span text:style-name="T480">그대로</text:span><text:span text:style-name="T481"><text:s/></text:span><text:span text:style-name="T482">두고</text:span><text:span text:style-name="T483">)</text:span></text:p>
      <text:p text:style-name="Standard"><text:span text:style-name="T484">종</text:span><text:span text:style-name="T485">류는</text:span><text:span text:style-name="T486"><text:s/>linux,<text:s/></text:span><text:span text:style-name="T487">버전은</text:span><text:span text:style-name="T488"><text:s/>red-hat(64bit)</text:span><text:span text:style-name="T489">를</text:span><text:span text:style-name="T490"><text:s/></text:span><text:span text:style-name="T491">선택한다</text:span><text:span text:style-name="T492"><text:s/>(centos</text:span><text:span text:style-name="T493">는</text:span><text:span text:style-name="T494"><text:s/></text:span><text:span text:style-name="T495">선택</text:span><text:span text:style-name="T496"><text:s/></text:span><text:span text:style-name="T497">메뉴에</text:span><text:span text:style-name="T498"><text:s/></text:span><text:span text:style-name="T499">없다</text:span><text:span text:style-name="T500">)</text:span></text:p>
      <text:p text:style-name="Standard"><text:span text:style-name="T501">다음</text:span><text:span text:style-name="T502"><text:s/>-<text:s/></text:span><text:span text:style-name="T503">추천메모리</text:span><text:span text:style-name="T504"><text:s/>1024<text:s/></text:span><text:span text:style-name="T505">그대로</text:span><text:span text:style-name="T506"><text:s/></text:span><text:span text:style-name="T507">선택</text:span><text:span text:style-name="T508"><text:s/></text:span><text:span text:style-name="T509">다음</text:span><text:span text:style-name="T510"><text:s/>-<text:s/></text:span><text:span text:style-name="T511">지금</text:span><text:span text:style-name="T512"><text:s/></text:span><text:span text:style-name="T513">새</text:span><text:span text:style-name="T514"><text:s/></text:span><text:span text:style-name="T515">가상디스크</text:span><text:span text:style-name="T516"><text:s/></text:span><text:span text:style-name="T517">만들기</text:span><text:span text:style-name="T518"><text:s/></text:span><text:span text:style-name="T519">선택</text:span><text:span text:style-name="T520">-<text:s/></text:span><text:span text:style-name="T521">만들기</text:span></text:p>
      <text:p text:style-name="Standard"><text:span text:style-name="T522">(</text:span><text:span text:style-name="T523">참고</text:span><text:span text:style-name="T524">) vdi (virtual desktop infrastructure)</text:span></text:p>
      <text:p text:style-name="Standard"><text:span text:style-name="T525"><text:tab/></text:span><text:span text:style-name="T526">컴퓨터</text:span><text:span text:style-name="T527"><text:s/></text:span><text:span text:style-name="T528">속에</text:span><text:span text:style-name="T529"><text:s/></text:span><text:span text:style-name="T530">가상</text:span><text:span text:style-name="T531"><text:s/></text:span><text:span text:style-name="T532">컴퓨터를</text:span><text:span text:style-name="T533"><text:s/></text:span><text:span text:style-name="T534">만드는</text:span><text:span text:style-name="T535"><text:s/></text:span><text:span text:style-name="T536">기술로</text:span><text:span text:style-name="T537"><text:s/>stand alone<text:s/></text:span><text:span text:style-name="T538">방식은</text:span><text:span text:style-name="T539"><text:s/></text:span><text:span text:style-name="T540">물론</text:span></text:p>
      <text:p text:style-name="Standard"><text:span text:style-name="T541"><text:s/></text:span><text:span text:style-name="T542"><text:tab/></text:span><text:span text:style-name="T543">회사의</text:span><text:span text:style-name="T544"><text:s/>data center</text:span><text:span text:style-name="T545">의</text:span><text:span text:style-name="T546"><text:s/></text:span><text:span text:style-name="T547">서버가</text:span><text:span text:style-name="T548"><text:s/></text:span><text:span text:style-name="T549">가상</text:span><text:span text:style-name="T550"><text:s/></text:span><text:span text:style-name="T551">컴퓨터의</text:span><text:span text:style-name="T552"><text:s/></text:span><text:span text:style-name="T553">주</text:span><text:span text:style-name="T554"><text:s/></text:span><text:span text:style-name="T555">컴퓨터가</text:span><text:span text:style-name="T556"><text:s/></text:span><text:span text:style-name="T557">되는</text:span><text:span text:style-name="T558"><text:s/></text:span><text:span text:style-name="T559">형태도</text:span><text:span text:style-name="T560"><text:s/></text:span><text:span text:style-name="T561">가능</text:span></text:p>
      <text:p text:style-name="Standard"/>
      <text:p text:style-name="Standard"><text:span text:style-name="T562">pc</text:span><text:span text:style-name="T563">컴</text:span><text:span text:style-name="T564">(dummy terminal) ---<text:s/></text:span><text:span text:style-name="T565">접속</text:span><text:span text:style-name="T566"><text:s/>--- unix server</text:span></text:p>
      <text:p text:style-name="Standard"><text:span text:style-name="T567">(emulator)</text:span></text:p>
      <text:p text:style-name="Standard"/>
      <text:p text:style-name="Standard"><text:span text:style-name="T568">첫번째</text:span><text:span text:style-name="T569"><text:s/>VDI - (</text:span><text:span text:style-name="T570">고정크기</text:span><text:span text:style-name="T571"><text:s/></text:span><text:span text:style-name="T572">선택</text:span><text:span text:style-name="T573"><text:s/>-<text:s/></text:span><text:span text:style-name="T574">다음</text:span><text:span text:style-name="T575">)</text:span></text:p>
      <text:p text:style-name="Standard"><text:span text:style-name="T576">동적할당</text:span><text:span text:style-name="T577"><text:s/>-<text:s/></text:span><text:span text:style-name="T578">다음</text:span></text:p>
      <text:p text:style-name="Standard"><text:span text:style-name="T579">우상</text:span><text:span text:style-name="T580"><text:s/></text:span><text:span text:style-name="T581">노란색</text:span><text:span text:style-name="T582"><text:s/></text:span><text:span text:style-name="T583">폴더를</text:span><text:span text:style-name="T584"><text:s/></text:span><text:span text:style-name="T585">눌러</text:span><text:span text:style-name="T586"><text:s/>vdi</text:span><text:span text:style-name="T587">가</text:span><text:span text:style-name="T588"><text:s/></text:span><text:span text:style-name="T589">생성될</text:span><text:span text:style-name="T590"><text:s/></text:span><text:span text:style-name="T591">폴더</text:span><text:span text:style-name="T592"><text:s/></text:span><text:span text:style-name="T593">설정함</text:span></text:p>
      <text:p text:style-name="Standard"><text:span text:style-name="T594">(</text:span><text:span text:style-name="T595">폴더</text:span><text:span text:style-name="T596"><text:s/></text:span><text:span text:style-name="T597">예</text:span><text:span text:style-name="T598">: D:\peter\vbox_centos7\centos7.vdi<text:s/></text:span><text:span text:style-name="T599">방법으로</text:span><text:span text:style-name="T600"><text:s/>D<text:s/></text:span><text:span text:style-name="T601">드라이브</text:span><text:span text:style-name="T602"><text:s/></text:span><text:span text:style-name="T603">가서</text:span><text:span text:style-name="T604"><text:s/>vbox_centos7<text:s/></text:span><text:span text:style-name="T605">새폴더</text:span><text:span text:style-name="T606"><text:s/></text:span><text:span text:style-name="T607">만들고</text:span><text:span text:style-name="T608">)<text:s/></text:span><text:span text:style-name="T609">저장</text:span></text:p>
      <text:p text:style-name="Standard"/>
      <text:p text:style-name="Standard"><text:span text:style-name="T610">기존</text:span><text:span text:style-name="T611"><text:s/>8gb</text:span><text:span text:style-name="T612">를</text:span><text:span text:style-name="T613"><text:s/></text:span><text:span text:style-name="T614">그대로</text:span><text:span text:style-name="T615"><text:s/></text:span><text:span text:style-name="T616">두고</text:span><text:span text:style-name="T617"><text:s/></text:span><text:span text:style-name="T618">만들기</text:span><text:span text:style-name="T619"><text:s/></text:span><text:span text:style-name="T620">클릭</text:span></text:p>
      <text:p text:style-name="Standard"/>
      <text:p text:style-name="Standard"/>
      <text:p text:style-name="Standard"/>
      <text:p text:style-name="Standard"><text:span text:style-name="T621">**</text:span><text:span text:style-name="T622">마우스</text:span><text:span text:style-name="T623"><text:s/></text:span><text:span text:style-name="T624">키보드</text:span><text:span text:style-name="T625"><text:s/></text:span><text:span text:style-name="T626">잡기</text:span></text:p>
      <text:p text:style-name="Standard"><text:span text:style-name="T627">host</text:span><text:span text:style-name="T628">와</text:span><text:span text:style-name="T629"><text:s/></text:span><text:span text:style-name="T630">guest</text:span><text:span text:style-name="T631">간</text:span><text:span text:style-name="T632"><text:s/></text:span><text:span text:style-name="T633">마우스등의</text:span><text:span text:style-name="T634"><text:s/></text:span><text:span text:style-name="T635">원활한</text:span><text:span text:style-name="T636"><text:s/></text:span><text:span text:style-name="T637">이동을</text:span><text:span text:style-name="T638"><text:s/></text:span><text:span text:style-name="T639">위하여</text:span><text:span text:style-name="T640"><text:s/>vbox</text:span><text:span text:style-name="T641">의</text:span><text:span text:style-name="T642"><text:s/></text:span><text:span text:style-name="T643">파일</text:span><text:span text:style-name="T644"><text:s/>-<text:s/></text:span><text:span text:style-name="T645">환경설정</text:span><text:span text:style-name="T646"><text:s/>-<text:s/></text:span><text:span text:style-name="T647">입력</text:span><text:span text:style-name="T648"><text:s/>-<text:s/></text:span><text:span text:style-name="T649">가상머신</text:span><text:span text:style-name="T650"><text:s/></text:span><text:span text:style-name="T651">탭에서</text:span></text:p>
      <text:p text:style-name="Standard"><text:span text:style-name="T652">호스트키</text:span><text:span text:style-name="T653"><text:s/></text:span><text:span text:style-name="T654">조합에서</text:span><text:span text:style-name="T655"><text:s/></text:span><text:span text:style-name="T656">현재</text:span><text:span text:style-name="T657"><text:s/></text:span><text:span text:style-name="T658">키값</text:span><text:span text:style-name="T659"><text:s/></text:span><text:span text:style-name="T660">부분을</text:span><text:span text:style-name="T661"><text:s/></text:span><text:span text:style-name="T662">클릭한</text:span><text:span text:style-name="T663"><text:s/></text:span><text:span text:style-name="T664">후</text:span></text:p>
      <text:p text:style-name="Standard"><text:span text:style-name="T665">ctrl alt</text:span><text:span text:style-name="T666">키를</text:span><text:span text:style-name="T667"><text:s/></text:span><text:span text:style-name="T668">동시에</text:span><text:span text:style-name="T669"><text:s/></text:span><text:span text:style-name="T670">눌러</text:span><text:span text:style-name="T671"><text:s/>ctrl + alt</text:span><text:span text:style-name="T672">키로</text:span><text:span text:style-name="T673"><text:s/></text:span><text:span text:style-name="T674">변경시킨다</text:span></text:p>
      <text:p text:style-name="Standard"><text:span text:style-name="T675">확인</text:span><text:span text:style-name="T676"><text:s/></text:span><text:span text:style-name="T677">누름</text:span><text:span text:style-name="T678"><text:s/></text:span><text:span text:style-name="T679">후</text:span><text:span text:style-name="T680"><text:s/>host</text:span><text:span text:style-name="T681">와</text:span><text:span text:style-name="T682"><text:s/>guest</text:span><text:span text:style-name="T683">간</text:span><text:span text:style-name="T684"><text:s/></text:span><text:span text:style-name="T685">마우스의</text:span><text:span text:style-name="T686"><text:s/></text:span><text:span text:style-name="T687">원활한</text:span><text:span text:style-name="T688"><text:s/></text:span><text:span text:style-name="T689">이동은</text:span><text:span text:style-name="T690"><text:s/>ctrl + alt<text:s/></text:span><text:span text:style-name="T691">를</text:span><text:span text:style-name="T692"><text:s/></text:span><text:span text:style-name="T693">사용한다</text:span></text:p>
      <text:p text:style-name="Standard"/>
      <text:p text:style-name="Standard"><text:span text:style-name="T694">마우스</text:span><text:span text:style-name="T695"><text:s/></text:span><text:span text:style-name="T696">잡기</text:span><text:span text:style-name="T697"><text:s/></text:span><text:span text:style-name="T698">관련</text:span><text:span text:style-name="T699"><text:s/></text:span><text:span text:style-name="T700">메시지</text:span><text:span text:style-name="T701"><text:s/></text:span><text:span text:style-name="T702">박스가</text:span><text:span text:style-name="T703"><text:s/></text:span><text:span text:style-name="T704">나오면</text:span><text:span text:style-name="T705"><text:s/>"</text:span><text:span text:style-name="T706">이</text:span><text:span text:style-name="T707"><text:s/></text:span><text:span text:style-name="T708">메시지</text:span><text:span text:style-name="T709"><text:s/></text:span><text:span text:style-name="T710">다음에</text:span><text:span text:style-name="T711"><text:s/></text:span><text:span text:style-name="T712">표시하지</text:span><text:span text:style-name="T713"><text:s/></text:span><text:span text:style-name="T714">않기</text:span><text:span text:style-name="T715">"</text:span><text:span text:style-name="T716">를</text:span><text:span text:style-name="T717"><text:s/></text:span><text:span text:style-name="T718">누른다</text:span></text:p>
      <text:p text:style-name="Standard"/>
      <text:p text:style-name="Standard"><text:span text:style-name="T719">(</text:span><text:span text:style-name="T720">참고</text:span><text:span text:style-name="T721">)<text:s/></text:span><text:span text:style-name="T722">만일</text:span><text:span text:style-name="T723"><text:s/></text:span><text:span text:style-name="T724">설치</text:span><text:span text:style-name="T725"><text:s/></text:span><text:span text:style-name="T726">진행</text:span><text:span text:style-name="T727"><text:s/></text:span><text:span text:style-name="T728">중</text:span><text:span text:style-name="T729"><text:s/></text:span><text:span text:style-name="T730">중간</text:span><text:span text:style-name="T731"><text:s/></text:span><text:span text:style-name="T732">저장하고</text:span><text:span text:style-name="T733"><text:s/></text:span><text:span text:style-name="T734">그</text:span><text:span text:style-name="T735"><text:s/></text:span><text:span text:style-name="T736">다음</text:span><text:span text:style-name="T737"><text:s/></text:span><text:span text:style-name="T738">날</text:span><text:span text:style-name="T739"><text:s/></text:span><text:span text:style-name="T740">다시</text:span><text:span text:style-name="T741"><text:s/></text:span><text:span text:style-name="T742">시</text:span><text:span text:style-name="T743">작했을</text:span><text:span text:style-name="T744"><text:s/></text:span><text:span text:style-name="T745">때</text:span></text:p>
      <text:p text:style-name="Standard"><text:span text:style-name="T746">리눅스</text:span><text:span text:style-name="T747"><text:s/></text:span><text:span text:style-name="T748">마우스</text:span><text:span text:style-name="T749">(</text:span><text:span text:style-name="T750">검정마우스</text:span><text:span text:style-name="T751">)</text:span><text:span text:style-name="T752">가</text:span><text:span text:style-name="T753"><text:s/></text:span><text:span text:style-name="T754">안보이면</text:span><text:span text:style-name="T755"><text:s/></text:span><text:span text:style-name="T756">리눅스</text:span><text:span text:style-name="T757"><text:s/></text:span><text:span text:style-name="T758">전원</text:span><text:span text:style-name="T759"><text:s/></text:span><text:span text:style-name="T760">끄기한</text:span><text:span text:style-name="T761"><text:s/></text:span><text:span text:style-name="T762">후</text:span><text:span text:style-name="T763"><text:s/></text:span><text:span text:style-name="T764">다시</text:span><text:span text:style-name="T765"><text:s/></text:span><text:span text:style-name="T766">시작하면</text:span><text:span text:style-name="T767"><text:s/></text:span><text:span text:style-name="T768">보인다</text:span></text:p>
      <text:p text:style-name="Standard"/>
      <text:p text:style-name="Standard"/>
      <text:p text:style-name="Standard"><text:span text:style-name="T769">만일</text:span><text:span text:style-name="T770"><text:s/></text:span><text:span text:style-name="T771">게스트에서</text:span><text:span text:style-name="T772"><text:s/></text:span><text:span text:style-name="T773">마우스가</text:span><text:span text:style-name="T774"><text:s/></text:span><text:span text:style-name="T775">안보일</text:span><text:span text:style-name="T776"><text:s/></text:span><text:span text:style-name="T777">수</text:span><text:span text:style-name="T778"><text:s/></text:span><text:span text:style-name="T779">있으므로</text:span></text:p>
      <text:p text:style-name="Standard"><text:span text:style-name="T780">설정</text:span><text:span text:style-name="T781"><text:s/>-<text:s/></text:span><text:span text:style-name="T782">시스템</text:span><text:span text:style-name="T783"><text:s/></text:span><text:span text:style-name="T784">에서</text:span><text:span text:style-name="T785"><text:s/></text:span><text:span text:style-name="T786">마우스를</text:span><text:span text:style-name="T787"><text:s/>usb</text:span><text:span text:style-name="T788">테블릿으로</text:span><text:span text:style-name="T789"><text:s/></text:span><text:span text:style-name="T790">변경한다</text:span></text:p>
      <text:p text:style-name="Standard"><text:span text:style-name="T791">why?<text:s/></text:span><text:span text:style-name="T792">요즘</text:span><text:span text:style-name="T793"><text:s/></text:span><text:span text:style-name="T794">마우스는</text:span><text:span text:style-name="T795"><text:s/></text:span><text:span text:style-name="T796">보통</text:span><text:span text:style-name="T797"><text:s/>usb</text:span><text:span text:style-name="T798">단자로</text:span><text:span text:style-name="T799"><text:s/></text:span><text:span text:style-name="T800">되어</text:span><text:span text:style-name="T801"><text:s/></text:span><text:span text:style-name="T802">있음</text:span></text:p>
      <text:p text:style-name="Standard"/>
      <text:p text:style-name="Standard"><text:span text:style-name="T803">이것을</text:span><text:span text:style-name="T804"><text:s/></text:span><text:span text:style-name="T805">안한경우</text:span><text:span text:style-name="T806"><text:s/></text:span><text:span text:style-name="T807">나중에</text:span><text:span text:style-name="T808"><text:s/>ctrl alt<text:s/></text:span><text:span text:style-name="T809">할때마다</text:span><text:span text:style-name="T810"><text:s/></text:span><text:span text:style-name="T811">흰마우스는</text:span><text:span text:style-name="T812"><text:s/></text:span><text:span text:style-name="T813">보이지만</text:span><text:span text:style-name="T814"><text:s/></text:span><text:span text:style-name="T815">리눅스</text:span><text:span text:style-name="T816"><text:s/></text:span><text:span text:style-name="T817">검은</text:span><text:span text:style-name="T818"><text:s/></text:span><text:span text:style-name="T819">마우스가</text:span><text:span text:style-name="T820"><text:s/></text:span><text:span text:style-name="T821">안보이면</text:span></text:p>
      <text:p text:style-name="Standard"><text:span text:style-name="T822">얼른</text:span><text:span text:style-name="T823"><text:s/></text:span><text:span text:style-name="T824">파일</text:span><text:span text:style-name="T825"><text:s/>-<text:s/></text:span><text:span text:style-name="T826">닫기</text:span><text:span text:style-name="T827"><text:s/>-<text:s/></text:span><text:span text:style-name="T828">시스템</text:span><text:span text:style-name="T829"><text:s/></text:span><text:span text:style-name="T830">종료하고</text:span><text:span text:style-name="T831"><text:s/></text:span><text:span text:style-name="T832">설정</text:span><text:span text:style-name="T833"><text:s/>-<text:s/></text:span><text:span text:style-name="T834">시스템에서</text:span><text:span text:style-name="T835"><text:s/></text:span><text:span text:style-name="T836">마우스를</text:span><text:span text:style-name="T837"><text:s/>ps/2</text:span><text:span text:style-name="T838">에서</text:span><text:span text:style-name="T839"><text:s/>usb</text:span><text:span text:style-name="T840">테블릿으로</text:span><text:span text:style-name="T841"><text:s/></text:span><text:span text:style-name="T842">변경한다</text:span></text:p>
      <text:p text:style-name="Standard"/>
      <text:p text:style-name="Standard"/>
      <text:p text:style-name="Standard"><text:span text:style-name="T843">다시</text:span><text:span text:style-name="T844"><text:s/></text:span><text:span text:style-name="T845">설치</text:span></text:p>
      <text:p text:style-name="Standard"><text:span text:style-name="T846">상단의</text:span><text:span text:style-name="T847"><text:s/></text:span><text:span text:style-name="T848">설정</text:span><text:span text:style-name="T849"><text:s/></text:span><text:span text:style-name="T850">클릭</text:span></text:p>
      <text:p text:style-name="Standard"><text:span text:style-name="T851">왼쪽</text:span><text:span text:style-name="T852"><text:s/></text:span><text:span text:style-name="T853">저장소</text:span><text:span text:style-name="T854"><text:s/></text:span><text:span text:style-name="T855">탭</text:span><text:span text:style-name="T856"><text:s/></text:span><text:span text:style-name="T857">클릭하고</text:span></text:p>
      <text:soft-page-break/>
      <text:p text:style-name="Standard"><text:span text:style-name="T858"><text:tab/></text:span><text:span text:style-name="T859">컨트롤러</text:span><text:span text:style-name="T860"><text:s/>IDE</text:span><text:span text:style-name="T861">의</text:span><text:span text:style-name="T862"><text:s/></text:span><text:span text:style-name="T863">바로</text:span><text:span text:style-name="T864"><text:s/></text:span><text:span text:style-name="T865">위</text:span><text:span text:style-name="T866"><text:s/>CD<text:s/></text:span><text:span text:style-name="T867">그림에</text:span><text:span text:style-name="T868"><text:s/>+</text:span><text:span text:style-name="T869">가</text:span><text:span text:style-name="T870"><text:s/></text:span><text:span text:style-name="T871">그려짐</text:span><text:span text:style-name="T872"><text:s/></text:span><text:span text:style-name="T873">광학드리아브</text:span><text:span text:style-name="T874"><text:s/></text:span><text:span text:style-name="T875">추가</text:span><text:span text:style-name="T876"><text:s/>"</text:span><text:span text:style-name="T877">아이콘</text:span><text:span text:style-name="T878">"</text:span><text:span text:style-name="T879">을</text:span><text:span text:style-name="T880"><text:s/></text:span><text:span text:style-name="T881">눌러</text:span></text:p>
      <text:p text:style-name="Standard"><text:span text:style-name="T882"><text:tab/></text:span><text:span text:style-name="T883">디스크</text:span><text:span text:style-name="T884"><text:s/></text:span><text:span text:style-name="T885">선택하기</text:span><text:span text:style-name="T886"><text:s/></text:span><text:span text:style-name="T887">한후</text:span><text:span text:style-name="T888"><text:s/></text:span><text:span text:style-name="T889">상단</text:span><text:span text:style-name="T890"><text:s/></text:span><text:span text:style-name="T891">추가</text:span><text:span text:style-name="T892"><text:s/></text:span><text:span text:style-name="T893">아이콘</text:span></text:p>
      <text:p text:style-name="Standard"><text:span text:style-name="T894"><text:tab/></text:span><text:span text:style-name="T895">다운받은</text:span><text:span text:style-name="T896"><text:s/>centos7<text:s/></text:span><text:span text:style-name="T897">찾아</text:span><text:span text:style-name="T898"><text:s/></text:span><text:span text:style-name="T899">선택</text:span><text:span text:style-name="T900">(choose<text:s/></text:span><text:span text:style-name="T901">한다</text:span><text:span text:style-name="T902">) (</text:span><text:span text:style-name="T903">압축</text:span><text:span text:style-name="T904"><text:s/></text:span><text:span text:style-name="T905">안품</text:span><text:span text:style-name="T906">)</text:span></text:p>
      <text:p text:style-name="Standard"><text:span text:style-name="T907">왼쪽</text:span><text:span text:style-name="T908"><text:s/></text:span><text:span text:style-name="T909">메뉴에서</text:span><text:span text:style-name="T910"><text:s/></text:span><text:span text:style-name="T911">네트워크</text:span><text:span text:style-name="T912"><text:s/></text:span><text:span text:style-name="T913">눌러보고</text:span><text:span text:style-name="T914"><text:s/></text:span><text:span text:style-name="T915">일단</text:span><text:span text:style-name="T916"><text:s/></text:span><text:span text:style-name="T917">네트워크는</text:span><text:span text:style-name="T918"><text:s/>NAT</text:span><text:span text:style-name="T919">로</text:span><text:span text:style-name="T920"><text:s/></text:span><text:span text:style-name="T921">나둠</text:span></text:p>
      <text:p text:style-name="Standard"><text:span text:style-name="T922">(</text:span><text:span text:style-name="T923">만일</text:span><text:span text:style-name="T924"><text:s/>host<text:s/></text:span><text:span text:style-name="T925">전용으로</text:span><text:span text:style-name="T926"><text:s/></text:span><text:span text:style-name="T927">하려면</text:span><text:span text:style-name="T928"><text:s/></text:span><text:span text:style-name="T929">왼쪽의</text:span><text:span text:style-name="T930"><text:s/></text:span><text:span text:style-name="T931">네트워크</text:span><text:span text:style-name="T932"><text:s/></text:span><text:span text:style-name="T933">탭</text:span><text:span text:style-name="T934"><text:s/></text:span><text:span text:style-name="T935">선택한</text:span><text:span text:style-name="T936"><text:s/></text:span><text:span text:style-name="T937">후</text:span><text:span text:style-name="T938"><text:s/></text:span><text:span text:style-name="T939">어탭터</text:span><text:span text:style-name="T940">1(</text:span><text:span text:style-name="T941">가상머신의</text:span><text:span text:style-name="T942"><text:s/></text:span><text:span text:style-name="T943">랜카드</text:span><text:span text:style-name="T944"><text:s/></text:span><text:span text:style-name="T945">역활</text:span><text:span text:style-name="T946">)</text:span></text:p>
      <text:p text:style-name="Standard"><text:span text:style-name="T947">일단</text:span><text:span text:style-name="T948"><text:s/>host<text:s/></text:span><text:span text:style-name="T949">전용</text:span><text:span text:style-name="T950"><text:s/></text:span><text:span text:style-name="T951">어탭터</text:span><text:span text:style-name="T952"><text:s/></text:span><text:span text:style-name="T953">선택</text:span><text:span text:style-name="T954">)</text:span></text:p>
      <text:p text:style-name="Standard"><text:span text:style-name="T955">확인을</text:span><text:span text:style-name="T956"><text:s/></text:span><text:span text:style-name="T957">누른다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58">***centos7<text:s/></text:span><text:span text:style-name="T959">가동</text:span><text:span text:style-name="T960"><text:s/></text:span><text:span text:style-name="T961">시작하기</text:span></text:p>
      <text:p text:style-name="Standard"><text:span text:style-name="T962"><text:tab/>vbox</text:span><text:span text:style-name="T963">처음</text:span><text:span text:style-name="T964"><text:s/></text:span><text:span text:style-name="T965">화면의</text:span><text:span text:style-name="T966"><text:s/></text:span><text:span text:style-name="T967">왼쪽</text:span><text:span text:style-name="T968"><text:s/></text:span><text:span text:style-name="T969">탭에서</text:span><text:span text:style-name="T970"><text:s/>centos7 -<text:s/></text:span><text:span text:style-name="T971">마오</text:span><text:span text:style-name="T972"><text:s/>-<text:s/></text:span><text:span text:style-name="T973">시작</text:span><text:span text:style-name="T974"><text:s/>-<text:s/></text:span><text:span text:style-name="T975">일반시작</text:span></text:p>
      <text:p text:style-name="Standard"/>
      <text:p text:style-name="Standard"><text:span text:style-name="T976">언어</text:span><text:span text:style-name="T977"><text:s/></text:span><text:span text:style-name="T978">선택</text:span><text:span text:style-name="T979"><text:s/></text:span><text:span text:style-name="T980">결정</text:span></text:p>
      <text:p text:style-name="Standard"><text:span text:style-name="T981">왼쪽</text:span><text:span text:style-name="T982"><text:s/></text:span><text:span text:style-name="T983">화면을</text:span><text:span text:style-name="T984"><text:s/></text:span><text:span text:style-name="T985">스크롤하여</text:span><text:span text:style-name="T986"><text:s/></text:span><text:span text:style-name="T987">한국어를</text:span><text:span text:style-name="T988"><text:s/></text:span><text:span text:style-name="T989">선택한</text:span><text:span text:style-name="T990"><text:s/></text:span><text:span text:style-name="T991">후</text:span><text:span text:style-name="T992"><text:s/>[</text:span><text:span text:style-name="T993">계속</text:span><text:span text:style-name="T994"><text:s/></text:span><text:span text:style-name="T995">진행</text:span><text:span text:style-name="T996">]<text:s/></text:span><text:span text:style-name="T997">버튼</text:span><text:span text:style-name="T998"><text:s/></text:span><text:span text:style-name="T999">클릭</text:span></text:p>
      <text:p text:style-name="Standard"><text:span text:style-name="T1000">(vm ware: +</text:span><text:span text:style-name="T1001">기호를</text:span><text:span text:style-name="T1002"><text:s/></text:span><text:span text:style-name="T1003">눌러</text:span><text:span text:style-name="T1004"><text:s/></text:span><text:span text:style-name="T1005">영어</text:span><text:span text:style-name="T1006"><text:s/></text:span><text:span text:style-name="T1007">선택</text:span><text:span text:style-name="T1008"><text:s/></text:span><text:span text:style-name="T1009">후</text:span><text:span text:style-name="T1010"><text:s/>^</text:span><text:span text:style-name="T1011">등을</text:span><text:span text:style-name="T1012"><text:s/></text:span><text:span text:style-name="T1013">눌러</text:span><text:span text:style-name="T1014"><text:s/></text:span><text:span text:style-name="T1015">영어를</text:span><text:span text:style-name="T1016"><text:s/></text:span><text:span text:style-name="T1017">맨</text:span><text:span text:style-name="T1018"><text:s/></text:span><text:span text:style-name="T1019">위로</text:span><text:span text:style-name="T1020"><text:s/></text:span><text:span text:style-name="T1021">올림</text:span><text:span text:style-name="T1022">)</text:span></text:p>
      <text:p text:style-name="Standard"/>
      <text:p text:style-name="Standard"><text:span text:style-name="T1023">"</text:span><text:span text:style-name="T1024">소프트웨어</text:span><text:span text:style-name="T1025"><text:s/></text:span><text:span text:style-name="T1026">선택</text:span><text:span text:style-name="T1027">"</text:span><text:span text:style-name="T1028">을</text:span><text:span text:style-name="T1029"><text:s/></text:span><text:span text:style-name="T1030">누른</text:span><text:span text:style-name="T1031"><text:s/></text:span><text:span text:style-name="T1032">후</text:span><text:span text:style-name="T1033"><text:s/></text:span><text:span text:style-name="T1034">맨</text:span><text:span text:style-name="T1035"><text:s/></text:span><text:span text:style-name="T1036">아래</text:span><text:span text:style-name="T1037"><text:s/>[</text:span><text:span text:style-name="T1038">개발</text:span><text:span text:style-name="T1039"><text:s/></text:span><text:span text:style-name="T1040">및</text:span><text:span text:style-name="T1041"><text:s/></text:span><text:span text:style-name="T1042">창조를</text:span><text:span text:style-name="T1043"><text:s/></text:span><text:span text:style-name="T1044">위한</text:span><text:span text:style-name="T1045"><text:s/></text:span><text:span text:style-name="T1046">워크</text:span><text:span text:style-name="T1047"><text:s/></text:span><text:span text:style-name="T1048">스테이션</text:span><text:span text:style-name="T1049">]</text:span><text:span text:style-name="T1050">을</text:span><text:span text:style-name="T1051"><text:s/></text:span><text:span text:style-name="T1052">클릭</text:span><text:span text:style-name="T1053"><text:s/></text:span><text:span text:style-name="T1054">후</text:span><text:span text:style-name="T1055"><text:s/>[</text:span><text:span text:style-name="T1056">완료</text:span><text:span text:style-name="T1057">]<text:s/></text:span><text:span text:style-name="T1058">버튼</text:span><text:span text:style-name="T1059"><text:s/></text:span><text:span text:style-name="T1060">클릭</text:span></text:p>
      <text:p text:style-name="Standard"/>
      <text:p text:style-name="Standard"><text:span text:style-name="T1061">네트워크</text:span><text:span text:style-name="T1062"><text:s/></text:span><text:span text:style-name="T1063">및</text:span><text:span text:style-name="T1064"><text:s/></text:span><text:span text:style-name="T1065">호스트</text:span><text:span text:style-name="T1066"><text:s/></text:span><text:span text:style-name="T1067">이름을</text:span><text:span text:style-name="T1068"><text:s/></text:span><text:span text:style-name="T1069">클릭</text:span><text:span text:style-name="T1070"><text:s/></text:span><text:span text:style-name="T1071">후</text:span><text:span text:style-name="T1072"><text:s/></text:span><text:span text:style-name="T1073">오른쪽의</text:span><text:span text:style-name="T1074"><text:s/></text:span><text:span text:style-name="T1075">끔을</text:span><text:span text:style-name="T1076"><text:s/></text:span><text:span text:style-name="T1077">켬으로</text:span><text:span text:style-name="T1078"><text:s/></text:span><text:span text:style-name="T1079">변경</text:span><text:span text:style-name="T1080"><text:s/></text:span><text:span text:style-name="T1081">후</text:span><text:span text:style-name="T1082"><text:s/></text:span><text:span text:style-name="T1083">상단</text:span><text:span text:style-name="T1084"><text:s/></text:span><text:span text:style-name="T1085">완료</text:span><text:span text:style-name="T1086"><text:s/></text:span><text:span text:style-name="T1087">버튼</text:span><text:span text:style-name="T1088"><text:s/></text:span><text:span text:style-name="T1089">클릭</text:span></text:p>
      <text:p text:style-name="Standard"/>
      <text:p text:style-name="Standard"><text:span text:style-name="T1090">설치</text:span><text:span text:style-name="T1091"><text:s/></text:span><text:span text:style-name="T1092">대상을</text:span><text:span text:style-name="T1093"><text:s/></text:span><text:span text:style-name="T1094">클릭</text:span></text:p>
      <text:p text:style-name="Standard"><text:span text:style-name="T1095">하드디스크</text:span><text:span text:style-name="T1096"><text:s/></text:span><text:span text:style-name="T1097">천천히</text:span><text:span text:style-name="T1098"><text:s/></text:span><text:span text:style-name="T1099">두번</text:span><text:span text:style-name="T1100"><text:s/></text:span><text:span text:style-name="T1101">눌러</text:span><text:span text:style-name="T1102"><text:s/></text:span><text:span text:style-name="T1103">파란색</text:span><text:span text:style-name="T1104"><text:s/></text:span><text:span text:style-name="T1105">체크표시</text:span><text:span text:style-name="T1106"><text:s/></text:span><text:span text:style-name="T1107">확인</text:span><text:span text:style-name="T1108"><text:s/></text:span><text:span text:style-name="T1109">후</text:span></text:p>
      <text:p text:style-name="Standard"><text:span text:style-name="T1110">아래</text:span><text:span text:style-name="T1111"><text:s/>'</text:span><text:span text:style-name="T1112">파티션을</text:span><text:span text:style-name="T1113"><text:s/></text:span><text:span text:style-name="T1114">설정합니다</text:span><text:span text:style-name="T1115">'</text:span><text:span text:style-name="T1116">를</text:span><text:span text:style-name="T1117"><text:s/></text:span><text:span text:style-name="T1118">체크</text:span><text:span text:style-name="T1119"><text:s/></text:span><text:span text:style-name="T1120">후</text:span><text:span text:style-name="T1121"><text:s/></text:span><text:span text:style-name="T1122">상단</text:span><text:span text:style-name="T1123"><text:s/></text:span><text:span text:style-name="T1124">완료</text:span><text:span text:style-name="T1125"><text:s/></text:span><text:span text:style-name="T1126">버튼</text:span><text:span text:style-name="T1127"><text:s/></text:span><text:span text:style-name="T1128">클릭</text:span><text:span text:style-name="T1129"><text:s/>(</text:span><text:span text:style-name="T1130">자동</text:span><text:span text:style-name="T1131"><text:s/>-&gt;<text:s/></text:span><text:span text:style-name="T1132">파티션을</text:span><text:span text:style-name="T1133"><text:s/></text:span><text:span text:style-name="T1134">설정합니다</text:span><text:span text:style-name="T1135">)</text:span></text:p>
      <text:p text:style-name="Standard"/>
      <text:p text:style-name="Standard"><text:span text:style-name="T1136">수동으로</text:span><text:span text:style-name="T1137"><text:s/></text:span><text:span text:style-name="T1138">파티션</text:span><text:span text:style-name="T1139"><text:s/></text:span><text:span text:style-name="T1140">설정</text:span></text:p>
      <text:p text:style-name="Standard"><text:span text:style-name="T1141">중간부분을</text:span><text:span text:style-name="T1142"><text:s/>'</text:span><text:span text:style-name="T1143">표준파티션</text:span><text:span text:style-name="T1144">'</text:span><text:span text:style-name="T1145">으로</text:span><text:span text:style-name="T1146"><text:s/></text:span><text:span text:style-name="T1147">변경</text:span><text:span text:style-name="T1148"><text:s/></text:span><text:span text:style-name="T1149">후</text:span><text:span text:style-name="T1150"><text:s/>(LVM -&gt;<text:s/></text:span><text:span text:style-name="T1151">표준파티션</text:span><text:span text:style-name="T1152">)</text:span></text:p>
      <text:p text:style-name="Standard"><text:span text:style-name="T1153">아래</text:span><text:span text:style-name="T1154"><text:s/>+<text:s/></text:span><text:span text:style-name="T1155">기호를</text:span><text:span text:style-name="T1156"><text:s/></text:span><text:span text:style-name="T1157">눌러</text:span><text:span text:style-name="T1158"><text:s/></text:span><text:span text:style-name="T1159">마운트</text:span><text:span text:style-name="T1160"><text:s/></text:span><text:span text:style-name="T1161">지점에는</text:span><text:span text:style-name="T1162"><text:s/>swap,<text:s/></text:span><text:span text:style-name="T1163">용량은</text:span><text:span text:style-name="T1164"><text:s/>2G<text:s/></text:span><text:span text:style-name="T1165">입력</text:span><text:span text:style-name="T1166"><text:s/></text:span><text:span text:style-name="T1167">후</text:span><text:span text:style-name="T1168"><text:s/>'</text:span><text:span text:style-name="T1169">마운트</text:span><text:span text:style-name="T1170"><text:s/></text:span><text:span text:style-name="T1171">지점</text:span><text:span text:style-name="T1172"><text:s/></text:span><text:span text:style-name="T1173">추가</text:span><text:span text:style-name="T1174">'<text:s/></text:span><text:span text:style-name="T1175">버튼을</text:span><text:span text:style-name="T1176"><text:s/></text:span><text:span text:style-name="T1177">클릭</text:span></text:p>
      <text:soft-page-break/>
      <text:p text:style-name="Standard"><text:span text:style-name="T1178">+<text:s/></text:span><text:span text:style-name="T1179">기호를</text:span><text:span text:style-name="T1180"><text:s/></text:span><text:span text:style-name="T1181">눌러</text:span><text:span text:style-name="T1182"><text:s/></text:span><text:span text:style-name="T1183">마운트</text:span><text:span text:style-name="T1184"><text:s/></text:span><text:span text:style-name="T1185">지점에는</text:span><text:span text:style-name="T1186"><text:s/>/,<text:s/></text:span><text:span text:style-name="T1187">용량은</text:span><text:span text:style-name="T1188"><text:s/></text:span><text:span text:style-name="T1189">빈</text:span><text:span text:style-name="T1190">칸으로</text:span><text:span text:style-name="T1191"><text:s/></text:span><text:span text:style-name="T1192">두고</text:span><text:span text:style-name="T1193"><text:s/>'</text:span><text:span text:style-name="T1194">마운트</text:span><text:span text:style-name="T1195"><text:s/></text:span><text:span text:style-name="T1196">지점</text:span><text:span text:style-name="T1197"><text:s/></text:span><text:span text:style-name="T1198">추가</text:span><text:span text:style-name="T1199">'<text:s/></text:span><text:span text:style-name="T1200">버튼을</text:span><text:span text:style-name="T1201"><text:s/></text:span><text:span text:style-name="T1202">클릭</text:span><text:span text:style-name="T1203"><text:s/></text:span><text:span text:style-name="T1204">후</text:span><text:span text:style-name="T1205"><text:s/></text:span><text:span text:style-name="T1206">상단</text:span><text:span text:style-name="T1207"><text:s/></text:span><text:span text:style-name="T1208">완료</text:span><text:span text:style-name="T1209"><text:s/></text:span><text:span text:style-name="T1210">버튼</text:span><text:span text:style-name="T1211"><text:s/></text:span><text:span text:style-name="T1212">클릭</text:span></text:p>
      <text:p text:style-name="Standard"><text:span text:style-name="T1213">변경사항</text:span><text:span text:style-name="T1214"><text:s/></text:span><text:span text:style-name="T1215">적용</text:span><text:span text:style-name="T1216"><text:s/></text:span><text:span text:style-name="T1217">버튼</text:span><text:span text:style-name="T1218"><text:s/></text:span><text:span text:style-name="T1219">클릭</text:span></text:p>
      <text:p text:style-name="Standard"/>
      <text:p text:style-name="Standard"/>
      <text:p text:style-name="Standard"><text:span text:style-name="T1220">아래</text:span><text:span text:style-name="T1221"><text:s/></text:span><text:span text:style-name="T1222">설치</text:span><text:span text:style-name="T1223"><text:s/></text:span><text:span text:style-name="T1224">시작</text:span><text:span text:style-name="T1225"><text:s/></text:span><text:span text:style-name="T1226">버튼</text:span><text:span text:style-name="T1227"><text:s/></text:span><text:span text:style-name="T1228">클릭</text:span></text:p>
      <text:p text:style-name="Standard"><text:span text:style-name="T1229">설치가</text:span><text:span text:style-name="T1230"><text:s/></text:span><text:span text:style-name="T1231">진행되는</text:span><text:span text:style-name="T1232"><text:s/></text:span><text:span text:style-name="T1233">것을</text:span><text:span text:style-name="T1234"><text:s/></text:span><text:span text:style-name="T1235">확인한</text:span><text:span text:style-name="T1236"><text:s/></text:span><text:span text:style-name="T1237">후</text:span><text:span text:style-name="T1238"><text:s/>root<text:s/></text:span><text:span text:style-name="T1239">암호를</text:span><text:span text:style-name="T1240"><text:s/></text:span><text:span text:style-name="T1241">설정한다</text:span></text:p>
      <text:p text:style-name="Standard"/>
      <text:p text:style-name="Standard"><text:span text:style-name="T1242">1234<text:s/></text:span><text:span text:style-name="T1243">입력</text:span><text:span text:style-name="T1244"><text:s/></text:span><text:span text:style-name="T1245">후</text:span><text:span text:style-name="T1246"><text:s/></text:span><text:span text:style-name="T1247">완료</text:span><text:span text:style-name="T1248"><text:s/>2</text:span><text:span text:style-name="T1249">번</text:span><text:span text:style-name="T1250">(</text:span><text:span text:style-name="T1251">암호는</text:span><text:span text:style-name="T1252"><text:s/></text:span><text:span text:style-name="T1253">아무거나</text:span><text:span text:style-name="T1254"><text:s/></text:span><text:span text:style-name="T1255">상관없음</text:span><text:span text:style-name="T1256">)</text:span></text:p>
      <text:p text:style-name="Standard"><text:span text:style-name="T1257">암호가</text:span><text:span text:style-name="T1258"><text:s/></text:span><text:span text:style-name="T1259">취약일때는</text:span><text:span text:style-name="T1260"><text:s/></text:span><text:span text:style-name="T1261">상단</text:span><text:span text:style-name="T1262"><text:s/></text:span><text:span text:style-name="T1263">완료</text:span><text:span text:style-name="T1264"><text:s/></text:span><text:span text:style-name="T1265">버튼을</text:span><text:span text:style-name="T1266"><text:s/>2</text:span><text:span text:style-name="T1267">번</text:span><text:span text:style-name="T1268"><text:s/></text:span><text:span text:style-name="T1269">클릭하면</text:span><text:span text:style-name="T1270"><text:s/></text:span><text:span text:style-name="T1271">된다</text:span></text:p>
      <text:p text:style-name="Standard"/>
      <text:p text:style-name="Standard"><text:span text:style-name="T1272">필요시</text:span><text:span text:style-name="T1273"><text:s/></text:span><text:span text:style-name="T1274">사용자</text:span><text:span text:style-name="T1275"><text:s/></text:span><text:span text:style-name="T1276">생성</text:span><text:span text:style-name="T1277"><text:s/></text:span><text:span text:style-name="T1278">클릭</text:span></text:p>
      <text:p text:style-name="Standard"><text:span text:style-name="T1279">입력칸</text:span><text:span text:style-name="T1280"><text:s/></text:span><text:span text:style-name="T1281">모두</text:span><text:span text:style-name="T1282"><text:s/>ondal</text:span><text:span text:style-name="T1283">을</text:span><text:span text:style-name="T1284"><text:s/>4</text:span><text:span text:style-name="T1285">번</text:span><text:span text:style-name="T1286"><text:s/></text:span><text:span text:style-name="T1287">입력</text:span><text:span text:style-name="T1288"><text:s/></text:span><text:span text:style-name="T1289">후</text:span><text:span text:style-name="T1290"><text:s/></text:span><text:span text:style-name="T1291">상단</text:span><text:span text:style-name="T1292"><text:s/></text:span><text:span text:style-name="T1293">완료</text:span><text:span text:style-name="T1294"><text:s/></text:span><text:span text:style-name="T1295">클릭</text:span></text:p>
      <text:p text:style-name="Standard"><text:span text:style-name="T1296">암호가</text:span><text:span text:style-name="T1297"><text:s/></text:span><text:span text:style-name="T1298">취약일때는</text:span><text:span text:style-name="T1299"><text:s/></text:span><text:span text:style-name="T1300">상단</text:span><text:span text:style-name="T1301"><text:s/></text:span><text:span text:style-name="T1302">완료</text:span><text:span text:style-name="T1303"><text:s/></text:span><text:span text:style-name="T1304">버큰을</text:span><text:span text:style-name="T1305"><text:s/>2</text:span><text:span text:style-name="T1306">번</text:span><text:span text:style-name="T1307"><text:s/></text:span><text:span text:style-name="T1308">클릭하면</text:span><text:span text:style-name="T1309"><text:s/></text:span><text:span text:style-name="T1310">된다</text:span></text:p>
      <text:p text:style-name="Standard"/>
      <text:p text:style-name="Standard"><text:span text:style-name="T1311">설치가</text:span><text:span text:style-name="T1312"><text:s/></text:span><text:span text:style-name="T1313">진행일</text:span><text:span text:style-name="T1314"><text:s/></text:span><text:span text:style-name="T1315">것이므로</text:span><text:span text:style-name="T1316"><text:s/>1600</text:span><text:span text:style-name="T1317">여개의</text:span><text:span text:style-name="T1318"><text:s/></text:span><text:span text:style-name="T1319">설치가</text:span><text:span text:style-name="T1320"><text:s/></text:span><text:span text:style-name="T1321">완료되면</text:span><text:span text:style-name="T1322"><text:s/></text:span><text:span text:style-name="T1323">재부팅</text:span><text:span text:style-name="T1324"><text:s/></text:span><text:span text:style-name="T1325">버튼</text:span><text:span text:style-name="T1326"><text:s/></text:span><text:span text:style-name="T1327">클릭</text:span><text:span text:style-name="T1328"><text:s/></text:span><text:span text:style-name="T1329">후</text:span><text:span text:style-name="T1330"><text:s/></text:span><text:span text:style-name="T1331">기다림</text:span></text:p>
      <text:p text:style-name="Standard"/>
      <text:p text:style-name="Standard"><text:span text:style-name="T1332">(</text:span><text:span text:style-name="T1333">참고</text:span><text:span text:style-name="T1334">)<text:s/></text:span><text:span text:style-name="T1335">부팅</text:span><text:span text:style-name="T1336"><text:s/></text:span><text:span text:style-name="T1337">시</text:span><text:span text:style-name="T1338"><text:s/></text:span><text:span text:style-name="T1339">기다리고</text:span><text:span text:style-name="T1340"><text:s/></text:span><text:span text:style-name="T1341">있으면</text:span><text:span text:style-name="T1342"><text:s/></text:span><text:span text:style-name="T1343">부팅이</text:span><text:span text:style-name="T1344"><text:s/></text:span><text:span text:style-name="T1345">시작됨</text:span><text:span text:style-name="T1346">,<text:s/></text:span><text:span text:style-name="T1347">만일</text:span><text:span text:style-name="T1348"><text:s/></text:span><text:span text:style-name="T1349">기다리지</text:span><text:span text:style-name="T1350"><text:s/></text:span><text:span text:style-name="T1351">않고</text:span><text:span text:style-name="T1352"><text:s/></text:span><text:span text:style-name="T1353">부팅시키려면</text:span><text:span text:style-name="T1354"><text:s/></text:span><text:span text:style-name="T1355">첫번째</text:span><text:span text:style-name="T1356"><text:s/></text:span><text:span text:style-name="T1357">줄</text:span><text:span text:style-name="T1358"><text:s/></text:span><text:span text:style-name="T1359">누른다</text:span></text:p>
      <text:p text:style-name="Standard"><text:span text:style-name="T1360">(or<text:s/></text:span><text:span text:style-name="T1361">첫번째</text:span><text:span text:style-name="T1362"><text:s/></text:span><text:span text:style-name="T1363">줄</text:span><text:span text:style-name="T1364"><text:s/></text:span><text:span text:style-name="T1365">첫글자</text:span><text:span text:style-name="T1366"><text:s/></text:span><text:span text:style-name="T1367">입력</text:span><text:span text:style-name="T1368">)</text:span></text:p>
      <text:p text:style-name="Standard"/>
      <text:p text:style-name="Standard"/>
      <text:p text:style-name="Standard"><text:span text:style-name="T1369">라이센스</text:span><text:span text:style-name="T1370"><text:s/></text:span><text:span text:style-name="T1371">정보</text:span><text:span text:style-name="T1372"><text:s/></text:span><text:span text:style-name="T1373">클릭</text:span><text:span text:style-name="T1374"><text:s/>-<text:s/></text:span><text:span text:style-name="T1375">약관에</text:span><text:span text:style-name="T1376"><text:s/></text:span><text:span text:style-name="T1377">동의합니다</text:span><text:span text:style-name="T1378"><text:s/></text:span><text:span text:style-name="T1379">클릭</text:span><text:span text:style-name="T1380"><text:s/></text:span><text:span text:style-name="T1381">후</text:span><text:span text:style-name="T1382"><text:s/></text:span><text:span text:style-name="T1383">완료</text:span></text:p>
      <text:p text:style-name="Standard"/>
      <text:p text:style-name="Standard"><text:span text:style-name="T1384">네트워크</text:span><text:span text:style-name="T1385"><text:s/></text:span><text:span text:style-name="T1386">설정</text:span><text:span text:style-name="T1387"><text:s/>-<text:s/></text:span><text:span text:style-name="T1388">켬</text:span><text:span text:style-name="T1389"><text:s/></text:span><text:span text:style-name="T1390">확인</text:span><text:span text:style-name="T1391"><text:s/></text:span><text:span text:style-name="T1392">완료</text:span></text:p>
      <text:p text:style-name="Standard"/>
      <text:p text:style-name="Standard"><text:span text:style-name="T1393">우측</text:span><text:span text:style-name="T1394"><text:s/></text:span><text:span text:style-name="T1395">아래</text:span><text:span text:style-name="T1396"><text:s/></text:span><text:span text:style-name="T1397">설정</text:span><text:span text:style-name="T1398"><text:s/></text:span><text:span text:style-name="T1399">완료</text:span><text:span text:style-name="T1400"><text:s/></text:span><text:span text:style-name="T1401">클릭</text:span><text:span text:style-name="T1402">.</text:span></text:p>
      <text:p text:style-name="Standard"/>
      <text:p text:style-name="Standard"/>
      <text:p text:style-name="Standard"><text:span text:style-name="T1403">(</text:span><text:span text:style-name="T1404">참고</text:span><text:span text:style-name="T1405">)<text:s/></text:span><text:span text:style-name="T1406">리눅스</text:span><text:span text:style-name="T1407"><text:s/></text:span><text:span text:style-name="T1408">암호는</text:span><text:span text:style-name="T1409"><text:s/></text:span><text:span text:style-name="T1410">일방암호</text:span><text:span text:style-name="T1411"><text:s/></text:span><text:span text:style-name="T1412">알고리즘</text:span></text:p>
      <text:p text:style-name="Standard"><text:span text:style-name="T1413"><text:tab/></text:span><text:span text:style-name="T1414">일방암호</text:span><text:span text:style-name="T1415"><text:s/></text:span><text:span text:style-name="T1416">알고리즘</text:span><text:span text:style-name="T1417">:<text:s/></text:span><text:span text:style-name="T1418">암호는</text:span><text:span text:style-name="T1419"><text:s/></text:span><text:span text:style-name="T1420">쉽게</text:span><text:span text:style-name="T1421"><text:s/></text:span><text:span text:style-name="T1422">생성</text:span><text:span text:style-name="T1423">,<text:s/></text:span><text:span text:style-name="T1424">암호</text:span><text:span text:style-name="T1425"><text:s/></text:span><text:span text:style-name="T1426">알아내기는</text:span><text:span text:style-name="T1427"><text:s/></text:span><text:span text:style-name="T1428">대단히</text:span><text:span text:style-name="T1429"><text:s/></text:span><text:span text:style-name="T1430">어렵</text:span></text:p>
      <text:p text:style-name="Standard"/>
      <text:p text:style-name="Standard"><text:span text:style-name="T1431">로그인</text:span><text:span text:style-name="T1432"><text:s/></text:span><text:span text:style-name="T1433">화면</text:span><text:span text:style-name="T1434"><text:s/></text:span><text:span text:style-name="T1435">뜨면</text:span><text:span text:style-name="T1436"><text:s/></text:span><text:span text:style-name="T1437">목록에</text:span><text:span text:style-name="T1438"><text:s/></text:span><text:span text:style-name="T1439">없습니까</text:span><text:span text:style-name="T1440"><text:s/>-<text:s/></text:span><text:span text:style-name="T1441">사용자</text:span><text:span text:style-name="T1442"><text:s/></text:span><text:span text:style-name="T1443">입력에</text:span><text:span text:style-name="T1444"><text:s/>root<text:s/></text:span><text:span text:style-name="T1445">입력</text:span><text:span text:style-name="T1446"><text:s/></text:span><text:span text:style-name="T1447">앞에</text:span><text:span text:style-name="T1448"><text:s/></text:span><text:span text:style-name="T1449">입력했던</text:span><text:span text:style-name="T1450"><text:s/></text:span><text:span text:style-name="T1451">암호</text:span><text:span text:style-name="T1452"><text:s/></text:span><text:span text:style-name="T1453">입력</text:span></text:p>
      <text:p text:style-name="Standard"/>
      <text:p text:style-name="Standard"><text:span text:style-name="T1454">gnom(</text:span><text:span text:style-name="T1455">리눅스</text:span><text:span text:style-name="T1456"><text:s/>gui<text:s/></text:span><text:span text:style-name="T1457">화면</text:span><text:span text:style-name="T1458">)<text:s/></text:span><text:span text:style-name="T1459">화면</text:span><text:span text:style-name="T1460"><text:s/>(GUI)</text:span><text:span text:style-name="T1461">에서</text:span><text:span text:style-name="T1462"><text:s/></text:span><text:span text:style-name="T1463">잠시</text:span><text:span text:style-name="T1464"><text:s/></text:span><text:span text:style-name="T1465">기다린</text:span><text:span text:style-name="T1466"><text:s/></text:span><text:span text:style-name="T1467">후</text:span><text:span text:style-name="T1468"><text:s/></text:span><text:span text:style-name="T1469">환영합니다</text:span><text:span text:style-name="T1470"><text:s/></text:span><text:span text:style-name="T1471">나오면</text:span><text:span text:style-name="T1472"><text:s/></text:span><text:span text:style-name="T1473">한국어</text:span><text:span text:style-name="T1474"><text:s/></text:span><text:span text:style-name="T1475">선택된</text:span><text:span text:style-name="T1476"><text:s/></text:span><text:span text:style-name="T1477">것</text:span><text:span text:style-name="T1478"><text:s/></text:span><text:span text:style-name="T1479">확인</text:span><text:span text:style-name="T1480"><text:s/></text:span><text:span text:style-name="T1481">후</text:span><text:span text:style-name="T1482"><text:s/></text:span><text:span text:style-name="T1483">다음</text:span><text:span text:style-name="T1484"><text:s/></text:span><text:span text:style-name="T1485">클릭</text:span></text:p>
      <text:soft-page-break/>
      <text:p text:style-name="Standard"><text:span text:style-name="T1486">입력</text:span><text:span text:style-name="T1487"><text:s/></text:span><text:span text:style-name="T1488">화면에서</text:span><text:span text:style-name="T1489"><text:s/></text:span><text:span text:style-name="T1490">맨</text:span><text:span text:style-name="T1491"><text:s/></text:span><text:span text:style-name="T1492">위</text:span><text:span text:style-name="T1493"><text:s/></text:span><text:span text:style-name="T1494">한국어</text:span><text:span text:style-name="T1495"><text:s/></text:span><text:span text:style-name="T1496">선택</text:span><text:span text:style-name="T1497"><text:s/></text:span><text:span text:style-name="T1498">후</text:span><text:span text:style-name="T1499"><text:s/></text:span><text:span text:style-name="T1500">다음</text:span><text:span text:style-name="T1501"><text:s/></text:span><text:span text:style-name="T1502">개인</text:span><text:span text:style-name="T1503"><text:s/></text:span><text:span text:style-name="T1504">정보는</text:span><text:span text:style-name="T1505"><text:s/></text:span><text:span text:style-name="T1506">끔</text:span><text:span text:style-name="T1507"><text:s/></text:span><text:span text:style-name="T1508">선택</text:span><text:span text:style-name="T1509"><text:s/></text:span><text:span text:style-name="T1510">후</text:span><text:span text:style-name="T1511"><text:s/></text:span><text:span text:style-name="T1512">다음</text:span><text:span text:style-name="T1513"><text:s/></text:span><text:span text:style-name="T1514">온라인</text:span><text:span text:style-name="T1515"><text:s/></text:span><text:span text:style-name="T1516">계정</text:span><text:span text:style-name="T1517"><text:s/></text:span><text:span text:style-name="T1518">연결은</text:span><text:span text:style-name="T1519"><text:s/></text:span><text:span text:style-name="T1520">건너뛰기</text:span><text:span text:style-name="T1521"><text:s/>-<text:s/></text:span><text:span text:style-name="T1522">준비됐습니다</text:span><text:span text:style-name="T1523"><text:s/></text:span><text:span text:style-name="T1524">나오면</text:span><text:span text:style-name="T1525"><text:s/>centos linux<text:s/></text:span><text:span text:style-name="T1526">시작</text:span><text:span text:style-name="T1527"><text:s/></text:span><text:span text:style-name="T1528">클릭</text:span><text:span text:style-name="T1529"><text:s/></text:span><text:span text:style-name="T1530">시작하기</text:span><text:span text:style-name="T1531"><text:s/></text:span><text:span text:style-name="T1532">화면</text:span><text:span text:style-name="T1533"><text:s/></text:span><text:span text:style-name="T1534">나오면</text:span><text:span text:style-name="T1535"><text:s/></text:span><text:span text:style-name="T1536">일단</text:span><text:span text:style-name="T1537"><text:s/></text:span><text:span text:style-name="T1538">닫기</text:span></text:p>
      <text:p text:style-name="Standard"/>
      <text:p text:style-name="Standard"><text:span text:style-name="T1539">서버</text:span><text:span text:style-name="T1540"><text:s/></text:span><text:span text:style-name="T1541">종료하기</text:span></text:p>
      <text:p text:style-name="Standard"><text:span text:style-name="T1542">우측</text:span><text:span text:style-name="T1543"><text:s/></text:span><text:span text:style-name="T1544">상단에</text:span><text:span text:style-name="T1545"><text:s/></text:span><text:span text:style-name="T1546">전원</text:span><text:span text:style-name="T1547"><text:s/></text:span><text:span text:style-name="T1548">스위치</text:span><text:span text:style-name="T1549"><text:s/></text:span><text:span text:style-name="T1550">버튼</text:span><text:span text:style-name="T1551"><text:s/></text:span><text:span text:style-name="T1552">클릭</text:span></text:p>
      <text:p text:style-name="Standard"><text:span text:style-name="T1553">root<text:s/></text:span><text:span text:style-name="T1554">클릭</text:span><text:span text:style-name="T1555">하면</text:span><text:span text:style-name="T1556"><text:s/></text:span><text:span text:style-name="T1557">펼친</text:span><text:span text:style-name="T1558"><text:s/></text:span><text:span text:style-name="T1559">메뉴</text:span><text:span text:style-name="T1560"><text:s/></text:span><text:span text:style-name="T1561">뜸</text:span></text:p>
      <text:p text:style-name="Standard"><text:span text:style-name="T1562">전원</text:span><text:span text:style-name="T1563"><text:s/></text:span><text:span text:style-name="T1564">스위치</text:span><text:span text:style-name="T1565"><text:s/></text:span><text:span text:style-name="T1566">클릭</text:span></text:p>
      <text:p text:style-name="Standard"><text:span text:style-name="T1567">컴퓨터</text:span><text:span text:style-name="T1568"><text:s/></text:span><text:span text:style-name="T1569">끄기</text:span><text:span text:style-name="T1570"><text:s/></text:span><text:span text:style-name="T1571">클릭</text:span></text:p>
      <text:p text:style-name="Standard"/>
      <text:p text:style-name="Standard"/>
      <text:p text:style-name="Standard"><text:span text:style-name="T1572">***</text:span><text:span text:style-name="T1573">제대로</text:span><text:span text:style-name="T1574"><text:s/></text:span><text:span text:style-name="T1575">리눅스</text:span><text:span text:style-name="T1576"><text:s/></text:span><text:span text:style-name="T1577">시작</text:span></text:p>
      <text:p text:style-name="Standard"><text:span text:style-name="T1578">centos7 -<text:s/></text:span><text:span text:style-name="T1579">마오</text:span><text:span text:style-name="T1580"><text:s/>-<text:s/></text:span><text:span text:style-name="T1581">시작</text:span><text:span text:style-name="T1582"><text:s/>-<text:s/></text:span><text:span text:style-name="T1583">일반</text:span><text:span text:style-name="T1584"><text:s/></text:span><text:span text:style-name="T1585">시작</text:span></text:p>
      <text:p text:style-name="Standard"><text:span text:style-name="T1586">ondal</text:span><text:span text:style-name="T1587">로</text:span><text:span text:style-name="T1588"><text:s/></text:span><text:span text:style-name="T1589">로그인</text:span><text:span text:style-name="T1590"><text:s/></text:span><text:span text:style-name="T1591">하거나</text:span><text:span text:style-name="T1592"><text:s/>root</text:span><text:span text:style-name="T1593">로</text:span><text:span text:style-name="T1594"><text:s/></text:span><text:span text:style-name="T1595">로그인</text:span></text:p>
      <text:p text:style-name="Standard"/>
      <text:p text:style-name="Standard"><text:span text:style-name="T1596">*</text:span><text:span text:style-name="T1597">터미널모드</text:span></text:p>
      <text:p text:style-name="Standard"><text:span text:style-name="T1598">prompt</text:span><text:span text:style-name="T1599">가</text:span><text:span text:style-name="T1600"><text:s/></text:span><text:span text:style-name="T1601">출력</text:span></text:p>
      <text:p text:style-name="Standard"><text:span text:style-name="T1602">#: root</text:span></text:p>
      <text:p text:style-name="Standard"><text:span text:style-name="T1603">$:<text:s/></text:span><text:span text:style-name="T1604">일반</text:span><text:span text:style-name="T1605"><text:s/></text:span><text:span text:style-name="T1606">유저</text:span></text:p>
      <text:p text:style-name="Standard"/>
      <text:p text:style-name="Standard"><text:span text:style-name="T1607">(</text:span><text:span text:style-name="T1608">참고</text:span><text:span text:style-name="T1609">)<text:s/></text:span><text:span text:style-name="T1610">한영변환은</text:span><text:span text:style-name="T1611"><text:s/></text:span><text:span text:style-name="T1612">한</text:span><text:span text:style-name="T1613">/</text:span><text:span text:style-name="T1614">영키</text:span><text:span text:style-name="T1615"><text:s/>or<text:s/></text:span><text:span text:style-name="T1616">윈도우키</text:span><text:span text:style-name="T1617"><text:s/>+<text:s/></text:span><text:span text:style-name="T1618">스페이스</text:span><text:span text:style-name="T1619"><text:s/>or shift + space<text:s/></text:span><text:span text:style-name="T1620">로</text:span><text:span text:style-name="T1621"><text:s/></text:span><text:span text:style-name="T1622">해본다</text:span></text:p>
      <text:p text:style-name="Standard"><text:span text:style-name="T1623">(</text:span><text:span text:style-name="T1624">참고</text:span><text:span text:style-name="T1625">)<text:s/></text:span><text:span text:style-name="T1626">한글이</text:span><text:span text:style-name="T1627"><text:s/></text:span><text:span text:style-name="T1628">안먹으면</text:span><text:span text:style-name="T1629"><text:s/></text:span><text:span text:style-name="T1630">프로그램</text:span><text:span text:style-name="T1631"><text:s/>-<text:s/></text:span><text:span text:style-name="T1632">시스템도구</text:span><text:span text:style-name="T1633">-<text:s/></text:span><text:span text:style-name="T1634">설정</text:span><text:span text:style-name="T1635"><text:s/>-</text:span><text:span text:style-name="T1636">지역</text:span><text:span text:style-name="T1637"><text:s/></text:span><text:span text:style-name="T1638">및</text:span><text:span text:style-name="T1639"><text:s/></text:span><text:span text:style-name="T1640">언어에서</text:span><text:span text:style-name="T1641"><text:s/></text:span><text:span text:style-name="T1642">한글</text:span><text:span text:style-name="T1643">(hangul)</text:span><text:span text:style-name="T1644">을</text:span><text:span text:style-name="T1645"><text:s/></text:span><text:span text:style-name="T1646">추가한</text:span><text:span text:style-name="T1647"><text:s/></text:span><text:span text:style-name="T1648">후</text:span></text:p>
      <text:p text:style-name="Standard"><text:span text:style-name="T1649">순서를</text:span><text:span text:style-name="T1650"><text:s/></text:span><text:span text:style-name="T1651">다른</text:span><text:span text:style-name="T1652"><text:s/></text:span><text:span text:style-name="T1653">한국어보다</text:span><text:span text:style-name="T1654"><text:s/></text:span><text:span text:style-name="T1655">위에</text:span><text:span text:style-name="T1656"><text:s/></text:span><text:span text:style-name="T1657">올리고</text:span><text:span text:style-name="T1658"><text:s/>reboot<text:s/></text:span><text:span text:style-name="T1659">하면됨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60">**********************************</text:span><text:span text:style-name="T1661">리눅스</text:span><text:span text:style-name="T1662"><text:s/></text:span><text:span text:style-name="T1663">사용법</text:span></text:p>
      <text:p text:style-name="Standard"><text:span text:style-name="T1664">echo:<text:s/></text:span><text:span text:style-name="T1665">화면</text:span><text:span text:style-name="T1666"><text:s/></text:span><text:span text:style-name="T1667">출력</text:span><text:span text:style-name="T1668"><text:s/></text:span><text:span text:style-name="T1669">명령어</text:span></text:p>
      <text:p text:style-name="Standard"/>
      <text:p text:style-name="Standard"><text:span text:style-name="T1670">리눅스에서</text:span><text:span text:style-name="T1671"><text:s/>c<text:s/></text:span><text:span text:style-name="T1672">언어를</text:span><text:span text:style-name="T1673"><text:s/></text:span><text:span text:style-name="T1674">개발</text:span><text:span text:style-name="T1675">,<text:s/></text:span><text:span text:style-name="T1676">먼저</text:span><text:span text:style-name="T1677"><text:s/></text:span><text:span text:style-name="T1678">윈도우에서</text:span><text:span text:style-name="T1679"><text:s/></text:span><text:span text:style-name="T1680">쉽게</text:span><text:span text:style-name="T1681"><text:s/></text:span><text:span text:style-name="T1682">작성하고</text:span><text:span text:style-name="T1683"><text:s/></text:span><text:span text:style-name="T1684">리눅스로</text:span><text:span text:style-name="T1685"><text:s/></text:span><text:span text:style-name="T1686">전송</text:span></text:p>
      <text:p text:style-name="Standard"><text:span text:style-name="T1687">툴</text:span><text:span text:style-name="T1688">: acroedit</text:span></text:p>
      <text:p text:style-name="Standard"><text:span text:style-name="T1689">ftp</text:span><text:span text:style-name="T1690">로</text:span><text:span text:style-name="T1691"><text:s/></text:span><text:span text:style-name="T1692">전송됨</text:span></text:p>
      <text:p text:style-name="Standard"/>
      <text:p text:style-name="Standard"><text:span text:style-name="T1693">repository(</text:span><text:span text:style-name="T1694">저장소</text:span><text:span text:style-name="T1695">)</text:span></text:p>
      <text:p text:style-name="Standard"/>
      <text:p text:style-name="Standard"/>
      <text:p text:style-name="Standard"/>
      <text:p text:style-name="Standard"/>
      <text:p text:style-name="Standard"><text:span text:style-name="T1696">(</text:span><text:span text:style-name="T1697">참고</text:span><text:span text:style-name="T1698">)<text:s/></text:span><text:span text:style-name="T1699">네트워크</text:span><text:span text:style-name="T1700"><text:s/></text:span><text:span text:style-name="T1701">용어</text:span></text:p>
      <text:p text:style-name="Standard"><text:span text:style-name="T1702">network adaptor:<text:s/></text:span><text:span text:style-name="T1703">랜카드</text:span></text:p>
      <text:p text:style-name="Standard"><text:span text:style-name="T1704">DHCP<text:s/></text:span><text:span text:style-name="T1705">서버</text:span><text:span text:style-name="T1706">: DHCP</text:span><text:span text:style-name="T1707">는</text:span><text:span text:style-name="T1708"><text:s/>Dynamic Host<text:s/></text:span><text:span text:style-name="T1709">Configuration Protocol<text:s/></text:span><text:span text:style-name="T1710">로</text:span><text:span text:style-name="T1711"><text:s/>IP</text:span><text:span text:style-name="T1712">등을</text:span><text:span text:style-name="T1713"><text:s/></text:span><text:span text:style-name="T1714">자동으로</text:span><text:span text:style-name="T1715"><text:s/></text:span><text:span text:style-name="T1716">할당하고</text:span><text:span text:style-name="T1717"><text:s/></text:span><text:span text:style-name="T1718">관리하는</text:span><text:span text:style-name="T1719"><text:s/></text:span><text:span text:style-name="T1720">서버</text:span></text:p>
      <text:p text:style-name="Standard"/>
      <text:p text:style-name="Standard"><text:span text:style-name="T1721">(</text:span><text:span text:style-name="T1722">참고</text:span><text:span text:style-name="T1723">)<text:s/></text:span><text:span text:style-name="T1724">네크워크</text:span><text:span text:style-name="T1725"><text:s/></text:span><text:span text:style-name="T1726">연결의</text:span><text:span text:style-name="T1727"><text:s/></text:span><text:span text:style-name="T1728">종류</text:span></text:p>
      <text:p text:style-name="Standard"><text:span text:style-name="T1729">1) Bridge:<text:s/></text:span><text:span text:style-name="T1730">호스트와</text:span><text:span text:style-name="T1731"><text:s/></text:span><text:span text:style-name="T1732">게스트를</text:span><text:span text:style-name="T1733"><text:s/></text:span><text:span text:style-name="T1734">하나로</text:span><text:span text:style-name="T1735"><text:s/></text:span><text:span text:style-name="T1736">연결시켜</text:span><text:span text:style-name="T1737"><text:s/></text:span><text:span text:style-name="T1738">하나의</text:span><text:span text:style-name="T1739"><text:s/></text:span><text:span text:style-name="T1740">너트워크로</text:span><text:span text:style-name="T1741"><text:s/></text:span><text:span text:style-name="T1742">사용하는</text:span><text:span text:style-name="T1743"><text:s/></text:span><text:span text:style-name="T1744">것으로</text:span></text:p>
      <text:p text:style-name="Standard"><text:span text:style-name="T1745">호스트와</text:span><text:span text:style-name="T1746"><text:s/></text:span><text:span text:style-name="T1747">게스트가</text:span><text:span text:style-name="T1748"><text:s/></text:span><text:span text:style-name="T1749">동등하게</text:span><text:span text:style-name="T1750"><text:s/></text:span><text:span text:style-name="T1751">여겨지며</text:span><text:span text:style-name="T1752"><text:s/></text:span><text:span text:style-name="T1753">같은</text:span><text:span text:style-name="T1754"><text:s/>IP<text:s/></text:span><text:span text:style-name="T1755">대역을</text:span><text:span text:style-name="T1756"><text:s/></text:span><text:span text:style-name="T1757">가짐</text:span></text:p>
      <text:p text:style-name="Standard"/>
      <text:p text:style-name="Standard"><text:span text:style-name="T1758">2) NAT:<text:s/></text:span><text:span text:style-name="T1759">게스트가</text:span><text:span text:style-name="T1760"><text:s/></text:span><text:span text:style-name="T1761">호스트의</text:span><text:span text:style-name="T1762"><text:s/></text:span><text:span text:style-name="T1763">하위</text:span><text:span text:style-name="T1764"><text:s/></text:span><text:span text:style-name="T1765">부분에</text:span><text:span text:style-name="T1766"><text:s/></text:span><text:span text:style-name="T1767">있는</text:span><text:span text:style-name="T1768"><text:s/></text:span><text:span text:style-name="T1769">방식으로</text:span><text:span text:style-name="T1770"><text:s/></text:span><text:span text:style-name="T1771">게스트는</text:span><text:span text:style-name="T1772"><text:s/>DHCP</text:span><text:span text:style-name="T1773">에서</text:span><text:span text:style-name="T1774"><text:s/></text:span><text:span text:style-name="T1775">내부</text:span><text:span text:style-name="T1776"><text:s/>IP</text:span><text:span text:style-name="T1777">를</text:span><text:span text:style-name="T1778"><text:s/></text:span><text:span text:style-name="T1779">받아오며</text:span><text:span text:style-name="T1780"><text:s/></text:span><text:span text:style-name="T1781">게스트는</text:span><text:span text:style-name="T1782"><text:s/></text:span><text:span text:style-name="T1783">호스트와</text:span><text:span text:style-name="T1784"><text:s/></text:span><text:span text:style-name="T1785">다른</text:span><text:span text:style-name="T1786"><text:s/>IP<text:s/></text:span><text:span text:style-name="T1787">대역을</text:span><text:span text:style-name="T1788"><text:s/></text:span><text:span text:style-name="T1789">가짐</text:span><text:span text:style-name="T1790">,<text:s/></text:span><text:span text:style-name="T1791">외부에서</text:span><text:span text:style-name="T1792"><text:s/></text:span><text:span text:style-name="T1793">게스트가</text:span><text:span text:style-name="T1794"><text:s/></text:span><text:span text:style-name="T1795">있는지는</text:span><text:span text:style-name="T1796"><text:s/></text:span><text:span text:style-name="T1797">알</text:span><text:span text:style-name="T1798"><text:s/></text:span><text:span text:style-name="T1799">수</text:span><text:span text:style-name="T1800"><text:s/></text:span><text:span text:style-name="T1801">없으며</text:span><text:span text:style-name="T1802"><text:s/></text:span><text:span text:style-name="T1803">게스트</text:span><text:span text:style-name="T1804">가</text:span><text:span text:style-name="T1805"><text:s/></text:span><text:span text:style-name="T1806">외부로</text:span><text:span text:style-name="T1807"><text:s/></text:span><text:span text:style-name="T1808">연결되는</text:span><text:span text:style-name="T1809"><text:s/></text:span><text:span text:style-name="T1810">것은</text:span><text:span text:style-name="T1811"><text:s/></text:span><text:span text:style-name="T1812">가능하다</text:span></text:p>
      <text:p text:style-name="Standard"/>
      <text:p text:style-name="Standard"><text:span text:style-name="T1813">3) Host-only:<text:s/></text:span><text:span text:style-name="T1814">게스트가</text:span><text:span text:style-name="T1815"><text:s/></text:span><text:span text:style-name="T1816">호스트의</text:span><text:span text:style-name="T1817"><text:s/></text:span><text:span text:style-name="T1818">하위</text:span><text:span text:style-name="T1819"><text:s/></text:span><text:span text:style-name="T1820">부분에</text:span><text:span text:style-name="T1821"><text:s/></text:span><text:span text:style-name="T1822">있으며</text:span><text:span text:style-name="T1823"><text:s/>NAT<text:s/></text:span><text:span text:style-name="T1824">라우터가</text:span><text:span text:style-name="T1825"><text:s/></text:span><text:span text:style-name="T1826">없는</text:span><text:span text:style-name="T1827"><text:s/></text:span><text:span text:style-name="T1828">방식이기에</text:span><text:span text:style-name="T1829"><text:s/></text:span><text:span text:style-name="T1830">게스트는</text:span><text:span text:style-name="T1831"><text:s/></text:span><text:span text:style-name="T1832">외부</text:span><text:span text:style-name="T1833"><text:s/></text:span><text:span text:style-name="T1834">연결이</text:span><text:span text:style-name="T1835"><text:s/></text:span><text:span text:style-name="T1836">불가능한</text:span><text:span text:style-name="T1837"><text:s/></text:span><text:span text:style-name="T1838">방식이다</text:span><text:span text:style-name="T1839">.<text:s/></text:span><text:span text:style-name="T1840">게스트는</text:span><text:span text:style-name="T1841"><text:s/></text:span><text:span text:style-name="T1842">호스트와</text:span><text:span text:style-name="T1843"><text:s/></text:span><text:span text:style-name="T1844">다른</text:span><text:span text:style-name="T1845"><text:s/>IP<text:s/></text:span><text:span text:style-name="T1846">대역을</text:span><text:span text:style-name="T1847"><text:s/></text:span><text:span text:style-name="T1848">가짐</text:span></text:p>
      <text:p text:style-name="Standard"><text:span text:style-name="T1849">게스트</text:span><text:span text:style-name="T1850"><text:s/></text:span><text:span text:style-name="T1851">인터넷</text:span><text:span text:style-name="T1852"><text:s/></text:span><text:span text:style-name="T1853">안됨</text:span></text:p>
      <text:p text:style-name="Standard"/>
      <text:p text:style-name="Standard"><text:span text:style-name="T1854">***<text:s/></text:span><text:span text:style-name="T1855">유닉스</text:span></text:p>
      <text:p text:style-name="Standard"><text:span text:style-name="T1856">유명</text:span><text:span text:style-name="T1857"><text:s/></text:span><text:span text:style-name="T1858">회사</text:span></text:p>
      <text:p text:style-name="Standard"><text:span text:style-name="T1859">sun microsystems</text:span></text:p>
      <text:p text:style-name="Standard"><text:span text:style-name="T1860">hp/ux</text:span></text:p>
      <text:p text:style-name="Standard"><text:span text:style-name="T1861">solaris</text:span></text:p>
      <text:p text:style-name="Standard"/>
      <text:p text:style-name="Standard"><text:span text:style-name="T1862">리눅스</text:span><text:span text:style-name="T1863">,<text:s/></text:span><text:span text:style-name="T1864">유닉스에</text:span><text:span text:style-name="T1865"><text:s/></text:span><text:span text:style-name="T1866">가장</text:span><text:span text:style-name="T1867"><text:s/></text:span><text:span text:style-name="T1868">중요한</text:span><text:span text:style-name="T1869"><text:s/></text:span><text:span text:style-name="T1870">개념</text:span><text:span text:style-name="T1871">: shell<text:s/></text:span><text:span text:style-name="T1872">이란</text:span><text:span text:style-name="T1873">?</text:span></text:p>
      <text:p text:style-name="Standard"><text:span text:style-name="T1874">윈도우</text:span><text:span text:style-name="T1875"><text:s/></text:span><text:span text:style-name="T1876">쉘</text:span><text:span text:style-name="T1877">: shell:Startup -<text:s/></text:span><text:span text:style-name="T1878">시작</text:span><text:span text:style-name="T1879"><text:s/></text:span><text:span text:style-name="T1880">프로그램</text:span></text:p>
      <text:p text:style-name="Standard"/>
      <text:p text:style-name="Standard"><text:span text:style-name="T1881">정의</text:span><text:span text:style-name="T1882">:<text:s/></text:span><text:span text:style-name="T1883">사용자와</text:span><text:span text:style-name="T1884"><text:s/></text:span><text:span text:style-name="T1885">시스템간의</text:span><text:span text:style-name="T1886"><text:s/></text:span><text:span text:style-name="T1887">다리</text:span><text:span text:style-name="T1888"><text:s/></text:span><text:span text:style-name="T1889">역활</text:span></text:p>
      <text:p text:style-name="Standard"><text:span text:style-name="T1890">사용자</text:span><text:span text:style-name="T1891"><text:s/>&lt;-----&gt; <text:s/>shell &lt;-------&gt; system(kernel)</text:span></text:p>
      <text:p text:style-name="Standard"><draw:custom-shape svg:x="0.92441in" svg:y="0.07795in" svg:width="1.23958in" svg:height="1.0625in" draw:z-index="251658240" draw:id="id0" draw:style-name="a0" draw:name="모양1" text:anchor-type="paragraph"><svg:title/><svg:desc/><text:p text:style-name="표준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text:span text:style-name="T1892"><text:s/></text:span></text:p>
      <text:p text:style-name="Standard"/>
      <text:p text:style-name="Standard"><text:span text:style-name="T1893"><text:tab/></text:span><text:span text:style-name="T1894"><text:tab/></text:span><text:span text:style-name="T1895"><text:s text:c="2"/>unix, linux</text:span></text:p>
      <text:p text:style-name="Standard"><text:span text:style-name="T1896"><text:tab/></text:span><text:span text:style-name="T1897"><text:tab/></text:span><text:span text:style-name="T1898"><text:tab/>server</text:span></text:p>
      <text:soft-page-break/>
      <text:p text:style-name="Standard"><draw:connector draw:type="line" svg:x1="0.45551in" svg:y1="0.64935in" svg:x2="1.09093in" svg:y2="0.0563in" draw:z-index="4" draw:id="id1" draw:style-name="a1" draw:name="모양3" text:anchor-type="paragraph"><svg:title/><svg:desc/></draw:connector><draw:connector draw:type="line" svg:x1="1.64291in" svg:y1="0.61093in" svg:x2="1.66375in" svg:y2="0.16024in" draw:z-index="5" draw:id="id2" draw:style-name="a2" draw:name="모양4" text:anchor-type="paragraph"><svg:title/><svg:desc/></draw:connector><draw:connector draw:type="line" svg:x1="2.91315in" svg:y1="0.6105in" svg:x2="1.95551in" svg:y2="0.07717in" draw:z-index="6" draw:id="id3" draw:style-name="a3" draw:name="모양5" text:anchor-type="paragraph"><svg:title/><svg:desc/></draw:connector></text:p>
      <text:p text:style-name="Standard"/>
      <text:p text:style-name="Standard"><draw:custom-shape svg:x="0.05984in" svg:y="0.20709in" svg:width="0.85417in" svg:height="0.85417in" draw:z-index="251659264" draw:id="id4" draw:style-name="a4" draw:name="모양2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26811in" svg:y="0.16811in" svg:width="0.85417in" svg:height="0.85417in" draw:z-index="2" draw:id="id5" draw:style-name="a5" draw:name="모양2_0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57008in" svg:y="0.16811in" svg:width="0.85417in" svg:height="0.85417in" draw:z-index="3" draw:id="id6" draw:style-name="a6" draw:name="모양2_1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T1899"><text:tab/></text:span><text:span text:style-name="T1900"><text:tab/></text:span><text:span text:style-name="T1901"><text:tab/></text:span><text:span text:style-name="T1902"><text:tab/></text:span><text:span text:style-name="T1903"><text:tab/></text:span><text:span text:style-name="T1904"><text:tab/>telnet(emulator)</text:span></text:p>
      <text:p text:style-name="Standard"><text:span text:style-name="T1905"><text:tab/>pc</text:span><text:span text:style-name="T1906"><text:tab/></text:span><text:span text:style-name="T1907"><text:tab/>pc</text:span><text:span text:style-name="T1908"><text:tab/></text:span><text:span text:style-name="T1909"><text:tab/></text:span><text:span text:style-name="T1910"><text:tab/>pc</text:span></text:p>
      <text:p text:style-name="Standard"/>
      <text:p text:style-name="Standard"/>
      <text:p text:style-name="Standard"/>
      <text:p text:style-name="Standard"><text:span text:style-name="T1911">단말기</text:span></text:p>
      <text:p text:style-name="Standard"/>
      <text:p text:style-name="Standard"/>
      <text:p text:style-name="Standard"><text:span text:style-name="T1912">--------------------------------------------------</text:span></text:p>
      <text:p text:style-name="Standard"/>
      <text:p text:style-name="Standard"><text:span text:style-name="T1913">unix <text:s/></text:span><text:span text:style-name="T1914"><text:tab/></text:span><text:span text:style-name="T1915"><text:tab/>(</text:span><text:span text:style-name="T1916">만든사람</text:span><text:span text:style-name="T1917">)</text:span><text:span text:style-name="T1918"><text:tab/></text:span><text:span text:style-name="T1919"><text:tab/></text:span><text:span text:style-name="T1920"><text:tab/></text:span><text:span text:style-name="T1921"><text:tab/></text:span><text:span text:style-name="T1922"><text:tab/></text:span><text:span text:style-name="T1923"><text:tab/></text:span><text:span text:style-name="T1924"><text:tab/></text:span><text:span text:style-name="T1925">프롬프트</text:span><text:span text:style-name="T1926"><text:s/></text:span><text:span text:style-name="T1927">명령어위치</text:span></text:p>
      <text:p text:style-name="Standard"><text:span text:style-name="T1928"><text:tab/>bourne(Steven Bourne) shell (</text:span><text:span text:style-name="T1929">줄여서</text:span><text:span text:style-name="T1930"><text:s/>b shell)</text:span><text:span text:style-name="T1931"><text:tab/></text:span><text:span text:style-name="T1932"><text:tab/></text:span><text:span text:style-name="T1933"><text:tab/>$</text:span><text:span text:style-name="T1934"><text:tab/></text:span><text:span text:style-name="T1935"><text:s text:c="4"/>/usr/bin/sh</text:span></text:p>
      <text:p text:style-name="Standard"><text:span text:style-name="T1936"><text:tab/>C shell(Bill Joy,<text:s/></text:span><text:span text:style-name="T1937">버클리대학</text:span><text:span text:style-name="T1938">)<text:s/></text:span><text:span text:style-name="T1939"><text:tab/></text:span><text:span text:style-name="T1940"><text:tab/></text:span><text:span text:style-name="T1941"><text:tab/></text:span><text:span text:style-name="T1942"><text:tab/></text:span><text:span text:style-name="T1943"><text:tab/>%</text:span><text:span text:style-name="T1944"><text:tab/><text:s text:c="4"/>/usr/bin/csh</text:span></text:p>
      <text:p text:style-name="Standard"><text:span text:style-name="T1945"><text:tab/>K shell (David Korn) (b+c=k, b</text:span><text:span text:style-name="T1946">와</text:span><text:span text:style-name="T1947"><text:s/>c</text:span><text:span text:style-name="T1948">의</text:span><text:span text:style-name="T1949"><text:s/></text:span><text:span text:style-name="T1950">장점을</text:span><text:span text:style-name="T1951"><text:s/></text:span><text:span text:style-name="T1952">합침</text:span><text:span text:style-name="T1953">,<text:s/></text:span><text:span text:style-name="T1954">용량큼</text:span><text:span text:style-name="T1955">)</text:span><text:span text:style-name="T1956"><text:tab/>$</text:span><text:span text:style-name="T1957"><text:tab/><text:s text:c="4"/>/usr/bin/ksh</text:span></text:p>
      <text:p text:style-name="Standard"><text:span text:style-name="T1958">Linux</text:span></text:p>
      <text:p text:style-name="Standard"><text:span text:style-name="T1959"><text:tab/>bash(bourne again shell) shell</text:span><text:span text:style-name="T1960"><text:tab/></text:span><text:span text:style-name="T1961"><text:tab/></text:span><text:span text:style-name="T1962"><text:tab/></text:span><text:span text:style-name="T1963"><text:tab/></text:span><text:span text:style-name="T1964"><text:tab/></text:span><text:span text:style-name="T1965"><text:tab/></text:span><text:span text:style-name="T1966"><text:tab/>/bin/bash</text:span></text:p>
      <text:p text:style-name="Standard"/>
      <text:p text:style-name="Standard"/>
      <text:p text:style-name="Standard"/>
      <text:p text:style-name="Standard"><text:span text:style-name="T1967">리눅스</text:span><text:span text:style-name="T1968">(</text:span><text:span text:style-name="T1969">유닉스</text:span><text:span text:style-name="T1970">)<text:s/></text:span><text:span text:style-name="T1971">계층구조</text:span></text:p>
      <text:p text:style-name="Standard"/>
      <text:p text:style-name="Standard"><text:span text:style-name="T1972">**</text:span><text:span text:style-name="T1973">명령어</text:span></text:p>
      <text:p text:style-name="Standard"><text:span text:style-name="T1974">pwd:<text:s/></text:span><text:span text:style-name="T1975">현재</text:span><text:span text:style-name="T1976"><text:s/></text:span><text:span text:style-name="T1977">위치</text:span></text:p>
      <text:p text:style-name="Standard"><text:span text:style-name="T1978">cd: change directory</text:span></text:p>
      <text:p text:style-name="Standard"><text:span text:style-name="T1979">ls -l</text:span></text:p>
      <text:p text:style-name="Standard"><text:span text:style-name="T1980">cat</text:span></text:p>
      <text:p text:style-name="Standard"/>
      <text:p text:style-name="Standard"><text:span text:style-name="T1981"><text:tab/></text:span><text:span text:style-name="T1982"><text:tab/></text:span><text:span text:style-name="T1983"><text:tab/></text:span><text:span text:style-name="T1984"><text:tab/>/</text:span></text:p>
      <text:p text:style-name="Standard"><text:span text:style-name="T1985">usr</text:span><text:span text:style-name="T1986"><text:tab/></text:span><text:span text:style-name="T1987"><text:tab/></text:span><text:span text:style-name="T1988"><text:tab/>etc</text:span><text:span text:style-name="T1989"><text:tab/>bin</text:span><text:span text:style-name="T1990"><text:tab/>lib</text:span><text:span text:style-name="T1991"><text:tab/>tmp</text:span><text:span text:style-name="T1992"><text:tab/>dev</text:span><text:span text:style-name="T1993"><text:tab/>home</text:span></text:p>
      <text:p text:style-name="Standard"><text:span text:style-name="T1994">bin lib include</text:span><text:span text:style-name="T1995"><text:tab/></text:span><text:span text:style-name="T1996"><text:tab/></text:span><text:span text:style-name="T1997"><text:tab/></text:span><text:span text:style-name="T1998"><text:tab/></text:span><text:span text:style-name="T1999"><text:tab/></text:span><text:span text:style-name="T2000"><text:tab/>ondal</text:span></text:p>
      <text:p text:style-name="Standard"/>
      <text:p text:style-name="Standard"><text:span text:style-name="T2001">/</text:span><text:span text:style-name="T2002"><text:tab/></text:span><text:span text:style-name="T2003">루트</text:span><text:span text:style-name="T2004"><text:s/></text:span><text:span text:style-name="T2005">디렉토리</text:span></text:p>
      <text:p text:style-name="Standard"><text:span text:style-name="T2006">/usr</text:span><text:span text:style-name="T2007"><text:tab/></text:span><text:span text:style-name="T2008">루트</text:span><text:span text:style-name="T2009"><text:s/></text:span><text:span text:style-name="T2010">디렉토리의</text:span><text:span text:style-name="T2011"><text:s/></text:span><text:span text:style-name="T2012">서브</text:span><text:span text:style-name="T2013"><text:s/></text:span><text:span text:style-name="T2014">디렉토리</text:span><text:span text:style-name="T2015">,<text:s/></text:span><text:span text:style-name="T2016">공유</text:span><text:span text:style-name="T2017"><text:s/></text:span><text:span text:style-name="T2018">파일을</text:span><text:span text:style-name="T2019"><text:s/></text:span><text:span text:style-name="T2020">포함</text:span></text:p>
      <text:p text:style-name="Standard"><text:span text:style-name="T2021">/bin</text:span><text:span text:style-name="T2022"><text:tab/></text:span><text:span text:style-name="T2023">명령</text:span><text:span text:style-name="T2024"><text:s/></text:span><text:span text:style-name="T2025">파일</text:span><text:span text:style-name="T2026"><text:s/></text:span><text:span text:style-name="T2027">포함</text:span></text:p>
      <text:p text:style-name="Standard"><text:span text:style-name="T2028">/dev</text:span><text:span text:style-name="T2029"><text:tab/></text:span><text:span text:style-name="T2030">입출력장치등을</text:span><text:span text:style-name="T2031"><text:s/></text:span><text:span text:style-name="T2032">포함</text:span></text:p>
      <text:p text:style-name="Standard"><text:span text:style-name="T2033">/etc</text:span><text:span text:style-name="T2034"><text:tab/></text:span><text:span text:style-name="T2035">관리</text:span><text:span text:style-name="T2036"><text:s/></text:span><text:span text:style-name="T2037">파일을</text:span><text:span text:style-name="T2038"><text:s/></text:span><text:span text:style-name="T2039">포함</text:span></text:p>
      <text:soft-page-break/>
      <text:p text:style-name="Standard"><text:span text:style-name="T2040">/tmp</text:span><text:span text:style-name="T2041"><text:tab/></text:span><text:span text:style-name="T2042">임시파일</text:span></text:p>
      <text:p text:style-name="Standard"><text:span text:style-name="T2043">/lib</text:span><text:span text:style-name="T2044"><text:tab/></text:span><text:span text:style-name="T2045">라이브러리</text:span></text:p>
      <text:p text:style-name="Standard"/>
      <text:p text:style-name="Standard"><text:span text:style-name="T2046">**</text:span><text:span text:style-name="T2047">명령어</text:span></text:p>
      <text:p text:style-name="Standard"><text:span text:style-name="T2048">ls : list</text:span></text:p>
      <text:p text:style-name="Standard"><text:span text:style-name="T2049">ls -a(all): hidden file<text:s/></text:span><text:span text:style-name="T2050">까지</text:span></text:p>
      <text:p text:style-name="Standard"><text:span text:style-name="T2051">ls -la (l: long):<text:s/></text:span><text:span text:style-name="T2052">자세히</text:span><text:span text:style-name="T2053"><text:s/></text:span><text:span text:style-name="T2054">출력</text:span></text:p>
      <text:p text:style-name="Standard"><text:span text:style-name="T2055">ls -lai (i:<text:s/></text:span><text:span text:style-name="T2056">i-node)<text:s/></text:span><text:span text:style-name="T2057">리눅스는</text:span><text:span text:style-name="T2058"><text:s/></text:span><text:span text:style-name="T2059">모든</text:span><text:span text:style-name="T2060"><text:s/></text:span><text:span text:style-name="T2061">파일을</text:span><text:span text:style-name="T2062"><text:s/>i-node<text:s/></text:span><text:span text:style-name="T2063">숫자로</text:span><text:span text:style-name="T2064"><text:s/></text:span><text:span text:style-name="T2065">기억함</text:span><text:span text:style-name="T2066">(</text:span><text:span text:style-name="T2067">숫자가</text:span><text:span text:style-name="T2068"><text:s/></text:span><text:span text:style-name="T2069">같으면</text:span><text:span text:style-name="T2070"><text:s/></text:span><text:span text:style-name="T2071">같은</text:span><text:span text:style-name="T2072"><text:s/></text:span><text:span text:style-name="T2073">파일</text:span><text:span text:style-name="T2074">)</text:span></text:p>
      <text:p text:style-name="Standard"/>
      <text:p text:style-name="Standard"><text:span text:style-name="T2075">clear:<text:s/></text:span><text:span text:style-name="T2076">화면</text:span><text:span text:style-name="T2077"><text:s/></text:span><text:span text:style-name="T2078">비움</text:span><text:span text:style-name="T2079"><text:s/></text:span><text:span text:style-name="T2080">명령</text:span></text:p>
      <text:p text:style-name="Standard"><text:span text:style-name="T2081">alias c=clear: c</text:span><text:span text:style-name="T2082">로도</text:span><text:span text:style-name="T2083"><text:s/>clear</text:span><text:span text:style-name="T2084">명령어</text:span><text:span text:style-name="T2085"><text:s/></text:span><text:span text:style-name="T2086">사용</text:span><text:span text:style-name="T2087"><text:s/></text:span><text:span text:style-name="T2088">가능</text:span><text:span text:style-name="T2089"><text:s/>(</text:span><text:span text:style-name="T2090">껏다</text:span><text:span text:style-name="T2091"><text:s/></text:span><text:span text:style-name="T2092">키면</text:span><text:span text:style-name="T2093"><text:s/></text:span><text:span text:style-name="T2094">사라짐</text:span><text:span text:style-name="T2095">)</text:span></text:p>
      <text:p text:style-name="Standard"/>
      <text:p text:style-name="Standard"><text:span text:style-name="T2096">cp: cp<text:s/></text:span><text:span text:style-name="T2097">원본</text:span><text:span text:style-name="T2098"><text:s/></text:span><text:span text:style-name="T2099">사본</text:span></text:p>
      <text:p text:style-name="Standard"/>
      <text:p text:style-name="Standard"><text:span text:style-name="T2100">cd [</text:span><text:span text:style-name="T2101">엔터</text:span><text:span text:style-name="T2102">]:<text:s/></text:span><text:span text:style-name="T2103">어디에</text:span><text:span text:style-name="T2104"><text:s/></text:span><text:span text:style-name="T2105">있던지</text:span><text:span text:style-name="T2106"><text:s/></text:span><text:span text:style-name="T2107">내</text:span><text:span text:style-name="T2108"><text:s/></text:span><text:span text:style-name="T2109">방으로</text:span></text:p>
      <text:p text:style-name="Standard"><text:span text:style-name="T2110">다중복사</text:span><text:span text:style-name="T2111">:</text:span><text:span text:style-name="T2112"><text:tab/>cp aa.txt bb.txt bang</text:span></text:p>
      <text:p text:style-name="Standard"><text:span text:style-name="T2113">디렉터리</text:span><text:span text:style-name="T2114"><text:s/></text:span><text:span text:style-name="T2115">복사</text:span><text:span text:style-name="T2116">: cp -r bang/ bang2</text:span></text:p>
      <text:p text:style-name="Standard"/>
      <text:p text:style-name="Standard"><text:span text:style-name="T2117">mkdir(make directory)</text:span></text:p>
      <text:p text:style-name="Standard"><text:span text:style-name="T2118">다중</text:span><text:span text:style-name="T2119"><text:s/></text:span><text:span text:style-name="T2120">만들기</text:span><text:span text:style-name="T2121">: mkdir -p jip/anbang</text:span></text:p>
      <text:p text:style-name="Standard"/>
      <text:p text:style-name="Standard"><text:span text:style-name="T2122">rmdir:<text:s/></text:span><text:span text:style-name="T2123">디렉터리</text:span><text:span text:style-name="T2124"><text:s/></text:span><text:span text:style-name="T2125">삭제</text:span></text:p>
      <text:p text:style-name="Standard"><text:span text:style-name="T2126">rm:<text:s/></text:span><text:span text:style-name="T2127">파일</text:span><text:span text:style-name="T2128"><text:s/></text:span><text:span text:style-name="T2129">삭제</text:span><text:span text:style-name="T2130"><text:s/>-&gt;<text:s/></text:span><text:span text:style-name="T2131">다시한번</text:span><text:span text:style-name="T2132"><text:s/></text:span><text:span text:style-name="T2133">확인하는</text:span><text:span text:style-name="T2134"><text:s/>-i<text:s/></text:span><text:span text:style-name="T2135">옵션</text:span><text:span text:style-name="T2136"><text:s/></text:span><text:span text:style-name="T2137">꼭</text:span><text:span text:style-name="T2138"><text:s/></text:span><text:span text:style-name="T2139">사용하기</text:span></text:p>
      <text:p text:style-name="Standard"/>
      <text:p text:style-name="Standard"/>
      <text:p text:style-name="Standard"><text:span text:style-name="T2140">***</text:span><text:span text:style-name="T2141">파일</text:span><text:span text:style-name="T2142"><text:s/></text:span><text:span text:style-name="T2143">권한</text:span></text:p>
      <text:p text:style-name="Standard"><text:span text:style-name="T2144">r: read</text:span></text:p>
      <text:p text:style-name="Standard"><text:span text:style-name="T2145">w: write</text:span></text:p>
      <text:p text:style-name="Standard"><text:span text:style-name="T2146">x: execute -&gt;<text:s/></text:span><text:span text:style-name="T2147">디렉터리일</text:span><text:span text:style-name="T2148"><text:s/></text:span><text:span text:style-name="T2149">때는</text:span><text:span text:style-name="T2150"><text:s/></text:span><text:span text:style-name="T2151">접근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152">***</text:span><text:span text:style-name="T2153">리눅스</text:span><text:span text:style-name="T2154"><text:s/></text:span><text:span text:style-name="T2155">압축</text:span><text:span text:style-name="T2156"><text:s text:c="2"/></text:span><text:span text:style-name="T2157"><text:tab/>.gz</text:span></text:p>
      <text:p text:style-name="Standard"/>
      <text:p text:style-name="Standard"><text:span text:style-name="T2158">원리</text:span><text:span text:style-name="T2159">:</text:span></text:p>
      <text:soft-page-break/>
      <text:p text:style-name="Standard"><text:span text:style-name="T2160"><text:tab/>123aaaaabb23cccccc</text:span></text:p>
      <text:p text:style-name="Standard"><text:span text:style-name="T2161"><text:tab/>123a5b234c6</text:span></text:p>
      <text:p text:style-name="Standard"/>
      <text:p text:style-name="Standard"><text:span text:style-name="T2162">순서</text:span><text:span text:style-name="T2163">:</text:span></text:p>
      <text:p text:style-name="Standard"><text:span text:style-name="T2164"><text:tab/>1)<text:s/></text:span><text:span text:style-name="T2165">파일</text:span><text:span text:style-name="T2166"><text:s/></text:span><text:span text:style-name="T2167">묶기</text:span><text:span text:style-name="T2168"><text:s/>.tar</text:span></text:p>
      <text:p text:style-name="Standard"><text:span text:style-name="T2169"><text:tab/>2)<text:s/></text:span><text:span text:style-name="T2170">압축</text:span><text:span text:style-name="T2171"><text:s/>.tar.gz</text:span></text:p>
      <text:p text:style-name="Standard"/>
      <text:p text:style-name="Standard"><text:span text:style-name="T2172">명령어</text:span><text:span text:style-name="T2173">:</text:span></text:p>
      <text:p text:style-name="Standard"><text:span text:style-name="T2174"><text:tab/>1) tar -cvf aa.tar *.*(</text:span><text:span text:style-name="T2175">내</text:span><text:span text:style-name="T2176"><text:s/></text:span><text:span text:style-name="T2177">방안에</text:span><text:span text:style-name="T2178"><text:s/></text:span><text:span text:style-name="T2179">있는</text:span><text:span text:style-name="T2180"><text:s/></text:span><text:span text:style-name="T2181">전부</text:span><text:span text:style-name="T2182"><text:s/></text:span><text:span text:style-name="T2183">묶기</text:span><text:span text:style-name="T2184">)</text:span></text:p>
      <text:p text:style-name="Standard"><text:span text:style-name="T2185"><text:tab/></text:span><text:span text:style-name="T2186"><text:tab/></text:span><text:span text:style-name="T2187">(c:<text:s/></text:span><text:span text:style-name="T2188">묶는것</text:span><text:span text:style-name="T2189"><text:s/>v:view(</text:span><text:span text:style-name="T2190">과정을</text:span><text:span text:style-name="T2191"><text:s/></text:span><text:span text:style-name="T2192">보겠다</text:span><text:span text:style-name="T2193">) f:file)</text:span></text:p>
      <text:p text:style-name="Standard"><text:span text:style-name="T2194"><text:tab/>2) gzip aa.tar ==&gt; aa.tar.gz</text:span></text:p>
      <text:p text:style-name="Standard"/>
      <text:p text:style-name="Standard"><text:span text:style-name="T2195">압축</text:span><text:span text:style-name="T2196"><text:s/></text:span><text:span text:style-name="T2197">풀기</text:span></text:p>
      <text:p text:style-name="Standard"><text:span text:style-name="T2198"><text:tab/>gzip -d = gunzip</text:span></text:p>
      <text:p text:style-name="Standard"><text:span text:style-name="T2199"><text:tab/>tar -xvf</text:span></text:p>
      <text:p text:style-name="Standard"/>
      <text:p text:style-name="Standard"/>
      <text:p text:style-name="Standard"><text:span text:style-name="T2200">파일</text:span><text:span text:style-name="T2201"><text:s/></text:span><text:span text:style-name="T2202">옮기기</text:span></text:p>
      <text:p text:style-name="Standard"><text:span text:style-name="T2203">mv<text:s/></text:span><text:span text:style-name="T2204">현재위치</text:span><text:span text:style-name="T2205"><text:s/></text:span><text:span text:style-name="T2206">이동할위치</text:span></text:p>
      <text:p text:style-name="Standard"><text:span text:style-name="T2207">현재</text:span><text:span text:style-name="T2208"><text:s/></text:span><text:span text:style-name="T2209">위치</text:span><text:span text:style-name="T2210"><text:s/>-&gt;<text:s/></text:span><text:span text:style-name="T2211">현재</text:span><text:span text:style-name="T2212"><text:s/></text:span><text:span text:style-name="T2213">위치</text:span><text:span text:style-name="T2214"><text:s/></text:span><text:span text:style-name="T2215">하면</text:span><text:span text:style-name="T2216"><text:s/></text:span><text:span text:style-name="T2217">이름</text:span><text:span text:style-name="T2218"><text:s/></text:span><text:span text:style-name="T2219">바꾸는</text:span><text:span text:style-name="T2220"><text:s/></text:span><text:span text:style-name="T2221">효과</text:span></text:p>
      <text:p text:style-name="Standard"/>
      <text:p text:style-name="Standard"/>
      <text:p text:style-name="Standard"><text:span text:style-name="T2222">cd /bin</text:span></text:p>
      <text:p text:style-name="Standard"><text:span text:style-name="T2223">ls -F</text:span></text:p>
      <text:p text:style-name="Standard"><text:span text:style-name="T2224">@:<text:s/></text:span><text:span text:style-name="T2225">링크</text:span><text:span text:style-name="T2226"><text:s/></text:span><text:span text:style-name="T2227">파일</text:span></text:p>
      <text:p text:style-name="Standard"><text:span text:style-name="T2228">*:<text:s/></text:span><text:span text:style-name="T2229">실행</text:span><text:span text:style-name="T2230"><text:s/></text:span><text:span text:style-name="T2231">파일</text:span></text:p>
      <text:p text:style-name="Standard"><text:span text:style-name="T2232">/:<text:s/></text:span><text:span text:style-name="T2233">디렉터리</text:span><text:span text:style-name="T2234"><text:s/></text:span><text:span text:style-name="T2235">파일</text:span></text:p>
      <text:p text:style-name="Standard"/>
      <text:p text:style-name="Standard"><text:span text:style-name="T2236">----</text:span></text:p>
      <text:p text:style-name="Standard"/>
      <text:p text:style-name="Standard"><text:span text:style-name="T2237">hardlink:<text:s/></text:span><text:span text:style-name="T2238">같은</text:span><text:span text:style-name="T2239"><text:s/></text:span><text:span text:style-name="T2240">시스템에서</text:span><text:span text:style-name="T2241"><text:s/>i-node</text:span><text:span text:style-name="T2242">를</text:span><text:span text:style-name="T2243"><text:s/></text:span><text:span text:style-name="T2244">공유</text:span></text:p>
      <text:p text:style-name="Standard"><text:span text:style-name="T2245">ln hh.txt hh2.txt</text:span></text:p>
      <text:p text:style-name="Standard"><text:span text:style-name="T2246">두개</text:span><text:span text:style-name="T2247"><text:s/></text:span><text:span text:style-name="T2248">같은</text:span><text:span text:style-name="T2249"><text:s/></text:span><text:span text:style-name="T2250">파일</text:span></text:p>
      <text:p text:style-name="Standard"/>
      <text:p text:style-name="Standard"><text:span text:style-name="T2251">cat &gt; hh.txt</text:span><text:span text:style-name="T2252"><text:tab/></text:span><text:span text:style-name="T2253"><text:tab/></text:span><text:span text:style-name="T2254"><text:tab/></text:span><text:span text:style-name="T2255">파일</text:span><text:span text:style-name="T2256"><text:s/></text:span><text:span text:style-name="T2257">내용</text:span><text:span text:style-name="T2258"><text:s/></text:span><text:span text:style-name="T2259">변경</text:span></text:p>
      <text:p text:style-name="Standard"><text:span text:style-name="T2260">cat &gt;&gt; hh.txt</text:span><text:span text:style-name="T2261"><text:tab/></text:span><text:span text:style-name="T2262"><text:tab/></text:span><text:span text:style-name="T2263">파일</text:span><text:span text:style-name="T2264"><text:s/></text:span><text:span text:style-name="T2265">내용</text:span><text:span text:style-name="T2266"><text:s/></text:span><text:span text:style-name="T2267">추가</text:span></text:p>
      <text:p text:style-name="Standard"><text:span text:style-name="T2268">&gt;</text:span><text:span text:style-name="T2269"><text:s/></text:span><text:span text:style-name="T2270">은</text:span><text:span text:style-name="T2271"><text:s/>redirection</text:span></text:p>
      <text:p text:style-name="Standard"/>
      <text:p text:style-name="Standard"><text:span text:style-name="T2272">symbolic link -&gt;<text:s/></text:span><text:span text:style-name="T2273">원본</text:span><text:span text:style-name="T2274"><text:s/></text:span><text:span text:style-name="T2275">삭제</text:span><text:span text:style-name="T2276"><text:s/>x</text:span></text:p>
      <text:p text:style-name="Standard"/>
      <text:p text:style-name="Standard"/>
      <text:p text:style-name="Standard"/>
      <text:p text:style-name="Standard"><text:span text:style-name="T2277">*** vi<text:s/></text:span><text:span text:style-name="T2278">에디터</text:span></text:p>
      <text:p text:style-name="Standard"><text:span text:style-name="T2279">:set nu -&gt;<text:s/></text:span><text:span text:style-name="T2280">넘버링</text:span></text:p>
      <text:p text:style-name="Standard"><text:span text:style-name="T2281">:set nonu -&gt;<text:s/></text:span><text:span text:style-name="T2282">넘버링</text:span><text:span text:style-name="T2283"><text:s/></text:span><text:span text:style-name="T2284">해제</text:span></text:p>
      <text:p text:style-name="Standard"/>
      <text:p text:style-name="Standard"/>
      <text:p text:style-name="Standard"/>
      <text:p text:style-name="Standard"><text:span text:style-name="T2285">** process</text:span></text:p>
      <text:p text:style-name="Standard"><text:span text:style-name="T2286">ps -eaf</text:span></text:p>
      <text:p text:style-name="Standard"><text:span text:style-name="T2287"><text:tab/>e: every,<text:s/></text:span><text:span text:style-name="T2288">실행중인</text:span><text:span text:style-name="T2289"><text:s/></text:span><text:span text:style-name="T2290">사용자</text:span><text:span text:style-name="T2291">,<text:s/></text:span><text:span text:style-name="T2292">프로세스</text:span></text:p>
      <text:p text:style-name="Standard"><text:span text:style-name="T2293"><text:tab/>a: all<text:s/></text:span><text:span text:style-name="T2294">로그인된</text:span><text:span text:style-name="T2295"><text:s/></text:span><text:span text:style-name="T2296">단말기와</text:span><text:span text:style-name="T2297"><text:s/></text:span><text:span text:style-name="T2298">관련</text:span></text:p>
      <text:p text:style-name="Standard"><text:span text:style-name="T2299"><text:tab/>f:<text:s/></text:span><text:span text:style-name="T2300">완전한</text:span><text:span text:style-name="T2301"><text:s/></text:span><text:span text:style-name="T2302">정보</text:span></text:p>
      <text:p text:style-name="Standard"/>
      <text:p text:style-name="Standard"><text:span text:style-name="T2303">강제</text:span><text:span text:style-name="T2304"><text:s/></text:span><text:span text:style-name="T2305">종료</text:span><text:span text:style-name="T2306">: kill -9 [PID]</text:span></text:p>
      <text:p text:style-name="Standard"/>
      <text:p text:style-name="Standard"><text:span text:style-name="T2307">프롬프트</text:span><text:span text:style-name="T2308"><text:s/></text:span><text:span text:style-name="T2309">변경</text:span></text:p>
      <text:p text:style-name="Standard"><text:span text:style-name="T2310">PS1=[</text:span><text:span text:style-name="T2311">프롬프트</text:span><text:span text:style-name="T2312">]</text:span></text:p>
      <text:p text:style-name="Standard"><text:span text:style-name="T2313">PS1='[\u@\h \W]\$ '</text:span></text:p>
      <text:p text:style-name="Standard"><text:span text:style-name="T2314">u: user</text:span></text:p>
      <text:p text:style-name="Standard"><text:span text:style-name="T2315">h: ip(host)</text:span></text:p>
      <text:p text:style-name="Standard"><text:span text:style-name="T2316">W:<text:s/></text:span><text:span text:style-name="T2317">위치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맑은 고딕" svg:font-family="맑은 고딕" style:font-family-generic="modern" style:font-pitch="variable" svg:panose-1="2 11 5 3 2 0 0 2 0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나눔고딕" svg:font-family="나눔고딕" style:font-family-generic="system" style:font-pitch="variable"/>
    <style:font-face style:name="Liberation Mono" svg:font-family="Liberation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맑은 고딕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제목1" style:display-name="제목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나눔고딕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나눔고딕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3505</dc:creator>
    <meta:creation-date>2020-10-29T15:45:00Z</meta:creation-date>
    <dc:date>2020-11-04T04:27:00Z</dc:date>
    <meta:template xlink:href="Normal.dotm" xlink:type="simple"/>
    <meta:editing-cycles>10</meta:editing-cycles>
    <meta:editing-duration>PT36120S</meta:editing-duration>
    <meta:document-statistic meta:page-count="12" meta:paragraph-count="14" meta:word-count="1091" meta:character-count="7297" meta:row-count="51" meta:non-whitespace-character-count="6220"/>
  </office:meta>
</office:document-meta>
</file>